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color="#000000" style:font-name="Courier New" fo:font-size="9pt" fo:language="none" fo:country="none" style:font-name-asian="Courier New" style:font-size-asian="9pt" style:language-asian="none" style:country-asian="none" style:font-name-complex="Courier New" style:font-size-complex="9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skenta" table:style-name="ta1">
        <table:shapes>
          <draw:frame draw:z-index="0" draw:style-name="gr1" draw:text-style-name="P1" svg:width="440.05pt" svg:height="612.14pt" svg:x="475.94pt" svg:y="3pt">
            <draw:object draw:notify-on-update-of-ranges="Laskenta.A1:Laskenta.A1 Laskenta.A2:Laskenta.A352 Laskenta.B1:Laskenta.B1 Laskenta.B2:Laskenta.B352 Laskenta.C1:Laskenta.C1 Laskenta.C2:Laskenta.C352 Laskenta.D1:Laskenta.D1 Laskenta.D2:Laskenta.D352 Laskenta.E1:Laskenta.E1 Laskenta.E2:Laskenta.E352 Laskenta.F1:Laskenta.F1 Laskenta.F2:Laskenta.F352 Laskenta.G1:Laskenta.G1 Laskenta.G2:Laskenta.G3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Bi antenna</text:p>
          </table:table-cell>
          <table:table-cell office:value-type="string" calcext:value-type="string">
            <text:p>dBi other</text:p>
          </table:table-cell>
          <table:table-cell office:value-type="string" calcext:value-type="string">
            <text:p>dBi cable 1</text:p>
          </table:table-cell>
          <table:table-cell office:value-type="string" calcext:value-type="string">
            <text:p>dBi cable 2</text:p>
          </table:table-cell>
          <table:table-cell office:value-type="string" calcext:value-type="string">
            <text:p>dBi total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formula="of:=[.B2]+-1*SUM([.C2:.F2])" office:value-type="float" office:value="-20" calcext:value-type="float">
            <text:p>-20.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1.5" calcext:value-type="float">
            <text:p>21.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table:formula="of:=[.B3]+-1*SUM([.C3:.F3])" office:value-type="float" office:value="-21.75" calcext:value-type="float">
            <text:p>-21.8</text:p>
          </table:table-cell>
          <table:table-cell table:number-columns-repeated="10"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2.4" calcext:value-type="float">
            <text:p>12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formula="of:=[.B4]+-1*SUM([.C4:.F4])" office:value-type="float" office:value="-12.75" calcext:value-type="float">
            <text:p>-12.8</text:p>
          </table:table-cell>
          <table:table-cell table:number-columns-repeated="10"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6.8" calcext:value-type="float">
            <text:p>6.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formula="of:=[.B5]+-1*SUM([.C5:.F5])" office:value-type="float" office:value="-7.35" calcext:value-type="float">
            <text:p>-7.4</text:p>
          </table:table-cell>
          <table:table-cell table:number-columns-repeated="10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7.3" calcext:value-type="float">
            <text:p>7.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table:formula="of:=[.B6]+-1*SUM([.C6:.F6])" office:value-type="float" office:value="-8.05" calcext:value-type="float">
            <text:p>-8.1</text:p>
          </table:table-cell>
          <table:table-cell table:number-columns-repeated="10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8.9" calcext:value-type="float">
            <text:p>8.9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[.B7]+-1*SUM([.C7:.F7])" office:value-type="float" office:value="-9.9" calcext:value-type="float">
            <text:p>-9.9</text:p>
          </table:table-cell>
          <table:table-cell table:number-columns-repeated="9"/>
          <table:table-cell table:formula="of:=1.1/500*20" office:value-type="float" office:value="0.044" calcext:value-type="float">
            <text:p>0.044</text:p>
          </table:table-cell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7.5" calcext:value-type="float">
            <text:p>7.5</text:p>
          </table:table-cell>
          <table:table-cell/>
          <table:table-cell table:formula="of:=[.E7]+[.$Q$7]" office:value-type="float" office:value="0.944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formula="of:=[.B8]+-1*SUM([.C8:.F8])" office:value-type="float" office:value="-8.544" calcext:value-type="float">
            <text:p>-8.5</text:p>
          </table:table-cell>
          <table:table-cell table:number-columns-repeated="10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7.7" calcext:value-type="float">
            <text:p>7.7</text:p>
          </table:table-cell>
          <table:table-cell/>
          <table:table-cell table:formula="of:=[.E8]+[.$Q$7]" office:value-type="float" office:value="0.988" calcext:value-type="float">
            <text:p>1.0</text:p>
          </table:table-cell>
          <table:table-cell office:value-type="float" office:value="0.1" calcext:value-type="float">
            <text:p>0.1</text:p>
          </table:table-cell>
          <table:table-cell table:formula="of:=[.B9]+-1*SUM([.C9:.F9])" office:value-type="float" office:value="-8.788" calcext:value-type="float">
            <text:p>-8.8</text:p>
          </table:table-cell>
          <table:table-cell table:number-columns-repeated="10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formula="of:=[.E9]+[.$Q$7]" office:value-type="float" office:value="1.032" calcext:value-type="float">
            <text:p>1.0</text:p>
          </table:table-cell>
          <table:table-cell office:value-type="float" office:value="0.1" calcext:value-type="float">
            <text:p>0.1</text:p>
          </table:table-cell>
          <table:table-cell table:formula="of:=[.B10]+-1*SUM([.C10:.F10])" office:value-type="float" office:value="-10.132" calcext:value-type="float">
            <text:p>-10.1</text:p>
          </table:table-cell>
          <table:table-cell table:number-columns-repeated="10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9.5" calcext:value-type="float">
            <text:p>9.5</text:p>
          </table:table-cell>
          <table:table-cell/>
          <table:table-cell table:formula="of:=[.E10]+[.$Q$7]" office:value-type="float" office:value="1.076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table:formula="of:=[.B11]+-1*SUM([.C11:.F11])" office:value-type="float" office:value="-10.676" calcext:value-type="float">
            <text:p>-10.7</text:p>
          </table:table-cell>
          <table:table-cell table:number-columns-repeated="10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9.7" calcext:value-type="float">
            <text:p>9.7</text:p>
          </table:table-cell>
          <table:table-cell/>
          <table:table-cell table:formula="of:=[.E11]+[.$Q$7]" office:value-type="float" office:value="1.12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table:formula="of:=[.B12]+-1*SUM([.C12:.F12])" office:value-type="float" office:value="-11.02" calcext:value-type="float">
            <text:p>-11.0</text:p>
          </table:table-cell>
          <table:table-cell table:number-columns-repeated="10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table:formula="of:=[.E12]+[.$Q$7]" office:value-type="float" office:value="1.164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formula="of:=[.B13]+-1*SUM([.C13:.F13])" office:value-type="float" office:value="-12.364" calcext:value-type="float">
            <text:p>-12.4</text:p>
          </table:table-cell>
          <table:table-cell table:number-columns-repeated="10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1.7" calcext:value-type="float">
            <text:p>11.7</text:p>
          </table:table-cell>
          <table:table-cell/>
          <table:table-cell table:formula="of:=[.E13]+[.$Q$7]" office:value-type="float" office:value="1.208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table:formula="of:=[.B14]+-1*SUM([.C14:.F14])" office:value-type="float" office:value="-13.108" calcext:value-type="float">
            <text:p>-13.1</text:p>
          </table:table-cell>
          <table:table-cell table:number-columns-repeated="10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2.1" calcext:value-type="float">
            <text:p>12.1</text:p>
          </table:table-cell>
          <table:table-cell/>
          <table:table-cell table:formula="of:=[.E14]+[.$Q$7]" office:value-type="float" office:value="1.252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formula="of:=[.B15]+-1*SUM([.C15:.F15])" office:value-type="float" office:value="-13.552" calcext:value-type="float">
            <text:p>-13.6</text:p>
          </table:table-cell>
          <table:table-cell table:number-columns-repeated="10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2.4" calcext:value-type="float">
            <text:p>12.4</text:p>
          </table:table-cell>
          <table:table-cell/>
          <table:table-cell table:formula="of:=[.E15]+[.$Q$7]" office:value-type="float" office:value="1.296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formula="of:=[.B16]+-1*SUM([.C16:.F16])" office:value-type="float" office:value="-13.896" calcext:value-type="float">
            <text:p>-13.9</text:p>
          </table:table-cell>
          <table:table-cell table:number-columns-repeated="10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3.5" calcext:value-type="float">
            <text:p>13.5</text:p>
          </table:table-cell>
          <table:table-cell/>
          <table:table-cell table:formula="of:=[.E16]+[.$Q$7]" office:value-type="float" office:value="1.34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formula="of:=[.B17]+-1*SUM([.C17:.F17])" office:value-type="float" office:value="-15.04" calcext:value-type="float">
            <text:p>-15.0</text:p>
          </table:table-cell>
          <table:table-cell table:number-columns-repeated="10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4.2" calcext:value-type="float">
            <text:p>14.2</text:p>
          </table:table-cell>
          <table:table-cell/>
          <table:table-cell table:formula="of:=[.E17]+[.$Q$7]" office:value-type="float" office:value="1.38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table:formula="of:=[.B18]+-1*SUM([.C18:.F18])" office:value-type="float" office:value="-15.784" calcext:value-type="float">
            <text:p>-15.8</text:p>
          </table:table-cell>
          <table:table-cell table:number-columns-repeated="10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4.6" calcext:value-type="float">
            <text:p>14.6</text:p>
          </table:table-cell>
          <table:table-cell/>
          <table:table-cell table:formula="of:=[.E18]+[.$Q$7]" office:value-type="float" office:value="1.428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table:formula="of:=[.B19]+-1*SUM([.C19:.F19])" office:value-type="float" office:value="-16.228" calcext:value-type="float">
            <text:p>-16.2</text:p>
          </table:table-cell>
          <table:table-cell table:number-columns-repeated="10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table:formula="of:=[.E19]+[.$Q$7]" office:value-type="float" office:value="1.472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formula="of:=[.B20]+-1*SUM([.C20:.F20])" office:value-type="float" office:value="-15.672" calcext:value-type="float">
            <text:p>-15.7</text:p>
          </table:table-cell>
          <table:table-cell table:number-columns-repeated="10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5.5" calcext:value-type="float">
            <text:p>15.5</text:p>
          </table:table-cell>
          <table:table-cell/>
          <table:table-cell table:formula="of:=[.E20]+[.$Q$7]" office:value-type="float" office:value="1.516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table:formula="of:=[.B21]+-1*SUM([.C21:.F21])" office:value-type="float" office:value="-17.216" calcext:value-type="float">
            <text:p>-17.2</text:p>
          </table:table-cell>
          <table:table-cell table:number-columns-repeated="10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5.8" calcext:value-type="float">
            <text:p>15.8</text:p>
          </table:table-cell>
          <table:table-cell/>
          <table:table-cell table:formula="of:=[.E21]+[.$Q$7]" office:value-type="float" office:value="1.5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formula="of:=[.B22]+-1*SUM([.C22:.F22])" office:value-type="float" office:value="-17.56" calcext:value-type="float">
            <text:p>-17.6</text:p>
          </table:table-cell>
          <table:table-cell table:number-columns-repeated="10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5.6" calcext:value-type="float">
            <text:p>15.6</text:p>
          </table:table-cell>
          <table:table-cell/>
          <table:table-cell table:formula="of:=[.E22]+[.$Q$7]" office:value-type="float" office:value="1.604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formula="of:=[.B23]+-1*SUM([.C23:.F23])" office:value-type="float" office:value="-17.404" calcext:value-type="float">
            <text:p>-17.4</text:p>
          </table:table-cell>
          <table:table-cell table:number-columns-repeated="10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table:formula="of:=[.E23]+[.$Q$7]" office:value-type="float" office:value="1.648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table:formula="of:=[.B24]+-1*SUM([.C24:.F24])" office:value-type="float" office:value="-17.848" calcext:value-type="float">
            <text:p>-17.8</text:p>
          </table:table-cell>
          <table:table-cell table:number-columns-repeated="10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7.8" calcext:value-type="float">
            <text:p>17.8</text:p>
          </table:table-cell>
          <table:table-cell/>
          <table:table-cell table:formula="of:=[.E24]+[.$Q$7]" office:value-type="float" office:value="1.692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formula="of:=[.B25]+-1*SUM([.C25:.F25])" office:value-type="float" office:value="-19.692" calcext:value-type="float">
            <text:p>-19.7</text:p>
          </table:table-cell>
          <table:table-cell table:number-columns-repeated="10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7.2" calcext:value-type="float">
            <text:p>17.2</text:p>
          </table:table-cell>
          <table:table-cell/>
          <table:table-cell table:formula="of:=[.E25]+[.$Q$7]" office:value-type="float" office:value="1.736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formula="of:=[.B26]+-1*SUM([.C26:.F26])" office:value-type="float" office:value="-19.136" calcext:value-type="float">
            <text:p>-19.1</text:p>
          </table:table-cell>
          <table:table-cell table:number-columns-repeated="10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7.1" calcext:value-type="float">
            <text:p>17.1</text:p>
          </table:table-cell>
          <table:table-cell/>
          <table:table-cell table:formula="of:=[.E26]+[.$Q$7]" office:value-type="float" office:value="1.7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formula="of:=[.B27]+-1*SUM([.C27:.F27])" office:value-type="float" office:value="-19.08" calcext:value-type="float">
            <text:p>-19.1</text:p>
          </table:table-cell>
          <table:table-cell table:number-columns-repeated="10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table:formula="of:=[.E27]+[.$Q$7]" office:value-type="float" office:value="1.824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table:formula="of:=[.B28]+-1*SUM([.C28:.F28])" office:value-type="float" office:value="-20.024" calcext:value-type="float">
            <text:p>-20.0</text:p>
          </table:table-cell>
          <table:table-cell table:number-columns-repeated="10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8.3" calcext:value-type="float">
            <text:p>18.3</text:p>
          </table:table-cell>
          <table:table-cell/>
          <table:table-cell table:formula="of:=[.E28]+[.$Q$7]" office:value-type="float" office:value="1.868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formula="of:=[.B29]+-1*SUM([.C29:.F29])" office:value-type="float" office:value="-20.368" calcext:value-type="float">
            <text:p>-20.4</text:p>
          </table:table-cell>
          <table:table-cell table:number-columns-repeated="10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8.5" calcext:value-type="float">
            <text:p>18.5</text:p>
          </table:table-cell>
          <table:table-cell/>
          <table:table-cell table:formula="of:=[.E29]+[.$Q$7]" office:value-type="float" office:value="1.912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table:formula="of:=[.B30]+-1*SUM([.C30:.F30])" office:value-type="float" office:value="-20.612" calcext:value-type="float">
            <text:p>-20.6</text:p>
          </table:table-cell>
          <table:table-cell table:number-columns-repeated="10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8.7" calcext:value-type="float">
            <text:p>18.7</text:p>
          </table:table-cell>
          <table:table-cell/>
          <table:table-cell table:formula="of:=[.E30]+[.$Q$7]" office:value-type="float" office:value="1.956" calcext:value-type="float">
            <text:p>2.0</text:p>
          </table:table-cell>
          <table:table-cell office:value-type="float" office:value="0.2" calcext:value-type="float">
            <text:p>0.2</text:p>
          </table:table-cell>
          <table:table-cell table:formula="of:=[.B31]+-1*SUM([.C31:.F31])" office:value-type="float" office:value="-20.856" calcext:value-type="float">
            <text:p>-20.9</text:p>
          </table:table-cell>
          <table:table-cell table:number-columns-repeated="10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19.2" calcext:value-type="float">
            <text:p>19.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table:formula="of:=[.B32]+-1*SUM([.C32:.F32])" office:value-type="float" office:value="-21.6" calcext:value-type="float">
            <text:p>-21.6</text:p>
          </table:table-cell>
          <table:table-cell table:number-columns-repeated="10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0.1" calcext:value-type="float">
            <text:p>20.1</text:p>
          </table:table-cell>
          <table:table-cell/>
          <table:table-cell table:formula="of:=[.E32]+[.$P$77]" office:value-type="float" office:value="2.02888888888889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table:formula="of:=[.B33]+-1*SUM([.C33:.F33])" office:value-type="float" office:value="-22.5288888888889" calcext:value-type="float">
            <text:p>-22.5</text:p>
          </table:table-cell>
          <table:table-cell table:number-columns-repeated="10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0.1" calcext:value-type="float">
            <text:p>20.1</text:p>
          </table:table-cell>
          <table:table-cell/>
          <table:table-cell table:formula="of:=[.E33]+[.$P$77]" office:value-type="float" office:value="2.05777777777778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table:formula="of:=[.B34]+-1*SUM([.C34:.F34])" office:value-type="float" office:value="-22.5577777777778" calcext:value-type="float">
            <text:p>-22.6</text:p>
          </table:table-cell>
          <table:table-cell table:number-columns-repeated="10"/>
        </table:table-row>
        <table:table-row table:style-name="ro1">
          <table:table-cell table:formula="of:=[.A34]+20" office:value-type="float" office:value="660" calcext:value-type="float">
            <text:p>6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0.5" calcext:value-type="float">
            <text:p>20.5</text:p>
          </table:table-cell>
          <table:table-cell/>
          <table:table-cell table:formula="of:=[.E34]+[.$P$77]" office:value-type="float" office:value="2.08666666666667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table:formula="of:=[.B35]+-1*SUM([.C35:.F35])" office:value-type="float" office:value="-22.9866666666667" calcext:value-type="float">
            <text:p>-23.0</text:p>
          </table:table-cell>
          <table:table-cell table:number-columns-repeated="10"/>
        </table:table-row>
        <table:table-row table:style-name="ro1">
          <table:table-cell table:formula="of:=[.A35]+20" office:value-type="float" office:value="680" calcext:value-type="float">
            <text:p>6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0.8" calcext:value-type="float">
            <text:p>20.8</text:p>
          </table:table-cell>
          <table:table-cell/>
          <table:table-cell table:formula="of:=[.E35]+[.$P$77]" office:value-type="float" office:value="2.11555555555556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table:formula="of:=[.B36]+-1*SUM([.C36:.F36])" office:value-type="float" office:value="-23.3155555555556" calcext:value-type="float">
            <text:p>-23.3</text:p>
          </table:table-cell>
          <table:table-cell table:number-columns-repeated="10"/>
        </table:table-row>
        <table:table-row table:style-name="ro1">
          <table:table-cell table:formula="of:=[.A36]+20" office:value-type="float" office:value="700" calcext:value-type="float">
            <text:p>7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[.E36]+[.$P$77]" office:value-type="float" office:value="2.14444444444444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table:formula="of:=[.B37]+-1*SUM([.C37:.F37])" office:value-type="float" office:value="-23.5444444444444" calcext:value-type="float">
            <text:p>-23.5</text:p>
          </table:table-cell>
          <table:table-cell table:number-columns-repeated="10"/>
        </table:table-row>
        <table:table-row table:style-name="ro1">
          <table:table-cell table:formula="of:=[.A37]+20" office:value-type="float" office:value="720" calcext:value-type="float">
            <text:p>7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0.7" calcext:value-type="float">
            <text:p>20.7</text:p>
          </table:table-cell>
          <table:table-cell/>
          <table:table-cell table:formula="of:=[.E37]+[.$P$77]" office:value-type="float" office:value="2.17333333333333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formula="of:=[.B38]+-1*SUM([.C38:.F38])" office:value-type="float" office:value="-23.2733333333333" calcext:value-type="float">
            <text:p>-23.3</text:p>
          </table:table-cell>
          <table:table-cell table:number-columns-repeated="10"/>
        </table:table-row>
        <table:table-row table:style-name="ro1">
          <table:table-cell table:formula="of:=[.A38]+20" office:value-type="float" office:value="740" calcext:value-type="float">
            <text:p>7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0.9" calcext:value-type="float">
            <text:p>20.9</text:p>
          </table:table-cell>
          <table:table-cell/>
          <table:table-cell table:formula="of:=[.E38]+[.$P$77]" office:value-type="float" office:value="2.2022222222222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formula="of:=[.B39]+-1*SUM([.C39:.F39])" office:value-type="float" office:value="-23.5022222222222" calcext:value-type="float">
            <text:p>-23.5</text:p>
          </table:table-cell>
          <table:table-cell table:number-columns-repeated="10"/>
        </table:table-row>
        <table:table-row table:style-name="ro1">
          <table:table-cell table:formula="of:=[.A39]+20" office:value-type="float" office:value="760" calcext:value-type="float">
            <text:p>7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table:formula="of:=[.E39]+[.$P$77]" office:value-type="float" office:value="2.23111111111111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formula="of:=[.B40]+-1*SUM([.C40:.F40])" office:value-type="float" office:value="-23.6311111111111" calcext:value-type="float">
            <text:p>-23.6</text:p>
          </table:table-cell>
          <table:table-cell table:number-columns-repeated="10"/>
        </table:table-row>
        <table:table-row table:style-name="ro1">
          <table:table-cell table:formula="of:=[.A40]+20" office:value-type="float" office:value="780" calcext:value-type="float">
            <text:p>7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1.2" calcext:value-type="float">
            <text:p>21.2</text:p>
          </table:table-cell>
          <table:table-cell/>
          <table:table-cell table:formula="of:=[.E40]+[.$P$77]" office:value-type="float" office:value="2.26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table:formula="of:=[.B41]+-1*SUM([.C41:.F41])" office:value-type="float" office:value="-23.86" calcext:value-type="float">
            <text:p>-23.9</text:p>
          </table:table-cell>
          <table:table-cell table:number-columns-repeated="10"/>
        </table:table-row>
        <table:table-row table:style-name="ro1">
          <table:table-cell table:formula="of:=[.A41]+20" office:value-type="float" office:value="800" calcext:value-type="float">
            <text:p>8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1.3" calcext:value-type="float">
            <text:p>21.3</text:p>
          </table:table-cell>
          <table:table-cell/>
          <table:table-cell table:formula="of:=[.E41]+[.$P$77]" office:value-type="float" office:value="2.28888888888889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table:formula="of:=[.B42]+-1*SUM([.C42:.F42])" office:value-type="float" office:value="-23.9888888888889" calcext:value-type="float">
            <text:p>-24.0</text:p>
          </table:table-cell>
          <table:table-cell table:number-columns-repeated="10"/>
        </table:table-row>
        <table:table-row table:style-name="ro1">
          <table:table-cell table:formula="of:=[.A42]+20" office:value-type="float" office:value="820" calcext:value-type="float">
            <text:p>8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1.4" calcext:value-type="float">
            <text:p>21.4</text:p>
          </table:table-cell>
          <table:table-cell/>
          <table:table-cell table:formula="of:=[.E42]+[.$P$77]" office:value-type="float" office:value="2.31777777777778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table:formula="of:=[.B43]+-1*SUM([.C43:.F43])" office:value-type="float" office:value="-24.1177777777778" calcext:value-type="float">
            <text:p>-24.1</text:p>
          </table:table-cell>
          <table:table-cell table:number-columns-repeated="10"/>
        </table:table-row>
        <table:table-row table:style-name="ro1">
          <table:table-cell table:formula="of:=[.A43]+20" office:value-type="float" office:value="840" calcext:value-type="float">
            <text:p>8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1.7" calcext:value-type="float">
            <text:p>21.7</text:p>
          </table:table-cell>
          <table:table-cell/>
          <table:table-cell table:formula="of:=[.E43]+[.$P$77]" office:value-type="float" office:value="2.34666666666667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table:formula="of:=[.B44]+-1*SUM([.C44:.F44])" office:value-type="float" office:value="-24.4466666666667" calcext:value-type="float">
            <text:p>-24.4</text:p>
          </table:table-cell>
          <table:table-cell table:number-columns-repeated="10"/>
        </table:table-row>
        <table:table-row table:style-name="ro1">
          <table:table-cell table:formula="of:=[.A44]+20" office:value-type="float" office:value="860" calcext:value-type="float">
            <text:p>8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1.9" calcext:value-type="float">
            <text:p>21.9</text:p>
          </table:table-cell>
          <table:table-cell/>
          <table:table-cell table:formula="of:=[.E44]+[.$P$77]" office:value-type="float" office:value="2.37555555555556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formula="of:=[.B45]+-1*SUM([.C45:.F45])" office:value-type="float" office:value="-24.6755555555556" calcext:value-type="float">
            <text:p>-24.7</text:p>
          </table:table-cell>
          <table:table-cell table:number-columns-repeated="10"/>
        </table:table-row>
        <table:table-row table:style-name="ro1">
          <table:table-cell table:formula="of:=[.A45]+20" office:value-type="float" office:value="880" calcext:value-type="float">
            <text:p>8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2" calcext:value-type="float">
            <text:p>22</text:p>
          </table:table-cell>
          <table:table-cell/>
          <table:table-cell table:formula="of:=[.E45]+[.$P$77]" office:value-type="float" office:value="2.40444444444445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formula="of:=[.B46]+-1*SUM([.C46:.F46])" office:value-type="float" office:value="-24.8044444444444" calcext:value-type="float">
            <text:p>-24.8</text:p>
          </table:table-cell>
          <table:table-cell table:number-columns-repeated="8"/>
          <table:table-cell table:formula="of:=[.A49]-[.A45]" office:value-type="float" office:value="80" calcext:value-type="float">
            <text:p>80</text:p>
          </table:table-cell>
          <table:table-cell/>
        </table:table-row>
        <table:table-row table:style-name="ro1">
          <table:table-cell table:formula="of:=[.A46]+20" office:value-type="float" office:value="900" calcext:value-type="float">
            <text:p>9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2.7" calcext:value-type="float">
            <text:p>22.7</text:p>
          </table:table-cell>
          <table:table-cell/>
          <table:table-cell table:formula="of:=[.E46]+[.$P$77]" office:value-type="float" office:value="2.43333333333333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table:formula="of:=[.B47]+-1*SUM([.C47:.F47])" office:value-type="float" office:value="-25.5333333333333" calcext:value-type="float">
            <text:p>-25.5</text:p>
          </table:table-cell>
          <table:table-cell table:number-columns-repeated="8"/>
          <table:table-cell table:formula="of:=1.7" office:value-type="float" office:value="1.7" calcext:value-type="float">
            <text:p>1.7</text:p>
          </table:table-cell>
          <table:table-cell/>
        </table:table-row>
        <table:table-row table:style-name="ro1">
          <table:table-cell table:formula="of:=[.A47]+20" office:value-type="float" office:value="920" calcext:value-type="float">
            <text:p>9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2.5" calcext:value-type="float">
            <text:p>22.5</text:p>
          </table:table-cell>
          <table:table-cell/>
          <table:table-cell table:formula="of:=[.E47]+[.$P$77]" office:value-type="float" office:value="2.46222222222222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formula="of:=[.B48]+-1*SUM([.C48:.F48])" office:value-type="float" office:value="-25.3622222222222" calcext:value-type="float">
            <text:p>-25.4</text:p>
          </table:table-cell>
          <table:table-cell table:number-columns-repeated="8"/>
          <table:table-cell table:formula="of:=([.P47]/[.P46])*20" office:value-type="float" office:value="0.425" calcext:value-type="float">
            <text:p>0.425</text:p>
          </table:table-cell>
          <table:table-cell/>
        </table:table-row>
        <table:table-row table:style-name="ro1">
          <table:table-cell table:formula="of:=[.A48]+20" office:value-type="float" office:value="940" calcext:value-type="float">
            <text:p>9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2.7" calcext:value-type="float">
            <text:p>22.7</text:p>
          </table:table-cell>
          <table:table-cell/>
          <table:table-cell table:formula="of:=[.E48]+[.$P$77]" office:value-type="float" office:value="2.49111111111111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formula="of:=[.B49]+-1*SUM([.C49:.F49])" office:value-type="float" office:value="-25.5911111111111" calcext:value-type="float">
            <text:p>-25.6</text:p>
          </table:table-cell>
          <table:table-cell table:number-columns-repeated="10"/>
        </table:table-row>
        <table:table-row table:style-name="ro1">
          <table:table-cell table:formula="of:=[.A49]+20" office:value-type="float" office:value="960" calcext:value-type="float">
            <text:p>9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2.9" calcext:value-type="float">
            <text:p>22.9</text:p>
          </table:table-cell>
          <table:table-cell/>
          <table:table-cell table:formula="of:=[.E49]+[.$P$77]" office:value-type="float" office:value="2.52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formula="of:=[.B50]+-1*SUM([.C50:.F50])" office:value-type="float" office:value="-25.82" calcext:value-type="float">
            <text:p>-25.8</text:p>
          </table:table-cell>
          <table:table-cell table:number-columns-repeated="10"/>
        </table:table-row>
        <table:table-row table:style-name="ro1">
          <table:table-cell table:formula="of:=[.A50]+20" office:value-type="float" office:value="980" calcext:value-type="float">
            <text:p>9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2.9" calcext:value-type="float">
            <text:p>22.9</text:p>
          </table:table-cell>
          <table:table-cell/>
          <table:table-cell table:formula="of:=[.E50]+[.$P$77]" office:value-type="float" office:value="2.54888888888889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table:formula="of:=[.B51]+-1*SUM([.C51:.F51])" office:value-type="float" office:value="-25.8488888888889" calcext:value-type="float">
            <text:p>-25.8</text:p>
          </table:table-cell>
          <table:table-cell table:number-columns-repeated="10"/>
        </table:table-row>
        <table:table-row table:style-name="ro1">
          <table:table-cell table:formula="of:=[.A51]+20" office:value-type="float" office:value="1000" calcext:value-type="float">
            <text:p>10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3.2" calcext:value-type="float">
            <text:p>23.2</text:p>
          </table:table-cell>
          <table:table-cell/>
          <table:table-cell table:formula="of:=[.E51]+[.$P$77]" office:value-type="float" office:value="2.57777777777778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formula="of:=[.B52]+-1*SUM([.C52:.F52])" office:value-type="float" office:value="-26.1777777777778" calcext:value-type="float">
            <text:p>-26.2</text:p>
          </table:table-cell>
          <table:table-cell table:number-columns-repeated="10"/>
        </table:table-row>
        <table:table-row table:style-name="ro1">
          <table:table-cell table:formula="of:=[.A52]+20" office:value-type="float" office:value="1020" calcext:value-type="float">
            <text:p>10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3.4" calcext:value-type="float">
            <text:p>23.4</text:p>
          </table:table-cell>
          <table:table-cell/>
          <table:table-cell table:formula="of:=[.E52]+[.$P$77]" office:value-type="float" office:value="2.60666666666667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formula="of:=[.B53]+-1*SUM([.C53:.F53])" office:value-type="float" office:value="-26.4066666666667" calcext:value-type="float">
            <text:p>-26.4</text:p>
          </table:table-cell>
          <table:table-cell table:number-columns-repeated="10"/>
        </table:table-row>
        <table:table-row table:style-name="ro1">
          <table:table-cell table:formula="of:=[.A53]+20" office:value-type="float" office:value="1040" calcext:value-type="float">
            <text:p>10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3.7" calcext:value-type="float">
            <text:p>23.7</text:p>
          </table:table-cell>
          <table:table-cell/>
          <table:table-cell table:formula="of:=[.E53]+[.$P$77]" office:value-type="float" office:value="2.6355555555555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table:formula="of:=[.B54]+-1*SUM([.C54:.F54])" office:value-type="float" office:value="-26.7355555555556" calcext:value-type="float">
            <text:p>-26.7</text:p>
          </table:table-cell>
          <table:table-cell table:number-columns-repeated="10"/>
        </table:table-row>
        <table:table-row table:style-name="ro1">
          <table:table-cell table:formula="of:=[.A54]+20" office:value-type="float" office:value="1060" calcext:value-type="float">
            <text:p>10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3.9" calcext:value-type="float">
            <text:p>23.9</text:p>
          </table:table-cell>
          <table:table-cell/>
          <table:table-cell table:formula="of:=[.E54]+[.$P$77]" office:value-type="float" office:value="2.66444444444445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table:formula="of:=[.B55]+-1*SUM([.C55:.F55])" office:value-type="float" office:value="-26.9644444444444" calcext:value-type="float">
            <text:p>-27.0</text:p>
          </table:table-cell>
          <table:table-cell table:number-columns-repeated="10"/>
        </table:table-row>
        <table:table-row table:style-name="ro1">
          <table:table-cell table:formula="of:=[.A55]+20" office:value-type="float" office:value="1080" calcext:value-type="float">
            <text:p>10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3.8" calcext:value-type="float">
            <text:p>23.8</text:p>
          </table:table-cell>
          <table:table-cell/>
          <table:table-cell table:formula="of:=[.E55]+[.$P$77]" office:value-type="float" office:value="2.69333333333334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table:formula="of:=[.B56]+-1*SUM([.C56:.F56])" office:value-type="float" office:value="-27.0933333333333" calcext:value-type="float">
            <text:p>-27.1</text:p>
          </table:table-cell>
          <table:table-cell table:number-columns-repeated="10"/>
        </table:table-row>
        <table:table-row table:style-name="ro1">
          <table:table-cell table:formula="of:=[.A56]+20" office:value-type="float" office:value="1100" calcext:value-type="float">
            <text:p>11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3.8" calcext:value-type="float">
            <text:p>23.8</text:p>
          </table:table-cell>
          <table:table-cell/>
          <table:table-cell table:formula="of:=[.E56]+[.$P$77]" office:value-type="float" office:value="2.72222222222222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table:formula="of:=[.B57]+-1*SUM([.C57:.F57])" office:value-type="float" office:value="-27.1222222222222" calcext:value-type="float">
            <text:p>-27.1</text:p>
          </table:table-cell>
          <table:table-cell table:number-columns-repeated="10"/>
        </table:table-row>
        <table:table-row table:style-name="ro1">
          <table:table-cell table:formula="of:=[.A57]+20" office:value-type="float" office:value="1120" calcext:value-type="float">
            <text:p>11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table:formula="of:=[.E57]+[.$P$77]" office:value-type="float" office:value="2.75111111111111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table:formula="of:=[.B58]+-1*SUM([.C58:.F58])" office:value-type="float" office:value="-28.5511111111111" calcext:value-type="float">
            <text:p>-28.6</text:p>
          </table:table-cell>
          <table:table-cell table:number-columns-repeated="8"/>
          <table:table-cell table:formula="of:=[.A59]-[.A50]" office:value-type="float" office:value="180" calcext:value-type="float">
            <text:p>180</text:p>
          </table:table-cell>
          <table:table-cell/>
        </table:table-row>
        <table:table-row table:style-name="ro1">
          <table:table-cell table:formula="of:=[.A58]+20" office:value-type="float" office:value="1140" calcext:value-type="float">
            <text:p>11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table:formula="of:=[.E58]+[.$P$77]" office:value-type="float" office:value="2.7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table:formula="of:=[.B59]+-1*SUM([.C59:.F59])" office:value-type="float" office:value="-28.58" calcext:value-type="float">
            <text:p>-28.6</text:p>
          </table:table-cell>
          <table:table-cell table:number-columns-repeated="8"/>
          <table:table-cell table:formula="of:=[.B59]-[.B5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59]+20" office:value-type="float" office:value="1160" calcext:value-type="float">
            <text:p>11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table:formula="of:=[.E59]+[.$P$77]" office:value-type="float" office:value="2.80888888888889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table:formula="of:=[.B60]+-1*SUM([.C60:.F60])" office:value-type="float" office:value="-28.6088888888889" calcext:value-type="float">
            <text:p>-28.6</text:p>
          </table:table-cell>
          <table:table-cell table:number-columns-repeated="8"/>
          <table:table-cell table:formula="of:=([.P59]/[.P58])*20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.A60]+20" office:value-type="float" office:value="1180" calcext:value-type="float">
            <text:p>11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table:formula="of:=[.E60]+[.$P$77]" office:value-type="float" office:value="2.8377777777777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table:formula="of:=[.B61]+-1*SUM([.C61:.F61])" office:value-type="float" office:value="-28.6377777777778" calcext:value-type="float">
            <text:p>-28.6</text:p>
          </table:table-cell>
          <table:table-cell table:number-columns-repeated="10"/>
        </table:table-row>
        <table:table-row table:style-name="ro1">
          <table:table-cell table:formula="of:=[.A61]+20" office:value-type="float" office:value="1200" calcext:value-type="float">
            <text:p>12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table:formula="of:=[.E61]+[.$P$77]" office:value-type="float" office:value="2.86666666666667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table:formula="of:=[.B62]+-1*SUM([.C62:.F62])" office:value-type="float" office:value="-28.6666666666667" calcext:value-type="float">
            <text:p>-28.7</text:p>
          </table:table-cell>
          <table:table-cell table:number-columns-repeated="10"/>
        </table:table-row>
        <table:table-row table:style-name="ro1">
          <table:table-cell table:formula="of:=[.A62]+20" office:value-type="float" office:value="1220" calcext:value-type="float">
            <text:p>12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" calcext:value-type="float">
            <text:p>25</text:p>
          </table:table-cell>
          <table:table-cell/>
          <table:table-cell table:formula="of:=[.E62]+[.$P$77]" office:value-type="float" office:value="2.89555555555556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table:formula="of:=[.B63]+-1*SUM([.C63:.F63])" office:value-type="float" office:value="-28.4955555555556" calcext:value-type="float">
            <text:p>-28.5</text:p>
          </table:table-cell>
          <table:table-cell table:number-columns-repeated="10"/>
        </table:table-row>
        <table:table-row table:style-name="ro1">
          <table:table-cell table:formula="of:=[.A63]+20" office:value-type="float" office:value="1240" calcext:value-type="float">
            <text:p>12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4.9" calcext:value-type="float">
            <text:p>24.9</text:p>
          </table:table-cell>
          <table:table-cell/>
          <table:table-cell table:formula="of:=[.E63]+[.$P$77]" office:value-type="float" office:value="2.92444444444445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table:formula="of:=[.B64]+-1*SUM([.C64:.F64])" office:value-type="float" office:value="-28.4244444444444" calcext:value-type="float">
            <text:p>-28.4</text:p>
          </table:table-cell>
          <table:table-cell table:number-columns-repeated="10"/>
        </table:table-row>
        <table:table-row table:style-name="ro1">
          <table:table-cell table:formula="of:=[.A64]+20" office:value-type="float" office:value="1260" calcext:value-type="float">
            <text:p>12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4.8" calcext:value-type="float">
            <text:p>24.8</text:p>
          </table:table-cell>
          <table:table-cell/>
          <table:table-cell table:formula="of:=[.E64]+[.$P$77]" office:value-type="float" office:value="2.95333333333334" calcext:value-type="float">
            <text:p>3.0</text:p>
          </table:table-cell>
          <table:table-cell office:value-type="float" office:value="0.6" calcext:value-type="float">
            <text:p>0.6</text:p>
          </table:table-cell>
          <table:table-cell table:formula="of:=[.B65]+-1*SUM([.C65:.F65])" office:value-type="float" office:value="-28.3533333333333" calcext:value-type="float">
            <text:p>-28.4</text:p>
          </table:table-cell>
          <table:table-cell table:number-columns-repeated="10"/>
        </table:table-row>
        <table:table-row table:style-name="ro1">
          <table:table-cell table:formula="of:=[.A65]+20" office:value-type="float" office:value="1280" calcext:value-type="float">
            <text:p>12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4.8" calcext:value-type="float">
            <text:p>24.8</text:p>
          </table:table-cell>
          <table:table-cell/>
          <table:table-cell table:formula="of:=[.E65]+[.$P$77]" office:value-type="float" office:value="2.98222222222222" calcext:value-type="float">
            <text:p>3.0</text:p>
          </table:table-cell>
          <table:table-cell office:value-type="float" office:value="0.6" calcext:value-type="float">
            <text:p>0.6</text:p>
          </table:table-cell>
          <table:table-cell table:formula="of:=[.B66]+-1*SUM([.C66:.F66])" office:value-type="float" office:value="-28.3822222222222" calcext:value-type="float">
            <text:p>-28.4</text:p>
          </table:table-cell>
          <table:table-cell table:number-columns-repeated="10"/>
        </table:table-row>
        <table:table-row table:style-name="ro1">
          <table:table-cell table:formula="of:=[.A66]+20" office:value-type="float" office:value="1300" calcext:value-type="float">
            <text:p>13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4.9" calcext:value-type="float">
            <text:p>24.9</text:p>
          </table:table-cell>
          <table:table-cell/>
          <table:table-cell table:formula="of:=[.E66]+[.$P$77]" office:value-type="float" office:value="3.01111111111111" calcext:value-type="float">
            <text:p>3.0</text:p>
          </table:table-cell>
          <table:table-cell office:value-type="float" office:value="0.6" calcext:value-type="float">
            <text:p>0.6</text:p>
          </table:table-cell>
          <table:table-cell table:formula="of:=[.B67]+-1*SUM([.C67:.F67])" office:value-type="float" office:value="-28.5111111111111" calcext:value-type="float">
            <text:p>-28.5</text:p>
          </table:table-cell>
          <table:table-cell table:number-columns-repeated="10"/>
        </table:table-row>
        <table:table-row table:style-name="ro1">
          <table:table-cell table:formula="of:=[.A67]+20" office:value-type="float" office:value="1320" calcext:value-type="float">
            <text:p>13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.2" calcext:value-type="float">
            <text:p>25.2</text:p>
          </table:table-cell>
          <table:table-cell/>
          <table:table-cell table:formula="of:=[.E67]+[.$P$77]" office:value-type="float" office:value="3.04" calcext:value-type="float">
            <text:p>3.0</text:p>
          </table:table-cell>
          <table:table-cell office:value-type="float" office:value="0.6" calcext:value-type="float">
            <text:p>0.6</text:p>
          </table:table-cell>
          <table:table-cell table:formula="of:=[.B68]+-1*SUM([.C68:.F68])" office:value-type="float" office:value="-28.84" calcext:value-type="float">
            <text:p>-28.8</text:p>
          </table:table-cell>
          <table:table-cell table:number-columns-repeated="10"/>
        </table:table-row>
        <table:table-row table:style-name="ro1">
          <table:table-cell table:formula="of:=[.A68]+20" office:value-type="float" office:value="1340" calcext:value-type="float">
            <text:p>13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.8" calcext:value-type="float">
            <text:p>25.8</text:p>
          </table:table-cell>
          <table:table-cell/>
          <table:table-cell table:formula="of:=[.E68]+[.$P$77]" office:value-type="float" office:value="3.06888888888889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formula="of:=[.B69]+-1*SUM([.C69:.F69])" office:value-type="float" office:value="-29.4688888888889" calcext:value-type="float">
            <text:p>-29.5</text:p>
          </table:table-cell>
          <table:table-cell table:number-columns-repeated="10"/>
        </table:table-row>
        <table:table-row table:style-name="ro1">
          <table:table-cell table:formula="of:=[.A69]+20" office:value-type="float" office:value="1360" calcext:value-type="float">
            <text:p>13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6.3" calcext:value-type="float">
            <text:p>26.3</text:p>
          </table:table-cell>
          <table:table-cell/>
          <table:table-cell table:formula="of:=[.E69]+[.$P$77]" office:value-type="float" office:value="3.09777777777778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formula="of:=[.B70]+-1*SUM([.C70:.F70])" office:value-type="float" office:value="-29.9977777777778" calcext:value-type="float">
            <text:p>-30.0</text:p>
          </table:table-cell>
          <table:table-cell table:number-columns-repeated="10"/>
        </table:table-row>
        <table:table-row table:style-name="ro1">
          <table:table-cell table:formula="of:=[.A70]+20" office:value-type="float" office:value="1380" calcext:value-type="float">
            <text:p>13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6.2" calcext:value-type="float">
            <text:p>26.2</text:p>
          </table:table-cell>
          <table:table-cell/>
          <table:table-cell table:formula="of:=[.E70]+[.$P$77]" office:value-type="float" office:value="3.12666666666667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table:formula="of:=[.B71]+-1*SUM([.C71:.F71])" office:value-type="float" office:value="-29.9266666666667" calcext:value-type="float">
            <text:p>-29.9</text:p>
          </table:table-cell>
          <table:table-cell table:number-columns-repeated="10"/>
        </table:table-row>
        <table:table-row table:style-name="ro1">
          <table:table-cell table:formula="of:=[.A71]+20" office:value-type="float" office:value="1400" calcext:value-type="float">
            <text:p>14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6.2" calcext:value-type="float">
            <text:p>26.2</text:p>
          </table:table-cell>
          <table:table-cell/>
          <table:table-cell table:formula="of:=[.E71]+[.$P$77]" office:value-type="float" office:value="3.15555555555556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table:formula="of:=[.B72]+-1*SUM([.C72:.F72])" office:value-type="float" office:value="-30.0555555555556" calcext:value-type="float">
            <text:p>-30.1</text:p>
          </table:table-cell>
          <table:table-cell table:number-columns-repeated="10"/>
        </table:table-row>
        <table:table-row table:style-name="ro1">
          <table:table-cell table:formula="of:=[.A72]+20" office:value-type="float" office:value="1420" calcext:value-type="float">
            <text:p>14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[.E72]+[.$P$77]" office:value-type="float" office:value="3.18444444444445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table:formula="of:=[.B73]+-1*SUM([.C73:.F73])" office:value-type="float" office:value="-29.8844444444444" calcext:value-type="float">
            <text:p>-29.9</text:p>
          </table:table-cell>
          <table:table-cell table:number-columns-repeated="10"/>
        </table:table-row>
        <table:table-row table:style-name="ro1">
          <table:table-cell table:formula="of:=[.A73]+20" office:value-type="float" office:value="1440" calcext:value-type="float">
            <text:p>14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6" calcext:value-type="float">
            <text:p>26</text:p>
          </table:table-cell>
          <table:table-cell/>
          <table:table-cell table:formula="of:=[.E73]+[.$P$77]" office:value-type="float" office:value="3.21333333333334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table:formula="of:=[.B74]+-1*SUM([.C74:.F74])" office:value-type="float" office:value="-29.9133333333333" calcext:value-type="float">
            <text:p>-29.9</text:p>
          </table:table-cell>
          <table:table-cell table:number-columns-repeated="10"/>
        </table:table-row>
        <table:table-row table:style-name="ro1">
          <table:table-cell table:formula="of:=[.A74]+20" office:value-type="float" office:value="1460" calcext:value-type="float">
            <text:p>14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5.9" calcext:value-type="float">
            <text:p>25.9</text:p>
          </table:table-cell>
          <table:table-cell/>
          <table:table-cell table:formula="of:=[.E74]+[.$P$77]" office:value-type="float" office:value="3.24222222222223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table:formula="of:=[.B75]+-1*SUM([.C75:.F75])" office:value-type="float" office:value="-29.8422222222222" calcext:value-type="float">
            <text:p>-29.8</text:p>
          </table:table-cell>
          <table:table-cell table:number-columns-repeated="10"/>
        </table:table-row>
        <table:table-row table:style-name="ro1">
          <table:table-cell table:formula="of:=[.A75]+20" office:value-type="float" office:value="1480" calcext:value-type="float">
            <text:p>14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6.1" calcext:value-type="float">
            <text:p>26.1</text:p>
          </table:table-cell>
          <table:table-cell/>
          <table:table-cell table:formula="of:=[.E75]+[.$P$77]" office:value-type="float" office:value="3.27111111111111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table:formula="of:=[.B76]+-1*SUM([.C76:.F76])" office:value-type="float" office:value="-30.0711111111111" calcext:value-type="float">
            <text:p>-30.1</text:p>
          </table:table-cell>
          <table:table-cell table:number-columns-repeated="10"/>
        </table:table-row>
        <table:table-row table:style-name="ro1">
          <table:table-cell table:formula="of:=[.A76]+20" office:value-type="float" office:value="1500" calcext:value-type="float">
            <text:p>15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6.3" calcext:value-type="float">
            <text:p>26.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85" calcext:value-type="float">
            <text:p>0.85</text:p>
          </table:table-cell>
          <table:table-cell table:formula="of:=[.B77]+-1*SUM([.C77:.F77])" office:value-type="float" office:value="-30.45" calcext:value-type="float">
            <text:p>-30.5</text:p>
          </table:table-cell>
          <table:table-cell table:number-columns-repeated="8"/>
          <table:table-cell table:formula="of:=1.3/900*20" office:value-type="float" office:value="0.0288888888888889" calcext:value-type="float">
            <text:p>0.028888888888889</text:p>
          </table:table-cell>
          <table:table-cell table:formula="of:=1.1/700*20" office:value-type="float" office:value="0.0314285714285714" calcext:value-type="float">
            <text:p>0.031428571428572</text:p>
          </table:table-cell>
        </table:table-row>
        <table:table-row table:style-name="ro1">
          <table:table-cell table:formula="of:=[.A77]+20" office:value-type="float" office:value="1520" calcext:value-type="float">
            <text:p>15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table:formula="of:=[.E77]+[.$Q$77]" office:value-type="float" office:value="3.33142857142857" calcext:value-type="float">
            <text:p>3.3</text:p>
          </table:table-cell>
          <table:table-cell office:value-type="float" office:value="0.85" calcext:value-type="float">
            <text:p>0.85</text:p>
          </table:table-cell>
          <table:table-cell table:formula="of:=[.B78]+-1*SUM([.C78:.F78])" office:value-type="float" office:value="-31.1814285714286" calcext:value-type="float">
            <text:p>-31.2</text:p>
          </table:table-cell>
          <table:table-cell table:number-columns-repeated="10"/>
        </table:table-row>
        <table:table-row table:style-name="ro1">
          <table:table-cell table:formula="of:=[.A78]+20" office:value-type="float" office:value="1540" calcext:value-type="float">
            <text:p>15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3" calcext:value-type="float">
            <text:p>27.3</text:p>
          </table:table-cell>
          <table:table-cell/>
          <table:table-cell table:formula="of:=[.E78]+[.$Q$77]" office:value-type="float" office:value="3.36285714285714" calcext:value-type="float">
            <text:p>3.4</text:p>
          </table:table-cell>
          <table:table-cell office:value-type="float" office:value="0.85" calcext:value-type="float">
            <text:p>0.85</text:p>
          </table:table-cell>
          <table:table-cell table:formula="of:=[.B79]+-1*SUM([.C79:.F79])" office:value-type="float" office:value="-31.5128571428571" calcext:value-type="float">
            <text:p>-31.5</text:p>
          </table:table-cell>
          <table:table-cell table:number-columns-repeated="10"/>
        </table:table-row>
        <table:table-row table:style-name="ro1">
          <table:table-cell table:formula="of:=[.A79]+20" office:value-type="float" office:value="1560" calcext:value-type="float">
            <text:p>15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6" calcext:value-type="float">
            <text:p>27.6</text:p>
          </table:table-cell>
          <table:table-cell/>
          <table:table-cell table:formula="of:=[.E79]+[.$Q$77]" office:value-type="float" office:value="3.39428571428571" calcext:value-type="float">
            <text:p>3.4</text:p>
          </table:table-cell>
          <table:table-cell office:value-type="float" office:value="0.85" calcext:value-type="float">
            <text:p>0.85</text:p>
          </table:table-cell>
          <table:table-cell table:formula="of:=[.B80]+-1*SUM([.C80:.F80])" office:value-type="float" office:value="-31.8442857142857" calcext:value-type="float">
            <text:p>-31.8</text:p>
          </table:table-cell>
          <table:table-cell table:number-columns-repeated="10"/>
        </table:table-row>
        <table:table-row table:style-name="ro1">
          <table:table-cell table:formula="of:=[.A80]+20" office:value-type="float" office:value="1580" calcext:value-type="float">
            <text:p>15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6" calcext:value-type="float">
            <text:p>27.6</text:p>
          </table:table-cell>
          <table:table-cell/>
          <table:table-cell table:formula="of:=[.E80]+[.$Q$77]" office:value-type="float" office:value="3.42571428571429" calcext:value-type="float">
            <text:p>3.4</text:p>
          </table:table-cell>
          <table:table-cell office:value-type="float" office:value="0.85" calcext:value-type="float">
            <text:p>0.85</text:p>
          </table:table-cell>
          <table:table-cell table:formula="of:=[.B81]+-1*SUM([.C81:.F81])" office:value-type="float" office:value="-31.8757142857143" calcext:value-type="float">
            <text:p>-31.9</text:p>
          </table:table-cell>
          <table:table-cell table:number-columns-repeated="10"/>
        </table:table-row>
        <table:table-row table:style-name="ro1">
          <table:table-cell table:formula="of:=[.A81]+20" office:value-type="float" office:value="1600" calcext:value-type="float">
            <text:p>16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6" calcext:value-type="float">
            <text:p>27.6</text:p>
          </table:table-cell>
          <table:table-cell/>
          <table:table-cell table:formula="of:=[.E81]+[.$Q$77]" office:value-type="float" office:value="3.45714285714286" calcext:value-type="float">
            <text:p>3.5</text:p>
          </table:table-cell>
          <table:table-cell office:value-type="float" office:value="0.85" calcext:value-type="float">
            <text:p>0.85</text:p>
          </table:table-cell>
          <table:table-cell table:formula="of:=[.B82]+-1*SUM([.C82:.F82])" office:value-type="float" office:value="-31.9071428571429" calcext:value-type="float">
            <text:p>-31.9</text:p>
          </table:table-cell>
          <table:table-cell table:number-columns-repeated="10"/>
        </table:table-row>
        <table:table-row table:style-name="ro1">
          <table:table-cell table:formula="of:=[.A82]+20" office:value-type="float" office:value="1620" calcext:value-type="float">
            <text:p>16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5" calcext:value-type="float">
            <text:p>27.5</text:p>
          </table:table-cell>
          <table:table-cell/>
          <table:table-cell table:formula="of:=[.E82]+[.$Q$77]" office:value-type="float" office:value="3.48857142857143" calcext:value-type="float">
            <text:p>3.5</text:p>
          </table:table-cell>
          <table:table-cell office:value-type="float" office:value="0.85" calcext:value-type="float">
            <text:p>0.85</text:p>
          </table:table-cell>
          <table:table-cell table:formula="of:=[.B83]+-1*SUM([.C83:.F83])" office:value-type="float" office:value="-31.8385714285714" calcext:value-type="float">
            <text:p>-31.8</text:p>
          </table:table-cell>
          <table:table-cell table:number-columns-repeated="10"/>
        </table:table-row>
        <table:table-row table:style-name="ro1">
          <table:table-cell table:formula="of:=[.A83]+20" office:value-type="float" office:value="1640" calcext:value-type="float">
            <text:p>16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4" calcext:value-type="float">
            <text:p>27.4</text:p>
          </table:table-cell>
          <table:table-cell/>
          <table:table-cell table:formula="of:=[.E83]+[.$Q$77]" office:value-type="float" office:value="3.52" calcext:value-type="float">
            <text:p>3.5</text:p>
          </table:table-cell>
          <table:table-cell office:value-type="float" office:value="0.85" calcext:value-type="float">
            <text:p>0.85</text:p>
          </table:table-cell>
          <table:table-cell table:formula="of:=[.B84]+-1*SUM([.C84:.F84])" office:value-type="float" office:value="-31.77" calcext:value-type="float">
            <text:p>-31.8</text:p>
          </table:table-cell>
          <table:table-cell table:number-columns-repeated="10"/>
        </table:table-row>
        <table:table-row table:style-name="ro1">
          <table:table-cell table:formula="of:=[.A84]+20" office:value-type="float" office:value="1660" calcext:value-type="float">
            <text:p>16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3" calcext:value-type="float">
            <text:p>27.3</text:p>
          </table:table-cell>
          <table:table-cell/>
          <table:table-cell table:formula="of:=[.E84]+[.$Q$77]" office:value-type="float" office:value="3.55142857142857" calcext:value-type="float">
            <text:p>3.6</text:p>
          </table:table-cell>
          <table:table-cell office:value-type="float" office:value="0.85" calcext:value-type="float">
            <text:p>0.85</text:p>
          </table:table-cell>
          <table:table-cell table:formula="of:=[.B85]+-1*SUM([.C85:.F85])" office:value-type="float" office:value="-31.7014285714286" calcext:value-type="float">
            <text:p>-31.7</text:p>
          </table:table-cell>
          <table:table-cell table:number-columns-repeated="10"/>
        </table:table-row>
        <table:table-row table:style-name="ro1">
          <table:table-cell table:formula="of:=[.A85]+20" office:value-type="float" office:value="1680" calcext:value-type="float">
            <text:p>16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5" calcext:value-type="float">
            <text:p>27.5</text:p>
          </table:table-cell>
          <table:table-cell/>
          <table:table-cell table:formula="of:=[.E85]+[.$Q$77]" office:value-type="float" office:value="3.58285714285714" calcext:value-type="float">
            <text:p>3.6</text:p>
          </table:table-cell>
          <table:table-cell office:value-type="float" office:value="0.85" calcext:value-type="float">
            <text:p>0.85</text:p>
          </table:table-cell>
          <table:table-cell table:formula="of:=[.B86]+-1*SUM([.C86:.F86])" office:value-type="float" office:value="-31.9328571428571" calcext:value-type="float">
            <text:p>-31.9</text:p>
          </table:table-cell>
          <table:table-cell table:number-columns-repeated="10"/>
        </table:table-row>
        <table:table-row table:style-name="ro1">
          <table:table-cell table:formula="of:=[.A86]+20" office:value-type="float" office:value="1700" calcext:value-type="float">
            <text:p>17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7.7" calcext:value-type="float">
            <text:p>27.7</text:p>
          </table:table-cell>
          <table:table-cell/>
          <table:table-cell table:formula="of:=[.E86]+[.$Q$77]" office:value-type="float" office:value="3.61428571428572" calcext:value-type="float">
            <text:p>3.6</text:p>
          </table:table-cell>
          <table:table-cell office:value-type="float" office:value="0.85" calcext:value-type="float">
            <text:p>0.85</text:p>
          </table:table-cell>
          <table:table-cell table:formula="of:=[.B87]+-1*SUM([.C87:.F87])" office:value-type="float" office:value="-32.1642857142857" calcext:value-type="float">
            <text:p>-32.2</text:p>
          </table:table-cell>
          <table:table-cell table:number-columns-repeated="10"/>
        </table:table-row>
        <table:table-row table:style-name="ro1">
          <table:table-cell table:formula="of:=[.A87]+20" office:value-type="float" office:value="1720" calcext:value-type="float">
            <text:p>17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" calcext:value-type="float">
            <text:p>28</text:p>
          </table:table-cell>
          <table:table-cell/>
          <table:table-cell table:formula="of:=[.E87]+[.$Q$77]" office:value-type="float" office:value="3.64571428571429" calcext:value-type="float">
            <text:p>3.6</text:p>
          </table:table-cell>
          <table:table-cell office:value-type="float" office:value="0.85" calcext:value-type="float">
            <text:p>0.85</text:p>
          </table:table-cell>
          <table:table-cell table:formula="of:=[.B88]+-1*SUM([.C88:.F88])" office:value-type="float" office:value="-32.4957142857143" calcext:value-type="float">
            <text:p>-32.5</text:p>
          </table:table-cell>
          <table:table-cell table:number-columns-repeated="10"/>
        </table:table-row>
        <table:table-row table:style-name="ro1">
          <table:table-cell table:formula="of:=[.A88]+20" office:value-type="float" office:value="1740" calcext:value-type="float">
            <text:p>17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2" calcext:value-type="float">
            <text:p>28.2</text:p>
          </table:table-cell>
          <table:table-cell/>
          <table:table-cell table:formula="of:=[.E88]+[.$Q$77]" office:value-type="float" office:value="3.67714285714286" calcext:value-type="float">
            <text:p>3.7</text:p>
          </table:table-cell>
          <table:table-cell office:value-type="float" office:value="0.85" calcext:value-type="float">
            <text:p>0.85</text:p>
          </table:table-cell>
          <table:table-cell table:formula="of:=[.B89]+-1*SUM([.C89:.F89])" office:value-type="float" office:value="-32.7271428571429" calcext:value-type="float">
            <text:p>-32.7</text:p>
          </table:table-cell>
          <table:table-cell table:number-columns-repeated="10"/>
        </table:table-row>
        <table:table-row table:style-name="ro1">
          <table:table-cell table:formula="of:=[.A89]+20" office:value-type="float" office:value="1760" calcext:value-type="float">
            <text:p>17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5" calcext:value-type="float">
            <text:p>28.5</text:p>
          </table:table-cell>
          <table:table-cell/>
          <table:table-cell table:formula="of:=[.E89]+[.$Q$77]" office:value-type="float" office:value="3.70857142857143" calcext:value-type="float">
            <text:p>3.7</text:p>
          </table:table-cell>
          <table:table-cell office:value-type="float" office:value="0.85" calcext:value-type="float">
            <text:p>0.85</text:p>
          </table:table-cell>
          <table:table-cell table:formula="of:=[.B90]+-1*SUM([.C90:.F90])" office:value-type="float" office:value="-33.0585714285714" calcext:value-type="float">
            <text:p>-33.1</text:p>
          </table:table-cell>
          <table:table-cell table:number-columns-repeated="10"/>
        </table:table-row>
        <table:table-row table:style-name="ro1">
          <table:table-cell table:formula="of:=[.A90]+20" office:value-type="float" office:value="1780" calcext:value-type="float">
            <text:p>17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6" calcext:value-type="float">
            <text:p>28.6</text:p>
          </table:table-cell>
          <table:table-cell/>
          <table:table-cell table:formula="of:=[.E90]+[.$Q$77]" office:value-type="float" office:value="3.74" calcext:value-type="float">
            <text:p>3.7</text:p>
          </table:table-cell>
          <table:table-cell office:value-type="float" office:value="0.85" calcext:value-type="float">
            <text:p>0.85</text:p>
          </table:table-cell>
          <table:table-cell table:formula="of:=[.B91]+-1*SUM([.C91:.F91])" office:value-type="float" office:value="-33.19" calcext:value-type="float">
            <text:p>-33.2</text:p>
          </table:table-cell>
          <table:table-cell table:number-columns-repeated="10"/>
        </table:table-row>
        <table:table-row table:style-name="ro1">
          <table:table-cell table:formula="of:=[.A91]+20" office:value-type="float" office:value="1800" calcext:value-type="float">
            <text:p>18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8" calcext:value-type="float">
            <text:p>28.8</text:p>
          </table:table-cell>
          <table:table-cell/>
          <table:table-cell table:formula="of:=[.E91]+[.$Q$77]" office:value-type="float" office:value="3.77142857142857" calcext:value-type="float">
            <text:p>3.8</text:p>
          </table:table-cell>
          <table:table-cell office:value-type="float" office:value="0.85" calcext:value-type="float">
            <text:p>0.85</text:p>
          </table:table-cell>
          <table:table-cell table:formula="of:=[.B92]+-1*SUM([.C92:.F92])" office:value-type="float" office:value="-33.4214285714286" calcext:value-type="float">
            <text:p>-33.4</text:p>
          </table:table-cell>
          <table:table-cell table:number-columns-repeated="10"/>
        </table:table-row>
        <table:table-row table:style-name="ro1">
          <table:table-cell table:formula="of:=[.A92]+20" office:value-type="float" office:value="1820" calcext:value-type="float">
            <text:p>18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8" calcext:value-type="float">
            <text:p>28.8</text:p>
          </table:table-cell>
          <table:table-cell/>
          <table:table-cell table:formula="of:=[.E92]+[.$Q$77]" office:value-type="float" office:value="3.80285714285714" calcext:value-type="float">
            <text:p>3.8</text:p>
          </table:table-cell>
          <table:table-cell office:value-type="float" office:value="0.85" calcext:value-type="float">
            <text:p>0.85</text:p>
          </table:table-cell>
          <table:table-cell table:formula="of:=[.B93]+-1*SUM([.C93:.F93])" office:value-type="float" office:value="-33.4528571428571" calcext:value-type="float">
            <text:p>-33.5</text:p>
          </table:table-cell>
          <table:table-cell table:number-columns-repeated="10"/>
        </table:table-row>
        <table:table-row table:style-name="ro1">
          <table:table-cell table:formula="of:=[.A93]+20" office:value-type="float" office:value="1840" calcext:value-type="float">
            <text:p>18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8" calcext:value-type="float">
            <text:p>28.8</text:p>
          </table:table-cell>
          <table:table-cell/>
          <table:table-cell table:formula="of:=[.E93]+[.$Q$77]" office:value-type="float" office:value="3.83428571428572" calcext:value-type="float">
            <text:p>3.8</text:p>
          </table:table-cell>
          <table:table-cell office:value-type="float" office:value="0.85" calcext:value-type="float">
            <text:p>0.85</text:p>
          </table:table-cell>
          <table:table-cell table:formula="of:=[.B94]+-1*SUM([.C94:.F94])" office:value-type="float" office:value="-33.4842857142857" calcext:value-type="float">
            <text:p>-33.5</text:p>
          </table:table-cell>
          <table:table-cell table:number-columns-repeated="10"/>
        </table:table-row>
        <table:table-row table:style-name="ro1">
          <table:table-cell table:formula="of:=[.A94]+20" office:value-type="float" office:value="1860" calcext:value-type="float">
            <text:p>18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9" calcext:value-type="float">
            <text:p>28.9</text:p>
          </table:table-cell>
          <table:table-cell/>
          <table:table-cell table:formula="of:=[.E94]+[.$Q$77]" office:value-type="float" office:value="3.86571428571429" calcext:value-type="float">
            <text:p>3.9</text:p>
          </table:table-cell>
          <table:table-cell office:value-type="float" office:value="0.85" calcext:value-type="float">
            <text:p>0.85</text:p>
          </table:table-cell>
          <table:table-cell table:formula="of:=[.B95]+-1*SUM([.C95:.F95])" office:value-type="float" office:value="-33.6157142857143" calcext:value-type="float">
            <text:p>-33.6</text:p>
          </table:table-cell>
          <table:table-cell table:number-columns-repeated="10"/>
        </table:table-row>
        <table:table-row table:style-name="ro1">
          <table:table-cell table:formula="of:=[.A95]+20" office:value-type="float" office:value="1880" calcext:value-type="float">
            <text:p>18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8" calcext:value-type="float">
            <text:p>28.8</text:p>
          </table:table-cell>
          <table:table-cell/>
          <table:table-cell table:formula="of:=[.E95]+[.$Q$77]" office:value-type="float" office:value="3.89714285714286" calcext:value-type="float">
            <text:p>3.9</text:p>
          </table:table-cell>
          <table:table-cell office:value-type="float" office:value="0.85" calcext:value-type="float">
            <text:p>0.85</text:p>
          </table:table-cell>
          <table:table-cell table:formula="of:=[.B96]+-1*SUM([.C96:.F96])" office:value-type="float" office:value="-33.5471428571429" calcext:value-type="float">
            <text:p>-33.5</text:p>
          </table:table-cell>
          <table:table-cell table:number-columns-repeated="10"/>
        </table:table-row>
        <table:table-row table:style-name="ro1">
          <table:table-cell table:formula="of:=[.A96]+20" office:value-type="float" office:value="1900" calcext:value-type="float">
            <text:p>19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7" calcext:value-type="float">
            <text:p>28.7</text:p>
          </table:table-cell>
          <table:table-cell/>
          <table:table-cell table:formula="of:=[.E96]+[.$Q$77]" office:value-type="float" office:value="3.92857142857143" calcext:value-type="float">
            <text:p>3.9</text:p>
          </table:table-cell>
          <table:table-cell office:value-type="float" office:value="0.85" calcext:value-type="float">
            <text:p>0.85</text:p>
          </table:table-cell>
          <table:table-cell table:formula="of:=[.B97]+-1*SUM([.C97:.F97])" office:value-type="float" office:value="-33.4785714285714" calcext:value-type="float">
            <text:p>-33.5</text:p>
          </table:table-cell>
          <table:table-cell table:number-columns-repeated="10"/>
        </table:table-row>
        <table:table-row table:style-name="ro1">
          <table:table-cell table:formula="of:=[.A97]+20" office:value-type="float" office:value="1920" calcext:value-type="float">
            <text:p>19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8" calcext:value-type="float">
            <text:p>28.8</text:p>
          </table:table-cell>
          <table:table-cell/>
          <table:table-cell table:formula="of:=[.E97]+[.$Q$77]" office:value-type="float" office:value="3.96" calcext:value-type="float">
            <text:p>4.0</text:p>
          </table:table-cell>
          <table:table-cell office:value-type="float" office:value="0.85" calcext:value-type="float">
            <text:p>0.85</text:p>
          </table:table-cell>
          <table:table-cell table:formula="of:=[.B98]+-1*SUM([.C98:.F98])" office:value-type="float" office:value="-33.61" calcext:value-type="float">
            <text:p>-33.6</text:p>
          </table:table-cell>
          <table:table-cell table:number-columns-repeated="10"/>
        </table:table-row>
        <table:table-row table:style-name="ro1">
          <table:table-cell table:formula="of:=[.A98]+20" office:value-type="float" office:value="1940" calcext:value-type="float">
            <text:p>19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8" calcext:value-type="float">
            <text:p>28.8</text:p>
          </table:table-cell>
          <table:table-cell/>
          <table:table-cell table:formula="of:=[.E98]+[.$Q$77]" office:value-type="float" office:value="3.99142857142857" calcext:value-type="float">
            <text:p>4.0</text:p>
          </table:table-cell>
          <table:table-cell office:value-type="float" office:value="0.85" calcext:value-type="float">
            <text:p>0.85</text:p>
          </table:table-cell>
          <table:table-cell table:formula="of:=[.B99]+-1*SUM([.C99:.F99])" office:value-type="float" office:value="-33.6414285714286" calcext:value-type="float">
            <text:p>-33.6</text:p>
          </table:table-cell>
          <table:table-cell table:number-columns-repeated="10"/>
        </table:table-row>
        <table:table-row table:style-name="ro1">
          <table:table-cell table:formula="of:=[.A99]+20" office:value-type="float" office:value="1960" calcext:value-type="float">
            <text:p>19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8" calcext:value-type="float">
            <text:p>28.8</text:p>
          </table:table-cell>
          <table:table-cell/>
          <table:table-cell table:formula="of:=[.E99]+[.$Q$77]" office:value-type="float" office:value="4.02285714285715" calcext:value-type="float">
            <text:p>4.0</text:p>
          </table:table-cell>
          <table:table-cell office:value-type="float" office:value="0.85" calcext:value-type="float">
            <text:p>0.85</text:p>
          </table:table-cell>
          <table:table-cell table:formula="of:=[.B100]+-1*SUM([.C100:.F100])" office:value-type="float" office:value="-33.6728571428571" calcext:value-type="float">
            <text:p>-33.7</text:p>
          </table:table-cell>
          <table:table-cell table:number-columns-repeated="10"/>
        </table:table-row>
        <table:table-row table:style-name="ro1">
          <table:table-cell table:formula="of:=[.A100]+20" office:value-type="float" office:value="1980" calcext:value-type="float">
            <text:p>19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28.8" calcext:value-type="float">
            <text:p>28.8</text:p>
          </table:table-cell>
          <table:table-cell/>
          <table:table-cell table:formula="of:=[.E100]+[.$Q$77]" office:value-type="float" office:value="4.05428571428572" calcext:value-type="float">
            <text:p>4.1</text:p>
          </table:table-cell>
          <table:table-cell office:value-type="float" office:value="0.85" calcext:value-type="float">
            <text:p>0.85</text:p>
          </table:table-cell>
          <table:table-cell table:formula="of:=[.B101]+-1*SUM([.C101:.F101])" office:value-type="float" office:value="-33.7042857142857" calcext:value-type="float">
            <text:p>-33.7</text:p>
          </table:table-cell>
          <table:table-cell table:number-columns-repeated="10"/>
        </table:table-row>
        <table:table-row table:style-name="ro1">
          <table:table-cell table:formula="of:=[.A101]+20" office:value-type="float" office:value="2000" calcext:value-type="float">
            <text:p>20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formula="of:=[.E101]+[.$Q$77]" office:value-type="float" office:value="4.08571428571429" calcext:value-type="float">
            <text:p>4.1</text:p>
          </table:table-cell>
          <table:table-cell office:value-type="float" office:value="0.85" calcext:value-type="float">
            <text:p>0.85</text:p>
          </table:table-cell>
          <table:table-cell table:formula="of:=[.B102]+-1*SUM([.C102:.F102])" office:value-type="float" office:value="-34.9357142857143" calcext:value-type="float">
            <text:p>-34.9</text:p>
          </table:table-cell>
          <table:table-cell table:number-columns-repeated="10"/>
        </table:table-row>
        <table:table-row table:style-name="ro1">
          <table:table-cell table:formula="of:=[.A102]+20" office:value-type="float" office:value="2020" calcext:value-type="float">
            <text:p>20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formula="of:=[.E102]+[.$Q$77]" office:value-type="float" office:value="4.11714285714286" calcext:value-type="float">
            <text:p>4.1</text:p>
          </table:table-cell>
          <table:table-cell office:value-type="float" office:value="0.85" calcext:value-type="float">
            <text:p>0.85</text:p>
          </table:table-cell>
          <table:table-cell table:formula="of:=[.B103]+-1*SUM([.C103:.F103])" office:value-type="float" office:value="-34.9671428571429" calcext:value-type="float">
            <text:p>-35.0</text:p>
          </table:table-cell>
          <table:table-cell table:number-columns-repeated="10"/>
        </table:table-row>
        <table:table-row table:style-name="ro1">
          <table:table-cell table:formula="of:=[.A103]+20" office:value-type="float" office:value="2040" calcext:value-type="float">
            <text:p>20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1" calcext:value-type="float">
            <text:p>30.1</text:p>
          </table:table-cell>
          <table:table-cell/>
          <table:table-cell table:formula="of:=[.E103]+[.$Q$77]" office:value-type="float" office:value="4.14857142857143" calcext:value-type="float">
            <text:p>4.1</text:p>
          </table:table-cell>
          <table:table-cell office:value-type="float" office:value="0.85" calcext:value-type="float">
            <text:p>0.85</text:p>
          </table:table-cell>
          <table:table-cell table:formula="of:=[.B104]+-1*SUM([.C104:.F104])" office:value-type="float" office:value="-35.0985714285714" calcext:value-type="float">
            <text:p>-35.1</text:p>
          </table:table-cell>
          <table:table-cell table:number-columns-repeated="10"/>
        </table:table-row>
        <table:table-row table:style-name="ro1">
          <table:table-cell table:formula="of:=[.A104]+20" office:value-type="float" office:value="2060" calcext:value-type="float">
            <text:p>20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3" calcext:value-type="float">
            <text:p>30.3</text:p>
          </table:table-cell>
          <table:table-cell/>
          <table:table-cell table:formula="of:=[.E104]+[.$Q$77]" office:value-type="float" office:value="4.18" calcext:value-type="float">
            <text:p>4.2</text:p>
          </table:table-cell>
          <table:table-cell office:value-type="float" office:value="0.85" calcext:value-type="float">
            <text:p>0.85</text:p>
          </table:table-cell>
          <table:table-cell table:formula="of:=[.B105]+-1*SUM([.C105:.F105])" office:value-type="float" office:value="-35.33" calcext:value-type="float">
            <text:p>-35.3</text:p>
          </table:table-cell>
          <table:table-cell table:number-columns-repeated="10"/>
        </table:table-row>
        <table:table-row table:style-name="ro1">
          <table:table-cell table:formula="of:=[.A105]+20" office:value-type="float" office:value="2080" calcext:value-type="float">
            <text:p>20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3" calcext:value-type="float">
            <text:p>30.3</text:p>
          </table:table-cell>
          <table:table-cell/>
          <table:table-cell table:formula="of:=[.E105]+[.$Q$77]" office:value-type="float" office:value="4.21142857142857" calcext:value-type="float">
            <text:p>4.2</text:p>
          </table:table-cell>
          <table:table-cell office:value-type="float" office:value="0.85" calcext:value-type="float">
            <text:p>0.85</text:p>
          </table:table-cell>
          <table:table-cell table:formula="of:=[.B106]+-1*SUM([.C106:.F106])" office:value-type="float" office:value="-35.3614285714286" calcext:value-type="float">
            <text:p>-35.4</text:p>
          </table:table-cell>
          <table:table-cell table:number-columns-repeated="10"/>
        </table:table-row>
        <table:table-row table:style-name="ro1">
          <table:table-cell table:formula="of:=[.A106]+20" office:value-type="float" office:value="2100" calcext:value-type="float">
            <text:p>21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3" calcext:value-type="float">
            <text:p>30.3</text:p>
          </table:table-cell>
          <table:table-cell/>
          <table:table-cell table:formula="of:=[.E106]+[.$Q$77]" office:value-type="float" office:value="4.24285714285714" calcext:value-type="float">
            <text:p>4.2</text:p>
          </table:table-cell>
          <table:table-cell office:value-type="float" office:value="0.85" calcext:value-type="float">
            <text:p>0.85</text:p>
          </table:table-cell>
          <table:table-cell table:formula="of:=[.B107]+-1*SUM([.C107:.F107])" office:value-type="float" office:value="-35.3928571428571" calcext:value-type="float">
            <text:p>-35.4</text:p>
          </table:table-cell>
          <table:table-cell table:number-columns-repeated="10"/>
        </table:table-row>
        <table:table-row table:style-name="ro1">
          <table:table-cell table:formula="of:=[.A107]+20" office:value-type="float" office:value="2120" calcext:value-type="float">
            <text:p>21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2" calcext:value-type="float">
            <text:p>30.2</text:p>
          </table:table-cell>
          <table:table-cell/>
          <table:table-cell table:formula="of:=[.E107]+[.$Q$77]" office:value-type="float" office:value="4.27428571428572" calcext:value-type="float">
            <text:p>4.3</text:p>
          </table:table-cell>
          <table:table-cell office:value-type="float" office:value="0.85" calcext:value-type="float">
            <text:p>0.85</text:p>
          </table:table-cell>
          <table:table-cell table:formula="of:=[.B108]+-1*SUM([.C108:.F108])" office:value-type="float" office:value="-35.3242857142857" calcext:value-type="float">
            <text:p>-35.3</text:p>
          </table:table-cell>
          <table:table-cell table:number-columns-repeated="10"/>
        </table:table-row>
        <table:table-row table:style-name="ro1">
          <table:table-cell table:formula="of:=[.A108]+20" office:value-type="float" office:value="2140" calcext:value-type="float">
            <text:p>21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1" calcext:value-type="float">
            <text:p>30.1</text:p>
          </table:table-cell>
          <table:table-cell/>
          <table:table-cell table:formula="of:=[.E108]+[.$Q$77]" office:value-type="float" office:value="4.30571428571429" calcext:value-type="float">
            <text:p>4.3</text:p>
          </table:table-cell>
          <table:table-cell office:value-type="float" office:value="0.85" calcext:value-type="float">
            <text:p>0.85</text:p>
          </table:table-cell>
          <table:table-cell table:formula="of:=[.B109]+-1*SUM([.C109:.F109])" office:value-type="float" office:value="-35.2557142857143" calcext:value-type="float">
            <text:p>-35.3</text:p>
          </table:table-cell>
          <table:table-cell table:number-columns-repeated="10"/>
        </table:table-row>
        <table:table-row table:style-name="ro1">
          <table:table-cell table:formula="of:=[.A109]+20" office:value-type="float" office:value="2160" calcext:value-type="float">
            <text:p>21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1" calcext:value-type="float">
            <text:p>30.1</text:p>
          </table:table-cell>
          <table:table-cell/>
          <table:table-cell table:formula="of:=[.E109]+[.$Q$77]" office:value-type="float" office:value="4.33714285714286" calcext:value-type="float">
            <text:p>4.3</text:p>
          </table:table-cell>
          <table:table-cell office:value-type="float" office:value="0.85" calcext:value-type="float">
            <text:p>0.85</text:p>
          </table:table-cell>
          <table:table-cell table:formula="of:=[.B110]+-1*SUM([.C110:.F110])" office:value-type="float" office:value="-35.2871428571429" calcext:value-type="float">
            <text:p>-35.3</text:p>
          </table:table-cell>
          <table:table-cell table:number-columns-repeated="10"/>
        </table:table-row>
        <table:table-row table:style-name="ro1">
          <table:table-cell table:formula="of:=[.A110]+20" office:value-type="float" office:value="2180" calcext:value-type="float">
            <text:p>21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4" calcext:value-type="float">
            <text:p>30.4</text:p>
          </table:table-cell>
          <table:table-cell/>
          <table:table-cell table:formula="of:=[.E110]+[.$Q$77]" office:value-type="float" office:value="4.36857142857143" calcext:value-type="float">
            <text:p>4.4</text:p>
          </table:table-cell>
          <table:table-cell office:value-type="float" office:value="0.85" calcext:value-type="float">
            <text:p>0.85</text:p>
          </table:table-cell>
          <table:table-cell table:formula="of:=[.B111]+-1*SUM([.C111:.F111])" office:value-type="float" office:value="-35.6185714285714" calcext:value-type="float">
            <text:p>-35.6</text:p>
          </table:table-cell>
          <table:table-cell table:number-columns-repeated="10"/>
        </table:table-row>
        <table:table-row table:style-name="ro1">
          <table:table-cell table:formula="of:=[.A111]+20" office:value-type="float" office:value="2200" calcext:value-type="float">
            <text:p>22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6" calcext:value-type="float">
            <text:p>30.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table:formula="of:=[.B112]+-1*SUM([.C112:.F112])" office:value-type="float" office:value="-35.9" calcext:value-type="float">
            <text:p>-35.9</text:p>
          </table:table-cell>
          <table:table-cell table:number-columns-repeated="10"/>
        </table:table-row>
        <table:table-row table:style-name="ro1">
          <table:table-cell table:formula="of:=[.A112]+20" office:value-type="float" office:value="2220" calcext:value-type="float">
            <text:p>22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0.9" calcext:value-type="float">
            <text:p>30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table:formula="of:=[.B113]+-1*SUM([.C113:.F113])" office:value-type="float" office:value="-36.2" calcext:value-type="float">
            <text:p>-36.2</text:p>
          </table:table-cell>
          <table:table-cell table:number-columns-repeated="10"/>
        </table:table-row>
        <table:table-row table:style-name="ro1">
          <table:table-cell table:formula="of:=[.A113]+20" office:value-type="float" office:value="2240" calcext:value-type="float">
            <text:p>22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3" calcext:value-type="float">
            <text:p>31.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table:formula="of:=[.B114]+-1*SUM([.C114:.F114])" office:value-type="float" office:value="-36.6" calcext:value-type="float">
            <text:p>-36.6</text:p>
          </table:table-cell>
          <table:table-cell table:number-columns-repeated="10"/>
        </table:table-row>
        <table:table-row table:style-name="ro1">
          <table:table-cell table:formula="of:=[.A114]+20" office:value-type="float" office:value="2260" calcext:value-type="float">
            <text:p>22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5" calcext:value-type="float">
            <text:p>31.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table:formula="of:=[.B115]+-1*SUM([.C115:.F115])" office:value-type="float" office:value="-36.8" calcext:value-type="float">
            <text:p>-36.8</text:p>
          </table:table-cell>
          <table:table-cell table:number-columns-repeated="10"/>
        </table:table-row>
        <table:table-row table:style-name="ro1">
          <table:table-cell table:formula="of:=[.A115]+20" office:value-type="float" office:value="2280" calcext:value-type="float">
            <text:p>22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3" calcext:value-type="float">
            <text:p>31.3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table:formula="of:=[.B116]+-1*SUM([.C116:.F116])" office:value-type="float" office:value="-36.6" calcext:value-type="float">
            <text:p>-36.6</text:p>
          </table:table-cell>
          <table:table-cell table:number-columns-repeated="10"/>
        </table:table-row>
        <table:table-row table:style-name="ro1">
          <table:table-cell table:formula="of:=[.A116]+20" office:value-type="float" office:value="2300" calcext:value-type="float">
            <text:p>23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2" calcext:value-type="float">
            <text:p>31.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table:formula="of:=[.B117]+-1*SUM([.C117:.F117])" office:value-type="float" office:value="-36.5" calcext:value-type="float">
            <text:p>-36.5</text:p>
          </table:table-cell>
          <table:table-cell table:number-columns-repeated="10"/>
        </table:table-row>
        <table:table-row table:style-name="ro1">
          <table:table-cell table:formula="of:=[.A117]+20" office:value-type="float" office:value="2320" calcext:value-type="float">
            <text:p>23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4" calcext:value-type="float">
            <text:p>31.4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table:formula="of:=[.B118]+-1*SUM([.C118:.F118])" office:value-type="float" office:value="-36.7" calcext:value-type="float">
            <text:p>-36.7</text:p>
          </table:table-cell>
          <table:table-cell table:number-columns-repeated="10"/>
        </table:table-row>
        <table:table-row table:style-name="ro1">
          <table:table-cell table:formula="of:=[.A118]+20" office:value-type="float" office:value="2340" calcext:value-type="float">
            <text:p>23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5" calcext:value-type="float">
            <text:p>31.5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0.9" calcext:value-type="float">
            <text:p>0.9</text:p>
          </table:table-cell>
          <table:table-cell table:formula="of:=[.B119]+-1*SUM([.C119:.F119])" office:value-type="float" office:value="-36.8" calcext:value-type="float">
            <text:p>-36.8</text:p>
          </table:table-cell>
          <table:table-cell table:number-columns-repeated="10"/>
        </table:table-row>
        <table:table-row table:style-name="ro1">
          <table:table-cell table:formula="of:=[.A119]+20" office:value-type="float" office:value="2360" calcext:value-type="float">
            <text:p>23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6" calcext:value-type="float">
            <text:p>31.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table:formula="of:=[.B120]+-1*SUM([.C120:.F120])" office:value-type="float" office:value="-37" calcext:value-type="float">
            <text:p>-37.0</text:p>
          </table:table-cell>
          <table:table-cell table:number-columns-repeated="10"/>
        </table:table-row>
        <table:table-row table:style-name="ro1">
          <table:table-cell table:formula="of:=[.A120]+20" office:value-type="float" office:value="2380" calcext:value-type="float">
            <text:p>23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3" calcext:value-type="float">
            <text:p>31.3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table:formula="of:=[.B121]+-1*SUM([.C121:.F121])" office:value-type="float" office:value="-36.7" calcext:value-type="float">
            <text:p>-36.7</text:p>
          </table:table-cell>
          <table:table-cell table:number-columns-repeated="10"/>
        </table:table-row>
        <table:table-row table:style-name="ro1">
          <table:table-cell table:formula="of:=[.A121]+20" office:value-type="float" office:value="2400" calcext:value-type="float">
            <text:p>24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table:formula="of:=[.B122]+-1*SUM([.C122:.F122])" office:value-type="float" office:value="-36.4" calcext:value-type="float">
            <text:p>-36.4</text:p>
          </table:table-cell>
          <table:table-cell table:number-columns-repeated="10"/>
        </table:table-row>
        <table:table-row table:style-name="ro1">
          <table:table-cell table:formula="of:=[.A122]+20" office:value-type="float" office:value="2420" calcext:value-type="float">
            <text:p>24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1.5" calcext:value-type="float">
            <text:p>31.5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table:formula="of:=[.B123]+-1*SUM([.C123:.F123])" office:value-type="float" office:value="-36.9" calcext:value-type="float">
            <text:p>-36.9</text:p>
          </table:table-cell>
          <table:table-cell table:number-columns-repeated="10"/>
        </table:table-row>
        <table:table-row table:style-name="ro1">
          <table:table-cell table:formula="of:=[.A123]+20" office:value-type="float" office:value="2440" calcext:value-type="float">
            <text:p>24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table:formula="of:=[.B124]+-1*SUM([.C124:.F124])" office:value-type="float" office:value="-37.4" calcext:value-type="float">
            <text:p>-37.4</text:p>
          </table:table-cell>
          <table:table-cell table:number-columns-repeated="10"/>
        </table:table-row>
        <table:table-row table:style-name="ro1">
          <table:table-cell table:formula="of:=[.A124]+20" office:value-type="float" office:value="2460" calcext:value-type="float">
            <text:p>24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2.6" calcext:value-type="float">
            <text:p>32.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table:formula="of:=[.B125]+-1*SUM([.C125:.F125])" office:value-type="float" office:value="-38" calcext:value-type="float">
            <text:p>-38.0</text:p>
          </table:table-cell>
          <table:table-cell table:number-columns-repeated="10"/>
        </table:table-row>
        <table:table-row table:style-name="ro1">
          <table:table-cell table:formula="of:=[.A125]+20" office:value-type="float" office:value="2480" calcext:value-type="float">
            <text:p>24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2.9" calcext:value-type="float">
            <text:p>32.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9" calcext:value-type="float">
            <text:p>0.9</text:p>
          </table:table-cell>
          <table:table-cell table:formula="of:=[.B126]+-1*SUM([.C126:.F126])" office:value-type="float" office:value="-38.3" calcext:value-type="float">
            <text:p>-38.3</text:p>
          </table:table-cell>
          <table:table-cell table:number-columns-repeated="10"/>
        </table:table-row>
        <table:table-row table:style-name="ro1">
          <table:table-cell table:formula="of:=[.A126]+20" office:value-type="float" office:value="2500" calcext:value-type="float">
            <text:p>25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3.2" calcext:value-type="float">
            <text:p>33.2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27]+-1*SUM([.C127:.F127])" office:value-type="float" office:value="-38.9" calcext:value-type="float">
            <text:p>-38.9</text:p>
          </table:table-cell>
          <table:table-cell table:number-columns-repeated="10"/>
        </table:table-row>
        <table:table-row table:style-name="ro1">
          <table:table-cell table:formula="of:=[.A127]+20" office:value-type="float" office:value="2520" calcext:value-type="float">
            <text:p>25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3.7" calcext:value-type="float">
            <text:p>33.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28]+-1*SUM([.C128:.F128])" office:value-type="float" office:value="-39.4" calcext:value-type="float">
            <text:p>-39.4</text:p>
          </table:table-cell>
          <table:table-cell table:number-columns-repeated="10"/>
        </table:table-row>
        <table:table-row table:style-name="ro1">
          <table:table-cell table:formula="of:=[.A128]+20" office:value-type="float" office:value="2540" calcext:value-type="float">
            <text:p>25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4" calcext:value-type="float">
            <text:p>3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29]+-1*SUM([.C129:.F129])" office:value-type="float" office:value="-39.7" calcext:value-type="float">
            <text:p>-39.7</text:p>
          </table:table-cell>
          <table:table-cell table:number-columns-repeated="10"/>
        </table:table-row>
        <table:table-row table:style-name="ro1">
          <table:table-cell table:formula="of:=[.A129]+20" office:value-type="float" office:value="2560" calcext:value-type="float">
            <text:p>25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4.4" calcext:value-type="float">
            <text:p>34.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0]+-1*SUM([.C130:.F130])" office:value-type="float" office:value="-40.1" calcext:value-type="float">
            <text:p>-40.1</text:p>
          </table:table-cell>
          <table:table-cell table:number-columns-repeated="10"/>
        </table:table-row>
        <table:table-row table:style-name="ro1">
          <table:table-cell table:formula="of:=[.A130]+20" office:value-type="float" office:value="2580" calcext:value-type="float">
            <text:p>25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4.1" calcext:value-type="float">
            <text:p>34.1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1]+-1*SUM([.C131:.F131])" office:value-type="float" office:value="-39.8" calcext:value-type="float">
            <text:p>-39.8</text:p>
          </table:table-cell>
          <table:table-cell table:number-columns-repeated="10"/>
        </table:table-row>
        <table:table-row table:style-name="ro1">
          <table:table-cell table:formula="of:=[.A131]+20" office:value-type="float" office:value="2600" calcext:value-type="float">
            <text:p>26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3.9" calcext:value-type="float">
            <text:p>33.9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2]+-1*SUM([.C132:.F132])" office:value-type="float" office:value="-39.6" calcext:value-type="float">
            <text:p>-39.6</text:p>
          </table:table-cell>
          <table:table-cell table:number-columns-repeated="10"/>
        </table:table-row>
        <table:table-row table:style-name="ro1">
          <table:table-cell table:formula="of:=[.A132]+20" office:value-type="float" office:value="2620" calcext:value-type="float">
            <text:p>26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3.7" calcext:value-type="float">
            <text:p>33.7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3]+-1*SUM([.C133:.F133])" office:value-type="float" office:value="-39.4" calcext:value-type="float">
            <text:p>-39.4</text:p>
          </table:table-cell>
          <table:table-cell table:number-columns-repeated="10"/>
        </table:table-row>
        <table:table-row table:style-name="ro1">
          <table:table-cell table:formula="of:=[.A133]+20" office:value-type="float" office:value="2640" calcext:value-type="float">
            <text:p>26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3.5" calcext:value-type="float">
            <text:p>33.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4]+-1*SUM([.C134:.F134])" office:value-type="float" office:value="-39.2" calcext:value-type="float">
            <text:p>-39.2</text:p>
          </table:table-cell>
          <table:table-cell table:number-columns-repeated="10"/>
        </table:table-row>
        <table:table-row table:style-name="ro1">
          <table:table-cell table:formula="of:=[.A134]+20" office:value-type="float" office:value="2660" calcext:value-type="float">
            <text:p>26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4" calcext:value-type="float">
            <text:p>3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5]+-1*SUM([.C135:.F135])" office:value-type="float" office:value="-39.7" calcext:value-type="float">
            <text:p>-39.7</text:p>
          </table:table-cell>
          <table:table-cell table:number-columns-repeated="10"/>
        </table:table-row>
        <table:table-row table:style-name="ro1">
          <table:table-cell table:formula="of:=[.A135]+20" office:value-type="float" office:value="2680" calcext:value-type="float">
            <text:p>26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4.5" calcext:value-type="float">
            <text:p>34.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6]+-1*SUM([.C136:.F136])" office:value-type="float" office:value="-40.2" calcext:value-type="float">
            <text:p>-40.2</text:p>
          </table:table-cell>
          <table:table-cell table:number-columns-repeated="10"/>
        </table:table-row>
        <table:table-row table:style-name="ro1">
          <table:table-cell table:formula="of:=[.A136]+20" office:value-type="float" office:value="2700" calcext:value-type="float">
            <text:p>27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5" calcext:value-type="float">
            <text:p>3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7]+-1*SUM([.C137:.F137])" office:value-type="float" office:value="-40.7" calcext:value-type="float">
            <text:p>-40.7</text:p>
          </table:table-cell>
          <table:table-cell table:number-columns-repeated="10"/>
        </table:table-row>
        <table:table-row table:style-name="ro1">
          <table:table-cell table:formula="of:=[.A137]+20" office:value-type="float" office:value="2720" calcext:value-type="float">
            <text:p>27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5" calcext:value-type="float">
            <text:p>35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1" calcext:value-type="float">
            <text:p>1</text:p>
          </table:table-cell>
          <table:table-cell table:formula="of:=[.B138]+-1*SUM([.C138:.F138])" office:value-type="float" office:value="-40.7" calcext:value-type="float">
            <text:p>-40.7</text:p>
          </table:table-cell>
          <table:table-cell table:number-columns-repeated="10"/>
        </table:table-row>
        <table:table-row table:style-name="ro1">
          <table:table-cell table:formula="of:=[.A138]+20" office:value-type="float" office:value="2740" calcext:value-type="float">
            <text:p>27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39]+-1*SUM([.C139:.F139])" office:value-type="float" office:value="-41" calcext:value-type="float">
            <text:p>-41.0</text:p>
          </table:table-cell>
          <table:table-cell table:number-columns-repeated="10"/>
        </table:table-row>
        <table:table-row table:style-name="ro1">
          <table:table-cell table:formula="of:=[.A139]+20" office:value-type="float" office:value="2760" calcext:value-type="float">
            <text:p>27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5.4" calcext:value-type="float">
            <text:p>35.4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0]+-1*SUM([.C140:.F140])" office:value-type="float" office:value="-41.4" calcext:value-type="float">
            <text:p>-41.4</text:p>
          </table:table-cell>
          <table:table-cell table:number-columns-repeated="10"/>
        </table:table-row>
        <table:table-row table:style-name="ro1">
          <table:table-cell table:formula="of:=[.A140]+20" office:value-type="float" office:value="2780" calcext:value-type="float">
            <text:p>27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5.7" calcext:value-type="float">
            <text:p>35.7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1]+-1*SUM([.C141:.F141])" office:value-type="float" office:value="-41.7" calcext:value-type="float">
            <text:p>-41.7</text:p>
          </table:table-cell>
          <table:table-cell table:number-columns-repeated="10"/>
        </table:table-row>
        <table:table-row table:style-name="ro1">
          <table:table-cell table:formula="of:=[.A141]+20" office:value-type="float" office:value="2800" calcext:value-type="float">
            <text:p>28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5.9" calcext:value-type="float">
            <text:p>35.9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2]+-1*SUM([.C142:.F142])" office:value-type="float" office:value="-41.9" calcext:value-type="float">
            <text:p>-41.9</text:p>
          </table:table-cell>
          <table:table-cell table:number-columns-repeated="10"/>
        </table:table-row>
        <table:table-row table:style-name="ro1">
          <table:table-cell table:formula="of:=[.A142]+20" office:value-type="float" office:value="2820" calcext:value-type="float">
            <text:p>28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6.3" calcext:value-type="float">
            <text:p>36.3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3]+-1*SUM([.C143:.F143])" office:value-type="float" office:value="-42.3" calcext:value-type="float">
            <text:p>-42.3</text:p>
          </table:table-cell>
          <table:table-cell table:number-columns-repeated="10"/>
        </table:table-row>
        <table:table-row table:style-name="ro1">
          <table:table-cell table:formula="of:=[.A143]+20" office:value-type="float" office:value="2840" calcext:value-type="float">
            <text:p>28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6.7" calcext:value-type="float">
            <text:p>36.7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4]+-1*SUM([.C144:.F144])" office:value-type="float" office:value="-42.7" calcext:value-type="float">
            <text:p>-42.7</text:p>
          </table:table-cell>
          <table:table-cell table:number-columns-repeated="10"/>
        </table:table-row>
        <table:table-row table:style-name="ro1">
          <table:table-cell table:formula="of:=[.A144]+20" office:value-type="float" office:value="2860" calcext:value-type="float">
            <text:p>28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6.9" calcext:value-type="float">
            <text:p>36.9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5]+-1*SUM([.C145:.F145])" office:value-type="float" office:value="-42.9" calcext:value-type="float">
            <text:p>-42.9</text:p>
          </table:table-cell>
          <table:table-cell table:number-columns-repeated="10"/>
        </table:table-row>
        <table:table-row table:style-name="ro1">
          <table:table-cell table:formula="of:=[.A145]+20" office:value-type="float" office:value="2880" calcext:value-type="float">
            <text:p>28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8.2" calcext:value-type="float">
            <text:p>38.2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6]+-1*SUM([.C146:.F146])" office:value-type="float" office:value="-44.2" calcext:value-type="float">
            <text:p>-44.2</text:p>
          </table:table-cell>
          <table:table-cell table:number-columns-repeated="10"/>
        </table:table-row>
        <table:table-row table:style-name="ro1">
          <table:table-cell table:formula="of:=[.A146]+20" office:value-type="float" office:value="2900" calcext:value-type="float">
            <text:p>29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8.8" calcext:value-type="float">
            <text:p>38.8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7]+-1*SUM([.C147:.F147])" office:value-type="float" office:value="-44.8" calcext:value-type="float">
            <text:p>-44.8</text:p>
          </table:table-cell>
          <table:table-cell table:number-columns-repeated="10"/>
        </table:table-row>
        <table:table-row table:style-name="ro1">
          <table:table-cell table:formula="of:=[.A147]+20" office:value-type="float" office:value="2920" calcext:value-type="float">
            <text:p>292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8.7" calcext:value-type="float">
            <text:p>38.7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8]+-1*SUM([.C148:.F148])" office:value-type="float" office:value="-44.7" calcext:value-type="float">
            <text:p>-44.7</text:p>
          </table:table-cell>
          <table:table-cell table:number-columns-repeated="10"/>
        </table:table-row>
        <table:table-row table:style-name="ro1">
          <table:table-cell table:formula="of:=[.A148]+20" office:value-type="float" office:value="2940" calcext:value-type="float">
            <text:p>294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8.6" calcext:value-type="float">
            <text:p>38.6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49]+-1*SUM([.C149:.F149])" office:value-type="float" office:value="-44.6" calcext:value-type="float">
            <text:p>-44.6</text:p>
          </table:table-cell>
          <table:table-cell table:number-columns-repeated="10"/>
        </table:table-row>
        <table:table-row table:style-name="ro1">
          <table:table-cell table:formula="of:=[.A149]+20" office:value-type="float" office:value="2960" calcext:value-type="float">
            <text:p>296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8.5" calcext:value-type="float">
            <text:p>38.5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50]+-1*SUM([.C150:.F150])" office:value-type="float" office:value="-44.5" calcext:value-type="float">
            <text:p>-44.5</text:p>
          </table:table-cell>
          <table:table-cell table:number-columns-repeated="10"/>
        </table:table-row>
        <table:table-row table:style-name="ro1">
          <table:table-cell table:formula="of:=[.A150]+20" office:value-type="float" office:value="2980" calcext:value-type="float">
            <text:p>298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1" calcext:value-type="float">
            <text:p>1</text:p>
          </table:table-cell>
          <table:table-cell table:formula="of:=[.B151]+-1*SUM([.C151:.F151])" office:value-type="float" office:value="-44" calcext:value-type="float">
            <text:p>-44.0</text:p>
          </table:table-cell>
          <table:table-cell table:number-columns-repeated="10"/>
        </table:table-row>
        <table:table-row table:style-name="ro1">
          <table:table-cell table:formula="of:=[.A151]+20" office:value-type="float" office:value="3000" calcext:value-type="float">
            <text:p>3000</text:p>
          </table:table-cell>
          <table:table-cell office:value-type="float" office:value="0" calcext:value-type="float">
            <text:p>0.0</text:p>
          </table:table-cell>
          <table:table-cell table:style-name="Default" office:value-type="float" office:value="37.5" calcext:value-type="float">
            <text:p>37.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1.1" calcext:value-type="float">
            <text:p>1.1</text:p>
          </table:table-cell>
          <table:table-cell table:formula="of:=[.B152]+-1*SUM([.C152:.F152])" office:value-type="float" office:value="-43.8" calcext:value-type="float">
            <text:p>-43.8</text:p>
          </table:table-cell>
          <table:table-cell table:number-columns-repeated="10"/>
        </table:table-row>
        <table:table-row table:style-name="ro1">
          <table:table-cell table:formula="of:=[.A152]+20" office:value-type="float" office:value="3020" calcext:value-type="float">
            <text:p>30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52]+[.$M$153]" office:value-type="float" office:value="37.66" calcext:value-type="float">
            <text:p>37.66</text:p>
          </table:table-cell>
          <table:table-cell/>
          <table:table-cell table:formula="of:=[.E152]+[.$N$153]" office:value-type="float" office:value="5.22" calcext:value-type="float">
            <text:p>5.2</text:p>
          </table:table-cell>
          <table:table-cell office:value-type="float" office:value="1.1" calcext:value-type="float">
            <text:p>1.1</text:p>
          </table:table-cell>
          <table:table-cell table:formula="of:=[.B153]+-1*SUM([.C153:.F153])" office:value-type="float" office:value="-43.98" calcext:value-type="float">
            <text:p>-44.0</text:p>
          </table:table-cell>
          <table:table-cell table:number-columns-repeated="5"/>
          <table:table-cell table:formula="of:=8/1000*20" office:value-type="float" office:value="0.16" calcext:value-type="float">
            <text:p>0.16</text:p>
          </table:table-cell>
          <table:table-cell table:formula="of:=1/1000*20"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table:formula="of:=[.A153]+20" office:value-type="float" office:value="3040" calcext:value-type="float">
            <text:p>30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53]+[.$M$153]" office:value-type="float" office:value="37.82" calcext:value-type="float">
            <text:p>37.82</text:p>
          </table:table-cell>
          <table:table-cell/>
          <table:table-cell table:formula="of:=[.E153]+[.$N$153]" office:value-type="float" office:value="5.24" calcext:value-type="float">
            <text:p>5.2</text:p>
          </table:table-cell>
          <table:table-cell office:value-type="float" office:value="1.1" calcext:value-type="float">
            <text:p>1.1</text:p>
          </table:table-cell>
          <table:table-cell table:formula="of:=[.B154]+-1*SUM([.C154:.F154])" office:value-type="float" office:value="-44.16" calcext:value-type="float">
            <text:p>-44.2</text:p>
          </table:table-cell>
          <table:table-cell table:number-columns-repeated="10"/>
        </table:table-row>
        <table:table-row table:style-name="ro1">
          <table:table-cell table:formula="of:=[.A154]+20" office:value-type="float" office:value="3060" calcext:value-type="float">
            <text:p>30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54]+[.$M$153]" office:value-type="float" office:value="37.98" calcext:value-type="float">
            <text:p>37.98</text:p>
          </table:table-cell>
          <table:table-cell/>
          <table:table-cell table:formula="of:=[.E154]+[.$N$153]" office:value-type="float" office:value="5.26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table:formula="of:=[.B155]+-1*SUM([.C155:.F155])" office:value-type="float" office:value="-44.34" calcext:value-type="float">
            <text:p>-44.3</text:p>
          </table:table-cell>
          <table:table-cell table:number-columns-repeated="10"/>
        </table:table-row>
        <table:table-row table:style-name="ro1">
          <table:table-cell table:formula="of:=[.A155]+20" office:value-type="float" office:value="3080" calcext:value-type="float">
            <text:p>30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55]+[.$M$153]" office:value-type="float" office:value="38.14" calcext:value-type="float">
            <text:p>38.14</text:p>
          </table:table-cell>
          <table:table-cell/>
          <table:table-cell table:formula="of:=[.E155]+[.$N$153]" office:value-type="float" office:value="5.28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table:formula="of:=[.B156]+-1*SUM([.C156:.F156])" office:value-type="float" office:value="-44.52" calcext:value-type="float">
            <text:p>-44.5</text:p>
          </table:table-cell>
          <table:table-cell table:number-columns-repeated="10"/>
        </table:table-row>
        <table:table-row table:style-name="ro1">
          <table:table-cell table:formula="of:=[.A156]+20" office:value-type="float" office:value="3100" calcext:value-type="float">
            <text:p>31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56]+[.$M$153]" office:value-type="float" office:value="38.3" calcext:value-type="float">
            <text:p>38.3</text:p>
          </table:table-cell>
          <table:table-cell/>
          <table:table-cell table:formula="of:=[.E156]+[.$N$153]" office:value-type="float" office:value="5.3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table:formula="of:=[.B157]+-1*SUM([.C157:.F157])" office:value-type="float" office:value="-44.7" calcext:value-type="float">
            <text:p>-44.7</text:p>
          </table:table-cell>
          <table:table-cell table:number-columns-repeated="10"/>
        </table:table-row>
        <table:table-row table:style-name="ro1">
          <table:table-cell table:formula="of:=[.A157]+20" office:value-type="float" office:value="3120" calcext:value-type="float">
            <text:p>31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57]+[.$M$153]" office:value-type="float" office:value="38.46" calcext:value-type="float">
            <text:p>38.46</text:p>
          </table:table-cell>
          <table:table-cell/>
          <table:table-cell table:formula="of:=[.E157]+[.$N$153]" office:value-type="float" office:value="5.32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table:formula="of:=[.B158]+-1*SUM([.C158:.F158])" office:value-type="float" office:value="-44.88" calcext:value-type="float">
            <text:p>-44.9</text:p>
          </table:table-cell>
          <table:table-cell table:number-columns-repeated="10"/>
        </table:table-row>
        <table:table-row table:style-name="ro1">
          <table:table-cell table:formula="of:=[.A158]+20" office:value-type="float" office:value="3140" calcext:value-type="float">
            <text:p>31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58]+[.$M$153]" office:value-type="float" office:value="38.62" calcext:value-type="float">
            <text:p>38.62</text:p>
          </table:table-cell>
          <table:table-cell/>
          <table:table-cell table:formula="of:=[.E158]+[.$N$153]" office:value-type="float" office:value="5.34" calcext:value-type="float">
            <text:p>5.3</text:p>
          </table:table-cell>
          <table:table-cell office:value-type="float" office:value="1.1" calcext:value-type="float">
            <text:p>1.1</text:p>
          </table:table-cell>
          <table:table-cell table:formula="of:=[.B159]+-1*SUM([.C159:.F159])" office:value-type="float" office:value="-45.06" calcext:value-type="float">
            <text:p>-45.1</text:p>
          </table:table-cell>
          <table:table-cell table:number-columns-repeated="10"/>
        </table:table-row>
        <table:table-row table:style-name="ro1">
          <table:table-cell table:formula="of:=[.A159]+20" office:value-type="float" office:value="3160" calcext:value-type="float">
            <text:p>31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59]+[.$M$153]" office:value-type="float" office:value="38.78" calcext:value-type="float">
            <text:p>38.78</text:p>
          </table:table-cell>
          <table:table-cell/>
          <table:table-cell table:formula="of:=[.E159]+[.$N$153]" office:value-type="float" office:value="5.36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table:formula="of:=[.B160]+-1*SUM([.C160:.F160])" office:value-type="float" office:value="-45.24" calcext:value-type="float">
            <text:p>-45.2</text:p>
          </table:table-cell>
          <table:table-cell table:number-columns-repeated="10"/>
        </table:table-row>
        <table:table-row table:style-name="ro1">
          <table:table-cell table:formula="of:=[.A160]+20" office:value-type="float" office:value="3180" calcext:value-type="float">
            <text:p>31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0]+[.$M$153]" office:value-type="float" office:value="38.94" calcext:value-type="float">
            <text:p>38.94</text:p>
          </table:table-cell>
          <table:table-cell/>
          <table:table-cell table:formula="of:=[.E160]+[.$N$153]" office:value-type="float" office:value="5.38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table:formula="of:=[.B161]+-1*SUM([.C161:.F161])" office:value-type="float" office:value="-45.42" calcext:value-type="float">
            <text:p>-45.4</text:p>
          </table:table-cell>
          <table:table-cell table:number-columns-repeated="10"/>
        </table:table-row>
        <table:table-row table:style-name="ro1">
          <table:table-cell table:formula="of:=[.A161]+20" office:value-type="float" office:value="3200" calcext:value-type="float">
            <text:p>32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1]+[.$M$153]" office:value-type="float" office:value="39.1" calcext:value-type="float">
            <text:p>39.1</text:p>
          </table:table-cell>
          <table:table-cell/>
          <table:table-cell table:formula="of:=[.E161]+[.$N$153]" office:value-type="float" office:value="5.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table:formula="of:=[.B162]+-1*SUM([.C162:.F162])" office:value-type="float" office:value="-45.6" calcext:value-type="float">
            <text:p>-45.6</text:p>
          </table:table-cell>
          <table:table-cell table:number-columns-repeated="10"/>
        </table:table-row>
        <table:table-row table:style-name="ro1">
          <table:table-cell table:formula="of:=[.A162]+20" office:value-type="float" office:value="3220" calcext:value-type="float">
            <text:p>32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2]+[.$M$153]" office:value-type="float" office:value="39.26" calcext:value-type="float">
            <text:p>39.26</text:p>
          </table:table-cell>
          <table:table-cell/>
          <table:table-cell table:formula="of:=[.E162]+[.$N$153]" office:value-type="float" office:value="5.42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table:formula="of:=[.B163]+-1*SUM([.C163:.F163])" office:value-type="float" office:value="-45.78" calcext:value-type="float">
            <text:p>-45.8</text:p>
          </table:table-cell>
          <table:table-cell table:number-columns-repeated="10"/>
        </table:table-row>
        <table:table-row table:style-name="ro1">
          <table:table-cell table:formula="of:=[.A163]+20" office:value-type="float" office:value="3240" calcext:value-type="float">
            <text:p>32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3]+[.$M$153]" office:value-type="float" office:value="39.42" calcext:value-type="float">
            <text:p>39.42</text:p>
          </table:table-cell>
          <table:table-cell/>
          <table:table-cell table:formula="of:=[.E163]+[.$N$153]" office:value-type="float" office:value="5.44" calcext:value-type="float">
            <text:p>5.4</text:p>
          </table:table-cell>
          <table:table-cell office:value-type="float" office:value="1.1" calcext:value-type="float">
            <text:p>1.1</text:p>
          </table:table-cell>
          <table:table-cell table:formula="of:=[.B164]+-1*SUM([.C164:.F164])" office:value-type="float" office:value="-45.96" calcext:value-type="float">
            <text:p>-46.0</text:p>
          </table:table-cell>
          <table:table-cell table:number-columns-repeated="10"/>
        </table:table-row>
        <table:table-row table:style-name="ro1">
          <table:table-cell table:formula="of:=[.A164]+20" office:value-type="float" office:value="3260" calcext:value-type="float">
            <text:p>32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4]+[.$M$153]" office:value-type="float" office:value="39.58" calcext:value-type="float">
            <text:p>39.58</text:p>
          </table:table-cell>
          <table:table-cell/>
          <table:table-cell table:formula="of:=[.E164]+[.$N$153]" office:value-type="float" office:value="5.45999999999999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table:formula="of:=[.B165]+-1*SUM([.C165:.F165])" office:value-type="float" office:value="-46.14" calcext:value-type="float">
            <text:p>-46.1</text:p>
          </table:table-cell>
          <table:table-cell table:number-columns-repeated="10"/>
        </table:table-row>
        <table:table-row table:style-name="ro1">
          <table:table-cell table:formula="of:=[.A165]+20" office:value-type="float" office:value="3280" calcext:value-type="float">
            <text:p>32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5]+[.$M$153]" office:value-type="float" office:value="39.74" calcext:value-type="float">
            <text:p>39.74</text:p>
          </table:table-cell>
          <table:table-cell/>
          <table:table-cell table:formula="of:=[.E165]+[.$N$153]" office:value-type="float" office:value="5.47999999999999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table:formula="of:=[.B166]+-1*SUM([.C166:.F166])" office:value-type="float" office:value="-46.32" calcext:value-type="float">
            <text:p>-46.3</text:p>
          </table:table-cell>
          <table:table-cell table:number-columns-repeated="10"/>
        </table:table-row>
        <table:table-row table:style-name="ro1">
          <table:table-cell table:formula="of:=[.A166]+20" office:value-type="float" office:value="3300" calcext:value-type="float">
            <text:p>33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6]+[.$M$153]" office:value-type="float" office:value="39.8999999999999" calcext:value-type="float">
            <text:p>39.8999999999999</text:p>
          </table:table-cell>
          <table:table-cell/>
          <table:table-cell table:formula="of:=[.E166]+[.$N$153]" office:value-type="float" office:value="5.49999999999999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table:formula="of:=[.B167]+-1*SUM([.C167:.F167])" office:value-type="float" office:value="-46.4999999999999" calcext:value-type="float">
            <text:p>-46.5</text:p>
          </table:table-cell>
          <table:table-cell table:number-columns-repeated="10"/>
        </table:table-row>
        <table:table-row table:style-name="ro1">
          <table:table-cell table:formula="of:=[.A167]+20" office:value-type="float" office:value="3320" calcext:value-type="float">
            <text:p>33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7]+[.$M$153]" office:value-type="float" office:value="40.06" calcext:value-type="float">
            <text:p>40.06</text:p>
          </table:table-cell>
          <table:table-cell/>
          <table:table-cell table:formula="of:=[.E167]+[.$N$153]" office:value-type="float" office:value="5.51999999999999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table:formula="of:=[.B168]+-1*SUM([.C168:.F168])" office:value-type="float" office:value="-46.6799999999999" calcext:value-type="float">
            <text:p>-46.7</text:p>
          </table:table-cell>
          <table:table-cell table:number-columns-repeated="10"/>
        </table:table-row>
        <table:table-row table:style-name="ro1">
          <table:table-cell table:formula="of:=[.A168]+20" office:value-type="float" office:value="3340" calcext:value-type="float">
            <text:p>33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8]+[.$M$153]" office:value-type="float" office:value="40.2199999999999" calcext:value-type="float">
            <text:p>40.2199999999999</text:p>
          </table:table-cell>
          <table:table-cell/>
          <table:table-cell table:formula="of:=[.E168]+[.$N$153]" office:value-type="float" office:value="5.53999999999999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table:formula="of:=[.B169]+-1*SUM([.C169:.F169])" office:value-type="float" office:value="-46.8599999999999" calcext:value-type="float">
            <text:p>-46.9</text:p>
          </table:table-cell>
          <table:table-cell table:number-columns-repeated="10"/>
        </table:table-row>
        <table:table-row table:style-name="ro1">
          <table:table-cell table:formula="of:=[.A169]+20" office:value-type="float" office:value="3360" calcext:value-type="float">
            <text:p>33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69]+[.$M$153]" office:value-type="float" office:value="40.3799999999999" calcext:value-type="float">
            <text:p>40.3799999999999</text:p>
          </table:table-cell>
          <table:table-cell/>
          <table:table-cell table:formula="of:=[.E169]+[.$N$153]" office:value-type="float" office:value="5.55999999999999" calcext:value-type="float">
            <text:p>5.6</text:p>
          </table:table-cell>
          <table:table-cell office:value-type="float" office:value="1.1" calcext:value-type="float">
            <text:p>1.1</text:p>
          </table:table-cell>
          <table:table-cell table:formula="of:=[.B170]+-1*SUM([.C170:.F170])" office:value-type="float" office:value="-47.0399999999999" calcext:value-type="float">
            <text:p>-47.0</text:p>
          </table:table-cell>
          <table:table-cell table:number-columns-repeated="10"/>
        </table:table-row>
        <table:table-row table:style-name="ro1">
          <table:table-cell table:formula="of:=[.A170]+20" office:value-type="float" office:value="3380" calcext:value-type="float">
            <text:p>33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0]+[.$M$153]" office:value-type="float" office:value="40.5399999999999" calcext:value-type="float">
            <text:p>40.5399999999999</text:p>
          </table:table-cell>
          <table:table-cell/>
          <table:table-cell table:formula="of:=[.E170]+[.$N$153]" office:value-type="float" office:value="5.57999999999999" calcext:value-type="float">
            <text:p>5.6</text:p>
          </table:table-cell>
          <table:table-cell office:value-type="float" office:value="1.1" calcext:value-type="float">
            <text:p>1.1</text:p>
          </table:table-cell>
          <table:table-cell table:formula="of:=[.B171]+-1*SUM([.C171:.F171])" office:value-type="float" office:value="-47.2199999999999" calcext:value-type="float">
            <text:p>-47.2</text:p>
          </table:table-cell>
          <table:table-cell table:number-columns-repeated="10"/>
        </table:table-row>
        <table:table-row table:style-name="ro1">
          <table:table-cell table:formula="of:=[.A171]+20" office:value-type="float" office:value="3400" calcext:value-type="float">
            <text:p>34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1]+[.$M$153]" office:value-type="float" office:value="40.6999999999999" calcext:value-type="float">
            <text:p>40.6999999999999</text:p>
          </table:table-cell>
          <table:table-cell/>
          <table:table-cell table:formula="of:=[.E171]+[.$N$153]" office:value-type="float" office:value="5.59999999999999" calcext:value-type="float">
            <text:p>5.6</text:p>
          </table:table-cell>
          <table:table-cell office:value-type="float" office:value="1.1" calcext:value-type="float">
            <text:p>1.1</text:p>
          </table:table-cell>
          <table:table-cell table:formula="of:=[.B172]+-1*SUM([.C172:.F172])" office:value-type="float" office:value="-47.3999999999999" calcext:value-type="float">
            <text:p>-47.4</text:p>
          </table:table-cell>
          <table:table-cell table:number-columns-repeated="10"/>
        </table:table-row>
        <table:table-row table:style-name="ro1">
          <table:table-cell table:formula="of:=[.A172]+20" office:value-type="float" office:value="3420" calcext:value-type="float">
            <text:p>34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2]+[.$M$153]" office:value-type="float" office:value="40.8599999999999" calcext:value-type="float">
            <text:p>40.8599999999999</text:p>
          </table:table-cell>
          <table:table-cell/>
          <table:table-cell table:formula="of:=[.E172]+[.$N$153]" office:value-type="float" office:value="5.61999999999999" calcext:value-type="float">
            <text:p>5.6</text:p>
          </table:table-cell>
          <table:table-cell office:value-type="float" office:value="1.1" calcext:value-type="float">
            <text:p>1.1</text:p>
          </table:table-cell>
          <table:table-cell table:formula="of:=[.B173]+-1*SUM([.C173:.F173])" office:value-type="float" office:value="-47.5799999999999" calcext:value-type="float">
            <text:p>-47.6</text:p>
          </table:table-cell>
          <table:table-cell table:number-columns-repeated="10"/>
        </table:table-row>
        <table:table-row table:style-name="ro1">
          <table:table-cell table:formula="of:=[.A173]+20" office:value-type="float" office:value="3440" calcext:value-type="float">
            <text:p>34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3]+[.$M$153]" office:value-type="float" office:value="41.0199999999999" calcext:value-type="float">
            <text:p>41.0199999999999</text:p>
          </table:table-cell>
          <table:table-cell/>
          <table:table-cell table:formula="of:=[.E173]+[.$N$153]" office:value-type="float" office:value="5.63999999999999" calcext:value-type="float">
            <text:p>5.6</text:p>
          </table:table-cell>
          <table:table-cell office:value-type="float" office:value="1.1" calcext:value-type="float">
            <text:p>1.1</text:p>
          </table:table-cell>
          <table:table-cell table:formula="of:=[.B174]+-1*SUM([.C174:.F174])" office:value-type="float" office:value="-47.7599999999999" calcext:value-type="float">
            <text:p>-47.8</text:p>
          </table:table-cell>
          <table:table-cell table:number-columns-repeated="10"/>
        </table:table-row>
        <table:table-row table:style-name="ro1">
          <table:table-cell table:formula="of:=[.A174]+20" office:value-type="float" office:value="3460" calcext:value-type="float">
            <text:p>34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4]+[.$M$153]" office:value-type="float" office:value="41.1799999999999" calcext:value-type="float">
            <text:p>41.1799999999999</text:p>
          </table:table-cell>
          <table:table-cell/>
          <table:table-cell table:formula="of:=[.E174]+[.$N$153]" office:value-type="float" office:value="5.65999999999999" calcext:value-type="float">
            <text:p>5.7</text:p>
          </table:table-cell>
          <table:table-cell office:value-type="float" office:value="1.1" calcext:value-type="float">
            <text:p>1.1</text:p>
          </table:table-cell>
          <table:table-cell table:formula="of:=[.B175]+-1*SUM([.C175:.F175])" office:value-type="float" office:value="-47.9399999999999" calcext:value-type="float">
            <text:p>-47.9</text:p>
          </table:table-cell>
          <table:table-cell table:number-columns-repeated="10"/>
        </table:table-row>
        <table:table-row table:style-name="ro1">
          <table:table-cell table:formula="of:=[.A175]+20" office:value-type="float" office:value="3480" calcext:value-type="float">
            <text:p>34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5]+[.$M$153]" office:value-type="float" office:value="41.3399999999999" calcext:value-type="float">
            <text:p>41.3399999999999</text:p>
          </table:table-cell>
          <table:table-cell/>
          <table:table-cell table:formula="of:=[.E175]+[.$N$153]" office:value-type="float" office:value="5.67999999999999" calcext:value-type="float">
            <text:p>5.7</text:p>
          </table:table-cell>
          <table:table-cell office:value-type="float" office:value="1.1" calcext:value-type="float">
            <text:p>1.1</text:p>
          </table:table-cell>
          <table:table-cell table:formula="of:=[.B176]+-1*SUM([.C176:.F176])" office:value-type="float" office:value="-48.1199999999999" calcext:value-type="float">
            <text:p>-48.1</text:p>
          </table:table-cell>
          <table:table-cell table:number-columns-repeated="10"/>
        </table:table-row>
        <table:table-row table:style-name="ro1">
          <table:table-cell table:formula="of:=[.A176]+20" office:value-type="float" office:value="3500" calcext:value-type="float">
            <text:p>35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6]+[.$M$153]" office:value-type="float" office:value="41.4999999999999" calcext:value-type="float">
            <text:p>41.4999999999999</text:p>
          </table:table-cell>
          <table:table-cell/>
          <table:table-cell table:formula="of:=[.E176]+[.$N$153]" office:value-type="float" office:value="5.69999999999999" calcext:value-type="float">
            <text:p>5.7</text:p>
          </table:table-cell>
          <table:table-cell office:value-type="float" office:value="1.1" calcext:value-type="float">
            <text:p>1.1</text:p>
          </table:table-cell>
          <table:table-cell table:formula="of:=[.B177]+-1*SUM([.C177:.F177])" office:value-type="float" office:value="-48.2999999999999" calcext:value-type="float">
            <text:p>-48.3</text:p>
          </table:table-cell>
          <table:table-cell table:number-columns-repeated="10"/>
        </table:table-row>
        <table:table-row table:style-name="ro1">
          <table:table-cell table:formula="of:=[.A177]+20" office:value-type="float" office:value="3520" calcext:value-type="float">
            <text:p>35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7]+[.$M$153]" office:value-type="float" office:value="41.6599999999999" calcext:value-type="float">
            <text:p>41.6599999999999</text:p>
          </table:table-cell>
          <table:table-cell/>
          <table:table-cell table:formula="of:=[.E177]+[.$N$153]" office:value-type="float" office:value="5.71999999999999" calcext:value-type="float">
            <text:p>5.7</text:p>
          </table:table-cell>
          <table:table-cell office:value-type="float" office:value="1.1" calcext:value-type="float">
            <text:p>1.1</text:p>
          </table:table-cell>
          <table:table-cell table:formula="of:=[.B178]+-1*SUM([.C178:.F178])" office:value-type="float" office:value="-48.4799999999999" calcext:value-type="float">
            <text:p>-48.5</text:p>
          </table:table-cell>
          <table:table-cell table:number-columns-repeated="10"/>
        </table:table-row>
        <table:table-row table:style-name="ro1">
          <table:table-cell table:formula="of:=[.A178]+20" office:value-type="float" office:value="3540" calcext:value-type="float">
            <text:p>35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8]+[.$M$153]" office:value-type="float" office:value="41.8199999999999" calcext:value-type="float">
            <text:p>41.8199999999999</text:p>
          </table:table-cell>
          <table:table-cell/>
          <table:table-cell table:formula="of:=[.E178]+[.$N$153]" office:value-type="float" office:value="5.73999999999999" calcext:value-type="float">
            <text:p>5.7</text:p>
          </table:table-cell>
          <table:table-cell office:value-type="float" office:value="1.1" calcext:value-type="float">
            <text:p>1.1</text:p>
          </table:table-cell>
          <table:table-cell table:formula="of:=[.B179]+-1*SUM([.C179:.F179])" office:value-type="float" office:value="-48.6599999999999" calcext:value-type="float">
            <text:p>-48.7</text:p>
          </table:table-cell>
          <table:table-cell table:number-columns-repeated="10"/>
        </table:table-row>
        <table:table-row table:style-name="ro1">
          <table:table-cell table:formula="of:=[.A179]+20" office:value-type="float" office:value="3560" calcext:value-type="float">
            <text:p>35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79]+[.$M$153]" office:value-type="float" office:value="41.9799999999999" calcext:value-type="float">
            <text:p>41.9799999999999</text:p>
          </table:table-cell>
          <table:table-cell/>
          <table:table-cell table:formula="of:=[.E179]+[.$N$153]" office:value-type="float" office:value="5.75999999999999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table:formula="of:=[.B180]+-1*SUM([.C180:.F180])" office:value-type="float" office:value="-48.8399999999999" calcext:value-type="float">
            <text:p>-48.8</text:p>
          </table:table-cell>
          <table:table-cell table:number-columns-repeated="10"/>
        </table:table-row>
        <table:table-row table:style-name="ro1">
          <table:table-cell table:formula="of:=[.A180]+20" office:value-type="float" office:value="3580" calcext:value-type="float">
            <text:p>35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0]+[.$M$153]" office:value-type="float" office:value="42.1399999999999" calcext:value-type="float">
            <text:p>42.1399999999999</text:p>
          </table:table-cell>
          <table:table-cell/>
          <table:table-cell table:formula="of:=[.E180]+[.$N$153]" office:value-type="float" office:value="5.77999999999999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table:formula="of:=[.B181]+-1*SUM([.C181:.F181])" office:value-type="float" office:value="-49.0199999999999" calcext:value-type="float">
            <text:p>-49.0</text:p>
          </table:table-cell>
          <table:table-cell table:number-columns-repeated="10"/>
        </table:table-row>
        <table:table-row table:style-name="ro1">
          <table:table-cell table:formula="of:=[.A181]+20" office:value-type="float" office:value="3600" calcext:value-type="float">
            <text:p>36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1]+[.$M$153]" office:value-type="float" office:value="42.2999999999999" calcext:value-type="float">
            <text:p>42.2999999999999</text:p>
          </table:table-cell>
          <table:table-cell/>
          <table:table-cell table:formula="of:=[.E181]+[.$N$153]" office:value-type="float" office:value="5.79999999999999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table:formula="of:=[.B182]+-1*SUM([.C182:.F182])" office:value-type="float" office:value="-49.1999999999999" calcext:value-type="float">
            <text:p>-49.2</text:p>
          </table:table-cell>
          <table:table-cell table:number-columns-repeated="10"/>
        </table:table-row>
        <table:table-row table:style-name="ro1">
          <table:table-cell table:formula="of:=[.A182]+20" office:value-type="float" office:value="3620" calcext:value-type="float">
            <text:p>36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2]+[.$M$153]" office:value-type="float" office:value="42.4599999999999" calcext:value-type="float">
            <text:p>42.4599999999999</text:p>
          </table:table-cell>
          <table:table-cell/>
          <table:table-cell table:formula="of:=[.E182]+[.$N$153]" office:value-type="float" office:value="5.81999999999999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table:formula="of:=[.B183]+-1*SUM([.C183:.F183])" office:value-type="float" office:value="-49.3799999999999" calcext:value-type="float">
            <text:p>-49.4</text:p>
          </table:table-cell>
          <table:table-cell table:number-columns-repeated="10"/>
        </table:table-row>
        <table:table-row table:style-name="ro1">
          <table:table-cell table:formula="of:=[.A183]+20" office:value-type="float" office:value="3640" calcext:value-type="float">
            <text:p>36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3]+[.$M$153]" office:value-type="float" office:value="42.6199999999999" calcext:value-type="float">
            <text:p>42.6199999999999</text:p>
          </table:table-cell>
          <table:table-cell/>
          <table:table-cell table:formula="of:=[.E183]+[.$N$153]" office:value-type="float" office:value="5.83999999999999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table:formula="of:=[.B184]+-1*SUM([.C184:.F184])" office:value-type="float" office:value="-49.5599999999999" calcext:value-type="float">
            <text:p>-49.6</text:p>
          </table:table-cell>
          <table:table-cell table:number-columns-repeated="10"/>
        </table:table-row>
        <table:table-row table:style-name="ro1">
          <table:table-cell table:formula="of:=[.A184]+20" office:value-type="float" office:value="3660" calcext:value-type="float">
            <text:p>36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4]+[.$M$153]" office:value-type="float" office:value="42.7799999999999" calcext:value-type="float">
            <text:p>42.7799999999999</text:p>
          </table:table-cell>
          <table:table-cell/>
          <table:table-cell table:formula="of:=[.E184]+[.$N$153]" office:value-type="float" office:value="5.85999999999999" calcext:value-type="float">
            <text:p>5.9</text:p>
          </table:table-cell>
          <table:table-cell office:value-type="float" office:value="1.1" calcext:value-type="float">
            <text:p>1.1</text:p>
          </table:table-cell>
          <table:table-cell table:formula="of:=[.B185]+-1*SUM([.C185:.F185])" office:value-type="float" office:value="-49.7399999999999" calcext:value-type="float">
            <text:p>-49.7</text:p>
          </table:table-cell>
          <table:table-cell table:number-columns-repeated="10"/>
        </table:table-row>
        <table:table-row table:style-name="ro1">
          <table:table-cell table:formula="of:=[.A185]+20" office:value-type="float" office:value="3680" calcext:value-type="float">
            <text:p>36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5]+[.$M$153]" office:value-type="float" office:value="42.9399999999999" calcext:value-type="float">
            <text:p>42.9399999999999</text:p>
          </table:table-cell>
          <table:table-cell/>
          <table:table-cell table:formula="of:=[.E185]+[.$N$153]" office:value-type="float" office:value="5.87999999999999" calcext:value-type="float">
            <text:p>5.9</text:p>
          </table:table-cell>
          <table:table-cell office:value-type="float" office:value="1.1" calcext:value-type="float">
            <text:p>1.1</text:p>
          </table:table-cell>
          <table:table-cell table:formula="of:=[.B186]+-1*SUM([.C186:.F186])" office:value-type="float" office:value="-49.9199999999999" calcext:value-type="float">
            <text:p>-49.9</text:p>
          </table:table-cell>
          <table:table-cell table:number-columns-repeated="10"/>
        </table:table-row>
        <table:table-row table:style-name="ro1">
          <table:table-cell table:formula="of:=[.A186]+20" office:value-type="float" office:value="3700" calcext:value-type="float">
            <text:p>37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6]+[.$M$153]" office:value-type="float" office:value="43.0999999999999" calcext:value-type="float">
            <text:p>43.0999999999999</text:p>
          </table:table-cell>
          <table:table-cell/>
          <table:table-cell table:formula="of:=[.E186]+[.$N$153]" office:value-type="float" office:value="5.89999999999999" calcext:value-type="float">
            <text:p>5.9</text:p>
          </table:table-cell>
          <table:table-cell office:value-type="float" office:value="1.1" calcext:value-type="float">
            <text:p>1.1</text:p>
          </table:table-cell>
          <table:table-cell table:formula="of:=[.B187]+-1*SUM([.C187:.F187])" office:value-type="float" office:value="-50.0999999999999" calcext:value-type="float">
            <text:p>-50.1</text:p>
          </table:table-cell>
          <table:table-cell table:number-columns-repeated="10"/>
        </table:table-row>
        <table:table-row table:style-name="ro1">
          <table:table-cell table:formula="of:=[.A187]+20" office:value-type="float" office:value="3720" calcext:value-type="float">
            <text:p>37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7]+[.$M$153]" office:value-type="float" office:value="43.2599999999999" calcext:value-type="float">
            <text:p>43.2599999999999</text:p>
          </table:table-cell>
          <table:table-cell/>
          <table:table-cell table:formula="of:=[.E187]+[.$N$153]" office:value-type="float" office:value="5.91999999999999" calcext:value-type="float">
            <text:p>5.9</text:p>
          </table:table-cell>
          <table:table-cell office:value-type="float" office:value="1.1" calcext:value-type="float">
            <text:p>1.1</text:p>
          </table:table-cell>
          <table:table-cell table:formula="of:=[.B188]+-1*SUM([.C188:.F188])" office:value-type="float" office:value="-50.2799999999999" calcext:value-type="float">
            <text:p>-50.3</text:p>
          </table:table-cell>
          <table:table-cell table:number-columns-repeated="10"/>
        </table:table-row>
        <table:table-row table:style-name="ro1">
          <table:table-cell table:formula="of:=[.A188]+20" office:value-type="float" office:value="3740" calcext:value-type="float">
            <text:p>37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8]+[.$M$153]" office:value-type="float" office:value="43.4199999999999" calcext:value-type="float">
            <text:p>43.4199999999999</text:p>
          </table:table-cell>
          <table:table-cell/>
          <table:table-cell table:formula="of:=[.E188]+[.$N$153]" office:value-type="float" office:value="5.93999999999998" calcext:value-type="float">
            <text:p>5.9</text:p>
          </table:table-cell>
          <table:table-cell office:value-type="float" office:value="1.1" calcext:value-type="float">
            <text:p>1.1</text:p>
          </table:table-cell>
          <table:table-cell table:formula="of:=[.B189]+-1*SUM([.C189:.F189])" office:value-type="float" office:value="-50.4599999999999" calcext:value-type="float">
            <text:p>-50.5</text:p>
          </table:table-cell>
          <table:table-cell table:number-columns-repeated="10"/>
        </table:table-row>
        <table:table-row table:style-name="ro1">
          <table:table-cell table:formula="of:=[.A189]+20" office:value-type="float" office:value="3760" calcext:value-type="float">
            <text:p>37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89]+[.$M$153]" office:value-type="float" office:value="43.5799999999999" calcext:value-type="float">
            <text:p>43.5799999999999</text:p>
          </table:table-cell>
          <table:table-cell/>
          <table:table-cell table:formula="of:=[.E189]+[.$N$153]" office:value-type="float" office:value="5.95999999999998" calcext:value-type="float">
            <text:p>6.0</text:p>
          </table:table-cell>
          <table:table-cell office:value-type="float" office:value="1.1" calcext:value-type="float">
            <text:p>1.1</text:p>
          </table:table-cell>
          <table:table-cell table:formula="of:=[.B190]+-1*SUM([.C190:.F190])" office:value-type="float" office:value="-50.6399999999999" calcext:value-type="float">
            <text:p>-50.6</text:p>
          </table:table-cell>
          <table:table-cell table:number-columns-repeated="10"/>
        </table:table-row>
        <table:table-row table:style-name="ro1">
          <table:table-cell table:formula="of:=[.A190]+20" office:value-type="float" office:value="3780" calcext:value-type="float">
            <text:p>37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0]+[.$M$153]" office:value-type="float" office:value="43.7399999999999" calcext:value-type="float">
            <text:p>43.7399999999999</text:p>
          </table:table-cell>
          <table:table-cell/>
          <table:table-cell table:formula="of:=[.E190]+[.$N$153]" office:value-type="float" office:value="5.97999999999998" calcext:value-type="float">
            <text:p>6.0</text:p>
          </table:table-cell>
          <table:table-cell office:value-type="float" office:value="1.1" calcext:value-type="float">
            <text:p>1.1</text:p>
          </table:table-cell>
          <table:table-cell table:formula="of:=[.B191]+-1*SUM([.C191:.F191])" office:value-type="float" office:value="-50.8199999999999" calcext:value-type="float">
            <text:p>-50.8</text:p>
          </table:table-cell>
          <table:table-cell table:number-columns-repeated="10"/>
        </table:table-row>
        <table:table-row table:style-name="ro1">
          <table:table-cell table:formula="of:=[.A191]+20" office:value-type="float" office:value="3800" calcext:value-type="float">
            <text:p>38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1]+[.$M$153]" office:value-type="float" office:value="43.8999999999999" calcext:value-type="float">
            <text:p>43.8999999999999</text:p>
          </table:table-cell>
          <table:table-cell/>
          <table:table-cell table:formula="of:=[.E191]+[.$N$153]" office:value-type="float" office:value="5.99999999999998" calcext:value-type="float">
            <text:p>6.0</text:p>
          </table:table-cell>
          <table:table-cell office:value-type="float" office:value="1.1" calcext:value-type="float">
            <text:p>1.1</text:p>
          </table:table-cell>
          <table:table-cell table:formula="of:=[.B192]+-1*SUM([.C192:.F192])" office:value-type="float" office:value="-50.9999999999998" calcext:value-type="float">
            <text:p>-51.0</text:p>
          </table:table-cell>
          <table:table-cell table:number-columns-repeated="10"/>
        </table:table-row>
        <table:table-row table:style-name="ro1">
          <table:table-cell table:formula="of:=[.A192]+20" office:value-type="float" office:value="3820" calcext:value-type="float">
            <text:p>38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2]+[.$M$153]" office:value-type="float" office:value="44.0599999999999" calcext:value-type="float">
            <text:p>44.0599999999999</text:p>
          </table:table-cell>
          <table:table-cell/>
          <table:table-cell table:formula="of:=[.E192]+[.$N$153]" office:value-type="float" office:value="6.01999999999998" calcext:value-type="float">
            <text:p>6.0</text:p>
          </table:table-cell>
          <table:table-cell office:value-type="float" office:value="1.1" calcext:value-type="float">
            <text:p>1.1</text:p>
          </table:table-cell>
          <table:table-cell table:formula="of:=[.B193]+-1*SUM([.C193:.F193])" office:value-type="float" office:value="-51.1799999999998" calcext:value-type="float">
            <text:p>-51.2</text:p>
          </table:table-cell>
          <table:table-cell table:number-columns-repeated="10"/>
        </table:table-row>
        <table:table-row table:style-name="ro1">
          <table:table-cell table:formula="of:=[.A193]+20" office:value-type="float" office:value="3840" calcext:value-type="float">
            <text:p>38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3]+[.$M$153]" office:value-type="float" office:value="44.2199999999999" calcext:value-type="float">
            <text:p>44.2199999999999</text:p>
          </table:table-cell>
          <table:table-cell/>
          <table:table-cell table:formula="of:=[.E193]+[.$N$153]" office:value-type="float" office:value="6.03999999999998" calcext:value-type="float">
            <text:p>6.0</text:p>
          </table:table-cell>
          <table:table-cell office:value-type="float" office:value="1.1" calcext:value-type="float">
            <text:p>1.1</text:p>
          </table:table-cell>
          <table:table-cell table:formula="of:=[.B194]+-1*SUM([.C194:.F194])" office:value-type="float" office:value="-51.3599999999998" calcext:value-type="float">
            <text:p>-51.4</text:p>
          </table:table-cell>
          <table:table-cell table:number-columns-repeated="10"/>
        </table:table-row>
        <table:table-row table:style-name="ro1">
          <table:table-cell table:formula="of:=[.A194]+20" office:value-type="float" office:value="3860" calcext:value-type="float">
            <text:p>38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4]+[.$M$153]" office:value-type="float" office:value="44.3799999999999" calcext:value-type="float">
            <text:p>44.3799999999999</text:p>
          </table:table-cell>
          <table:table-cell/>
          <table:table-cell table:formula="of:=[.E194]+[.$N$153]" office:value-type="float" office:value="6.05999999999998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table:formula="of:=[.B195]+-1*SUM([.C195:.F195])" office:value-type="float" office:value="-51.5399999999998" calcext:value-type="float">
            <text:p>-51.5</text:p>
          </table:table-cell>
          <table:table-cell table:number-columns-repeated="10"/>
        </table:table-row>
        <table:table-row table:style-name="ro1">
          <table:table-cell table:formula="of:=[.A195]+20" office:value-type="float" office:value="3880" calcext:value-type="float">
            <text:p>38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5]+[.$M$153]" office:value-type="float" office:value="44.5399999999998" calcext:value-type="float">
            <text:p>44.5399999999998</text:p>
          </table:table-cell>
          <table:table-cell/>
          <table:table-cell table:formula="of:=[.E195]+[.$N$153]" office:value-type="float" office:value="6.07999999999998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table:formula="of:=[.B196]+-1*SUM([.C196:.F196])" office:value-type="float" office:value="-51.7199999999998" calcext:value-type="float">
            <text:p>-51.7</text:p>
          </table:table-cell>
          <table:table-cell table:number-columns-repeated="10"/>
        </table:table-row>
        <table:table-row table:style-name="ro1">
          <table:table-cell table:formula="of:=[.A196]+20" office:value-type="float" office:value="3900" calcext:value-type="float">
            <text:p>39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6]+[.$M$153]" office:value-type="float" office:value="44.6999999999998" calcext:value-type="float">
            <text:p>44.6999999999998</text:p>
          </table:table-cell>
          <table:table-cell/>
          <table:table-cell table:formula="of:=[.E196]+[.$N$153]" office:value-type="float" office:value="6.09999999999998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table:formula="of:=[.B197]+-1*SUM([.C197:.F197])" office:value-type="float" office:value="-51.8999999999998" calcext:value-type="float">
            <text:p>-51.9</text:p>
          </table:table-cell>
          <table:table-cell table:number-columns-repeated="10"/>
        </table:table-row>
        <table:table-row table:style-name="ro1">
          <table:table-cell table:formula="of:=[.A197]+20" office:value-type="float" office:value="3920" calcext:value-type="float">
            <text:p>39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7]+[.$M$153]" office:value-type="float" office:value="44.8599999999998" calcext:value-type="float">
            <text:p>44.8599999999998</text:p>
          </table:table-cell>
          <table:table-cell/>
          <table:table-cell table:formula="of:=[.E197]+[.$N$153]" office:value-type="float" office:value="6.11999999999998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table:formula="of:=[.B198]+-1*SUM([.C198:.F198])" office:value-type="float" office:value="-52.0799999999998" calcext:value-type="float">
            <text:p>-52.1</text:p>
          </table:table-cell>
          <table:table-cell table:number-columns-repeated="10"/>
        </table:table-row>
        <table:table-row table:style-name="ro1">
          <table:table-cell table:formula="of:=[.A198]+20" office:value-type="float" office:value="3940" calcext:value-type="float">
            <text:p>39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8]+[.$M$153]" office:value-type="float" office:value="45.0199999999998" calcext:value-type="float">
            <text:p>45.0199999999998</text:p>
          </table:table-cell>
          <table:table-cell/>
          <table:table-cell table:formula="of:=[.E198]+[.$N$153]" office:value-type="float" office:value="6.13999999999998" calcext:value-type="float">
            <text:p>6.1</text:p>
          </table:table-cell>
          <table:table-cell office:value-type="float" office:value="1.1" calcext:value-type="float">
            <text:p>1.1</text:p>
          </table:table-cell>
          <table:table-cell table:formula="of:=[.B199]+-1*SUM([.C199:.F199])" office:value-type="float" office:value="-52.2599999999998" calcext:value-type="float">
            <text:p>-52.3</text:p>
          </table:table-cell>
          <table:table-cell table:number-columns-repeated="10"/>
        </table:table-row>
        <table:table-row table:style-name="ro1">
          <table:table-cell table:formula="of:=[.A199]+20" office:value-type="float" office:value="3960" calcext:value-type="float">
            <text:p>39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199]+[.$M$153]" office:value-type="float" office:value="45.1799999999998" calcext:value-type="float">
            <text:p>45.1799999999998</text:p>
          </table:table-cell>
          <table:table-cell/>
          <table:table-cell table:formula="of:=[.E199]+[.$N$153]" office:value-type="float" office:value="6.15999999999998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table:formula="of:=[.B200]+-1*SUM([.C200:.F200])" office:value-type="float" office:value="-52.4399999999998" calcext:value-type="float">
            <text:p>-52.4</text:p>
          </table:table-cell>
          <table:table-cell table:number-columns-repeated="10"/>
        </table:table-row>
        <table:table-row table:style-name="ro1">
          <table:table-cell table:formula="of:=[.A200]+20" office:value-type="float" office:value="3980" calcext:value-type="float">
            <text:p>39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0]+[.$M$153]" office:value-type="float" office:value="45.3399999999998" calcext:value-type="float">
            <text:p>45.3399999999998</text:p>
          </table:table-cell>
          <table:table-cell/>
          <table:table-cell table:formula="of:=[.E200]+[.$N$153]" office:value-type="float" office:value="6.17999999999998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table:formula="of:=[.B201]+-1*SUM([.C201:.F201])" office:value-type="float" office:value="-52.6199999999998" calcext:value-type="float">
            <text:p>-52.6</text:p>
          </table:table-cell>
          <table:table-cell table:number-columns-repeated="10"/>
        </table:table-row>
        <table:table-row table:style-name="ro1">
          <table:table-cell table:formula="of:=[.A201]+20" office:value-type="float" office:value="4000" calcext:value-type="float">
            <text:p>40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1]+[.$M$153]" office:value-type="float" office:value="45.4999999999998" calcext:value-type="float">
            <text:p>45.4999999999998</text:p>
          </table:table-cell>
          <table:table-cell/>
          <table:table-cell table:formula="of:=[.E201]+[.$N$153]" office:value-type="float" office:value="6.19999999999998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table:formula="of:=[.B202]+-1*SUM([.C202:.F202])" office:value-type="float" office:value="-52.7999999999998" calcext:value-type="float">
            <text:p>-52.8</text:p>
          </table:table-cell>
          <table:table-cell table:number-columns-repeated="10"/>
        </table:table-row>
        <table:table-row table:style-name="ro1">
          <table:table-cell table:formula="of:=[.A202]+20" office:value-type="float" office:value="4020" calcext:value-type="float">
            <text:p>40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2]+[.$M$153]" office:value-type="float" office:value="45.6599999999998" calcext:value-type="float">
            <text:p>45.6599999999998</text:p>
          </table:table-cell>
          <table:table-cell/>
          <table:table-cell table:formula="of:=[.E202]+[.$N$153]" office:value-type="float" office:value="6.21999999999998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table:formula="of:=[.B203]+-1*SUM([.C203:.F203])" office:value-type="float" office:value="-52.9799999999998" calcext:value-type="float">
            <text:p>-53.0</text:p>
          </table:table-cell>
          <table:table-cell table:number-columns-repeated="10"/>
        </table:table-row>
        <table:table-row table:style-name="ro1">
          <table:table-cell table:formula="of:=[.A203]+20" office:value-type="float" office:value="4040" calcext:value-type="float">
            <text:p>40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3]+[.$M$153]" office:value-type="float" office:value="45.8199999999998" calcext:value-type="float">
            <text:p>45.8199999999998</text:p>
          </table:table-cell>
          <table:table-cell/>
          <table:table-cell table:formula="of:=[.E203]+[.$N$153]" office:value-type="float" office:value="6.23999999999998" calcext:value-type="float">
            <text:p>6.2</text:p>
          </table:table-cell>
          <table:table-cell office:value-type="float" office:value="1.1" calcext:value-type="float">
            <text:p>1.1</text:p>
          </table:table-cell>
          <table:table-cell table:formula="of:=[.B204]+-1*SUM([.C204:.F204])" office:value-type="float" office:value="-53.1599999999998" calcext:value-type="float">
            <text:p>-53.2</text:p>
          </table:table-cell>
          <table:table-cell table:number-columns-repeated="10"/>
        </table:table-row>
        <table:table-row table:style-name="ro1">
          <table:table-cell table:formula="of:=[.A204]+20" office:value-type="float" office:value="4060" calcext:value-type="float">
            <text:p>40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4]+[.$M$153]" office:value-type="float" office:value="45.9799999999998" calcext:value-type="float">
            <text:p>45.9799999999998</text:p>
          </table:table-cell>
          <table:table-cell/>
          <table:table-cell table:formula="of:=[.E204]+[.$N$153]" office:value-type="float" office:value="6.25999999999998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table:formula="of:=[.B205]+-1*SUM([.C205:.F205])" office:value-type="float" office:value="-53.3399999999998" calcext:value-type="float">
            <text:p>-53.3</text:p>
          </table:table-cell>
          <table:table-cell table:number-columns-repeated="10"/>
        </table:table-row>
        <table:table-row table:style-name="ro1">
          <table:table-cell table:formula="of:=[.A205]+20" office:value-type="float" office:value="4080" calcext:value-type="float">
            <text:p>40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5]+[.$M$153]" office:value-type="float" office:value="46.1399999999998" calcext:value-type="float">
            <text:p>46.1399999999998</text:p>
          </table:table-cell>
          <table:table-cell/>
          <table:table-cell table:formula="of:=[.E205]+[.$N$153]" office:value-type="float" office:value="6.27999999999998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table:formula="of:=[.B206]+-1*SUM([.C206:.F206])" office:value-type="float" office:value="-53.5199999999998" calcext:value-type="float">
            <text:p>-53.5</text:p>
          </table:table-cell>
          <table:table-cell table:number-columns-repeated="10"/>
        </table:table-row>
        <table:table-row table:style-name="ro1">
          <table:table-cell table:formula="of:=[.A206]+20" office:value-type="float" office:value="4100" calcext:value-type="float">
            <text:p>41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6]+[.$M$153]" office:value-type="float" office:value="46.2999999999998" calcext:value-type="float">
            <text:p>46.2999999999998</text:p>
          </table:table-cell>
          <table:table-cell/>
          <table:table-cell table:formula="of:=[.E206]+[.$N$153]" office:value-type="float" office:value="6.29999999999998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table:formula="of:=[.B207]+-1*SUM([.C207:.F207])" office:value-type="float" office:value="-53.6999999999998" calcext:value-type="float">
            <text:p>-53.7</text:p>
          </table:table-cell>
          <table:table-cell table:number-columns-repeated="10"/>
        </table:table-row>
        <table:table-row table:style-name="ro1">
          <table:table-cell table:formula="of:=[.A207]+20" office:value-type="float" office:value="4120" calcext:value-type="float">
            <text:p>41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7]+[.$M$153]" office:value-type="float" office:value="46.4599999999998" calcext:value-type="float">
            <text:p>46.4599999999998</text:p>
          </table:table-cell>
          <table:table-cell/>
          <table:table-cell table:formula="of:=[.E207]+[.$N$153]" office:value-type="float" office:value="6.31999999999998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table:formula="of:=[.B208]+-1*SUM([.C208:.F208])" office:value-type="float" office:value="-53.8799999999998" calcext:value-type="float">
            <text:p>-53.9</text:p>
          </table:table-cell>
          <table:table-cell table:number-columns-repeated="10"/>
        </table:table-row>
        <table:table-row table:style-name="ro1">
          <table:table-cell table:formula="of:=[.A208]+20" office:value-type="float" office:value="4140" calcext:value-type="float">
            <text:p>41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8]+[.$M$153]" office:value-type="float" office:value="46.6199999999998" calcext:value-type="float">
            <text:p>46.6199999999998</text:p>
          </table:table-cell>
          <table:table-cell/>
          <table:table-cell table:formula="of:=[.E208]+[.$N$153]" office:value-type="float" office:value="6.33999999999998" calcext:value-type="float">
            <text:p>6.3</text:p>
          </table:table-cell>
          <table:table-cell office:value-type="float" office:value="1.1" calcext:value-type="float">
            <text:p>1.1</text:p>
          </table:table-cell>
          <table:table-cell table:formula="of:=[.B209]+-1*SUM([.C209:.F209])" office:value-type="float" office:value="-54.0599999999998" calcext:value-type="float">
            <text:p>-54.1</text:p>
          </table:table-cell>
          <table:table-cell table:number-columns-repeated="10"/>
        </table:table-row>
        <table:table-row table:style-name="ro1">
          <table:table-cell table:formula="of:=[.A209]+20" office:value-type="float" office:value="4160" calcext:value-type="float">
            <text:p>41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09]+[.$M$153]" office:value-type="float" office:value="46.7799999999998" calcext:value-type="float">
            <text:p>46.7799999999998</text:p>
          </table:table-cell>
          <table:table-cell/>
          <table:table-cell table:formula="of:=[.E209]+[.$N$153]" office:value-type="float" office:value="6.35999999999998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formula="of:=[.B210]+-1*SUM([.C210:.F210])" office:value-type="float" office:value="-54.2399999999998" calcext:value-type="float">
            <text:p>-54.2</text:p>
          </table:table-cell>
          <table:table-cell table:number-columns-repeated="10"/>
        </table:table-row>
        <table:table-row table:style-name="ro1">
          <table:table-cell table:formula="of:=[.A210]+20" office:value-type="float" office:value="4180" calcext:value-type="float">
            <text:p>41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0]+[.$M$153]" office:value-type="float" office:value="46.9399999999998" calcext:value-type="float">
            <text:p>46.9399999999998</text:p>
          </table:table-cell>
          <table:table-cell/>
          <table:table-cell table:formula="of:=[.E210]+[.$N$153]" office:value-type="float" office:value="6.37999999999998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formula="of:=[.B211]+-1*SUM([.C211:.F211])" office:value-type="float" office:value="-54.4199999999998" calcext:value-type="float">
            <text:p>-54.4</text:p>
          </table:table-cell>
          <table:table-cell table:number-columns-repeated="10"/>
        </table:table-row>
        <table:table-row table:style-name="ro1">
          <table:table-cell table:formula="of:=[.A211]+20" office:value-type="float" office:value="4200" calcext:value-type="float">
            <text:p>42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1]+[.$M$153]" office:value-type="float" office:value="47.0999999999998" calcext:value-type="float">
            <text:p>47.0999999999998</text:p>
          </table:table-cell>
          <table:table-cell/>
          <table:table-cell table:formula="of:=[.E211]+[.$N$153]" office:value-type="float" office:value="6.39999999999997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formula="of:=[.B212]+-1*SUM([.C212:.F212])" office:value-type="float" office:value="-54.5999999999998" calcext:value-type="float">
            <text:p>-54.6</text:p>
          </table:table-cell>
          <table:table-cell table:number-columns-repeated="10"/>
        </table:table-row>
        <table:table-row table:style-name="ro1">
          <table:table-cell table:formula="of:=[.A212]+20" office:value-type="float" office:value="4220" calcext:value-type="float">
            <text:p>42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2]+[.$M$153]" office:value-type="float" office:value="47.2599999999998" calcext:value-type="float">
            <text:p>47.2599999999998</text:p>
          </table:table-cell>
          <table:table-cell/>
          <table:table-cell table:formula="of:=[.E212]+[.$N$153]" office:value-type="float" office:value="6.41999999999997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formula="of:=[.B213]+-1*SUM([.C213:.F213])" office:value-type="float" office:value="-54.7799999999998" calcext:value-type="float">
            <text:p>-54.8</text:p>
          </table:table-cell>
          <table:table-cell table:number-columns-repeated="10"/>
        </table:table-row>
        <table:table-row table:style-name="ro1">
          <table:table-cell table:formula="of:=[.A213]+20" office:value-type="float" office:value="4240" calcext:value-type="float">
            <text:p>42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3]+[.$M$153]" office:value-type="float" office:value="47.4199999999998" calcext:value-type="float">
            <text:p>47.4199999999998</text:p>
          </table:table-cell>
          <table:table-cell/>
          <table:table-cell table:formula="of:=[.E213]+[.$N$153]" office:value-type="float" office:value="6.43999999999997" calcext:value-type="float">
            <text:p>6.4</text:p>
          </table:table-cell>
          <table:table-cell office:value-type="float" office:value="1.1" calcext:value-type="float">
            <text:p>1.1</text:p>
          </table:table-cell>
          <table:table-cell table:formula="of:=[.B214]+-1*SUM([.C214:.F214])" office:value-type="float" office:value="-54.9599999999998" calcext:value-type="float">
            <text:p>-55.0</text:p>
          </table:table-cell>
          <table:table-cell table:number-columns-repeated="10"/>
        </table:table-row>
        <table:table-row table:style-name="ro1">
          <table:table-cell table:formula="of:=[.A214]+20" office:value-type="float" office:value="4260" calcext:value-type="float">
            <text:p>42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4]+[.$M$153]" office:value-type="float" office:value="47.5799999999998" calcext:value-type="float">
            <text:p>47.5799999999998</text:p>
          </table:table-cell>
          <table:table-cell/>
          <table:table-cell table:formula="of:=[.E214]+[.$N$153]" office:value-type="float" office:value="6.45999999999997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table:formula="of:=[.B215]+-1*SUM([.C215:.F215])" office:value-type="float" office:value="-55.1399999999998" calcext:value-type="float">
            <text:p>-55.1</text:p>
          </table:table-cell>
          <table:table-cell table:number-columns-repeated="10"/>
        </table:table-row>
        <table:table-row table:style-name="ro1">
          <table:table-cell table:formula="of:=[.A215]+20" office:value-type="float" office:value="4280" calcext:value-type="float">
            <text:p>42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5]+[.$M$153]" office:value-type="float" office:value="47.7399999999998" calcext:value-type="float">
            <text:p>47.7399999999998</text:p>
          </table:table-cell>
          <table:table-cell/>
          <table:table-cell table:formula="of:=[.E215]+[.$N$153]" office:value-type="float" office:value="6.47999999999997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table:formula="of:=[.B216]+-1*SUM([.C216:.F216])" office:value-type="float" office:value="-55.3199999999998" calcext:value-type="float">
            <text:p>-55.3</text:p>
          </table:table-cell>
          <table:table-cell table:number-columns-repeated="10"/>
        </table:table-row>
        <table:table-row table:style-name="ro1">
          <table:table-cell table:formula="of:=[.A216]+20" office:value-type="float" office:value="4300" calcext:value-type="float">
            <text:p>43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6]+[.$M$153]" office:value-type="float" office:value="47.8999999999998" calcext:value-type="float">
            <text:p>47.8999999999998</text:p>
          </table:table-cell>
          <table:table-cell/>
          <table:table-cell table:formula="of:=[.E216]+[.$N$153]" office:value-type="float" office:value="6.49999999999997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table:formula="of:=[.B217]+-1*SUM([.C217:.F217])" office:value-type="float" office:value="-55.4999999999998" calcext:value-type="float">
            <text:p>-55.5</text:p>
          </table:table-cell>
          <table:table-cell table:number-columns-repeated="10"/>
        </table:table-row>
        <table:table-row table:style-name="ro1">
          <table:table-cell table:formula="of:=[.A217]+20" office:value-type="float" office:value="4320" calcext:value-type="float">
            <text:p>43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7]+[.$M$153]" office:value-type="float" office:value="48.0599999999998" calcext:value-type="float">
            <text:p>48.0599999999998</text:p>
          </table:table-cell>
          <table:table-cell/>
          <table:table-cell table:formula="of:=[.E217]+[.$N$153]" office:value-type="float" office:value="6.51999999999997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table:formula="of:=[.B218]+-1*SUM([.C218:.F218])" office:value-type="float" office:value="-55.6799999999998" calcext:value-type="float">
            <text:p>-55.7</text:p>
          </table:table-cell>
          <table:table-cell table:number-columns-repeated="10"/>
        </table:table-row>
        <table:table-row table:style-name="ro1">
          <table:table-cell table:formula="of:=[.A218]+20" office:value-type="float" office:value="4340" calcext:value-type="float">
            <text:p>43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8]+[.$M$153]" office:value-type="float" office:value="48.2199999999998" calcext:value-type="float">
            <text:p>48.2199999999998</text:p>
          </table:table-cell>
          <table:table-cell/>
          <table:table-cell table:formula="of:=[.E218]+[.$N$153]" office:value-type="float" office:value="6.53999999999997" calcext:value-type="float">
            <text:p>6.5</text:p>
          </table:table-cell>
          <table:table-cell office:value-type="float" office:value="1.1" calcext:value-type="float">
            <text:p>1.1</text:p>
          </table:table-cell>
          <table:table-cell table:formula="of:=[.B219]+-1*SUM([.C219:.F219])" office:value-type="float" office:value="-55.8599999999997" calcext:value-type="float">
            <text:p>-55.9</text:p>
          </table:table-cell>
          <table:table-cell table:number-columns-repeated="10"/>
        </table:table-row>
        <table:table-row table:style-name="ro1">
          <table:table-cell table:formula="of:=[.A219]+20" office:value-type="float" office:value="4360" calcext:value-type="float">
            <text:p>43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19]+[.$M$153]" office:value-type="float" office:value="48.3799999999998" calcext:value-type="float">
            <text:p>48.3799999999998</text:p>
          </table:table-cell>
          <table:table-cell/>
          <table:table-cell table:formula="of:=[.E219]+[.$N$153]" office:value-type="float" office:value="6.55999999999997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table:formula="of:=[.B220]+-1*SUM([.C220:.F220])" office:value-type="float" office:value="-56.0399999999997" calcext:value-type="float">
            <text:p>-56.0</text:p>
          </table:table-cell>
          <table:table-cell table:number-columns-repeated="10"/>
        </table:table-row>
        <table:table-row table:style-name="ro1">
          <table:table-cell table:formula="of:=[.A220]+20" office:value-type="float" office:value="4380" calcext:value-type="float">
            <text:p>43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0]+[.$M$153]" office:value-type="float" office:value="48.5399999999998" calcext:value-type="float">
            <text:p>48.5399999999998</text:p>
          </table:table-cell>
          <table:table-cell/>
          <table:table-cell table:formula="of:=[.E220]+[.$N$153]" office:value-type="float" office:value="6.57999999999997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table:formula="of:=[.B221]+-1*SUM([.C221:.F221])" office:value-type="float" office:value="-56.2199999999997" calcext:value-type="float">
            <text:p>-56.2</text:p>
          </table:table-cell>
          <table:table-cell table:number-columns-repeated="10"/>
        </table:table-row>
        <table:table-row table:style-name="ro1">
          <table:table-cell table:formula="of:=[.A221]+20" office:value-type="float" office:value="4400" calcext:value-type="float">
            <text:p>44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1]+[.$M$153]" office:value-type="float" office:value="48.6999999999998" calcext:value-type="float">
            <text:p>48.6999999999998</text:p>
          </table:table-cell>
          <table:table-cell/>
          <table:table-cell table:formula="of:=[.E221]+[.$N$153]" office:value-type="float" office:value="6.59999999999997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table:formula="of:=[.B222]+-1*SUM([.C222:.F222])" office:value-type="float" office:value="-56.3999999999997" calcext:value-type="float">
            <text:p>-56.4</text:p>
          </table:table-cell>
          <table:table-cell table:number-columns-repeated="10"/>
        </table:table-row>
        <table:table-row table:style-name="ro1">
          <table:table-cell table:formula="of:=[.A222]+20" office:value-type="float" office:value="4420" calcext:value-type="float">
            <text:p>44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2]+[.$M$153]" office:value-type="float" office:value="48.8599999999998" calcext:value-type="float">
            <text:p>48.8599999999998</text:p>
          </table:table-cell>
          <table:table-cell/>
          <table:table-cell table:formula="of:=[.E222]+[.$N$153]" office:value-type="float" office:value="6.61999999999997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table:formula="of:=[.B223]+-1*SUM([.C223:.F223])" office:value-type="float" office:value="-56.5799999999997" calcext:value-type="float">
            <text:p>-56.6</text:p>
          </table:table-cell>
          <table:table-cell table:number-columns-repeated="10"/>
        </table:table-row>
        <table:table-row table:style-name="ro1">
          <table:table-cell table:formula="of:=[.A223]+20" office:value-type="float" office:value="4440" calcext:value-type="float">
            <text:p>44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3]+[.$M$153]" office:value-type="float" office:value="49.0199999999998" calcext:value-type="float">
            <text:p>49.0199999999998</text:p>
          </table:table-cell>
          <table:table-cell/>
          <table:table-cell table:formula="of:=[.E223]+[.$N$153]" office:value-type="float" office:value="6.63999999999997" calcext:value-type="float">
            <text:p>6.6</text:p>
          </table:table-cell>
          <table:table-cell office:value-type="float" office:value="1.1" calcext:value-type="float">
            <text:p>1.1</text:p>
          </table:table-cell>
          <table:table-cell table:formula="of:=[.B224]+-1*SUM([.C224:.F224])" office:value-type="float" office:value="-56.7599999999997" calcext:value-type="float">
            <text:p>-56.8</text:p>
          </table:table-cell>
          <table:table-cell table:number-columns-repeated="10"/>
        </table:table-row>
        <table:table-row table:style-name="ro1">
          <table:table-cell table:formula="of:=[.A224]+20" office:value-type="float" office:value="4460" calcext:value-type="float">
            <text:p>44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4]+[.$M$153]" office:value-type="float" office:value="49.1799999999998" calcext:value-type="float">
            <text:p>49.1799999999998</text:p>
          </table:table-cell>
          <table:table-cell/>
          <table:table-cell table:formula="of:=[.E224]+[.$N$153]" office:value-type="float" office:value="6.6599999999999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table:formula="of:=[.B225]+-1*SUM([.C225:.F225])" office:value-type="float" office:value="-56.9399999999997" calcext:value-type="float">
            <text:p>-56.9</text:p>
          </table:table-cell>
          <table:table-cell table:number-columns-repeated="10"/>
        </table:table-row>
        <table:table-row table:style-name="ro1">
          <table:table-cell table:formula="of:=[.A225]+20" office:value-type="float" office:value="4480" calcext:value-type="float">
            <text:p>44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5]+[.$M$153]" office:value-type="float" office:value="49.3399999999997" calcext:value-type="float">
            <text:p>49.3399999999997</text:p>
          </table:table-cell>
          <table:table-cell/>
          <table:table-cell table:formula="of:=[.E225]+[.$N$153]" office:value-type="float" office:value="6.6799999999999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table:formula="of:=[.B226]+-1*SUM([.C226:.F226])" office:value-type="float" office:value="-57.1199999999997" calcext:value-type="float">
            <text:p>-57.1</text:p>
          </table:table-cell>
          <table:table-cell table:number-columns-repeated="10"/>
        </table:table-row>
        <table:table-row table:style-name="ro1">
          <table:table-cell table:formula="of:=[.A226]+20" office:value-type="float" office:value="4500" calcext:value-type="float">
            <text:p>45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6]+[.$M$153]" office:value-type="float" office:value="49.4999999999997" calcext:value-type="float">
            <text:p>49.4999999999997</text:p>
          </table:table-cell>
          <table:table-cell/>
          <table:table-cell table:formula="of:=[.E226]+[.$N$153]" office:value-type="float" office:value="6.6999999999999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table:formula="of:=[.B227]+-1*SUM([.C227:.F227])" office:value-type="float" office:value="-57.2999999999997" calcext:value-type="float">
            <text:p>-57.3</text:p>
          </table:table-cell>
          <table:table-cell table:number-columns-repeated="10"/>
        </table:table-row>
        <table:table-row table:style-name="ro1">
          <table:table-cell table:formula="of:=[.A227]+20" office:value-type="float" office:value="4520" calcext:value-type="float">
            <text:p>45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7]+[.$M$153]" office:value-type="float" office:value="49.6599999999997" calcext:value-type="float">
            <text:p>49.6599999999997</text:p>
          </table:table-cell>
          <table:table-cell/>
          <table:table-cell table:formula="of:=[.E227]+[.$N$153]" office:value-type="float" office:value="6.7199999999999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table:formula="of:=[.B228]+-1*SUM([.C228:.F228])" office:value-type="float" office:value="-57.4799999999997" calcext:value-type="float">
            <text:p>-57.5</text:p>
          </table:table-cell>
          <table:table-cell table:number-columns-repeated="10"/>
        </table:table-row>
        <table:table-row table:style-name="ro1">
          <table:table-cell table:formula="of:=[.A228]+20" office:value-type="float" office:value="4540" calcext:value-type="float">
            <text:p>45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8]+[.$M$153]" office:value-type="float" office:value="49.8199999999997" calcext:value-type="float">
            <text:p>49.8199999999997</text:p>
          </table:table-cell>
          <table:table-cell/>
          <table:table-cell table:formula="of:=[.E228]+[.$N$153]" office:value-type="float" office:value="6.7399999999999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table:formula="of:=[.B229]+-1*SUM([.C229:.F229])" office:value-type="float" office:value="-57.6599999999997" calcext:value-type="float">
            <text:p>-57.7</text:p>
          </table:table-cell>
          <table:table-cell table:number-columns-repeated="10"/>
        </table:table-row>
        <table:table-row table:style-name="ro1">
          <table:table-cell table:formula="of:=[.A229]+20" office:value-type="float" office:value="4560" calcext:value-type="float">
            <text:p>45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29]+[.$M$153]" office:value-type="float" office:value="49.9799999999997" calcext:value-type="float">
            <text:p>49.9799999999997</text:p>
          </table:table-cell>
          <table:table-cell/>
          <table:table-cell table:formula="of:=[.E229]+[.$N$153]" office:value-type="float" office:value="6.75999999999997" calcext:value-type="float">
            <text:p>6.8</text:p>
          </table:table-cell>
          <table:table-cell office:value-type="float" office:value="1.1" calcext:value-type="float">
            <text:p>1.1</text:p>
          </table:table-cell>
          <table:table-cell table:formula="of:=[.B230]+-1*SUM([.C230:.F230])" office:value-type="float" office:value="-57.8399999999997" calcext:value-type="float">
            <text:p>-57.8</text:p>
          </table:table-cell>
          <table:table-cell table:number-columns-repeated="10"/>
        </table:table-row>
        <table:table-row table:style-name="ro1">
          <table:table-cell table:formula="of:=[.A230]+20" office:value-type="float" office:value="4580" calcext:value-type="float">
            <text:p>45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0]+[.$M$153]" office:value-type="float" office:value="50.1399999999997" calcext:value-type="float">
            <text:p>50.1399999999997</text:p>
          </table:table-cell>
          <table:table-cell/>
          <table:table-cell table:formula="of:=[.E230]+[.$N$153]" office:value-type="float" office:value="6.77999999999997" calcext:value-type="float">
            <text:p>6.8</text:p>
          </table:table-cell>
          <table:table-cell office:value-type="float" office:value="1.1" calcext:value-type="float">
            <text:p>1.1</text:p>
          </table:table-cell>
          <table:table-cell table:formula="of:=[.B231]+-1*SUM([.C231:.F231])" office:value-type="float" office:value="-58.0199999999997" calcext:value-type="float">
            <text:p>-58.0</text:p>
          </table:table-cell>
          <table:table-cell table:number-columns-repeated="10"/>
        </table:table-row>
        <table:table-row table:style-name="ro1">
          <table:table-cell table:formula="of:=[.A231]+20" office:value-type="float" office:value="4600" calcext:value-type="float">
            <text:p>46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1]+[.$M$153]" office:value-type="float" office:value="50.2999999999997" calcext:value-type="float">
            <text:p>50.2999999999997</text:p>
          </table:table-cell>
          <table:table-cell/>
          <table:table-cell table:formula="of:=[.E231]+[.$N$153]" office:value-type="float" office:value="6.79999999999997" calcext:value-type="float">
            <text:p>6.8</text:p>
          </table:table-cell>
          <table:table-cell office:value-type="float" office:value="1.1" calcext:value-type="float">
            <text:p>1.1</text:p>
          </table:table-cell>
          <table:table-cell table:formula="of:=[.B232]+-1*SUM([.C232:.F232])" office:value-type="float" office:value="-58.1999999999997" calcext:value-type="float">
            <text:p>-58.2</text:p>
          </table:table-cell>
          <table:table-cell table:number-columns-repeated="10"/>
        </table:table-row>
        <table:table-row table:style-name="ro1">
          <table:table-cell table:formula="of:=[.A232]+20" office:value-type="float" office:value="4620" calcext:value-type="float">
            <text:p>46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2]+[.$M$153]" office:value-type="float" office:value="50.4599999999997" calcext:value-type="float">
            <text:p>50.4599999999997</text:p>
          </table:table-cell>
          <table:table-cell/>
          <table:table-cell table:formula="of:=[.E232]+[.$N$153]" office:value-type="float" office:value="6.81999999999997" calcext:value-type="float">
            <text:p>6.8</text:p>
          </table:table-cell>
          <table:table-cell office:value-type="float" office:value="1.1" calcext:value-type="float">
            <text:p>1.1</text:p>
          </table:table-cell>
          <table:table-cell table:formula="of:=[.B233]+-1*SUM([.C233:.F233])" office:value-type="float" office:value="-58.3799999999997" calcext:value-type="float">
            <text:p>-58.4</text:p>
          </table:table-cell>
          <table:table-cell table:number-columns-repeated="10"/>
        </table:table-row>
        <table:table-row table:style-name="ro1">
          <table:table-cell table:formula="of:=[.A233]+20" office:value-type="float" office:value="4640" calcext:value-type="float">
            <text:p>46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3]+[.$M$153]" office:value-type="float" office:value="50.6199999999997" calcext:value-type="float">
            <text:p>50.6199999999997</text:p>
          </table:table-cell>
          <table:table-cell/>
          <table:table-cell table:formula="of:=[.E233]+[.$N$153]" office:value-type="float" office:value="6.83999999999997" calcext:value-type="float">
            <text:p>6.8</text:p>
          </table:table-cell>
          <table:table-cell office:value-type="float" office:value="1.1" calcext:value-type="float">
            <text:p>1.1</text:p>
          </table:table-cell>
          <table:table-cell table:formula="of:=[.B234]+-1*SUM([.C234:.F234])" office:value-type="float" office:value="-58.5599999999997" calcext:value-type="float">
            <text:p>-58.6</text:p>
          </table:table-cell>
          <table:table-cell table:number-columns-repeated="10"/>
        </table:table-row>
        <table:table-row table:style-name="ro1">
          <table:table-cell table:formula="of:=[.A234]+20" office:value-type="float" office:value="4660" calcext:value-type="float">
            <text:p>46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4]+[.$M$153]" office:value-type="float" office:value="50.7799999999997" calcext:value-type="float">
            <text:p>50.7799999999997</text:p>
          </table:table-cell>
          <table:table-cell/>
          <table:table-cell table:formula="of:=[.E234]+[.$N$153]" office:value-type="float" office:value="6.85999999999997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table:formula="of:=[.B235]+-1*SUM([.C235:.F235])" office:value-type="float" office:value="-58.7399999999997" calcext:value-type="float">
            <text:p>-58.7</text:p>
          </table:table-cell>
          <table:table-cell table:number-columns-repeated="10"/>
        </table:table-row>
        <table:table-row table:style-name="ro1">
          <table:table-cell table:formula="of:=[.A235]+20" office:value-type="float" office:value="4680" calcext:value-type="float">
            <text:p>46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5]+[.$M$153]" office:value-type="float" office:value="50.9399999999997" calcext:value-type="float">
            <text:p>50.9399999999997</text:p>
          </table:table-cell>
          <table:table-cell/>
          <table:table-cell table:formula="of:=[.E235]+[.$N$153]" office:value-type="float" office:value="6.87999999999996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table:formula="of:=[.B236]+-1*SUM([.C236:.F236])" office:value-type="float" office:value="-58.9199999999997" calcext:value-type="float">
            <text:p>-58.9</text:p>
          </table:table-cell>
          <table:table-cell table:number-columns-repeated="10"/>
        </table:table-row>
        <table:table-row table:style-name="ro1">
          <table:table-cell table:formula="of:=[.A236]+20" office:value-type="float" office:value="4700" calcext:value-type="float">
            <text:p>47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6]+[.$M$153]" office:value-type="float" office:value="51.0999999999997" calcext:value-type="float">
            <text:p>51.0999999999997</text:p>
          </table:table-cell>
          <table:table-cell/>
          <table:table-cell table:formula="of:=[.E236]+[.$N$153]" office:value-type="float" office:value="6.89999999999996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table:formula="of:=[.B237]+-1*SUM([.C237:.F237])" office:value-type="float" office:value="-59.0999999999997" calcext:value-type="float">
            <text:p>-59.1</text:p>
          </table:table-cell>
          <table:table-cell table:number-columns-repeated="10"/>
        </table:table-row>
        <table:table-row table:style-name="ro1">
          <table:table-cell table:formula="of:=[.A237]+20" office:value-type="float" office:value="4720" calcext:value-type="float">
            <text:p>47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7]+[.$M$153]" office:value-type="float" office:value="51.2599999999997" calcext:value-type="float">
            <text:p>51.2599999999997</text:p>
          </table:table-cell>
          <table:table-cell/>
          <table:table-cell table:formula="of:=[.E237]+[.$N$153]" office:value-type="float" office:value="6.91999999999996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table:formula="of:=[.B238]+-1*SUM([.C238:.F238])" office:value-type="float" office:value="-59.2799999999997" calcext:value-type="float">
            <text:p>-59.3</text:p>
          </table:table-cell>
          <table:table-cell table:number-columns-repeated="10"/>
        </table:table-row>
        <table:table-row table:style-name="ro1">
          <table:table-cell table:formula="of:=[.A238]+20" office:value-type="float" office:value="4740" calcext:value-type="float">
            <text:p>47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8]+[.$M$153]" office:value-type="float" office:value="51.4199999999997" calcext:value-type="float">
            <text:p>51.4199999999997</text:p>
          </table:table-cell>
          <table:table-cell/>
          <table:table-cell table:formula="of:=[.E238]+[.$N$153]" office:value-type="float" office:value="6.93999999999996" calcext:value-type="float">
            <text:p>6.9</text:p>
          </table:table-cell>
          <table:table-cell office:value-type="float" office:value="1.1" calcext:value-type="float">
            <text:p>1.1</text:p>
          </table:table-cell>
          <table:table-cell table:formula="of:=[.B239]+-1*SUM([.C239:.F239])" office:value-type="float" office:value="-59.4599999999997" calcext:value-type="float">
            <text:p>-59.5</text:p>
          </table:table-cell>
          <table:table-cell table:number-columns-repeated="10"/>
        </table:table-row>
        <table:table-row table:style-name="ro1">
          <table:table-cell table:formula="of:=[.A239]+20" office:value-type="float" office:value="4760" calcext:value-type="float">
            <text:p>47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39]+[.$M$153]" office:value-type="float" office:value="51.5799999999997" calcext:value-type="float">
            <text:p>51.5799999999997</text:p>
          </table:table-cell>
          <table:table-cell/>
          <table:table-cell table:formula="of:=[.E239]+[.$N$153]" office:value-type="float" office:value="6.95999999999996" calcext:value-type="float">
            <text:p>7.0</text:p>
          </table:table-cell>
          <table:table-cell office:value-type="float" office:value="1.1" calcext:value-type="float">
            <text:p>1.1</text:p>
          </table:table-cell>
          <table:table-cell table:formula="of:=[.B240]+-1*SUM([.C240:.F240])" office:value-type="float" office:value="-59.6399999999997" calcext:value-type="float">
            <text:p>-59.6</text:p>
          </table:table-cell>
          <table:table-cell table:number-columns-repeated="10"/>
        </table:table-row>
        <table:table-row table:style-name="ro1">
          <table:table-cell table:formula="of:=[.A240]+20" office:value-type="float" office:value="4780" calcext:value-type="float">
            <text:p>47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0]+[.$M$153]" office:value-type="float" office:value="51.7399999999997" calcext:value-type="float">
            <text:p>51.7399999999997</text:p>
          </table:table-cell>
          <table:table-cell/>
          <table:table-cell table:formula="of:=[.E240]+[.$N$153]" office:value-type="float" office:value="6.97999999999996" calcext:value-type="float">
            <text:p>7.0</text:p>
          </table:table-cell>
          <table:table-cell office:value-type="float" office:value="1.1" calcext:value-type="float">
            <text:p>1.1</text:p>
          </table:table-cell>
          <table:table-cell table:formula="of:=[.B241]+-1*SUM([.C241:.F241])" office:value-type="float" office:value="-59.8199999999997" calcext:value-type="float">
            <text:p>-59.8</text:p>
          </table:table-cell>
          <table:table-cell table:number-columns-repeated="10"/>
        </table:table-row>
        <table:table-row table:style-name="ro1">
          <table:table-cell table:formula="of:=[.A241]+20" office:value-type="float" office:value="4800" calcext:value-type="float">
            <text:p>48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1]+[.$M$153]" office:value-type="float" office:value="51.8999999999997" calcext:value-type="float">
            <text:p>51.8999999999997</text:p>
          </table:table-cell>
          <table:table-cell/>
          <table:table-cell table:formula="of:=[.E241]+[.$N$153]" office:value-type="float" office:value="6.99999999999996" calcext:value-type="float">
            <text:p>7.0</text:p>
          </table:table-cell>
          <table:table-cell office:value-type="float" office:value="1.1" calcext:value-type="float">
            <text:p>1.1</text:p>
          </table:table-cell>
          <table:table-cell table:formula="of:=[.B242]+-1*SUM([.C242:.F242])" office:value-type="float" office:value="-59.9999999999997" calcext:value-type="float">
            <text:p>-60.0</text:p>
          </table:table-cell>
          <table:table-cell table:number-columns-repeated="10"/>
        </table:table-row>
        <table:table-row table:style-name="ro1">
          <table:table-cell table:formula="of:=[.A242]+20" office:value-type="float" office:value="4820" calcext:value-type="float">
            <text:p>48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2]+[.$M$153]" office:value-type="float" office:value="52.0599999999997" calcext:value-type="float">
            <text:p>52.0599999999997</text:p>
          </table:table-cell>
          <table:table-cell/>
          <table:table-cell table:formula="of:=[.E242]+[.$N$153]" office:value-type="float" office:value="7.01999999999996" calcext:value-type="float">
            <text:p>7.0</text:p>
          </table:table-cell>
          <table:table-cell office:value-type="float" office:value="1.1" calcext:value-type="float">
            <text:p>1.1</text:p>
          </table:table-cell>
          <table:table-cell table:formula="of:=[.B243]+-1*SUM([.C243:.F243])" office:value-type="float" office:value="-60.1799999999997" calcext:value-type="float">
            <text:p>-60.2</text:p>
          </table:table-cell>
          <table:table-cell table:number-columns-repeated="10"/>
        </table:table-row>
        <table:table-row table:style-name="ro1">
          <table:table-cell table:formula="of:=[.A243]+20" office:value-type="float" office:value="4840" calcext:value-type="float">
            <text:p>48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3]+[.$M$153]" office:value-type="float" office:value="52.2199999999997" calcext:value-type="float">
            <text:p>52.2199999999997</text:p>
          </table:table-cell>
          <table:table-cell/>
          <table:table-cell table:formula="of:=[.E243]+[.$N$153]" office:value-type="float" office:value="7.03999999999996" calcext:value-type="float">
            <text:p>7.0</text:p>
          </table:table-cell>
          <table:table-cell office:value-type="float" office:value="1.1" calcext:value-type="float">
            <text:p>1.1</text:p>
          </table:table-cell>
          <table:table-cell table:formula="of:=[.B244]+-1*SUM([.C244:.F244])" office:value-type="float" office:value="-60.3599999999996" calcext:value-type="float">
            <text:p>-60.4</text:p>
          </table:table-cell>
          <table:table-cell table:number-columns-repeated="10"/>
        </table:table-row>
        <table:table-row table:style-name="ro1">
          <table:table-cell table:formula="of:=[.A244]+20" office:value-type="float" office:value="4860" calcext:value-type="float">
            <text:p>48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4]+[.$M$153]" office:value-type="float" office:value="52.3799999999997" calcext:value-type="float">
            <text:p>52.3799999999997</text:p>
          </table:table-cell>
          <table:table-cell/>
          <table:table-cell table:formula="of:=[.E244]+[.$N$153]" office:value-type="float" office:value="7.05999999999996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table:formula="of:=[.B245]+-1*SUM([.C245:.F245])" office:value-type="float" office:value="-60.5399999999997" calcext:value-type="float">
            <text:p>-60.5</text:p>
          </table:table-cell>
          <table:table-cell table:number-columns-repeated="10"/>
        </table:table-row>
        <table:table-row table:style-name="ro1">
          <table:table-cell table:formula="of:=[.A245]+20" office:value-type="float" office:value="4880" calcext:value-type="float">
            <text:p>48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5]+[.$M$153]" office:value-type="float" office:value="52.5399999999997" calcext:value-type="float">
            <text:p>52.5399999999997</text:p>
          </table:table-cell>
          <table:table-cell/>
          <table:table-cell table:formula="of:=[.E245]+[.$N$153]" office:value-type="float" office:value="7.07999999999996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table:formula="of:=[.B246]+-1*SUM([.C246:.F246])" office:value-type="float" office:value="-60.7199999999996" calcext:value-type="float">
            <text:p>-60.7</text:p>
          </table:table-cell>
          <table:table-cell table:number-columns-repeated="10"/>
        </table:table-row>
        <table:table-row table:style-name="ro1">
          <table:table-cell table:formula="of:=[.A246]+20" office:value-type="float" office:value="4900" calcext:value-type="float">
            <text:p>49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6]+[.$M$153]" office:value-type="float" office:value="52.6999999999997" calcext:value-type="float">
            <text:p>52.6999999999997</text:p>
          </table:table-cell>
          <table:table-cell/>
          <table:table-cell table:formula="of:=[.E246]+[.$N$153]" office:value-type="float" office:value="7.09999999999996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table:formula="of:=[.B247]+-1*SUM([.C247:.F247])" office:value-type="float" office:value="-60.8999999999996" calcext:value-type="float">
            <text:p>-60.9</text:p>
          </table:table-cell>
          <table:table-cell table:number-columns-repeated="10"/>
        </table:table-row>
        <table:table-row table:style-name="ro1">
          <table:table-cell table:formula="of:=[.A247]+20" office:value-type="float" office:value="4920" calcext:value-type="float">
            <text:p>49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7]+[.$M$153]" office:value-type="float" office:value="52.8599999999997" calcext:value-type="float">
            <text:p>52.8599999999997</text:p>
          </table:table-cell>
          <table:table-cell/>
          <table:table-cell table:formula="of:=[.E247]+[.$N$153]" office:value-type="float" office:value="7.11999999999996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table:formula="of:=[.B248]+-1*SUM([.C248:.F248])" office:value-type="float" office:value="-61.0799999999996" calcext:value-type="float">
            <text:p>-61.1</text:p>
          </table:table-cell>
          <table:table-cell table:number-columns-repeated="10"/>
        </table:table-row>
        <table:table-row table:style-name="ro1">
          <table:table-cell table:formula="of:=[.A248]+20" office:value-type="float" office:value="4940" calcext:value-type="float">
            <text:p>49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8]+[.$M$153]" office:value-type="float" office:value="53.0199999999997" calcext:value-type="float">
            <text:p>53.0199999999997</text:p>
          </table:table-cell>
          <table:table-cell/>
          <table:table-cell table:formula="of:=[.E248]+[.$N$153]" office:value-type="float" office:value="7.13999999999996" calcext:value-type="float">
            <text:p>7.1</text:p>
          </table:table-cell>
          <table:table-cell office:value-type="float" office:value="1.1" calcext:value-type="float">
            <text:p>1.1</text:p>
          </table:table-cell>
          <table:table-cell table:formula="of:=[.B249]+-1*SUM([.C249:.F249])" office:value-type="float" office:value="-61.2599999999996" calcext:value-type="float">
            <text:p>-61.3</text:p>
          </table:table-cell>
          <table:table-cell table:number-columns-repeated="10"/>
        </table:table-row>
        <table:table-row table:style-name="ro1">
          <table:table-cell table:formula="of:=[.A249]+20" office:value-type="float" office:value="4960" calcext:value-type="float">
            <text:p>49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49]+[.$M$153]" office:value-type="float" office:value="53.1799999999997" calcext:value-type="float">
            <text:p>53.1799999999997</text:p>
          </table:table-cell>
          <table:table-cell/>
          <table:table-cell table:formula="of:=[.E249]+[.$N$153]" office:value-type="float" office:value="7.15999999999996" calcext:value-type="float">
            <text:p>7.2</text:p>
          </table:table-cell>
          <table:table-cell office:value-type="float" office:value="1.1" calcext:value-type="float">
            <text:p>1.1</text:p>
          </table:table-cell>
          <table:table-cell table:formula="of:=[.B250]+-1*SUM([.C250:.F250])" office:value-type="float" office:value="-61.4399999999996" calcext:value-type="float">
            <text:p>-61.4</text:p>
          </table:table-cell>
          <table:table-cell table:number-columns-repeated="10"/>
        </table:table-row>
        <table:table-row table:style-name="ro1">
          <table:table-cell table:formula="of:=[.A250]+20" office:value-type="float" office:value="4980" calcext:value-type="float">
            <text:p>49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0]+[.$M$153]" office:value-type="float" office:value="53.3399999999997" calcext:value-type="float">
            <text:p>53.3399999999997</text:p>
          </table:table-cell>
          <table:table-cell/>
          <table:table-cell table:formula="of:=[.E250]+[.$N$153]" office:value-type="float" office:value="7.17999999999996" calcext:value-type="float">
            <text:p>7.2</text:p>
          </table:table-cell>
          <table:table-cell office:value-type="float" office:value="1.1" calcext:value-type="float">
            <text:p>1.1</text:p>
          </table:table-cell>
          <table:table-cell table:formula="of:=[.B251]+-1*SUM([.C251:.F251])" office:value-type="float" office:value="-61.6199999999996" calcext:value-type="float">
            <text:p>-61.6</text:p>
          </table:table-cell>
          <table:table-cell table:number-columns-repeated="10"/>
        </table:table-row>
        <table:table-row table:style-name="ro1">
          <table:table-cell table:formula="of:=[.A251]+20" office:value-type="float" office:value="5000" calcext:value-type="float">
            <text:p>50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1]+[.$M$153]" office:value-type="float" office:value="53.4999999999997" calcext:value-type="float">
            <text:p>53.4999999999997</text:p>
          </table:table-cell>
          <table:table-cell/>
          <table:table-cell table:formula="of:=[.E251]+[.$N$153]" office:value-type="float" office:value="7.19999999999996" calcext:value-type="float">
            <text:p>7.2</text:p>
          </table:table-cell>
          <table:table-cell office:value-type="float" office:value="1.1" calcext:value-type="float">
            <text:p>1.1</text:p>
          </table:table-cell>
          <table:table-cell table:formula="of:=[.B252]+-1*SUM([.C252:.F252])" office:value-type="float" office:value="-61.7999999999996" calcext:value-type="float">
            <text:p>-61.8</text:p>
          </table:table-cell>
          <table:table-cell table:number-columns-repeated="10"/>
        </table:table-row>
        <table:table-row table:style-name="ro1">
          <table:table-cell table:formula="of:=[.A252]+20" office:value-type="float" office:value="5020" calcext:value-type="float">
            <text:p>50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2]+[.$M$153]" office:value-type="float" office:value="53.6599999999997" calcext:value-type="float">
            <text:p>53.6599999999997</text:p>
          </table:table-cell>
          <table:table-cell/>
          <table:table-cell table:formula="of:=[.E252]+[.$N$153]" office:value-type="float" office:value="7.21999999999996" calcext:value-type="float">
            <text:p>7.2</text:p>
          </table:table-cell>
          <table:table-cell office:value-type="float" office:value="1.9" calcext:value-type="float">
            <text:p>1.9</text:p>
          </table:table-cell>
          <table:table-cell table:formula="of:=[.B253]+-1*SUM([.C253:.F253])" office:value-type="float" office:value="-62.7799999999996" calcext:value-type="float">
            <text:p>-62.8</text:p>
          </table:table-cell>
          <table:table-cell table:number-columns-repeated="10"/>
        </table:table-row>
        <table:table-row table:style-name="ro1">
          <table:table-cell table:formula="of:=[.A253]+20" office:value-type="float" office:value="5040" calcext:value-type="float">
            <text:p>50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3]+[.$M$153]" office:value-type="float" office:value="53.8199999999997" calcext:value-type="float">
            <text:p>53.8199999999997</text:p>
          </table:table-cell>
          <table:table-cell/>
          <table:table-cell table:formula="of:=[.E253]+[.$N$153]" office:value-type="float" office:value="7.23999999999996" calcext:value-type="float">
            <text:p>7.2</text:p>
          </table:table-cell>
          <table:table-cell office:value-type="float" office:value="1.9" calcext:value-type="float">
            <text:p>1.9</text:p>
          </table:table-cell>
          <table:table-cell table:formula="of:=[.B254]+-1*SUM([.C254:.F254])" office:value-type="float" office:value="-62.9599999999996" calcext:value-type="float">
            <text:p>-63.0</text:p>
          </table:table-cell>
          <table:table-cell table:number-columns-repeated="10"/>
        </table:table-row>
        <table:table-row table:style-name="ro1">
          <table:table-cell table:formula="of:=[.A254]+20" office:value-type="float" office:value="5060" calcext:value-type="float">
            <text:p>50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4]+[.$M$153]" office:value-type="float" office:value="53.9799999999997" calcext:value-type="float">
            <text:p>53.9799999999997</text:p>
          </table:table-cell>
          <table:table-cell/>
          <table:table-cell table:formula="of:=[.E254]+[.$N$153]" office:value-type="float" office:value="7.25999999999996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formula="of:=[.B255]+-1*SUM([.C255:.F255])" office:value-type="float" office:value="-63.1399999999996" calcext:value-type="float">
            <text:p>-63.1</text:p>
          </table:table-cell>
          <table:table-cell table:number-columns-repeated="10"/>
        </table:table-row>
        <table:table-row table:style-name="ro1">
          <table:table-cell table:formula="of:=[.A255]+20" office:value-type="float" office:value="5080" calcext:value-type="float">
            <text:p>50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5]+[.$M$153]" office:value-type="float" office:value="54.1399999999996" calcext:value-type="float">
            <text:p>54.1399999999996</text:p>
          </table:table-cell>
          <table:table-cell/>
          <table:table-cell table:formula="of:=[.E255]+[.$N$153]" office:value-type="float" office:value="7.27999999999996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formula="of:=[.B256]+-1*SUM([.C256:.F256])" office:value-type="float" office:value="-63.3199999999996" calcext:value-type="float">
            <text:p>-63.3</text:p>
          </table:table-cell>
          <table:table-cell table:number-columns-repeated="10"/>
        </table:table-row>
        <table:table-row table:style-name="ro1">
          <table:table-cell table:formula="of:=[.A256]+20" office:value-type="float" office:value="5100" calcext:value-type="float">
            <text:p>51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6]+[.$M$153]" office:value-type="float" office:value="54.2999999999996" calcext:value-type="float">
            <text:p>54.2999999999996</text:p>
          </table:table-cell>
          <table:table-cell/>
          <table:table-cell table:formula="of:=[.E256]+[.$N$153]" office:value-type="float" office:value="7.29999999999996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formula="of:=[.B257]+-1*SUM([.C257:.F257])" office:value-type="float" office:value="-63.4999999999996" calcext:value-type="float">
            <text:p>-63.5</text:p>
          </table:table-cell>
          <table:table-cell table:number-columns-repeated="10"/>
        </table:table-row>
        <table:table-row table:style-name="ro1">
          <table:table-cell table:formula="of:=[.A257]+20" office:value-type="float" office:value="5120" calcext:value-type="float">
            <text:p>51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7]+[.$M$153]" office:value-type="float" office:value="54.4599999999996" calcext:value-type="float">
            <text:p>54.4599999999996</text:p>
          </table:table-cell>
          <table:table-cell/>
          <table:table-cell table:formula="of:=[.E257]+[.$N$153]" office:value-type="float" office:value="7.31999999999996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formula="of:=[.B258]+-1*SUM([.C258:.F258])" office:value-type="float" office:value="-63.6799999999996" calcext:value-type="float">
            <text:p>-63.7</text:p>
          </table:table-cell>
          <table:table-cell table:number-columns-repeated="10"/>
        </table:table-row>
        <table:table-row table:style-name="ro1">
          <table:table-cell table:formula="of:=[.A258]+20" office:value-type="float" office:value="5140" calcext:value-type="float">
            <text:p>51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8]+[.$M$153]" office:value-type="float" office:value="54.6199999999996" calcext:value-type="float">
            <text:p>54.6199999999996</text:p>
          </table:table-cell>
          <table:table-cell/>
          <table:table-cell table:formula="of:=[.E258]+[.$N$153]" office:value-type="float" office:value="7.33999999999995" calcext:value-type="float">
            <text:p>7.3</text:p>
          </table:table-cell>
          <table:table-cell office:value-type="float" office:value="1.9" calcext:value-type="float">
            <text:p>1.9</text:p>
          </table:table-cell>
          <table:table-cell table:formula="of:=[.B259]+-1*SUM([.C259:.F259])" office:value-type="float" office:value="-63.8599999999996" calcext:value-type="float">
            <text:p>-63.9</text:p>
          </table:table-cell>
          <table:table-cell table:number-columns-repeated="10"/>
        </table:table-row>
        <table:table-row table:style-name="ro1">
          <table:table-cell table:formula="of:=[.A259]+20" office:value-type="float" office:value="5160" calcext:value-type="float">
            <text:p>51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59]+[.$M$153]" office:value-type="float" office:value="54.7799999999996" calcext:value-type="float">
            <text:p>54.7799999999996</text:p>
          </table:table-cell>
          <table:table-cell/>
          <table:table-cell table:formula="of:=[.E259]+[.$N$153]" office:value-type="float" office:value="7.35999999999995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table:formula="of:=[.B260]+-1*SUM([.C260:.F260])" office:value-type="float" office:value="-64.0399999999996" calcext:value-type="float">
            <text:p>-64.0</text:p>
          </table:table-cell>
          <table:table-cell table:number-columns-repeated="10"/>
        </table:table-row>
        <table:table-row table:style-name="ro1">
          <table:table-cell table:formula="of:=[.A260]+20" office:value-type="float" office:value="5180" calcext:value-type="float">
            <text:p>51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0]+[.$M$153]" office:value-type="float" office:value="54.9399999999996" calcext:value-type="float">
            <text:p>54.9399999999996</text:p>
          </table:table-cell>
          <table:table-cell/>
          <table:table-cell table:formula="of:=[.E260]+[.$N$153]" office:value-type="float" office:value="7.37999999999995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table:formula="of:=[.B261]+-1*SUM([.C261:.F261])" office:value-type="float" office:value="-64.2199999999996" calcext:value-type="float">
            <text:p>-64.2</text:p>
          </table:table-cell>
          <table:table-cell table:number-columns-repeated="10"/>
        </table:table-row>
        <table:table-row table:style-name="ro1">
          <table:table-cell table:formula="of:=[.A261]+20" office:value-type="float" office:value="5200" calcext:value-type="float">
            <text:p>52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1]+[.$M$153]" office:value-type="float" office:value="55.0999999999996" calcext:value-type="float">
            <text:p>55.0999999999996</text:p>
          </table:table-cell>
          <table:table-cell/>
          <table:table-cell table:formula="of:=[.E261]+[.$N$153]" office:value-type="float" office:value="7.39999999999995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table:formula="of:=[.B262]+-1*SUM([.C262:.F262])" office:value-type="float" office:value="-64.3999999999996" calcext:value-type="float">
            <text:p>-64.4</text:p>
          </table:table-cell>
          <table:table-cell table:number-columns-repeated="10"/>
        </table:table-row>
        <table:table-row table:style-name="ro1">
          <table:table-cell table:formula="of:=[.A262]+20" office:value-type="float" office:value="5220" calcext:value-type="float">
            <text:p>52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2]+[.$M$153]" office:value-type="float" office:value="55.2599999999996" calcext:value-type="float">
            <text:p>55.2599999999996</text:p>
          </table:table-cell>
          <table:table-cell/>
          <table:table-cell table:formula="of:=[.E262]+[.$N$153]" office:value-type="float" office:value="7.41999999999995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table:formula="of:=[.B263]+-1*SUM([.C263:.F263])" office:value-type="float" office:value="-64.5799999999996" calcext:value-type="float">
            <text:p>-64.6</text:p>
          </table:table-cell>
          <table:table-cell table:number-columns-repeated="10"/>
        </table:table-row>
        <table:table-row table:style-name="ro1">
          <table:table-cell table:formula="of:=[.A263]+20" office:value-type="float" office:value="5240" calcext:value-type="float">
            <text:p>52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3]+[.$M$153]" office:value-type="float" office:value="55.4199999999996" calcext:value-type="float">
            <text:p>55.4199999999996</text:p>
          </table:table-cell>
          <table:table-cell/>
          <table:table-cell table:formula="of:=[.E263]+[.$N$153]" office:value-type="float" office:value="7.43999999999995" calcext:value-type="float">
            <text:p>7.4</text:p>
          </table:table-cell>
          <table:table-cell office:value-type="float" office:value="1.9" calcext:value-type="float">
            <text:p>1.9</text:p>
          </table:table-cell>
          <table:table-cell table:formula="of:=[.B264]+-1*SUM([.C264:.F264])" office:value-type="float" office:value="-64.7599999999996" calcext:value-type="float">
            <text:p>-64.8</text:p>
          </table:table-cell>
          <table:table-cell table:number-columns-repeated="10"/>
        </table:table-row>
        <table:table-row table:style-name="ro1">
          <table:table-cell table:formula="of:=[.A264]+20" office:value-type="float" office:value="5260" calcext:value-type="float">
            <text:p>52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4]+[.$M$153]" office:value-type="float" office:value="55.5799999999996" calcext:value-type="float">
            <text:p>55.5799999999996</text:p>
          </table:table-cell>
          <table:table-cell/>
          <table:table-cell table:formula="of:=[.E264]+[.$N$153]" office:value-type="float" office:value="7.4599999999999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table:formula="of:=[.B265]+-1*SUM([.C265:.F265])" office:value-type="float" office:value="-64.9399999999996" calcext:value-type="float">
            <text:p>-64.9</text:p>
          </table:table-cell>
          <table:table-cell table:number-columns-repeated="10"/>
        </table:table-row>
        <table:table-row table:style-name="ro1">
          <table:table-cell table:formula="of:=[.A265]+20" office:value-type="float" office:value="5280" calcext:value-type="float">
            <text:p>52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5]+[.$M$153]" office:value-type="float" office:value="55.7399999999996" calcext:value-type="float">
            <text:p>55.7399999999996</text:p>
          </table:table-cell>
          <table:table-cell/>
          <table:table-cell table:formula="of:=[.E265]+[.$N$153]" office:value-type="float" office:value="7.4799999999999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table:formula="of:=[.B266]+-1*SUM([.C266:.F266])" office:value-type="float" office:value="-65.1199999999996" calcext:value-type="float">
            <text:p>-65.1</text:p>
          </table:table-cell>
          <table:table-cell table:number-columns-repeated="10"/>
        </table:table-row>
        <table:table-row table:style-name="ro1">
          <table:table-cell table:formula="of:=[.A266]+20" office:value-type="float" office:value="5300" calcext:value-type="float">
            <text:p>53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6]+[.$M$153]" office:value-type="float" office:value="55.8999999999996" calcext:value-type="float">
            <text:p>55.8999999999996</text:p>
          </table:table-cell>
          <table:table-cell/>
          <table:table-cell table:formula="of:=[.E266]+[.$N$153]" office:value-type="float" office:value="7.4999999999999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table:formula="of:=[.B267]+-1*SUM([.C267:.F267])" office:value-type="float" office:value="-65.2999999999996" calcext:value-type="float">
            <text:p>-65.3</text:p>
          </table:table-cell>
          <table:table-cell table:number-columns-repeated="10"/>
        </table:table-row>
        <table:table-row table:style-name="ro1">
          <table:table-cell table:formula="of:=[.A267]+20" office:value-type="float" office:value="5320" calcext:value-type="float">
            <text:p>53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7]+[.$M$153]" office:value-type="float" office:value="56.0599999999996" calcext:value-type="float">
            <text:p>56.0599999999996</text:p>
          </table:table-cell>
          <table:table-cell/>
          <table:table-cell table:formula="of:=[.E267]+[.$N$153]" office:value-type="float" office:value="7.5199999999999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table:formula="of:=[.B268]+-1*SUM([.C268:.F268])" office:value-type="float" office:value="-65.4799999999996" calcext:value-type="float">
            <text:p>-65.5</text:p>
          </table:table-cell>
          <table:table-cell table:number-columns-repeated="10"/>
        </table:table-row>
        <table:table-row table:style-name="ro1">
          <table:table-cell table:formula="of:=[.A268]+20" office:value-type="float" office:value="5340" calcext:value-type="float">
            <text:p>53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8]+[.$M$153]" office:value-type="float" office:value="56.2199999999996" calcext:value-type="float">
            <text:p>56.2199999999996</text:p>
          </table:table-cell>
          <table:table-cell/>
          <table:table-cell table:formula="of:=[.E268]+[.$N$153]" office:value-type="float" office:value="7.5399999999999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table:formula="of:=[.B269]+-1*SUM([.C269:.F269])" office:value-type="float" office:value="-65.6599999999996" calcext:value-type="float">
            <text:p>-65.7</text:p>
          </table:table-cell>
          <table:table-cell table:number-columns-repeated="10"/>
        </table:table-row>
        <table:table-row table:style-name="ro1">
          <table:table-cell table:formula="of:=[.A269]+20" office:value-type="float" office:value="5360" calcext:value-type="float">
            <text:p>53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69]+[.$M$153]" office:value-type="float" office:value="56.3799999999996" calcext:value-type="float">
            <text:p>56.3799999999996</text:p>
          </table:table-cell>
          <table:table-cell/>
          <table:table-cell table:formula="of:=[.E269]+[.$N$153]" office:value-type="float" office:value="7.55999999999995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table:formula="of:=[.B270]+-1*SUM([.C270:.F270])" office:value-type="float" office:value="-65.8399999999996" calcext:value-type="float">
            <text:p>-65.8</text:p>
          </table:table-cell>
          <table:table-cell table:number-columns-repeated="10"/>
        </table:table-row>
        <table:table-row table:style-name="ro1">
          <table:table-cell table:formula="of:=[.A270]+20" office:value-type="float" office:value="5380" calcext:value-type="float">
            <text:p>53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0]+[.$M$153]" office:value-type="float" office:value="56.5399999999996" calcext:value-type="float">
            <text:p>56.5399999999996</text:p>
          </table:table-cell>
          <table:table-cell/>
          <table:table-cell table:formula="of:=[.E270]+[.$N$153]" office:value-type="float" office:value="7.57999999999995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table:formula="of:=[.B271]+-1*SUM([.C271:.F271])" office:value-type="float" office:value="-66.0199999999995" calcext:value-type="float">
            <text:p>-66.0</text:p>
          </table:table-cell>
          <table:table-cell table:number-columns-repeated="10"/>
        </table:table-row>
        <table:table-row table:style-name="ro1">
          <table:table-cell table:formula="of:=[.A271]+20" office:value-type="float" office:value="5400" calcext:value-type="float">
            <text:p>54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1]+[.$M$153]" office:value-type="float" office:value="56.6999999999996" calcext:value-type="float">
            <text:p>56.6999999999996</text:p>
          </table:table-cell>
          <table:table-cell/>
          <table:table-cell table:formula="of:=[.E271]+[.$N$153]" office:value-type="float" office:value="7.59999999999995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table:formula="of:=[.B272]+-1*SUM([.C272:.F272])" office:value-type="float" office:value="-66.1999999999995" calcext:value-type="float">
            <text:p>-66.2</text:p>
          </table:table-cell>
          <table:table-cell table:number-columns-repeated="10"/>
        </table:table-row>
        <table:table-row table:style-name="ro1">
          <table:table-cell table:formula="of:=[.A272]+20" office:value-type="float" office:value="5420" calcext:value-type="float">
            <text:p>54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2]+[.$M$153]" office:value-type="float" office:value="56.8599999999996" calcext:value-type="float">
            <text:p>56.8599999999996</text:p>
          </table:table-cell>
          <table:table-cell/>
          <table:table-cell table:formula="of:=[.E272]+[.$N$153]" office:value-type="float" office:value="7.61999999999995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table:formula="of:=[.B273]+-1*SUM([.C273:.F273])" office:value-type="float" office:value="-66.3799999999995" calcext:value-type="float">
            <text:p>-66.4</text:p>
          </table:table-cell>
          <table:table-cell table:number-columns-repeated="10"/>
        </table:table-row>
        <table:table-row table:style-name="ro1">
          <table:table-cell table:formula="of:=[.A273]+20" office:value-type="float" office:value="5440" calcext:value-type="float">
            <text:p>54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3]+[.$M$153]" office:value-type="float" office:value="57.0199999999996" calcext:value-type="float">
            <text:p>57.0199999999996</text:p>
          </table:table-cell>
          <table:table-cell/>
          <table:table-cell table:formula="of:=[.E273]+[.$N$153]" office:value-type="float" office:value="7.63999999999995" calcext:value-type="float">
            <text:p>7.6</text:p>
          </table:table-cell>
          <table:table-cell office:value-type="float" office:value="1.9" calcext:value-type="float">
            <text:p>1.9</text:p>
          </table:table-cell>
          <table:table-cell table:formula="of:=[.B274]+-1*SUM([.C274:.F274])" office:value-type="float" office:value="-66.5599999999995" calcext:value-type="float">
            <text:p>-66.6</text:p>
          </table:table-cell>
          <table:table-cell table:number-columns-repeated="10"/>
        </table:table-row>
        <table:table-row table:style-name="ro1">
          <table:table-cell table:formula="of:=[.A274]+20" office:value-type="float" office:value="5460" calcext:value-type="float">
            <text:p>54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4]+[.$M$153]" office:value-type="float" office:value="57.1799999999996" calcext:value-type="float">
            <text:p>57.1799999999996</text:p>
          </table:table-cell>
          <table:table-cell/>
          <table:table-cell table:formula="of:=[.E274]+[.$N$153]" office:value-type="float" office:value="7.65999999999995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table:formula="of:=[.B275]+-1*SUM([.C275:.F275])" office:value-type="float" office:value="-66.7399999999995" calcext:value-type="float">
            <text:p>-66.7</text:p>
          </table:table-cell>
          <table:table-cell table:number-columns-repeated="10"/>
        </table:table-row>
        <table:table-row table:style-name="ro1">
          <table:table-cell table:formula="of:=[.A275]+20" office:value-type="float" office:value="5480" calcext:value-type="float">
            <text:p>54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5]+[.$M$153]" office:value-type="float" office:value="57.3399999999996" calcext:value-type="float">
            <text:p>57.3399999999996</text:p>
          </table:table-cell>
          <table:table-cell/>
          <table:table-cell table:formula="of:=[.E275]+[.$N$153]" office:value-type="float" office:value="7.67999999999995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table:formula="of:=[.B276]+-1*SUM([.C276:.F276])" office:value-type="float" office:value="-66.9199999999995" calcext:value-type="float">
            <text:p>-66.9</text:p>
          </table:table-cell>
          <table:table-cell table:number-columns-repeated="10"/>
        </table:table-row>
        <table:table-row table:style-name="ro1">
          <table:table-cell table:formula="of:=[.A276]+20" office:value-type="float" office:value="5500" calcext:value-type="float">
            <text:p>55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6]+[.$M$153]" office:value-type="float" office:value="57.4999999999996" calcext:value-type="float">
            <text:p>57.4999999999996</text:p>
          </table:table-cell>
          <table:table-cell/>
          <table:table-cell table:formula="of:=[.E276]+[.$N$153]" office:value-type="float" office:value="7.69999999999995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table:formula="of:=[.B277]+-1*SUM([.C277:.F277])" office:value-type="float" office:value="-67.0999999999995" calcext:value-type="float">
            <text:p>-67.1</text:p>
          </table:table-cell>
          <table:table-cell table:number-columns-repeated="10"/>
        </table:table-row>
        <table:table-row table:style-name="ro1">
          <table:table-cell table:formula="of:=[.A277]+20" office:value-type="float" office:value="5520" calcext:value-type="float">
            <text:p>55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7]+[.$M$153]" office:value-type="float" office:value="57.6599999999996" calcext:value-type="float">
            <text:p>57.6599999999996</text:p>
          </table:table-cell>
          <table:table-cell/>
          <table:table-cell table:formula="of:=[.E277]+[.$N$153]" office:value-type="float" office:value="7.71999999999995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table:formula="of:=[.B278]+-1*SUM([.C278:.F278])" office:value-type="float" office:value="-67.2799999999995" calcext:value-type="float">
            <text:p>-67.3</text:p>
          </table:table-cell>
          <table:table-cell table:number-columns-repeated="10"/>
        </table:table-row>
        <table:table-row table:style-name="ro1">
          <table:table-cell table:formula="of:=[.A278]+20" office:value-type="float" office:value="5540" calcext:value-type="float">
            <text:p>55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8]+[.$M$153]" office:value-type="float" office:value="57.8199999999996" calcext:value-type="float">
            <text:p>57.8199999999996</text:p>
          </table:table-cell>
          <table:table-cell/>
          <table:table-cell table:formula="of:=[.E278]+[.$N$153]" office:value-type="float" office:value="7.73999999999995" calcext:value-type="float">
            <text:p>7.7</text:p>
          </table:table-cell>
          <table:table-cell office:value-type="float" office:value="1.9" calcext:value-type="float">
            <text:p>1.9</text:p>
          </table:table-cell>
          <table:table-cell table:formula="of:=[.B279]+-1*SUM([.C279:.F279])" office:value-type="float" office:value="-67.4599999999995" calcext:value-type="float">
            <text:p>-67.5</text:p>
          </table:table-cell>
          <table:table-cell table:number-columns-repeated="10"/>
        </table:table-row>
        <table:table-row table:style-name="ro1">
          <table:table-cell table:formula="of:=[.A279]+20" office:value-type="float" office:value="5560" calcext:value-type="float">
            <text:p>55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79]+[.$M$153]" office:value-type="float" office:value="57.9799999999996" calcext:value-type="float">
            <text:p>57.9799999999996</text:p>
          </table:table-cell>
          <table:table-cell/>
          <table:table-cell table:formula="of:=[.E279]+[.$N$153]" office:value-type="float" office:value="7.75999999999995" calcext:value-type="float">
            <text:p>7.8</text:p>
          </table:table-cell>
          <table:table-cell office:value-type="float" office:value="1.9" calcext:value-type="float">
            <text:p>1.9</text:p>
          </table:table-cell>
          <table:table-cell table:formula="of:=[.B280]+-1*SUM([.C280:.F280])" office:value-type="float" office:value="-67.6399999999995" calcext:value-type="float">
            <text:p>-67.6</text:p>
          </table:table-cell>
          <table:table-cell table:number-columns-repeated="10"/>
        </table:table-row>
        <table:table-row table:style-name="ro1">
          <table:table-cell table:formula="of:=[.A280]+20" office:value-type="float" office:value="5580" calcext:value-type="float">
            <text:p>55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0]+[.$M$153]" office:value-type="float" office:value="58.1399999999996" calcext:value-type="float">
            <text:p>58.1399999999996</text:p>
          </table:table-cell>
          <table:table-cell/>
          <table:table-cell table:formula="of:=[.E280]+[.$N$153]" office:value-type="float" office:value="7.77999999999995" calcext:value-type="float">
            <text:p>7.8</text:p>
          </table:table-cell>
          <table:table-cell office:value-type="float" office:value="1.9" calcext:value-type="float">
            <text:p>1.9</text:p>
          </table:table-cell>
          <table:table-cell table:formula="of:=[.B281]+-1*SUM([.C281:.F281])" office:value-type="float" office:value="-67.8199999999995" calcext:value-type="float">
            <text:p>-67.8</text:p>
          </table:table-cell>
          <table:table-cell table:number-columns-repeated="10"/>
        </table:table-row>
        <table:table-row table:style-name="ro1">
          <table:table-cell table:formula="of:=[.A281]+20" office:value-type="float" office:value="5600" calcext:value-type="float">
            <text:p>56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1]+[.$M$153]" office:value-type="float" office:value="58.2999999999996" calcext:value-type="float">
            <text:p>58.2999999999996</text:p>
          </table:table-cell>
          <table:table-cell/>
          <table:table-cell table:formula="of:=[.E281]+[.$N$153]" office:value-type="float" office:value="7.79999999999995" calcext:value-type="float">
            <text:p>7.8</text:p>
          </table:table-cell>
          <table:table-cell office:value-type="float" office:value="1.9" calcext:value-type="float">
            <text:p>1.9</text:p>
          </table:table-cell>
          <table:table-cell table:formula="of:=[.B282]+-1*SUM([.C282:.F282])" office:value-type="float" office:value="-67.9999999999995" calcext:value-type="float">
            <text:p>-68.0</text:p>
          </table:table-cell>
          <table:table-cell table:number-columns-repeated="10"/>
        </table:table-row>
        <table:table-row table:style-name="ro1">
          <table:table-cell table:formula="of:=[.A282]+20" office:value-type="float" office:value="5620" calcext:value-type="float">
            <text:p>56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2]+[.$M$153]" office:value-type="float" office:value="58.4599999999996" calcext:value-type="float">
            <text:p>58.4599999999996</text:p>
          </table:table-cell>
          <table:table-cell/>
          <table:table-cell table:formula="of:=[.E282]+[.$N$153]" office:value-type="float" office:value="7.81999999999994" calcext:value-type="float">
            <text:p>7.8</text:p>
          </table:table-cell>
          <table:table-cell office:value-type="float" office:value="1.9" calcext:value-type="float">
            <text:p>1.9</text:p>
          </table:table-cell>
          <table:table-cell table:formula="of:=[.B283]+-1*SUM([.C283:.F283])" office:value-type="float" office:value="-68.1799999999995" calcext:value-type="float">
            <text:p>-68.2</text:p>
          </table:table-cell>
          <table:table-cell table:number-columns-repeated="10"/>
        </table:table-row>
        <table:table-row table:style-name="ro1">
          <table:table-cell table:formula="of:=[.A283]+20" office:value-type="float" office:value="5640" calcext:value-type="float">
            <text:p>56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3]+[.$M$153]" office:value-type="float" office:value="58.6199999999996" calcext:value-type="float">
            <text:p>58.6199999999996</text:p>
          </table:table-cell>
          <table:table-cell/>
          <table:table-cell table:formula="of:=[.E283]+[.$N$153]" office:value-type="float" office:value="7.83999999999994" calcext:value-type="float">
            <text:p>7.8</text:p>
          </table:table-cell>
          <table:table-cell office:value-type="float" office:value="1.9" calcext:value-type="float">
            <text:p>1.9</text:p>
          </table:table-cell>
          <table:table-cell table:formula="of:=[.B284]+-1*SUM([.C284:.F284])" office:value-type="float" office:value="-68.3599999999995" calcext:value-type="float">
            <text:p>-68.4</text:p>
          </table:table-cell>
          <table:table-cell table:number-columns-repeated="10"/>
        </table:table-row>
        <table:table-row table:style-name="ro1">
          <table:table-cell table:formula="of:=[.A284]+20" office:value-type="float" office:value="5660" calcext:value-type="float">
            <text:p>56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4]+[.$M$153]" office:value-type="float" office:value="58.7799999999996" calcext:value-type="float">
            <text:p>58.7799999999996</text:p>
          </table:table-cell>
          <table:table-cell/>
          <table:table-cell table:formula="of:=[.E284]+[.$N$153]" office:value-type="float" office:value="7.85999999999994" calcext:value-type="float">
            <text:p>7.9</text:p>
          </table:table-cell>
          <table:table-cell office:value-type="float" office:value="1.9" calcext:value-type="float">
            <text:p>1.9</text:p>
          </table:table-cell>
          <table:table-cell table:formula="of:=[.B285]+-1*SUM([.C285:.F285])" office:value-type="float" office:value="-68.5399999999995" calcext:value-type="float">
            <text:p>-68.5</text:p>
          </table:table-cell>
          <table:table-cell table:number-columns-repeated="10"/>
        </table:table-row>
        <table:table-row table:style-name="ro1">
          <table:table-cell table:formula="of:=[.A285]+20" office:value-type="float" office:value="5680" calcext:value-type="float">
            <text:p>56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5]+[.$M$153]" office:value-type="float" office:value="58.9399999999995" calcext:value-type="float">
            <text:p>58.9399999999995</text:p>
          </table:table-cell>
          <table:table-cell/>
          <table:table-cell table:formula="of:=[.E285]+[.$N$153]" office:value-type="float" office:value="7.87999999999994" calcext:value-type="float">
            <text:p>7.9</text:p>
          </table:table-cell>
          <table:table-cell office:value-type="float" office:value="1.9" calcext:value-type="float">
            <text:p>1.9</text:p>
          </table:table-cell>
          <table:table-cell table:formula="of:=[.B286]+-1*SUM([.C286:.F286])" office:value-type="float" office:value="-68.7199999999995" calcext:value-type="float">
            <text:p>-68.7</text:p>
          </table:table-cell>
          <table:table-cell table:number-columns-repeated="10"/>
        </table:table-row>
        <table:table-row table:style-name="ro1">
          <table:table-cell table:formula="of:=[.A286]+20" office:value-type="float" office:value="5700" calcext:value-type="float">
            <text:p>57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6]+[.$M$153]" office:value-type="float" office:value="59.0999999999995" calcext:value-type="float">
            <text:p>59.0999999999995</text:p>
          </table:table-cell>
          <table:table-cell/>
          <table:table-cell table:formula="of:=[.E286]+[.$N$153]" office:value-type="float" office:value="7.89999999999994" calcext:value-type="float">
            <text:p>7.9</text:p>
          </table:table-cell>
          <table:table-cell office:value-type="float" office:value="1.9" calcext:value-type="float">
            <text:p>1.9</text:p>
          </table:table-cell>
          <table:table-cell table:formula="of:=[.B287]+-1*SUM([.C287:.F287])" office:value-type="float" office:value="-68.8999999999995" calcext:value-type="float">
            <text:p>-68.9</text:p>
          </table:table-cell>
          <table:table-cell table:number-columns-repeated="10"/>
        </table:table-row>
        <table:table-row table:style-name="ro1">
          <table:table-cell table:formula="of:=[.A287]+20" office:value-type="float" office:value="5720" calcext:value-type="float">
            <text:p>57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7]+[.$M$153]" office:value-type="float" office:value="59.2599999999995" calcext:value-type="float">
            <text:p>59.2599999999995</text:p>
          </table:table-cell>
          <table:table-cell/>
          <table:table-cell table:formula="of:=[.E287]+[.$N$153]" office:value-type="float" office:value="7.91999999999994" calcext:value-type="float">
            <text:p>7.9</text:p>
          </table:table-cell>
          <table:table-cell office:value-type="float" office:value="1.9" calcext:value-type="float">
            <text:p>1.9</text:p>
          </table:table-cell>
          <table:table-cell table:formula="of:=[.B288]+-1*SUM([.C288:.F288])" office:value-type="float" office:value="-69.0799999999995" calcext:value-type="float">
            <text:p>-69.1</text:p>
          </table:table-cell>
          <table:table-cell table:number-columns-repeated="10"/>
        </table:table-row>
        <table:table-row table:style-name="ro1">
          <table:table-cell table:formula="of:=[.A288]+20" office:value-type="float" office:value="5740" calcext:value-type="float">
            <text:p>57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8]+[.$M$153]" office:value-type="float" office:value="59.4199999999995" calcext:value-type="float">
            <text:p>59.4199999999995</text:p>
          </table:table-cell>
          <table:table-cell/>
          <table:table-cell table:formula="of:=[.E288]+[.$N$153]" office:value-type="float" office:value="7.93999999999994" calcext:value-type="float">
            <text:p>7.9</text:p>
          </table:table-cell>
          <table:table-cell office:value-type="float" office:value="1.9" calcext:value-type="float">
            <text:p>1.9</text:p>
          </table:table-cell>
          <table:table-cell table:formula="of:=[.B289]+-1*SUM([.C289:.F289])" office:value-type="float" office:value="-69.2599999999995" calcext:value-type="float">
            <text:p>-69.3</text:p>
          </table:table-cell>
          <table:table-cell table:number-columns-repeated="10"/>
        </table:table-row>
        <table:table-row table:style-name="ro1">
          <table:table-cell table:formula="of:=[.A289]+20" office:value-type="float" office:value="5760" calcext:value-type="float">
            <text:p>57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89]+[.$M$153]" office:value-type="float" office:value="59.5799999999995" calcext:value-type="float">
            <text:p>59.5799999999995</text:p>
          </table:table-cell>
          <table:table-cell/>
          <table:table-cell table:formula="of:=[.E289]+[.$N$153]" office:value-type="float" office:value="7.95999999999994" calcext:value-type="float">
            <text:p>8.0</text:p>
          </table:table-cell>
          <table:table-cell office:value-type="float" office:value="1.9" calcext:value-type="float">
            <text:p>1.9</text:p>
          </table:table-cell>
          <table:table-cell table:formula="of:=[.B290]+-1*SUM([.C290:.F290])" office:value-type="float" office:value="-69.4399999999995" calcext:value-type="float">
            <text:p>-69.4</text:p>
          </table:table-cell>
          <table:table-cell table:number-columns-repeated="10"/>
        </table:table-row>
        <table:table-row table:style-name="ro1">
          <table:table-cell table:formula="of:=[.A290]+20" office:value-type="float" office:value="5780" calcext:value-type="float">
            <text:p>57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0]+[.$M$153]" office:value-type="float" office:value="59.7399999999995" calcext:value-type="float">
            <text:p>59.7399999999995</text:p>
          </table:table-cell>
          <table:table-cell/>
          <table:table-cell table:formula="of:=[.E290]+[.$N$153]" office:value-type="float" office:value="7.97999999999994" calcext:value-type="float">
            <text:p>8.0</text:p>
          </table:table-cell>
          <table:table-cell office:value-type="float" office:value="1.9" calcext:value-type="float">
            <text:p>1.9</text:p>
          </table:table-cell>
          <table:table-cell table:formula="of:=[.B291]+-1*SUM([.C291:.F291])" office:value-type="float" office:value="-69.6199999999995" calcext:value-type="float">
            <text:p>-69.6</text:p>
          </table:table-cell>
          <table:table-cell table:number-columns-repeated="10"/>
        </table:table-row>
        <table:table-row table:style-name="ro1">
          <table:table-cell table:formula="of:=[.A291]+20" office:value-type="float" office:value="5800" calcext:value-type="float">
            <text:p>58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1]+[.$M$153]" office:value-type="float" office:value="59.8999999999995" calcext:value-type="float">
            <text:p>59.8999999999995</text:p>
          </table:table-cell>
          <table:table-cell/>
          <table:table-cell table:formula="of:=[.E291]+[.$N$153]" office:value-type="float" office:value="7.99999999999994" calcext:value-type="float">
            <text:p>8.0</text:p>
          </table:table-cell>
          <table:table-cell office:value-type="float" office:value="1.9" calcext:value-type="float">
            <text:p>1.9</text:p>
          </table:table-cell>
          <table:table-cell table:formula="of:=[.B292]+-1*SUM([.C292:.F292])" office:value-type="float" office:value="-69.7999999999995" calcext:value-type="float">
            <text:p>-69.8</text:p>
          </table:table-cell>
          <table:table-cell table:number-columns-repeated="10"/>
        </table:table-row>
        <table:table-row table:style-name="ro1">
          <table:table-cell table:formula="of:=[.A292]+20" office:value-type="float" office:value="5820" calcext:value-type="float">
            <text:p>58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2]+[.$M$153]" office:value-type="float" office:value="60.0599999999995" calcext:value-type="float">
            <text:p>60.0599999999995</text:p>
          </table:table-cell>
          <table:table-cell/>
          <table:table-cell table:formula="of:=[.E292]+[.$N$153]" office:value-type="float" office:value="8.01999999999994" calcext:value-type="float">
            <text:p>8.0</text:p>
          </table:table-cell>
          <table:table-cell office:value-type="float" office:value="1.9" calcext:value-type="float">
            <text:p>1.9</text:p>
          </table:table-cell>
          <table:table-cell table:formula="of:=[.B293]+-1*SUM([.C293:.F293])" office:value-type="float" office:value="-69.9799999999995" calcext:value-type="float">
            <text:p>-70.0</text:p>
          </table:table-cell>
          <table:table-cell table:number-columns-repeated="10"/>
        </table:table-row>
        <table:table-row table:style-name="ro1">
          <table:table-cell table:formula="of:=[.A293]+20" office:value-type="float" office:value="5840" calcext:value-type="float">
            <text:p>58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3]+[.$M$153]" office:value-type="float" office:value="60.2199999999995" calcext:value-type="float">
            <text:p>60.2199999999995</text:p>
          </table:table-cell>
          <table:table-cell/>
          <table:table-cell table:formula="of:=[.E293]+[.$N$153]" office:value-type="float" office:value="8.03999999999994" calcext:value-type="float">
            <text:p>8.0</text:p>
          </table:table-cell>
          <table:table-cell office:value-type="float" office:value="1.9" calcext:value-type="float">
            <text:p>1.9</text:p>
          </table:table-cell>
          <table:table-cell table:formula="of:=[.B294]+-1*SUM([.C294:.F294])" office:value-type="float" office:value="-70.1599999999995" calcext:value-type="float">
            <text:p>-70.2</text:p>
          </table:table-cell>
          <table:table-cell table:number-columns-repeated="10"/>
        </table:table-row>
        <table:table-row table:style-name="ro1">
          <table:table-cell table:formula="of:=[.A294]+20" office:value-type="float" office:value="5860" calcext:value-type="float">
            <text:p>58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4]+[.$M$153]" office:value-type="float" office:value="60.3799999999995" calcext:value-type="float">
            <text:p>60.3799999999995</text:p>
          </table:table-cell>
          <table:table-cell/>
          <table:table-cell table:formula="of:=[.E294]+[.$N$153]" office:value-type="float" office:value="8.05999999999994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table:formula="of:=[.B295]+-1*SUM([.C295:.F295])" office:value-type="float" office:value="-70.3399999999995" calcext:value-type="float">
            <text:p>-70.3</text:p>
          </table:table-cell>
          <table:table-cell table:number-columns-repeated="10"/>
        </table:table-row>
        <table:table-row table:style-name="ro1">
          <table:table-cell table:formula="of:=[.A295]+20" office:value-type="float" office:value="5880" calcext:value-type="float">
            <text:p>58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5]+[.$M$153]" office:value-type="float" office:value="60.5399999999995" calcext:value-type="float">
            <text:p>60.5399999999995</text:p>
          </table:table-cell>
          <table:table-cell/>
          <table:table-cell table:formula="of:=[.E295]+[.$N$153]" office:value-type="float" office:value="8.07999999999994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table:formula="of:=[.B296]+-1*SUM([.C296:.F296])" office:value-type="float" office:value="-70.5199999999994" calcext:value-type="float">
            <text:p>-70.5</text:p>
          </table:table-cell>
          <table:table-cell table:number-columns-repeated="10"/>
        </table:table-row>
        <table:table-row table:style-name="ro1">
          <table:table-cell table:formula="of:=[.A296]+20" office:value-type="float" office:value="5900" calcext:value-type="float">
            <text:p>59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6]+[.$M$153]" office:value-type="float" office:value="60.6999999999995" calcext:value-type="float">
            <text:p>60.6999999999995</text:p>
          </table:table-cell>
          <table:table-cell/>
          <table:table-cell table:formula="of:=[.E296]+[.$N$153]" office:value-type="float" office:value="8.09999999999994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table:formula="of:=[.B297]+-1*SUM([.C297:.F297])" office:value-type="float" office:value="-70.6999999999995" calcext:value-type="float">
            <text:p>-70.7</text:p>
          </table:table-cell>
          <table:table-cell table:number-columns-repeated="10"/>
        </table:table-row>
        <table:table-row table:style-name="ro1">
          <table:table-cell table:formula="of:=[.A297]+20" office:value-type="float" office:value="5920" calcext:value-type="float">
            <text:p>59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7]+[.$M$153]" office:value-type="float" office:value="60.8599999999995" calcext:value-type="float">
            <text:p>60.8599999999995</text:p>
          </table:table-cell>
          <table:table-cell/>
          <table:table-cell table:formula="of:=[.E297]+[.$N$153]" office:value-type="float" office:value="8.11999999999994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table:formula="of:=[.B298]+-1*SUM([.C298:.F298])" office:value-type="float" office:value="-70.8799999999994" calcext:value-type="float">
            <text:p>-70.9</text:p>
          </table:table-cell>
          <table:table-cell table:number-columns-repeated="10"/>
        </table:table-row>
        <table:table-row table:style-name="ro1">
          <table:table-cell table:formula="of:=[.A298]+20" office:value-type="float" office:value="5940" calcext:value-type="float">
            <text:p>59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8]+[.$M$153]" office:value-type="float" office:value="61.0199999999995" calcext:value-type="float">
            <text:p>61.0199999999995</text:p>
          </table:table-cell>
          <table:table-cell/>
          <table:table-cell table:formula="of:=[.E298]+[.$N$153]" office:value-type="float" office:value="8.13999999999994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table:formula="of:=[.B299]+-1*SUM([.C299:.F299])" office:value-type="float" office:value="-71.0599999999994" calcext:value-type="float">
            <text:p>-71.1</text:p>
          </table:table-cell>
          <table:table-cell table:number-columns-repeated="10"/>
        </table:table-row>
        <table:table-row table:style-name="ro1">
          <table:table-cell table:formula="of:=[.A299]+20" office:value-type="float" office:value="5960" calcext:value-type="float">
            <text:p>59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299]+[.$M$153]" office:value-type="float" office:value="61.1799999999995" calcext:value-type="float">
            <text:p>61.1799999999995</text:p>
          </table:table-cell>
          <table:table-cell/>
          <table:table-cell table:formula="of:=[.E299]+[.$N$153]" office:value-type="float" office:value="8.15999999999994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 table:formula="of:=[.B300]+-1*SUM([.C300:.F300])" office:value-type="float" office:value="-71.2399999999994" calcext:value-type="float">
            <text:p>-71.2</text:p>
          </table:table-cell>
          <table:table-cell table:number-columns-repeated="10"/>
        </table:table-row>
        <table:table-row table:style-name="ro1">
          <table:table-cell table:formula="of:=[.A300]+20" office:value-type="float" office:value="5980" calcext:value-type="float">
            <text:p>59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0]+[.$M$153]" office:value-type="float" office:value="61.3399999999995" calcext:value-type="float">
            <text:p>61.3399999999995</text:p>
          </table:table-cell>
          <table:table-cell/>
          <table:table-cell table:formula="of:=[.E300]+[.$N$153]" office:value-type="float" office:value="8.17999999999994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 table:formula="of:=[.B301]+-1*SUM([.C301:.F301])" office:value-type="float" office:value="-71.4199999999994" calcext:value-type="float">
            <text:p>-71.4</text:p>
          </table:table-cell>
          <table:table-cell table:number-columns-repeated="10"/>
        </table:table-row>
        <table:table-row table:style-name="ro1">
          <table:table-cell table:formula="of:=[.A301]+20" office:value-type="float" office:value="6000" calcext:value-type="float">
            <text:p>60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1]+[.$M$153]" office:value-type="float" office:value="61.4999999999995" calcext:value-type="float">
            <text:p>61.4999999999995</text:p>
          </table:table-cell>
          <table:table-cell/>
          <table:table-cell table:formula="of:=[.E301]+[.$N$153]" office:value-type="float" office:value="8.19999999999994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 table:formula="of:=[.B302]+-1*SUM([.C302:.F302])" office:value-type="float" office:value="-71.5999999999994" calcext:value-type="float">
            <text:p>-71.6</text:p>
          </table:table-cell>
          <table:table-cell table:number-columns-repeated="10"/>
        </table:table-row>
        <table:table-row table:style-name="ro1">
          <table:table-cell table:formula="of:=[.A302]+20" office:value-type="float" office:value="6020" calcext:value-type="float">
            <text:p>60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2]+[.$M$153]" office:value-type="float" office:value="61.6599999999995" calcext:value-type="float">
            <text:p>61.6599999999995</text:p>
          </table:table-cell>
          <table:table-cell/>
          <table:table-cell table:formula="of:=[.E302]+[.$N$153]" office:value-type="float" office:value="8.21999999999994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 table:formula="of:=[.B303]+-1*SUM([.C303:.F303])" office:value-type="float" office:value="-71.7799999999994" calcext:value-type="float">
            <text:p>-71.8</text:p>
          </table:table-cell>
          <table:table-cell table:number-columns-repeated="10"/>
        </table:table-row>
        <table:table-row table:style-name="ro1">
          <table:table-cell table:formula="of:=[.A303]+20" office:value-type="float" office:value="6040" calcext:value-type="float">
            <text:p>60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3]+[.$M$153]" office:value-type="float" office:value="61.8199999999995" calcext:value-type="float">
            <text:p>61.8199999999995</text:p>
          </table:table-cell>
          <table:table-cell/>
          <table:table-cell table:formula="of:=[.E303]+[.$N$153]" office:value-type="float" office:value="8.23999999999994" calcext:value-type="float">
            <text:p>8.2</text:p>
          </table:table-cell>
          <table:table-cell office:value-type="float" office:value="1.9" calcext:value-type="float">
            <text:p>1.9</text:p>
          </table:table-cell>
          <table:table-cell table:formula="of:=[.B304]+-1*SUM([.C304:.F304])" office:value-type="float" office:value="-71.9599999999994" calcext:value-type="float">
            <text:p>-72.0</text:p>
          </table:table-cell>
          <table:table-cell table:number-columns-repeated="10"/>
        </table:table-row>
        <table:table-row table:style-name="ro1">
          <table:table-cell table:formula="of:=[.A304]+20" office:value-type="float" office:value="6060" calcext:value-type="float">
            <text:p>60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4]+[.$M$153]" office:value-type="float" office:value="61.9799999999995" calcext:value-type="float">
            <text:p>61.9799999999995</text:p>
          </table:table-cell>
          <table:table-cell/>
          <table:table-cell table:formula="of:=[.E304]+[.$N$153]" office:value-type="float" office:value="8.25999999999994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table:formula="of:=[.B305]+-1*SUM([.C305:.F305])" office:value-type="float" office:value="-72.1399999999994" calcext:value-type="float">
            <text:p>-72.1</text:p>
          </table:table-cell>
          <table:table-cell table:number-columns-repeated="10"/>
        </table:table-row>
        <table:table-row table:style-name="ro1">
          <table:table-cell table:formula="of:=[.A305]+20" office:value-type="float" office:value="6080" calcext:value-type="float">
            <text:p>60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5]+[.$M$153]" office:value-type="float" office:value="62.1399999999995" calcext:value-type="float">
            <text:p>62.1399999999995</text:p>
          </table:table-cell>
          <table:table-cell/>
          <table:table-cell table:formula="of:=[.E305]+[.$N$153]" office:value-type="float" office:value="8.27999999999994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table:formula="of:=[.B306]+-1*SUM([.C306:.F306])" office:value-type="float" office:value="-72.3199999999994" calcext:value-type="float">
            <text:p>-72.3</text:p>
          </table:table-cell>
          <table:table-cell table:number-columns-repeated="10"/>
        </table:table-row>
        <table:table-row table:style-name="ro1">
          <table:table-cell table:formula="of:=[.A306]+20" office:value-type="float" office:value="6100" calcext:value-type="float">
            <text:p>61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6]+[.$M$153]" office:value-type="float" office:value="62.2999999999995" calcext:value-type="float">
            <text:p>62.2999999999995</text:p>
          </table:table-cell>
          <table:table-cell/>
          <table:table-cell table:formula="of:=[.E306]+[.$N$153]" office:value-type="float" office:value="8.29999999999994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table:formula="of:=[.B307]+-1*SUM([.C307:.F307])" office:value-type="float" office:value="-72.4999999999994" calcext:value-type="float">
            <text:p>-72.5</text:p>
          </table:table-cell>
          <table:table-cell table:number-columns-repeated="10"/>
        </table:table-row>
        <table:table-row table:style-name="ro1">
          <table:table-cell table:formula="of:=[.A307]+20" office:value-type="float" office:value="6120" calcext:value-type="float">
            <text:p>61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7]+[.$M$153]" office:value-type="float" office:value="62.4599999999995" calcext:value-type="float">
            <text:p>62.4599999999995</text:p>
          </table:table-cell>
          <table:table-cell/>
          <table:table-cell table:formula="of:=[.E307]+[.$N$153]" office:value-type="float" office:value="8.31999999999993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table:formula="of:=[.B308]+-1*SUM([.C308:.F308])" office:value-type="float" office:value="-72.6799999999994" calcext:value-type="float">
            <text:p>-72.7</text:p>
          </table:table-cell>
          <table:table-cell table:number-columns-repeated="10"/>
        </table:table-row>
        <table:table-row table:style-name="ro1">
          <table:table-cell table:formula="of:=[.A308]+20" office:value-type="float" office:value="6140" calcext:value-type="float">
            <text:p>61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8]+[.$M$153]" office:value-type="float" office:value="62.6199999999995" calcext:value-type="float">
            <text:p>62.6199999999995</text:p>
          </table:table-cell>
          <table:table-cell/>
          <table:table-cell table:formula="of:=[.E308]+[.$N$153]" office:value-type="float" office:value="8.33999999999993" calcext:value-type="float">
            <text:p>8.3</text:p>
          </table:table-cell>
          <table:table-cell office:value-type="float" office:value="1.9" calcext:value-type="float">
            <text:p>1.9</text:p>
          </table:table-cell>
          <table:table-cell table:formula="of:=[.B309]+-1*SUM([.C309:.F309])" office:value-type="float" office:value="-72.8599999999994" calcext:value-type="float">
            <text:p>-72.9</text:p>
          </table:table-cell>
          <table:table-cell table:number-columns-repeated="10"/>
        </table:table-row>
        <table:table-row table:style-name="ro1">
          <table:table-cell table:formula="of:=[.A309]+20" office:value-type="float" office:value="6160" calcext:value-type="float">
            <text:p>61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09]+[.$M$153]" office:value-type="float" office:value="62.7799999999995" calcext:value-type="float">
            <text:p>62.7799999999995</text:p>
          </table:table-cell>
          <table:table-cell/>
          <table:table-cell table:formula="of:=[.E309]+[.$N$153]" office:value-type="float" office:value="8.35999999999993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table:formula="of:=[.B310]+-1*SUM([.C310:.F310])" office:value-type="float" office:value="-73.0399999999994" calcext:value-type="float">
            <text:p>-73.0</text:p>
          </table:table-cell>
          <table:table-cell table:number-columns-repeated="10"/>
        </table:table-row>
        <table:table-row table:style-name="ro1">
          <table:table-cell table:formula="of:=[.A310]+20" office:value-type="float" office:value="6180" calcext:value-type="float">
            <text:p>61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0]+[.$M$153]" office:value-type="float" office:value="62.9399999999995" calcext:value-type="float">
            <text:p>62.9399999999995</text:p>
          </table:table-cell>
          <table:table-cell/>
          <table:table-cell table:formula="of:=[.E310]+[.$N$153]" office:value-type="float" office:value="8.37999999999993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table:formula="of:=[.B311]+-1*SUM([.C311:.F311])" office:value-type="float" office:value="-73.2199999999994" calcext:value-type="float">
            <text:p>-73.2</text:p>
          </table:table-cell>
          <table:table-cell table:number-columns-repeated="10"/>
        </table:table-row>
        <table:table-row table:style-name="ro1">
          <table:table-cell table:formula="of:=[.A311]+20" office:value-type="float" office:value="6200" calcext:value-type="float">
            <text:p>62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1]+[.$M$153]" office:value-type="float" office:value="63.0999999999995" calcext:value-type="float">
            <text:p>63.0999999999995</text:p>
          </table:table-cell>
          <table:table-cell/>
          <table:table-cell table:formula="of:=[.E311]+[.$N$153]" office:value-type="float" office:value="8.39999999999993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table:formula="of:=[.B312]+-1*SUM([.C312:.F312])" office:value-type="float" office:value="-73.3999999999994" calcext:value-type="float">
            <text:p>-73.4</text:p>
          </table:table-cell>
          <table:table-cell table:number-columns-repeated="10"/>
        </table:table-row>
        <table:table-row table:style-name="ro1">
          <table:table-cell table:formula="of:=[.A312]+20" office:value-type="float" office:value="6220" calcext:value-type="float">
            <text:p>62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2]+[.$M$153]" office:value-type="float" office:value="63.2599999999995" calcext:value-type="float">
            <text:p>63.2599999999995</text:p>
          </table:table-cell>
          <table:table-cell/>
          <table:table-cell table:formula="of:=[.E312]+[.$N$153]" office:value-type="float" office:value="8.41999999999993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table:formula="of:=[.B313]+-1*SUM([.C313:.F313])" office:value-type="float" office:value="-73.5799999999994" calcext:value-type="float">
            <text:p>-73.6</text:p>
          </table:table-cell>
          <table:table-cell table:number-columns-repeated="10"/>
        </table:table-row>
        <table:table-row table:style-name="ro1">
          <table:table-cell table:formula="of:=[.A313]+20" office:value-type="float" office:value="6240" calcext:value-type="float">
            <text:p>62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3]+[.$M$153]" office:value-type="float" office:value="63.4199999999994" calcext:value-type="float">
            <text:p>63.4199999999994</text:p>
          </table:table-cell>
          <table:table-cell/>
          <table:table-cell table:formula="of:=[.E313]+[.$N$153]" office:value-type="float" office:value="8.43999999999993" calcext:value-type="float">
            <text:p>8.4</text:p>
          </table:table-cell>
          <table:table-cell office:value-type="float" office:value="1.9" calcext:value-type="float">
            <text:p>1.9</text:p>
          </table:table-cell>
          <table:table-cell table:formula="of:=[.B314]+-1*SUM([.C314:.F314])" office:value-type="float" office:value="-73.7599999999994" calcext:value-type="float">
            <text:p>-73.8</text:p>
          </table:table-cell>
          <table:table-cell table:number-columns-repeated="10"/>
        </table:table-row>
        <table:table-row table:style-name="ro1">
          <table:table-cell table:formula="of:=[.A314]+20" office:value-type="float" office:value="6260" calcext:value-type="float">
            <text:p>62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4]+[.$M$153]" office:value-type="float" office:value="63.5799999999994" calcext:value-type="float">
            <text:p>63.5799999999994</text:p>
          </table:table-cell>
          <table:table-cell/>
          <table:table-cell table:formula="of:=[.E314]+[.$N$153]" office:value-type="float" office:value="8.45999999999993" calcext:value-type="float">
            <text:p>8.5</text:p>
          </table:table-cell>
          <table:table-cell office:value-type="float" office:value="1.9" calcext:value-type="float">
            <text:p>1.9</text:p>
          </table:table-cell>
          <table:table-cell table:formula="of:=[.B315]+-1*SUM([.C315:.F315])" office:value-type="float" office:value="-73.9399999999994" calcext:value-type="float">
            <text:p>-73.9</text:p>
          </table:table-cell>
          <table:table-cell table:number-columns-repeated="10"/>
        </table:table-row>
        <table:table-row table:style-name="ro1">
          <table:table-cell table:formula="of:=[.A315]+20" office:value-type="float" office:value="6280" calcext:value-type="float">
            <text:p>62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5]+[.$M$153]" office:value-type="float" office:value="63.7399999999994" calcext:value-type="float">
            <text:p>63.7399999999994</text:p>
          </table:table-cell>
          <table:table-cell/>
          <table:table-cell table:formula="of:=[.E315]+[.$N$153]" office:value-type="float" office:value="8.47999999999993" calcext:value-type="float">
            <text:p>8.5</text:p>
          </table:table-cell>
          <table:table-cell office:value-type="float" office:value="1.9" calcext:value-type="float">
            <text:p>1.9</text:p>
          </table:table-cell>
          <table:table-cell table:formula="of:=[.B316]+-1*SUM([.C316:.F316])" office:value-type="float" office:value="-74.1199999999994" calcext:value-type="float">
            <text:p>-74.1</text:p>
          </table:table-cell>
          <table:table-cell table:number-columns-repeated="10"/>
        </table:table-row>
        <table:table-row table:style-name="ro1">
          <table:table-cell table:formula="of:=[.A316]+20" office:value-type="float" office:value="6300" calcext:value-type="float">
            <text:p>63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6]+[.$M$153]" office:value-type="float" office:value="63.8999999999994" calcext:value-type="float">
            <text:p>63.8999999999994</text:p>
          </table:table-cell>
          <table:table-cell/>
          <table:table-cell table:formula="of:=[.E316]+[.$N$153]" office:value-type="float" office:value="8.49999999999993" calcext:value-type="float">
            <text:p>8.5</text:p>
          </table:table-cell>
          <table:table-cell office:value-type="float" office:value="1.9" calcext:value-type="float">
            <text:p>1.9</text:p>
          </table:table-cell>
          <table:table-cell table:formula="of:=[.B317]+-1*SUM([.C317:.F317])" office:value-type="float" office:value="-74.2999999999994" calcext:value-type="float">
            <text:p>-74.3</text:p>
          </table:table-cell>
          <table:table-cell table:number-columns-repeated="10"/>
        </table:table-row>
        <table:table-row table:style-name="ro1">
          <table:table-cell table:formula="of:=[.A317]+20" office:value-type="float" office:value="6320" calcext:value-type="float">
            <text:p>63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7]+[.$M$153]" office:value-type="float" office:value="64.0599999999994" calcext:value-type="float">
            <text:p>64.0599999999994</text:p>
          </table:table-cell>
          <table:table-cell/>
          <table:table-cell table:formula="of:=[.E317]+[.$N$153]" office:value-type="float" office:value="8.51999999999993" calcext:value-type="float">
            <text:p>8.5</text:p>
          </table:table-cell>
          <table:table-cell office:value-type="float" office:value="1.9" calcext:value-type="float">
            <text:p>1.9</text:p>
          </table:table-cell>
          <table:table-cell table:formula="of:=[.B318]+-1*SUM([.C318:.F318])" office:value-type="float" office:value="-74.4799999999994" calcext:value-type="float">
            <text:p>-74.5</text:p>
          </table:table-cell>
          <table:table-cell table:number-columns-repeated="10"/>
        </table:table-row>
        <table:table-row table:style-name="ro1">
          <table:table-cell table:formula="of:=[.A318]+20" office:value-type="float" office:value="6340" calcext:value-type="float">
            <text:p>63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8]+[.$M$153]" office:value-type="float" office:value="64.2199999999994" calcext:value-type="float">
            <text:p>64.2199999999994</text:p>
          </table:table-cell>
          <table:table-cell/>
          <table:table-cell table:formula="of:=[.E318]+[.$N$153]" office:value-type="float" office:value="8.53999999999993" calcext:value-type="float">
            <text:p>8.5</text:p>
          </table:table-cell>
          <table:table-cell office:value-type="float" office:value="1.9" calcext:value-type="float">
            <text:p>1.9</text:p>
          </table:table-cell>
          <table:table-cell table:formula="of:=[.B319]+-1*SUM([.C319:.F319])" office:value-type="float" office:value="-74.6599999999994" calcext:value-type="float">
            <text:p>-74.7</text:p>
          </table:table-cell>
          <table:table-cell table:number-columns-repeated="10"/>
        </table:table-row>
        <table:table-row table:style-name="ro1">
          <table:table-cell table:formula="of:=[.A319]+20" office:value-type="float" office:value="6360" calcext:value-type="float">
            <text:p>63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19]+[.$M$153]" office:value-type="float" office:value="64.3799999999994" calcext:value-type="float">
            <text:p>64.3799999999994</text:p>
          </table:table-cell>
          <table:table-cell/>
          <table:table-cell table:formula="of:=[.E319]+[.$N$153]" office:value-type="float" office:value="8.55999999999993" calcext:value-type="float">
            <text:p>8.6</text:p>
          </table:table-cell>
          <table:table-cell office:value-type="float" office:value="1.9" calcext:value-type="float">
            <text:p>1.9</text:p>
          </table:table-cell>
          <table:table-cell table:formula="of:=[.B320]+-1*SUM([.C320:.F320])" office:value-type="float" office:value="-74.8399999999994" calcext:value-type="float">
            <text:p>-74.8</text:p>
          </table:table-cell>
          <table:table-cell table:number-columns-repeated="10"/>
        </table:table-row>
        <table:table-row table:style-name="ro1">
          <table:table-cell table:formula="of:=[.A320]+20" office:value-type="float" office:value="6380" calcext:value-type="float">
            <text:p>63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0]+[.$M$153]" office:value-type="float" office:value="64.5399999999994" calcext:value-type="float">
            <text:p>64.5399999999994</text:p>
          </table:table-cell>
          <table:table-cell/>
          <table:table-cell table:formula="of:=[.E320]+[.$N$153]" office:value-type="float" office:value="8.57999999999993" calcext:value-type="float">
            <text:p>8.6</text:p>
          </table:table-cell>
          <table:table-cell office:value-type="float" office:value="1.9" calcext:value-type="float">
            <text:p>1.9</text:p>
          </table:table-cell>
          <table:table-cell table:formula="of:=[.B321]+-1*SUM([.C321:.F321])" office:value-type="float" office:value="-75.0199999999994" calcext:value-type="float">
            <text:p>-75.0</text:p>
          </table:table-cell>
          <table:table-cell table:number-columns-repeated="10"/>
        </table:table-row>
        <table:table-row table:style-name="ro1">
          <table:table-cell table:formula="of:=[.A321]+20" office:value-type="float" office:value="6400" calcext:value-type="float">
            <text:p>64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1]+[.$M$153]" office:value-type="float" office:value="64.6999999999994" calcext:value-type="float">
            <text:p>64.6999999999994</text:p>
          </table:table-cell>
          <table:table-cell/>
          <table:table-cell table:formula="of:=[.E321]+[.$N$153]" office:value-type="float" office:value="8.59999999999993" calcext:value-type="float">
            <text:p>8.6</text:p>
          </table:table-cell>
          <table:table-cell office:value-type="float" office:value="1.9" calcext:value-type="float">
            <text:p>1.9</text:p>
          </table:table-cell>
          <table:table-cell table:formula="of:=[.B322]+-1*SUM([.C322:.F322])" office:value-type="float" office:value="-75.1999999999994" calcext:value-type="float">
            <text:p>-75.2</text:p>
          </table:table-cell>
          <table:table-cell table:number-columns-repeated="10"/>
        </table:table-row>
        <table:table-row table:style-name="ro1">
          <table:table-cell table:formula="of:=[.A322]+20" office:value-type="float" office:value="6420" calcext:value-type="float">
            <text:p>64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2]+[.$M$153]" office:value-type="float" office:value="64.8599999999994" calcext:value-type="float">
            <text:p>64.8599999999994</text:p>
          </table:table-cell>
          <table:table-cell/>
          <table:table-cell table:formula="of:=[.E322]+[.$N$153]" office:value-type="float" office:value="8.61999999999993" calcext:value-type="float">
            <text:p>8.6</text:p>
          </table:table-cell>
          <table:table-cell office:value-type="float" office:value="1.9" calcext:value-type="float">
            <text:p>1.9</text:p>
          </table:table-cell>
          <table:table-cell table:formula="of:=[.B323]+-1*SUM([.C323:.F323])" office:value-type="float" office:value="-75.3799999999993" calcext:value-type="float">
            <text:p>-75.4</text:p>
          </table:table-cell>
          <table:table-cell table:number-columns-repeated="10"/>
        </table:table-row>
        <table:table-row table:style-name="ro1">
          <table:table-cell table:formula="of:=[.A323]+20" office:value-type="float" office:value="6440" calcext:value-type="float">
            <text:p>64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3]+[.$M$153]" office:value-type="float" office:value="65.0199999999994" calcext:value-type="float">
            <text:p>65.0199999999994</text:p>
          </table:table-cell>
          <table:table-cell/>
          <table:table-cell table:formula="of:=[.E323]+[.$N$153]" office:value-type="float" office:value="8.63999999999993" calcext:value-type="float">
            <text:p>8.6</text:p>
          </table:table-cell>
          <table:table-cell office:value-type="float" office:value="1.9" calcext:value-type="float">
            <text:p>1.9</text:p>
          </table:table-cell>
          <table:table-cell table:formula="of:=[.B324]+-1*SUM([.C324:.F324])" office:value-type="float" office:value="-75.5599999999994" calcext:value-type="float">
            <text:p>-75.6</text:p>
          </table:table-cell>
          <table:table-cell table:number-columns-repeated="10"/>
        </table:table-row>
        <table:table-row table:style-name="ro1">
          <table:table-cell table:formula="of:=[.A324]+20" office:value-type="float" office:value="6460" calcext:value-type="float">
            <text:p>64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4]+[.$M$153]" office:value-type="float" office:value="65.1799999999994" calcext:value-type="float">
            <text:p>65.1799999999994</text:p>
          </table:table-cell>
          <table:table-cell/>
          <table:table-cell table:formula="of:=[.E324]+[.$N$153]" office:value-type="float" office:value="8.65999999999993" calcext:value-type="float">
            <text:p>8.7</text:p>
          </table:table-cell>
          <table:table-cell office:value-type="float" office:value="1.9" calcext:value-type="float">
            <text:p>1.9</text:p>
          </table:table-cell>
          <table:table-cell table:formula="of:=[.B325]+-1*SUM([.C325:.F325])" office:value-type="float" office:value="-75.7399999999993" calcext:value-type="float">
            <text:p>-75.7</text:p>
          </table:table-cell>
          <table:table-cell table:number-columns-repeated="10"/>
        </table:table-row>
        <table:table-row table:style-name="ro1">
          <table:table-cell table:formula="of:=[.A325]+20" office:value-type="float" office:value="6480" calcext:value-type="float">
            <text:p>64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5]+[.$M$153]" office:value-type="float" office:value="65.3399999999994" calcext:value-type="float">
            <text:p>65.3399999999994</text:p>
          </table:table-cell>
          <table:table-cell/>
          <table:table-cell table:formula="of:=[.E325]+[.$N$153]" office:value-type="float" office:value="8.67999999999993" calcext:value-type="float">
            <text:p>8.7</text:p>
          </table:table-cell>
          <table:table-cell office:value-type="float" office:value="1.9" calcext:value-type="float">
            <text:p>1.9</text:p>
          </table:table-cell>
          <table:table-cell table:formula="of:=[.B326]+-1*SUM([.C326:.F326])" office:value-type="float" office:value="-75.9199999999993" calcext:value-type="float">
            <text:p>-75.9</text:p>
          </table:table-cell>
          <table:table-cell table:number-columns-repeated="10"/>
        </table:table-row>
        <table:table-row table:style-name="ro1">
          <table:table-cell table:formula="of:=[.A326]+20" office:value-type="float" office:value="6500" calcext:value-type="float">
            <text:p>65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6]+[.$M$153]" office:value-type="float" office:value="65.4999999999994" calcext:value-type="float">
            <text:p>65.4999999999994</text:p>
          </table:table-cell>
          <table:table-cell/>
          <table:table-cell table:formula="of:=[.E326]+[.$N$153]" office:value-type="float" office:value="8.69999999999993" calcext:value-type="float">
            <text:p>8.7</text:p>
          </table:table-cell>
          <table:table-cell office:value-type="float" office:value="1.9" calcext:value-type="float">
            <text:p>1.9</text:p>
          </table:table-cell>
          <table:table-cell table:formula="of:=[.B327]+-1*SUM([.C327:.F327])" office:value-type="float" office:value="-76.0999999999993" calcext:value-type="float">
            <text:p>-76.1</text:p>
          </table:table-cell>
          <table:table-cell table:number-columns-repeated="10"/>
        </table:table-row>
        <table:table-row table:style-name="ro1">
          <table:table-cell table:formula="of:=[.A327]+20" office:value-type="float" office:value="6520" calcext:value-type="float">
            <text:p>65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7]+[.$M$153]" office:value-type="float" office:value="65.6599999999994" calcext:value-type="float">
            <text:p>65.6599999999994</text:p>
          </table:table-cell>
          <table:table-cell/>
          <table:table-cell table:formula="of:=[.E327]+[.$N$153]" office:value-type="float" office:value="8.71999999999993" calcext:value-type="float">
            <text:p>8.7</text:p>
          </table:table-cell>
          <table:table-cell office:value-type="float" office:value="1.9" calcext:value-type="float">
            <text:p>1.9</text:p>
          </table:table-cell>
          <table:table-cell table:formula="of:=[.B328]+-1*SUM([.C328:.F328])" office:value-type="float" office:value="-76.2799999999993" calcext:value-type="float">
            <text:p>-76.3</text:p>
          </table:table-cell>
          <table:table-cell table:number-columns-repeated="10"/>
        </table:table-row>
        <table:table-row table:style-name="ro1">
          <table:table-cell table:formula="of:=[.A328]+20" office:value-type="float" office:value="6540" calcext:value-type="float">
            <text:p>65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8]+[.$M$153]" office:value-type="float" office:value="65.8199999999994" calcext:value-type="float">
            <text:p>65.8199999999994</text:p>
          </table:table-cell>
          <table:table-cell/>
          <table:table-cell table:formula="of:=[.E328]+[.$N$153]" office:value-type="float" office:value="8.73999999999993" calcext:value-type="float">
            <text:p>8.7</text:p>
          </table:table-cell>
          <table:table-cell office:value-type="float" office:value="1.9" calcext:value-type="float">
            <text:p>1.9</text:p>
          </table:table-cell>
          <table:table-cell table:formula="of:=[.B329]+-1*SUM([.C329:.F329])" office:value-type="float" office:value="-76.4599999999993" calcext:value-type="float">
            <text:p>-76.5</text:p>
          </table:table-cell>
          <table:table-cell table:number-columns-repeated="10"/>
        </table:table-row>
        <table:table-row table:style-name="ro1">
          <table:table-cell table:formula="of:=[.A329]+20" office:value-type="float" office:value="6560" calcext:value-type="float">
            <text:p>65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29]+[.$M$153]" office:value-type="float" office:value="65.9799999999994" calcext:value-type="float">
            <text:p>65.9799999999994</text:p>
          </table:table-cell>
          <table:table-cell/>
          <table:table-cell table:formula="of:=[.E329]+[.$N$153]" office:value-type="float" office:value="8.75999999999993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table:formula="of:=[.B330]+-1*SUM([.C330:.F330])" office:value-type="float" office:value="-76.6399999999993" calcext:value-type="float">
            <text:p>-76.6</text:p>
          </table:table-cell>
          <table:table-cell table:number-columns-repeated="10"/>
        </table:table-row>
        <table:table-row table:style-name="ro1">
          <table:table-cell table:formula="of:=[.A330]+20" office:value-type="float" office:value="6580" calcext:value-type="float">
            <text:p>65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0]+[.$M$153]" office:value-type="float" office:value="66.1399999999994" calcext:value-type="float">
            <text:p>66.1399999999994</text:p>
          </table:table-cell>
          <table:table-cell/>
          <table:table-cell table:formula="of:=[.E330]+[.$N$153]" office:value-type="float" office:value="8.77999999999993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table:formula="of:=[.B331]+-1*SUM([.C331:.F331])" office:value-type="float" office:value="-76.8199999999993" calcext:value-type="float">
            <text:p>-76.8</text:p>
          </table:table-cell>
          <table:table-cell table:number-columns-repeated="10"/>
        </table:table-row>
        <table:table-row table:style-name="ro1">
          <table:table-cell table:formula="of:=[.A331]+20" office:value-type="float" office:value="6600" calcext:value-type="float">
            <text:p>66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1]+[.$M$153]" office:value-type="float" office:value="66.2999999999994" calcext:value-type="float">
            <text:p>66.2999999999994</text:p>
          </table:table-cell>
          <table:table-cell/>
          <table:table-cell table:formula="of:=[.E331]+[.$N$153]" office:value-type="float" office:value="8.79999999999992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table:formula="of:=[.B332]+-1*SUM([.C332:.F332])" office:value-type="float" office:value="-76.9999999999993" calcext:value-type="float">
            <text:p>-77.0</text:p>
          </table:table-cell>
          <table:table-cell table:number-columns-repeated="10"/>
        </table:table-row>
        <table:table-row table:style-name="ro1">
          <table:table-cell table:formula="of:=[.A332]+20" office:value-type="float" office:value="6620" calcext:value-type="float">
            <text:p>66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2]+[.$M$153]" office:value-type="float" office:value="66.4599999999994" calcext:value-type="float">
            <text:p>66.4599999999994</text:p>
          </table:table-cell>
          <table:table-cell/>
          <table:table-cell table:formula="of:=[.E332]+[.$N$153]" office:value-type="float" office:value="8.81999999999992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table:formula="of:=[.B333]+-1*SUM([.C333:.F333])" office:value-type="float" office:value="-77.1799999999993" calcext:value-type="float">
            <text:p>-77.2</text:p>
          </table:table-cell>
          <table:table-cell table:number-columns-repeated="10"/>
        </table:table-row>
        <table:table-row table:style-name="ro1">
          <table:table-cell table:formula="of:=[.A333]+20" office:value-type="float" office:value="6640" calcext:value-type="float">
            <text:p>66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3]+[.$M$153]" office:value-type="float" office:value="66.6199999999994" calcext:value-type="float">
            <text:p>66.6199999999994</text:p>
          </table:table-cell>
          <table:table-cell/>
          <table:table-cell table:formula="of:=[.E333]+[.$N$153]" office:value-type="float" office:value="8.83999999999992" calcext:value-type="float">
            <text:p>8.8</text:p>
          </table:table-cell>
          <table:table-cell office:value-type="float" office:value="1.9" calcext:value-type="float">
            <text:p>1.9</text:p>
          </table:table-cell>
          <table:table-cell table:formula="of:=[.B334]+-1*SUM([.C334:.F334])" office:value-type="float" office:value="-77.3599999999993" calcext:value-type="float">
            <text:p>-77.4</text:p>
          </table:table-cell>
          <table:table-cell table:number-columns-repeated="10"/>
        </table:table-row>
        <table:table-row table:style-name="ro1">
          <table:table-cell table:formula="of:=[.A334]+20" office:value-type="float" office:value="6660" calcext:value-type="float">
            <text:p>66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4]+[.$M$153]" office:value-type="float" office:value="66.7799999999994" calcext:value-type="float">
            <text:p>66.7799999999994</text:p>
          </table:table-cell>
          <table:table-cell/>
          <table:table-cell table:formula="of:=[.E334]+[.$N$153]" office:value-type="float" office:value="8.85999999999992" calcext:value-type="float">
            <text:p>8.9</text:p>
          </table:table-cell>
          <table:table-cell office:value-type="float" office:value="1.9" calcext:value-type="float">
            <text:p>1.9</text:p>
          </table:table-cell>
          <table:table-cell table:formula="of:=[.B335]+-1*SUM([.C335:.F335])" office:value-type="float" office:value="-77.5399999999993" calcext:value-type="float">
            <text:p>-77.5</text:p>
          </table:table-cell>
          <table:table-cell table:number-columns-repeated="10"/>
        </table:table-row>
        <table:table-row table:style-name="ro1">
          <table:table-cell table:formula="of:=[.A335]+20" office:value-type="float" office:value="6680" calcext:value-type="float">
            <text:p>66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5]+[.$M$153]" office:value-type="float" office:value="66.9399999999994" calcext:value-type="float">
            <text:p>66.9399999999994</text:p>
          </table:table-cell>
          <table:table-cell/>
          <table:table-cell table:formula="of:=[.E335]+[.$N$153]" office:value-type="float" office:value="8.87999999999992" calcext:value-type="float">
            <text:p>8.9</text:p>
          </table:table-cell>
          <table:table-cell office:value-type="float" office:value="1.9" calcext:value-type="float">
            <text:p>1.9</text:p>
          </table:table-cell>
          <table:table-cell table:formula="of:=[.B336]+-1*SUM([.C336:.F336])" office:value-type="float" office:value="-77.7199999999993" calcext:value-type="float">
            <text:p>-77.7</text:p>
          </table:table-cell>
          <table:table-cell table:number-columns-repeated="10"/>
        </table:table-row>
        <table:table-row table:style-name="ro1">
          <table:table-cell table:formula="of:=[.A336]+20" office:value-type="float" office:value="6700" calcext:value-type="float">
            <text:p>67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6]+[.$M$153]" office:value-type="float" office:value="67.0999999999994" calcext:value-type="float">
            <text:p>67.0999999999994</text:p>
          </table:table-cell>
          <table:table-cell/>
          <table:table-cell table:formula="of:=[.E336]+[.$N$153]" office:value-type="float" office:value="8.89999999999992" calcext:value-type="float">
            <text:p>8.9</text:p>
          </table:table-cell>
          <table:table-cell office:value-type="float" office:value="1.9" calcext:value-type="float">
            <text:p>1.9</text:p>
          </table:table-cell>
          <table:table-cell table:formula="of:=[.B337]+-1*SUM([.C337:.F337])" office:value-type="float" office:value="-77.8999999999993" calcext:value-type="float">
            <text:p>-77.9</text:p>
          </table:table-cell>
          <table:table-cell table:number-columns-repeated="10"/>
        </table:table-row>
        <table:table-row table:style-name="ro1">
          <table:table-cell table:formula="of:=[.A337]+20" office:value-type="float" office:value="6720" calcext:value-type="float">
            <text:p>67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7]+[.$M$153]" office:value-type="float" office:value="67.2599999999994" calcext:value-type="float">
            <text:p>67.2599999999994</text:p>
          </table:table-cell>
          <table:table-cell/>
          <table:table-cell table:formula="of:=[.E337]+[.$N$153]" office:value-type="float" office:value="8.91999999999992" calcext:value-type="float">
            <text:p>8.9</text:p>
          </table:table-cell>
          <table:table-cell office:value-type="float" office:value="1.9" calcext:value-type="float">
            <text:p>1.9</text:p>
          </table:table-cell>
          <table:table-cell table:formula="of:=[.B338]+-1*SUM([.C338:.F338])" office:value-type="float" office:value="-78.0799999999993" calcext:value-type="float">
            <text:p>-78.1</text:p>
          </table:table-cell>
          <table:table-cell table:number-columns-repeated="10"/>
        </table:table-row>
        <table:table-row table:style-name="ro1">
          <table:table-cell table:formula="of:=[.A338]+20" office:value-type="float" office:value="6740" calcext:value-type="float">
            <text:p>67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8]+[.$M$153]" office:value-type="float" office:value="67.4199999999994" calcext:value-type="float">
            <text:p>67.4199999999994</text:p>
          </table:table-cell>
          <table:table-cell/>
          <table:table-cell table:formula="of:=[.E338]+[.$N$153]" office:value-type="float" office:value="8.93999999999992" calcext:value-type="float">
            <text:p>8.9</text:p>
          </table:table-cell>
          <table:table-cell office:value-type="float" office:value="1.9" calcext:value-type="float">
            <text:p>1.9</text:p>
          </table:table-cell>
          <table:table-cell table:formula="of:=[.B339]+-1*SUM([.C339:.F339])" office:value-type="float" office:value="-78.2599999999993" calcext:value-type="float">
            <text:p>-78.3</text:p>
          </table:table-cell>
          <table:table-cell table:number-columns-repeated="10"/>
        </table:table-row>
        <table:table-row table:style-name="ro1">
          <table:table-cell table:formula="of:=[.A339]+20" office:value-type="float" office:value="6760" calcext:value-type="float">
            <text:p>67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39]+[.$M$153]" office:value-type="float" office:value="67.5799999999994" calcext:value-type="float">
            <text:p>67.5799999999994</text:p>
          </table:table-cell>
          <table:table-cell/>
          <table:table-cell table:formula="of:=[.E339]+[.$N$153]" office:value-type="float" office:value="8.95999999999992" calcext:value-type="float">
            <text:p>9.0</text:p>
          </table:table-cell>
          <table:table-cell office:value-type="float" office:value="1.9" calcext:value-type="float">
            <text:p>1.9</text:p>
          </table:table-cell>
          <table:table-cell table:formula="of:=[.B340]+-1*SUM([.C340:.F340])" office:value-type="float" office:value="-78.4399999999993" calcext:value-type="float">
            <text:p>-78.4</text:p>
          </table:table-cell>
          <table:table-cell table:number-columns-repeated="10"/>
        </table:table-row>
        <table:table-row table:style-name="ro1">
          <table:table-cell table:formula="of:=[.A340]+20" office:value-type="float" office:value="6780" calcext:value-type="float">
            <text:p>67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0]+[.$M$153]" office:value-type="float" office:value="67.7399999999994" calcext:value-type="float">
            <text:p>67.7399999999994</text:p>
          </table:table-cell>
          <table:table-cell/>
          <table:table-cell table:formula="of:=[.E340]+[.$N$153]" office:value-type="float" office:value="8.97999999999992" calcext:value-type="float">
            <text:p>9.0</text:p>
          </table:table-cell>
          <table:table-cell office:value-type="float" office:value="1.9" calcext:value-type="float">
            <text:p>1.9</text:p>
          </table:table-cell>
          <table:table-cell table:formula="of:=[.B341]+-1*SUM([.C341:.F341])" office:value-type="float" office:value="-78.6199999999993" calcext:value-type="float">
            <text:p>-78.6</text:p>
          </table:table-cell>
          <table:table-cell table:number-columns-repeated="10"/>
        </table:table-row>
        <table:table-row table:style-name="ro1">
          <table:table-cell table:formula="of:=[.A341]+20" office:value-type="float" office:value="6800" calcext:value-type="float">
            <text:p>68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1]+[.$M$153]" office:value-type="float" office:value="67.8999999999994" calcext:value-type="float">
            <text:p>67.8999999999994</text:p>
          </table:table-cell>
          <table:table-cell/>
          <table:table-cell table:formula="of:=[.E341]+[.$N$153]" office:value-type="float" office:value="8.99999999999992" calcext:value-type="float">
            <text:p>9.0</text:p>
          </table:table-cell>
          <table:table-cell office:value-type="float" office:value="1.9" calcext:value-type="float">
            <text:p>1.9</text:p>
          </table:table-cell>
          <table:table-cell table:formula="of:=[.B342]+-1*SUM([.C342:.F342])" office:value-type="float" office:value="-78.7999999999993" calcext:value-type="float">
            <text:p>-78.8</text:p>
          </table:table-cell>
          <table:table-cell table:number-columns-repeated="10"/>
        </table:table-row>
        <table:table-row table:style-name="ro1">
          <table:table-cell table:formula="of:=[.A342]+20" office:value-type="float" office:value="6820" calcext:value-type="float">
            <text:p>68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2]+[.$M$153]" office:value-type="float" office:value="68.0599999999994" calcext:value-type="float">
            <text:p>68.0599999999994</text:p>
          </table:table-cell>
          <table:table-cell/>
          <table:table-cell table:formula="of:=[.E342]+[.$N$153]" office:value-type="float" office:value="9.01999999999992" calcext:value-type="float">
            <text:p>9.0</text:p>
          </table:table-cell>
          <table:table-cell office:value-type="float" office:value="1.9" calcext:value-type="float">
            <text:p>1.9</text:p>
          </table:table-cell>
          <table:table-cell table:formula="of:=[.B343]+-1*SUM([.C343:.F343])" office:value-type="float" office:value="-78.9799999999993" calcext:value-type="float">
            <text:p>-79.0</text:p>
          </table:table-cell>
          <table:table-cell table:number-columns-repeated="10"/>
        </table:table-row>
        <table:table-row table:style-name="ro1">
          <table:table-cell table:formula="of:=[.A343]+20" office:value-type="float" office:value="6840" calcext:value-type="float">
            <text:p>68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3]+[.$M$153]" office:value-type="float" office:value="68.2199999999993" calcext:value-type="float">
            <text:p>68.2199999999993</text:p>
          </table:table-cell>
          <table:table-cell/>
          <table:table-cell table:formula="of:=[.E343]+[.$N$153]" office:value-type="float" office:value="9.03999999999992" calcext:value-type="float">
            <text:p>9.0</text:p>
          </table:table-cell>
          <table:table-cell office:value-type="float" office:value="1.9" calcext:value-type="float">
            <text:p>1.9</text:p>
          </table:table-cell>
          <table:table-cell table:formula="of:=[.B344]+-1*SUM([.C344:.F344])" office:value-type="float" office:value="-79.1599999999993" calcext:value-type="float">
            <text:p>-79.2</text:p>
          </table:table-cell>
          <table:table-cell table:number-columns-repeated="10"/>
        </table:table-row>
        <table:table-row table:style-name="ro1">
          <table:table-cell table:formula="of:=[.A344]+20" office:value-type="float" office:value="6860" calcext:value-type="float">
            <text:p>68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4]+[.$M$153]" office:value-type="float" office:value="68.3799999999993" calcext:value-type="float">
            <text:p>68.3799999999993</text:p>
          </table:table-cell>
          <table:table-cell/>
          <table:table-cell table:formula="of:=[.E344]+[.$N$153]" office:value-type="float" office:value="9.05999999999992" calcext:value-type="float">
            <text:p>9.1</text:p>
          </table:table-cell>
          <table:table-cell office:value-type="float" office:value="1.9" calcext:value-type="float">
            <text:p>1.9</text:p>
          </table:table-cell>
          <table:table-cell table:formula="of:=[.B345]+-1*SUM([.C345:.F345])" office:value-type="float" office:value="-79.3399999999993" calcext:value-type="float">
            <text:p>-79.3</text:p>
          </table:table-cell>
          <table:table-cell table:number-columns-repeated="10"/>
        </table:table-row>
        <table:table-row table:style-name="ro1">
          <table:table-cell table:formula="of:=[.A345]+20" office:value-type="float" office:value="6880" calcext:value-type="float">
            <text:p>68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5]+[.$M$153]" office:value-type="float" office:value="68.5399999999993" calcext:value-type="float">
            <text:p>68.5399999999993</text:p>
          </table:table-cell>
          <table:table-cell/>
          <table:table-cell table:formula="of:=[.E345]+[.$N$153]" office:value-type="float" office:value="9.07999999999992" calcext:value-type="float">
            <text:p>9.1</text:p>
          </table:table-cell>
          <table:table-cell office:value-type="float" office:value="1.9" calcext:value-type="float">
            <text:p>1.9</text:p>
          </table:table-cell>
          <table:table-cell table:formula="of:=[.B346]+-1*SUM([.C346:.F346])" office:value-type="float" office:value="-79.5199999999993" calcext:value-type="float">
            <text:p>-79.5</text:p>
          </table:table-cell>
          <table:table-cell table:number-columns-repeated="10"/>
        </table:table-row>
        <table:table-row table:style-name="ro1">
          <table:table-cell table:formula="of:=[.A346]+20" office:value-type="float" office:value="6900" calcext:value-type="float">
            <text:p>69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6]+[.$M$153]" office:value-type="float" office:value="68.6999999999993" calcext:value-type="float">
            <text:p>68.6999999999993</text:p>
          </table:table-cell>
          <table:table-cell/>
          <table:table-cell table:formula="of:=[.E346]+[.$N$153]" office:value-type="float" office:value="9.09999999999992" calcext:value-type="float">
            <text:p>9.1</text:p>
          </table:table-cell>
          <table:table-cell office:value-type="float" office:value="1.9" calcext:value-type="float">
            <text:p>1.9</text:p>
          </table:table-cell>
          <table:table-cell table:formula="of:=[.B347]+-1*SUM([.C347:.F347])" office:value-type="float" office:value="-79.6999999999993" calcext:value-type="float">
            <text:p>-79.7</text:p>
          </table:table-cell>
          <table:table-cell table:number-columns-repeated="10"/>
        </table:table-row>
        <table:table-row table:style-name="ro1">
          <table:table-cell table:formula="of:=[.A347]+20" office:value-type="float" office:value="6920" calcext:value-type="float">
            <text:p>692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7]+[.$M$153]" office:value-type="float" office:value="68.8599999999993" calcext:value-type="float">
            <text:p>68.8599999999993</text:p>
          </table:table-cell>
          <table:table-cell/>
          <table:table-cell table:formula="of:=[.E347]+[.$N$153]" office:value-type="float" office:value="9.11999999999992" calcext:value-type="float">
            <text:p>9.1</text:p>
          </table:table-cell>
          <table:table-cell office:value-type="float" office:value="1.9" calcext:value-type="float">
            <text:p>1.9</text:p>
          </table:table-cell>
          <table:table-cell table:formula="of:=[.B348]+-1*SUM([.C348:.F348])" office:value-type="float" office:value="-79.8799999999993" calcext:value-type="float">
            <text:p>-79.9</text:p>
          </table:table-cell>
          <table:table-cell table:number-columns-repeated="10"/>
        </table:table-row>
        <table:table-row table:style-name="ro1">
          <table:table-cell table:formula="of:=[.A348]+20" office:value-type="float" office:value="6940" calcext:value-type="float">
            <text:p>694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8]+[.$M$153]" office:value-type="float" office:value="69.0199999999993" calcext:value-type="float">
            <text:p>69.0199999999993</text:p>
          </table:table-cell>
          <table:table-cell/>
          <table:table-cell table:formula="of:=[.E348]+[.$N$153]" office:value-type="float" office:value="9.13999999999992" calcext:value-type="float">
            <text:p>9.1</text:p>
          </table:table-cell>
          <table:table-cell office:value-type="float" office:value="1.9" calcext:value-type="float">
            <text:p>1.9</text:p>
          </table:table-cell>
          <table:table-cell table:formula="of:=[.B349]+-1*SUM([.C349:.F349])" office:value-type="float" office:value="-80.0599999999993" calcext:value-type="float">
            <text:p>-80.1</text:p>
          </table:table-cell>
          <table:table-cell table:number-columns-repeated="10"/>
        </table:table-row>
        <table:table-row table:style-name="ro1">
          <table:table-cell table:formula="of:=[.A349]+20" office:value-type="float" office:value="6960" calcext:value-type="float">
            <text:p>696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49]+[.$M$153]" office:value-type="float" office:value="69.1799999999993" calcext:value-type="float">
            <text:p>69.1799999999993</text:p>
          </table:table-cell>
          <table:table-cell/>
          <table:table-cell table:formula="of:=[.E349]+[.$N$153]" office:value-type="float" office:value="9.15999999999992" calcext:value-type="float">
            <text:p>9.2</text:p>
          </table:table-cell>
          <table:table-cell office:value-type="float" office:value="1.9" calcext:value-type="float">
            <text:p>1.9</text:p>
          </table:table-cell>
          <table:table-cell table:formula="of:=[.B350]+-1*SUM([.C350:.F350])" office:value-type="float" office:value="-80.2399999999992" calcext:value-type="float">
            <text:p>-80.2</text:p>
          </table:table-cell>
          <table:table-cell table:number-columns-repeated="10"/>
        </table:table-row>
        <table:table-row table:style-name="ro1">
          <table:table-cell table:formula="of:=[.A350]+20" office:value-type="float" office:value="6980" calcext:value-type="float">
            <text:p>698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50]+[.$M$153]" office:value-type="float" office:value="69.3399999999993" calcext:value-type="float">
            <text:p>69.3399999999993</text:p>
          </table:table-cell>
          <table:table-cell/>
          <table:table-cell table:formula="of:=[.E350]+[.$N$153]" office:value-type="float" office:value="9.17999999999992" calcext:value-type="float">
            <text:p>9.2</text:p>
          </table:table-cell>
          <table:table-cell office:value-type="float" office:value="1.9" calcext:value-type="float">
            <text:p>1.9</text:p>
          </table:table-cell>
          <table:table-cell table:formula="of:=[.B351]+-1*SUM([.C351:.F351])" office:value-type="float" office:value="-80.4199999999992" calcext:value-type="float">
            <text:p>-80.4</text:p>
          </table:table-cell>
          <table:table-cell table:number-columns-repeated="10"/>
        </table:table-row>
        <table:table-row table:style-name="ro1">
          <table:table-cell table:formula="of:=[.A351]+20" office:value-type="float" office:value="7000" calcext:value-type="float">
            <text:p>7000</text:p>
          </table:table-cell>
          <table:table-cell office:value-type="float" office:value="0" calcext:value-type="float">
            <text:p>0.0</text:p>
          </table:table-cell>
          <table:table-cell table:style-name="Default" table:formula="of:=[.C351]+[.$M$153]" office:value-type="float" office:value="69.4999999999993" calcext:value-type="float">
            <text:p>69.4999999999993</text:p>
          </table:table-cell>
          <table:table-cell/>
          <table:table-cell table:formula="of:=[.E351]+[.$N$153]" office:value-type="float" office:value="9.19999999999992" calcext:value-type="float">
            <text:p>9.2</text:p>
          </table:table-cell>
          <table:table-cell office:value-type="float" office:value="1.9" calcext:value-type="float">
            <text:p>1.9</text:p>
          </table:table-cell>
          <table:table-cell table:formula="of:=[.B352]+-1*SUM([.C352:.F352])" office:value-type="float" office:value="-80.5999999999992" calcext:value-type="float">
            <text:p>-80.6</text:p>
          </table:table-cell>
          <table:table-cell table:number-columns-repeated="10"/>
        </table:table-row>
        <table:table-row table:style-name="ro1" table:number-rows-repeated="104822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iirto to csv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REQ</text:p>
          </table:table-cell>
          <table:table-cell table:style-name="ce5" office:value-type="string" calcext:value-type="string">
            <text:p>dBi</text:p>
          </table:table-cell>
        </table:table-row>
        <table:table-row table:style-name="ro1">
          <table:table-cell table:formula="of:=[$Laskenta.A2]" office:value-type="float" office:value="0" calcext:value-type="float">
            <text:p>0</text:p>
          </table:table-cell>
          <table:table-cell table:formula="of:=[$Laskenta.G2]" office:value-type="float" office:value="-20" calcext:value-type="float">
            <text:p>-20</text:p>
          </table:table-cell>
        </table:table-row>
        <table:table-row table:style-name="ro1">
          <table:table-cell table:formula="of:=[$Laskenta.A3]" office:value-type="float" office:value="20" calcext:value-type="float">
            <text:p>20</text:p>
          </table:table-cell>
          <table:table-cell table:formula="of:=[$Laskenta.G3]" office:value-type="float" office:value="-21.75" calcext:value-type="float">
            <text:p>-21.75</text:p>
          </table:table-cell>
        </table:table-row>
        <table:table-row table:style-name="ro1">
          <table:table-cell table:formula="of:=[$Laskenta.A4]" office:value-type="float" office:value="40" calcext:value-type="float">
            <text:p>40</text:p>
          </table:table-cell>
          <table:table-cell table:formula="of:=[$Laskenta.G4]" office:value-type="float" office:value="-12.75" calcext:value-type="float">
            <text:p>-12.75</text:p>
          </table:table-cell>
        </table:table-row>
        <table:table-row table:style-name="ro1">
          <table:table-cell table:formula="of:=[$Laskenta.A5]" office:value-type="float" office:value="60" calcext:value-type="float">
            <text:p>60</text:p>
          </table:table-cell>
          <table:table-cell table:formula="of:=[$Laskenta.G5]" office:value-type="float" office:value="-7.35" calcext:value-type="float">
            <text:p>-7.35</text:p>
          </table:table-cell>
        </table:table-row>
        <table:table-row table:style-name="ro1">
          <table:table-cell table:formula="of:=[$Laskenta.A6]" office:value-type="float" office:value="80" calcext:value-type="float">
            <text:p>80</text:p>
          </table:table-cell>
          <table:table-cell table:formula="of:=[$Laskenta.G6]" office:value-type="float" office:value="-8.05" calcext:value-type="float">
            <text:p>-8.05</text:p>
          </table:table-cell>
        </table:table-row>
        <table:table-row table:style-name="ro1">
          <table:table-cell table:formula="of:=[$Laskenta.A7]" office:value-type="float" office:value="100" calcext:value-type="float">
            <text:p>100</text:p>
          </table:table-cell>
          <table:table-cell table:formula="of:=[$Laskenta.G7]" office:value-type="float" office:value="-9.9" calcext:value-type="float">
            <text:p>-9.9</text:p>
          </table:table-cell>
        </table:table-row>
        <table:table-row table:style-name="ro1">
          <table:table-cell table:formula="of:=[$Laskenta.A8]" office:value-type="float" office:value="120" calcext:value-type="float">
            <text:p>120</text:p>
          </table:table-cell>
          <table:table-cell table:formula="of:=[$Laskenta.G8]" office:value-type="float" office:value="-8.544" calcext:value-type="float">
            <text:p>-8.544</text:p>
          </table:table-cell>
        </table:table-row>
        <table:table-row table:style-name="ro1">
          <table:table-cell table:formula="of:=[$Laskenta.A9]" office:value-type="float" office:value="140" calcext:value-type="float">
            <text:p>140</text:p>
          </table:table-cell>
          <table:table-cell table:formula="of:=[$Laskenta.G9]" office:value-type="float" office:value="-8.788" calcext:value-type="float">
            <text:p>-8.788</text:p>
          </table:table-cell>
        </table:table-row>
        <table:table-row table:style-name="ro1">
          <table:table-cell table:formula="of:=[$Laskenta.A10]" office:value-type="float" office:value="160" calcext:value-type="float">
            <text:p>160</text:p>
          </table:table-cell>
          <table:table-cell table:formula="of:=[$Laskenta.G10]" office:value-type="float" office:value="-10.132" calcext:value-type="float">
            <text:p>-10.132</text:p>
          </table:table-cell>
        </table:table-row>
        <table:table-row table:style-name="ro1">
          <table:table-cell table:formula="of:=[$Laskenta.A11]" office:value-type="float" office:value="180" calcext:value-type="float">
            <text:p>180</text:p>
          </table:table-cell>
          <table:table-cell table:formula="of:=[$Laskenta.G11]" office:value-type="float" office:value="-10.676" calcext:value-type="float">
            <text:p>-10.676</text:p>
          </table:table-cell>
        </table:table-row>
        <table:table-row table:style-name="ro1">
          <table:table-cell table:formula="of:=[$Laskenta.A12]" office:value-type="float" office:value="200" calcext:value-type="float">
            <text:p>200</text:p>
          </table:table-cell>
          <table:table-cell table:formula="of:=[$Laskenta.G12]" office:value-type="float" office:value="-11.02" calcext:value-type="float">
            <text:p>-11.02</text:p>
          </table:table-cell>
        </table:table-row>
        <table:table-row table:style-name="ro1">
          <table:table-cell table:formula="of:=[$Laskenta.A13]" office:value-type="float" office:value="220" calcext:value-type="float">
            <text:p>220</text:p>
          </table:table-cell>
          <table:table-cell table:formula="of:=[$Laskenta.G13]" office:value-type="float" office:value="-12.364" calcext:value-type="float">
            <text:p>-12.364</text:p>
          </table:table-cell>
        </table:table-row>
        <table:table-row table:style-name="ro1">
          <table:table-cell table:formula="of:=[$Laskenta.A14]" office:value-type="float" office:value="240" calcext:value-type="float">
            <text:p>240</text:p>
          </table:table-cell>
          <table:table-cell table:formula="of:=[$Laskenta.G14]" office:value-type="float" office:value="-13.108" calcext:value-type="float">
            <text:p>-13.108</text:p>
          </table:table-cell>
        </table:table-row>
        <table:table-row table:style-name="ro1">
          <table:table-cell table:formula="of:=[$Laskenta.A15]" office:value-type="float" office:value="260" calcext:value-type="float">
            <text:p>260</text:p>
          </table:table-cell>
          <table:table-cell table:formula="of:=[$Laskenta.G15]" office:value-type="float" office:value="-13.552" calcext:value-type="float">
            <text:p>-13.552</text:p>
          </table:table-cell>
        </table:table-row>
        <table:table-row table:style-name="ro1">
          <table:table-cell table:formula="of:=[$Laskenta.A16]" office:value-type="float" office:value="280" calcext:value-type="float">
            <text:p>280</text:p>
          </table:table-cell>
          <table:table-cell table:formula="of:=[$Laskenta.G16]" office:value-type="float" office:value="-13.896" calcext:value-type="float">
            <text:p>-13.896</text:p>
          </table:table-cell>
        </table:table-row>
        <table:table-row table:style-name="ro1">
          <table:table-cell table:formula="of:=[$Laskenta.A17]" office:value-type="float" office:value="300" calcext:value-type="float">
            <text:p>300</text:p>
          </table:table-cell>
          <table:table-cell table:formula="of:=[$Laskenta.G17]" office:value-type="float" office:value="-15.04" calcext:value-type="float">
            <text:p>-15.04</text:p>
          </table:table-cell>
        </table:table-row>
        <table:table-row table:style-name="ro1">
          <table:table-cell table:formula="of:=[$Laskenta.A18]" office:value-type="float" office:value="320" calcext:value-type="float">
            <text:p>320</text:p>
          </table:table-cell>
          <table:table-cell table:formula="of:=[$Laskenta.G18]" office:value-type="float" office:value="-15.784" calcext:value-type="float">
            <text:p>-15.784</text:p>
          </table:table-cell>
        </table:table-row>
        <table:table-row table:style-name="ro1">
          <table:table-cell table:formula="of:=[$Laskenta.A19]" office:value-type="float" office:value="340" calcext:value-type="float">
            <text:p>340</text:p>
          </table:table-cell>
          <table:table-cell table:formula="of:=[$Laskenta.G19]" office:value-type="float" office:value="-16.228" calcext:value-type="float">
            <text:p>-16.228</text:p>
          </table:table-cell>
        </table:table-row>
        <table:table-row table:style-name="ro1">
          <table:table-cell table:formula="of:=[$Laskenta.A20]" office:value-type="float" office:value="360" calcext:value-type="float">
            <text:p>360</text:p>
          </table:table-cell>
          <table:table-cell table:formula="of:=[$Laskenta.G20]" office:value-type="float" office:value="-15.672" calcext:value-type="float">
            <text:p>-15.672</text:p>
          </table:table-cell>
        </table:table-row>
        <table:table-row table:style-name="ro1">
          <table:table-cell table:formula="of:=[$Laskenta.A21]" office:value-type="float" office:value="380" calcext:value-type="float">
            <text:p>380</text:p>
          </table:table-cell>
          <table:table-cell table:formula="of:=[$Laskenta.G21]" office:value-type="float" office:value="-17.216" calcext:value-type="float">
            <text:p>-17.216</text:p>
          </table:table-cell>
        </table:table-row>
        <table:table-row table:style-name="ro1">
          <table:table-cell table:formula="of:=[$Laskenta.A22]" office:value-type="float" office:value="400" calcext:value-type="float">
            <text:p>400</text:p>
          </table:table-cell>
          <table:table-cell table:formula="of:=[$Laskenta.G22]" office:value-type="float" office:value="-17.56" calcext:value-type="float">
            <text:p>-17.56</text:p>
          </table:table-cell>
        </table:table-row>
        <table:table-row table:style-name="ro1">
          <table:table-cell table:formula="of:=[$Laskenta.A23]" office:value-type="float" office:value="420" calcext:value-type="float">
            <text:p>420</text:p>
          </table:table-cell>
          <table:table-cell table:formula="of:=[$Laskenta.G23]" office:value-type="float" office:value="-17.404" calcext:value-type="float">
            <text:p>-17.404</text:p>
          </table:table-cell>
        </table:table-row>
        <table:table-row table:style-name="ro1">
          <table:table-cell table:formula="of:=[$Laskenta.A24]" office:value-type="float" office:value="440" calcext:value-type="float">
            <text:p>440</text:p>
          </table:table-cell>
          <table:table-cell table:formula="of:=[$Laskenta.G24]" office:value-type="float" office:value="-17.848" calcext:value-type="float">
            <text:p>-17.848</text:p>
          </table:table-cell>
        </table:table-row>
        <table:table-row table:style-name="ro1">
          <table:table-cell table:formula="of:=[$Laskenta.A25]" office:value-type="float" office:value="460" calcext:value-type="float">
            <text:p>460</text:p>
          </table:table-cell>
          <table:table-cell table:formula="of:=[$Laskenta.G25]" office:value-type="float" office:value="-19.692" calcext:value-type="float">
            <text:p>-19.692</text:p>
          </table:table-cell>
        </table:table-row>
        <table:table-row table:style-name="ro1">
          <table:table-cell table:formula="of:=[$Laskenta.A26]" office:value-type="float" office:value="480" calcext:value-type="float">
            <text:p>480</text:p>
          </table:table-cell>
          <table:table-cell table:formula="of:=[$Laskenta.G26]" office:value-type="float" office:value="-19.136" calcext:value-type="float">
            <text:p>-19.136</text:p>
          </table:table-cell>
        </table:table-row>
        <table:table-row table:style-name="ro1">
          <table:table-cell table:formula="of:=[$Laskenta.A27]" office:value-type="float" office:value="500" calcext:value-type="float">
            <text:p>500</text:p>
          </table:table-cell>
          <table:table-cell table:formula="of:=[$Laskenta.G27]" office:value-type="float" office:value="-19.08" calcext:value-type="float">
            <text:p>-19.08</text:p>
          </table:table-cell>
        </table:table-row>
        <table:table-row table:style-name="ro1">
          <table:table-cell table:formula="of:=[$Laskenta.A28]" office:value-type="float" office:value="520" calcext:value-type="float">
            <text:p>520</text:p>
          </table:table-cell>
          <table:table-cell table:formula="of:=[$Laskenta.G28]" office:value-type="float" office:value="-20.024" calcext:value-type="float">
            <text:p>-20.024</text:p>
          </table:table-cell>
        </table:table-row>
        <table:table-row table:style-name="ro1">
          <table:table-cell table:formula="of:=[$Laskenta.A29]" office:value-type="float" office:value="540" calcext:value-type="float">
            <text:p>540</text:p>
          </table:table-cell>
          <table:table-cell table:formula="of:=[$Laskenta.G29]" office:value-type="float" office:value="-20.368" calcext:value-type="float">
            <text:p>-20.368</text:p>
          </table:table-cell>
        </table:table-row>
        <table:table-row table:style-name="ro1">
          <table:table-cell table:formula="of:=[$Laskenta.A30]" office:value-type="float" office:value="560" calcext:value-type="float">
            <text:p>560</text:p>
          </table:table-cell>
          <table:table-cell table:formula="of:=[$Laskenta.G30]" office:value-type="float" office:value="-20.612" calcext:value-type="float">
            <text:p>-20.612</text:p>
          </table:table-cell>
        </table:table-row>
        <table:table-row table:style-name="ro1">
          <table:table-cell table:formula="of:=[$Laskenta.A31]" office:value-type="float" office:value="580" calcext:value-type="float">
            <text:p>580</text:p>
          </table:table-cell>
          <table:table-cell table:formula="of:=[$Laskenta.G31]" office:value-type="float" office:value="-20.856" calcext:value-type="float">
            <text:p>-20.856</text:p>
          </table:table-cell>
        </table:table-row>
        <table:table-row table:style-name="ro1">
          <table:table-cell table:formula="of:=[$Laskenta.A32]" office:value-type="float" office:value="600" calcext:value-type="float">
            <text:p>600</text:p>
          </table:table-cell>
          <table:table-cell table:formula="of:=[$Laskenta.G32]" office:value-type="float" office:value="-21.6" calcext:value-type="float">
            <text:p>-21.6</text:p>
          </table:table-cell>
        </table:table-row>
        <table:table-row table:style-name="ro1">
          <table:table-cell table:formula="of:=[$Laskenta.A33]" office:value-type="float" office:value="620" calcext:value-type="float">
            <text:p>620</text:p>
          </table:table-cell>
          <table:table-cell table:formula="of:=[$Laskenta.G33]" office:value-type="float" office:value="-22.5288888888889" calcext:value-type="float">
            <text:p>-22.5288888888889</text:p>
          </table:table-cell>
        </table:table-row>
        <table:table-row table:style-name="ro1">
          <table:table-cell table:formula="of:=[$Laskenta.A34]" office:value-type="float" office:value="640" calcext:value-type="float">
            <text:p>640</text:p>
          </table:table-cell>
          <table:table-cell table:formula="of:=[$Laskenta.G34]" office:value-type="float" office:value="-22.5577777777778" calcext:value-type="float">
            <text:p>-22.5577777777778</text:p>
          </table:table-cell>
        </table:table-row>
        <table:table-row table:style-name="ro1">
          <table:table-cell table:formula="of:=[$Laskenta.A35]" office:value-type="float" office:value="660" calcext:value-type="float">
            <text:p>660</text:p>
          </table:table-cell>
          <table:table-cell table:formula="of:=[$Laskenta.G35]" office:value-type="float" office:value="-22.9866666666667" calcext:value-type="float">
            <text:p>-22.9866666666667</text:p>
          </table:table-cell>
        </table:table-row>
        <table:table-row table:style-name="ro1">
          <table:table-cell table:formula="of:=[$Laskenta.A36]" office:value-type="float" office:value="680" calcext:value-type="float">
            <text:p>680</text:p>
          </table:table-cell>
          <table:table-cell table:formula="of:=[$Laskenta.G36]" office:value-type="float" office:value="-23.3155555555556" calcext:value-type="float">
            <text:p>-23.3155555555556</text:p>
          </table:table-cell>
        </table:table-row>
        <table:table-row table:style-name="ro1">
          <table:table-cell table:formula="of:=[$Laskenta.A37]" office:value-type="float" office:value="700" calcext:value-type="float">
            <text:p>700</text:p>
          </table:table-cell>
          <table:table-cell table:formula="of:=[$Laskenta.G37]" office:value-type="float" office:value="-23.5444444444444" calcext:value-type="float">
            <text:p>-23.5444444444444</text:p>
          </table:table-cell>
        </table:table-row>
        <table:table-row table:style-name="ro1">
          <table:table-cell table:formula="of:=[$Laskenta.A38]" office:value-type="float" office:value="720" calcext:value-type="float">
            <text:p>720</text:p>
          </table:table-cell>
          <table:table-cell table:formula="of:=[$Laskenta.G38]" office:value-type="float" office:value="-23.2733333333333" calcext:value-type="float">
            <text:p>-23.2733333333333</text:p>
          </table:table-cell>
        </table:table-row>
        <table:table-row table:style-name="ro1">
          <table:table-cell table:formula="of:=[$Laskenta.A39]" office:value-type="float" office:value="740" calcext:value-type="float">
            <text:p>740</text:p>
          </table:table-cell>
          <table:table-cell table:formula="of:=[$Laskenta.G39]" office:value-type="float" office:value="-23.5022222222222" calcext:value-type="float">
            <text:p>-23.5022222222222</text:p>
          </table:table-cell>
        </table:table-row>
        <table:table-row table:style-name="ro1">
          <table:table-cell table:formula="of:=[$Laskenta.A40]" office:value-type="float" office:value="760" calcext:value-type="float">
            <text:p>760</text:p>
          </table:table-cell>
          <table:table-cell table:formula="of:=[$Laskenta.G40]" office:value-type="float" office:value="-23.6311111111111" calcext:value-type="float">
            <text:p>-23.6311111111111</text:p>
          </table:table-cell>
        </table:table-row>
        <table:table-row table:style-name="ro1">
          <table:table-cell table:formula="of:=[$Laskenta.A41]" office:value-type="float" office:value="780" calcext:value-type="float">
            <text:p>780</text:p>
          </table:table-cell>
          <table:table-cell table:formula="of:=[$Laskenta.G41]" office:value-type="float" office:value="-23.86" calcext:value-type="float">
            <text:p>-23.86</text:p>
          </table:table-cell>
        </table:table-row>
        <table:table-row table:style-name="ro1">
          <table:table-cell table:formula="of:=[$Laskenta.A42]" office:value-type="float" office:value="800" calcext:value-type="float">
            <text:p>800</text:p>
          </table:table-cell>
          <table:table-cell table:formula="of:=[$Laskenta.G42]" office:value-type="float" office:value="-23.9888888888889" calcext:value-type="float">
            <text:p>-23.9888888888889</text:p>
          </table:table-cell>
        </table:table-row>
        <table:table-row table:style-name="ro1">
          <table:table-cell table:formula="of:=[$Laskenta.A43]" office:value-type="float" office:value="820" calcext:value-type="float">
            <text:p>820</text:p>
          </table:table-cell>
          <table:table-cell table:formula="of:=[$Laskenta.G43]" office:value-type="float" office:value="-24.1177777777778" calcext:value-type="float">
            <text:p>-24.1177777777778</text:p>
          </table:table-cell>
        </table:table-row>
        <table:table-row table:style-name="ro1">
          <table:table-cell table:formula="of:=[$Laskenta.A44]" office:value-type="float" office:value="840" calcext:value-type="float">
            <text:p>840</text:p>
          </table:table-cell>
          <table:table-cell table:formula="of:=[$Laskenta.G44]" office:value-type="float" office:value="-24.4466666666667" calcext:value-type="float">
            <text:p>-24.4466666666667</text:p>
          </table:table-cell>
        </table:table-row>
        <table:table-row table:style-name="ro1">
          <table:table-cell table:formula="of:=[$Laskenta.A45]" office:value-type="float" office:value="860" calcext:value-type="float">
            <text:p>860</text:p>
          </table:table-cell>
          <table:table-cell table:formula="of:=[$Laskenta.G45]" office:value-type="float" office:value="-24.6755555555556" calcext:value-type="float">
            <text:p>-24.6755555555556</text:p>
          </table:table-cell>
        </table:table-row>
        <table:table-row table:style-name="ro1">
          <table:table-cell table:formula="of:=[$Laskenta.A46]" office:value-type="float" office:value="880" calcext:value-type="float">
            <text:p>880</text:p>
          </table:table-cell>
          <table:table-cell table:formula="of:=[$Laskenta.G46]" office:value-type="float" office:value="-24.8044444444444" calcext:value-type="float">
            <text:p>-24.8044444444444</text:p>
          </table:table-cell>
        </table:table-row>
        <table:table-row table:style-name="ro1">
          <table:table-cell table:formula="of:=[$Laskenta.A47]" office:value-type="float" office:value="900" calcext:value-type="float">
            <text:p>900</text:p>
          </table:table-cell>
          <table:table-cell table:formula="of:=[$Laskenta.G47]" office:value-type="float" office:value="-25.5333333333333" calcext:value-type="float">
            <text:p>-25.5333333333333</text:p>
          </table:table-cell>
        </table:table-row>
        <table:table-row table:style-name="ro1">
          <table:table-cell table:formula="of:=[$Laskenta.A48]" office:value-type="float" office:value="920" calcext:value-type="float">
            <text:p>920</text:p>
          </table:table-cell>
          <table:table-cell table:formula="of:=[$Laskenta.G48]" office:value-type="float" office:value="-25.3622222222222" calcext:value-type="float">
            <text:p>-25.3622222222222</text:p>
          </table:table-cell>
        </table:table-row>
        <table:table-row table:style-name="ro1">
          <table:table-cell table:formula="of:=[$Laskenta.A49]" office:value-type="float" office:value="940" calcext:value-type="float">
            <text:p>940</text:p>
          </table:table-cell>
          <table:table-cell table:formula="of:=[$Laskenta.G49]" office:value-type="float" office:value="-25.5911111111111" calcext:value-type="float">
            <text:p>-25.5911111111111</text:p>
          </table:table-cell>
        </table:table-row>
        <table:table-row table:style-name="ro1">
          <table:table-cell table:formula="of:=[$Laskenta.A50]" office:value-type="float" office:value="960" calcext:value-type="float">
            <text:p>960</text:p>
          </table:table-cell>
          <table:table-cell table:formula="of:=[$Laskenta.G50]" office:value-type="float" office:value="-25.82" calcext:value-type="float">
            <text:p>-25.82</text:p>
          </table:table-cell>
        </table:table-row>
        <table:table-row table:style-name="ro1">
          <table:table-cell table:formula="of:=[$Laskenta.A51]" office:value-type="float" office:value="980" calcext:value-type="float">
            <text:p>980</text:p>
          </table:table-cell>
          <table:table-cell table:formula="of:=[$Laskenta.G51]" office:value-type="float" office:value="-25.8488888888889" calcext:value-type="float">
            <text:p>-25.8488888888889</text:p>
          </table:table-cell>
        </table:table-row>
        <table:table-row table:style-name="ro1">
          <table:table-cell table:formula="of:=[$Laskenta.A52]" office:value-type="float" office:value="1000" calcext:value-type="float">
            <text:p>1000</text:p>
          </table:table-cell>
          <table:table-cell table:formula="of:=[$Laskenta.G52]" office:value-type="float" office:value="-26.1777777777778" calcext:value-type="float">
            <text:p>-26.1777777777778</text:p>
          </table:table-cell>
        </table:table-row>
        <table:table-row table:style-name="ro1">
          <table:table-cell table:formula="of:=[$Laskenta.A53]" office:value-type="float" office:value="1020" calcext:value-type="float">
            <text:p>1020</text:p>
          </table:table-cell>
          <table:table-cell table:formula="of:=[$Laskenta.G53]" office:value-type="float" office:value="-26.4066666666667" calcext:value-type="float">
            <text:p>-26.4066666666667</text:p>
          </table:table-cell>
        </table:table-row>
        <table:table-row table:style-name="ro1">
          <table:table-cell table:formula="of:=[$Laskenta.A54]" office:value-type="float" office:value="1040" calcext:value-type="float">
            <text:p>1040</text:p>
          </table:table-cell>
          <table:table-cell table:formula="of:=[$Laskenta.G54]" office:value-type="float" office:value="-26.7355555555556" calcext:value-type="float">
            <text:p>-26.7355555555556</text:p>
          </table:table-cell>
        </table:table-row>
        <table:table-row table:style-name="ro1">
          <table:table-cell table:formula="of:=[$Laskenta.A55]" office:value-type="float" office:value="1060" calcext:value-type="float">
            <text:p>1060</text:p>
          </table:table-cell>
          <table:table-cell table:formula="of:=[$Laskenta.G55]" office:value-type="float" office:value="-26.9644444444444" calcext:value-type="float">
            <text:p>-26.9644444444444</text:p>
          </table:table-cell>
        </table:table-row>
        <table:table-row table:style-name="ro1">
          <table:table-cell table:formula="of:=[$Laskenta.A56]" office:value-type="float" office:value="1080" calcext:value-type="float">
            <text:p>1080</text:p>
          </table:table-cell>
          <table:table-cell table:formula="of:=[$Laskenta.G56]" office:value-type="float" office:value="-27.0933333333333" calcext:value-type="float">
            <text:p>-27.0933333333333</text:p>
          </table:table-cell>
        </table:table-row>
        <table:table-row table:style-name="ro1">
          <table:table-cell table:formula="of:=[$Laskenta.A57]" office:value-type="float" office:value="1100" calcext:value-type="float">
            <text:p>1100</text:p>
          </table:table-cell>
          <table:table-cell table:formula="of:=[$Laskenta.G57]" office:value-type="float" office:value="-27.1222222222222" calcext:value-type="float">
            <text:p>-27.1222222222222</text:p>
          </table:table-cell>
        </table:table-row>
        <table:table-row table:style-name="ro1">
          <table:table-cell table:formula="of:=[$Laskenta.A58]" office:value-type="float" office:value="1120" calcext:value-type="float">
            <text:p>1120</text:p>
          </table:table-cell>
          <table:table-cell table:formula="of:=[$Laskenta.G58]" office:value-type="float" office:value="-28.5511111111111" calcext:value-type="float">
            <text:p>-28.5511111111111</text:p>
          </table:table-cell>
        </table:table-row>
        <table:table-row table:style-name="ro1">
          <table:table-cell table:formula="of:=[$Laskenta.A59]" office:value-type="float" office:value="1140" calcext:value-type="float">
            <text:p>1140</text:p>
          </table:table-cell>
          <table:table-cell table:formula="of:=[$Laskenta.G59]" office:value-type="float" office:value="-28.58" calcext:value-type="float">
            <text:p>-28.58</text:p>
          </table:table-cell>
        </table:table-row>
        <table:table-row table:style-name="ro1">
          <table:table-cell table:formula="of:=[$Laskenta.A60]" office:value-type="float" office:value="1160" calcext:value-type="float">
            <text:p>1160</text:p>
          </table:table-cell>
          <table:table-cell table:formula="of:=[$Laskenta.G60]" office:value-type="float" office:value="-28.6088888888889" calcext:value-type="float">
            <text:p>-28.6088888888889</text:p>
          </table:table-cell>
        </table:table-row>
        <table:table-row table:style-name="ro1">
          <table:table-cell table:formula="of:=[$Laskenta.A61]" office:value-type="float" office:value="1180" calcext:value-type="float">
            <text:p>1180</text:p>
          </table:table-cell>
          <table:table-cell table:formula="of:=[$Laskenta.G61]" office:value-type="float" office:value="-28.6377777777778" calcext:value-type="float">
            <text:p>-28.6377777777778</text:p>
          </table:table-cell>
        </table:table-row>
        <table:table-row table:style-name="ro1">
          <table:table-cell table:formula="of:=[$Laskenta.A62]" office:value-type="float" office:value="1200" calcext:value-type="float">
            <text:p>1200</text:p>
          </table:table-cell>
          <table:table-cell table:formula="of:=[$Laskenta.G62]" office:value-type="float" office:value="-28.6666666666667" calcext:value-type="float">
            <text:p>-28.6666666666667</text:p>
          </table:table-cell>
        </table:table-row>
        <table:table-row table:style-name="ro1">
          <table:table-cell table:formula="of:=[$Laskenta.A63]" office:value-type="float" office:value="1220" calcext:value-type="float">
            <text:p>1220</text:p>
          </table:table-cell>
          <table:table-cell table:formula="of:=[$Laskenta.G63]" office:value-type="float" office:value="-28.4955555555556" calcext:value-type="float">
            <text:p>-28.4955555555556</text:p>
          </table:table-cell>
        </table:table-row>
        <table:table-row table:style-name="ro1">
          <table:table-cell table:formula="of:=[$Laskenta.A64]" office:value-type="float" office:value="1240" calcext:value-type="float">
            <text:p>1240</text:p>
          </table:table-cell>
          <table:table-cell table:formula="of:=[$Laskenta.G64]" office:value-type="float" office:value="-28.4244444444444" calcext:value-type="float">
            <text:p>-28.4244444444444</text:p>
          </table:table-cell>
        </table:table-row>
        <table:table-row table:style-name="ro1">
          <table:table-cell table:formula="of:=[$Laskenta.A65]" office:value-type="float" office:value="1260" calcext:value-type="float">
            <text:p>1260</text:p>
          </table:table-cell>
          <table:table-cell table:formula="of:=[$Laskenta.G65]" office:value-type="float" office:value="-28.3533333333333" calcext:value-type="float">
            <text:p>-28.3533333333333</text:p>
          </table:table-cell>
        </table:table-row>
        <table:table-row table:style-name="ro1">
          <table:table-cell table:formula="of:=[$Laskenta.A66]" office:value-type="float" office:value="1280" calcext:value-type="float">
            <text:p>1280</text:p>
          </table:table-cell>
          <table:table-cell table:formula="of:=[$Laskenta.G66]" office:value-type="float" office:value="-28.3822222222222" calcext:value-type="float">
            <text:p>-28.3822222222222</text:p>
          </table:table-cell>
        </table:table-row>
        <table:table-row table:style-name="ro1">
          <table:table-cell table:formula="of:=[$Laskenta.A67]" office:value-type="float" office:value="1300" calcext:value-type="float">
            <text:p>1300</text:p>
          </table:table-cell>
          <table:table-cell table:formula="of:=[$Laskenta.G67]" office:value-type="float" office:value="-28.5111111111111" calcext:value-type="float">
            <text:p>-28.5111111111111</text:p>
          </table:table-cell>
        </table:table-row>
        <table:table-row table:style-name="ro1">
          <table:table-cell table:formula="of:=[$Laskenta.A68]" office:value-type="float" office:value="1320" calcext:value-type="float">
            <text:p>1320</text:p>
          </table:table-cell>
          <table:table-cell table:formula="of:=[$Laskenta.G68]" office:value-type="float" office:value="-28.84" calcext:value-type="float">
            <text:p>-28.84</text:p>
          </table:table-cell>
        </table:table-row>
        <table:table-row table:style-name="ro1">
          <table:table-cell table:formula="of:=[$Laskenta.A69]" office:value-type="float" office:value="1340" calcext:value-type="float">
            <text:p>1340</text:p>
          </table:table-cell>
          <table:table-cell table:formula="of:=[$Laskenta.G69]" office:value-type="float" office:value="-29.4688888888889" calcext:value-type="float">
            <text:p>-29.4688888888889</text:p>
          </table:table-cell>
        </table:table-row>
        <table:table-row table:style-name="ro1">
          <table:table-cell table:formula="of:=[$Laskenta.A70]" office:value-type="float" office:value="1360" calcext:value-type="float">
            <text:p>1360</text:p>
          </table:table-cell>
          <table:table-cell table:formula="of:=[$Laskenta.G70]" office:value-type="float" office:value="-29.9977777777778" calcext:value-type="float">
            <text:p>-29.9977777777778</text:p>
          </table:table-cell>
        </table:table-row>
        <table:table-row table:style-name="ro1">
          <table:table-cell table:formula="of:=[$Laskenta.A71]" office:value-type="float" office:value="1380" calcext:value-type="float">
            <text:p>1380</text:p>
          </table:table-cell>
          <table:table-cell table:formula="of:=[$Laskenta.G71]" office:value-type="float" office:value="-29.9266666666667" calcext:value-type="float">
            <text:p>-29.9266666666667</text:p>
          </table:table-cell>
        </table:table-row>
        <table:table-row table:style-name="ro1">
          <table:table-cell table:formula="of:=[$Laskenta.A72]" office:value-type="float" office:value="1400" calcext:value-type="float">
            <text:p>1400</text:p>
          </table:table-cell>
          <table:table-cell table:formula="of:=[$Laskenta.G72]" office:value-type="float" office:value="-30.0555555555556" calcext:value-type="float">
            <text:p>-30.0555555555556</text:p>
          </table:table-cell>
        </table:table-row>
        <table:table-row table:style-name="ro1">
          <table:table-cell table:formula="of:=[$Laskenta.A73]" office:value-type="float" office:value="1420" calcext:value-type="float">
            <text:p>1420</text:p>
          </table:table-cell>
          <table:table-cell table:formula="of:=[$Laskenta.G73]" office:value-type="float" office:value="-29.8844444444444" calcext:value-type="float">
            <text:p>-29.8844444444444</text:p>
          </table:table-cell>
        </table:table-row>
        <table:table-row table:style-name="ro1">
          <table:table-cell table:formula="of:=[$Laskenta.A74]" office:value-type="float" office:value="1440" calcext:value-type="float">
            <text:p>1440</text:p>
          </table:table-cell>
          <table:table-cell table:formula="of:=[$Laskenta.G74]" office:value-type="float" office:value="-29.9133333333333" calcext:value-type="float">
            <text:p>-29.9133333333333</text:p>
          </table:table-cell>
        </table:table-row>
        <table:table-row table:style-name="ro1">
          <table:table-cell table:formula="of:=[$Laskenta.A75]" office:value-type="float" office:value="1460" calcext:value-type="float">
            <text:p>1460</text:p>
          </table:table-cell>
          <table:table-cell table:formula="of:=[$Laskenta.G75]" office:value-type="float" office:value="-29.8422222222222" calcext:value-type="float">
            <text:p>-29.8422222222222</text:p>
          </table:table-cell>
        </table:table-row>
        <table:table-row table:style-name="ro1">
          <table:table-cell table:formula="of:=[$Laskenta.A76]" office:value-type="float" office:value="1480" calcext:value-type="float">
            <text:p>1480</text:p>
          </table:table-cell>
          <table:table-cell table:formula="of:=[$Laskenta.G76]" office:value-type="float" office:value="-30.0711111111111" calcext:value-type="float">
            <text:p>-30.0711111111111</text:p>
          </table:table-cell>
        </table:table-row>
        <table:table-row table:style-name="ro1">
          <table:table-cell table:formula="of:=[$Laskenta.A77]" office:value-type="float" office:value="1500" calcext:value-type="float">
            <text:p>1500</text:p>
          </table:table-cell>
          <table:table-cell table:formula="of:=[$Laskenta.G77]" office:value-type="float" office:value="-30.45" calcext:value-type="float">
            <text:p>-30.45</text:p>
          </table:table-cell>
        </table:table-row>
        <table:table-row table:style-name="ro1">
          <table:table-cell table:formula="of:=[$Laskenta.A78]" office:value-type="float" office:value="1520" calcext:value-type="float">
            <text:p>1520</text:p>
          </table:table-cell>
          <table:table-cell table:formula="of:=[$Laskenta.G78]" office:value-type="float" office:value="-31.1814285714286" calcext:value-type="float">
            <text:p>-31.1814285714286</text:p>
          </table:table-cell>
        </table:table-row>
        <table:table-row table:style-name="ro1">
          <table:table-cell table:formula="of:=[$Laskenta.A79]" office:value-type="float" office:value="1540" calcext:value-type="float">
            <text:p>1540</text:p>
          </table:table-cell>
          <table:table-cell table:formula="of:=[$Laskenta.G79]" office:value-type="float" office:value="-31.5128571428571" calcext:value-type="float">
            <text:p>-31.5128571428571</text:p>
          </table:table-cell>
        </table:table-row>
        <table:table-row table:style-name="ro1">
          <table:table-cell table:formula="of:=[$Laskenta.A80]" office:value-type="float" office:value="1560" calcext:value-type="float">
            <text:p>1560</text:p>
          </table:table-cell>
          <table:table-cell table:formula="of:=[$Laskenta.G80]" office:value-type="float" office:value="-31.8442857142857" calcext:value-type="float">
            <text:p>-31.8442857142857</text:p>
          </table:table-cell>
        </table:table-row>
        <table:table-row table:style-name="ro1">
          <table:table-cell table:formula="of:=[$Laskenta.A81]" office:value-type="float" office:value="1580" calcext:value-type="float">
            <text:p>1580</text:p>
          </table:table-cell>
          <table:table-cell table:formula="of:=[$Laskenta.G81]" office:value-type="float" office:value="-31.8757142857143" calcext:value-type="float">
            <text:p>-31.8757142857143</text:p>
          </table:table-cell>
        </table:table-row>
        <table:table-row table:style-name="ro1">
          <table:table-cell table:formula="of:=[$Laskenta.A82]" office:value-type="float" office:value="1600" calcext:value-type="float">
            <text:p>1600</text:p>
          </table:table-cell>
          <table:table-cell table:formula="of:=[$Laskenta.G82]" office:value-type="float" office:value="-31.9071428571429" calcext:value-type="float">
            <text:p>-31.9071428571429</text:p>
          </table:table-cell>
        </table:table-row>
        <table:table-row table:style-name="ro1">
          <table:table-cell table:formula="of:=[$Laskenta.A83]" office:value-type="float" office:value="1620" calcext:value-type="float">
            <text:p>1620</text:p>
          </table:table-cell>
          <table:table-cell table:formula="of:=[$Laskenta.G83]" office:value-type="float" office:value="-31.8385714285714" calcext:value-type="float">
            <text:p>-31.8385714285714</text:p>
          </table:table-cell>
        </table:table-row>
        <table:table-row table:style-name="ro1">
          <table:table-cell table:formula="of:=[$Laskenta.A84]" office:value-type="float" office:value="1640" calcext:value-type="float">
            <text:p>1640</text:p>
          </table:table-cell>
          <table:table-cell table:formula="of:=[$Laskenta.G84]" office:value-type="float" office:value="-31.77" calcext:value-type="float">
            <text:p>-31.77</text:p>
          </table:table-cell>
        </table:table-row>
        <table:table-row table:style-name="ro1">
          <table:table-cell table:formula="of:=[$Laskenta.A85]" office:value-type="float" office:value="1660" calcext:value-type="float">
            <text:p>1660</text:p>
          </table:table-cell>
          <table:table-cell table:formula="of:=[$Laskenta.G85]" office:value-type="float" office:value="-31.7014285714286" calcext:value-type="float">
            <text:p>-31.7014285714286</text:p>
          </table:table-cell>
        </table:table-row>
        <table:table-row table:style-name="ro1">
          <table:table-cell table:formula="of:=[$Laskenta.A86]" office:value-type="float" office:value="1680" calcext:value-type="float">
            <text:p>1680</text:p>
          </table:table-cell>
          <table:table-cell table:formula="of:=[$Laskenta.G86]" office:value-type="float" office:value="-31.9328571428571" calcext:value-type="float">
            <text:p>-31.9328571428571</text:p>
          </table:table-cell>
        </table:table-row>
        <table:table-row table:style-name="ro1">
          <table:table-cell table:formula="of:=[$Laskenta.A87]" office:value-type="float" office:value="1700" calcext:value-type="float">
            <text:p>1700</text:p>
          </table:table-cell>
          <table:table-cell table:formula="of:=[$Laskenta.G87]" office:value-type="float" office:value="-32.1642857142857" calcext:value-type="float">
            <text:p>-32.1642857142857</text:p>
          </table:table-cell>
        </table:table-row>
        <table:table-row table:style-name="ro1">
          <table:table-cell table:formula="of:=[$Laskenta.A88]" office:value-type="float" office:value="1720" calcext:value-type="float">
            <text:p>1720</text:p>
          </table:table-cell>
          <table:table-cell table:formula="of:=[$Laskenta.G88]" office:value-type="float" office:value="-32.4957142857143" calcext:value-type="float">
            <text:p>-32.4957142857143</text:p>
          </table:table-cell>
        </table:table-row>
        <table:table-row table:style-name="ro1">
          <table:table-cell table:formula="of:=[$Laskenta.A89]" office:value-type="float" office:value="1740" calcext:value-type="float">
            <text:p>1740</text:p>
          </table:table-cell>
          <table:table-cell table:formula="of:=[$Laskenta.G89]" office:value-type="float" office:value="-32.7271428571429" calcext:value-type="float">
            <text:p>-32.7271428571429</text:p>
          </table:table-cell>
        </table:table-row>
        <table:table-row table:style-name="ro1">
          <table:table-cell table:formula="of:=[$Laskenta.A90]" office:value-type="float" office:value="1760" calcext:value-type="float">
            <text:p>1760</text:p>
          </table:table-cell>
          <table:table-cell table:formula="of:=[$Laskenta.G90]" office:value-type="float" office:value="-33.0585714285714" calcext:value-type="float">
            <text:p>-33.0585714285714</text:p>
          </table:table-cell>
        </table:table-row>
        <table:table-row table:style-name="ro1">
          <table:table-cell table:formula="of:=[$Laskenta.A91]" office:value-type="float" office:value="1780" calcext:value-type="float">
            <text:p>1780</text:p>
          </table:table-cell>
          <table:table-cell table:formula="of:=[$Laskenta.G91]" office:value-type="float" office:value="-33.19" calcext:value-type="float">
            <text:p>-33.19</text:p>
          </table:table-cell>
        </table:table-row>
        <table:table-row table:style-name="ro1">
          <table:table-cell table:formula="of:=[$Laskenta.A92]" office:value-type="float" office:value="1800" calcext:value-type="float">
            <text:p>1800</text:p>
          </table:table-cell>
          <table:table-cell table:formula="of:=[$Laskenta.G92]" office:value-type="float" office:value="-33.4214285714286" calcext:value-type="float">
            <text:p>-33.4214285714286</text:p>
          </table:table-cell>
        </table:table-row>
        <table:table-row table:style-name="ro1">
          <table:table-cell table:formula="of:=[$Laskenta.A93]" office:value-type="float" office:value="1820" calcext:value-type="float">
            <text:p>1820</text:p>
          </table:table-cell>
          <table:table-cell table:formula="of:=[$Laskenta.G93]" office:value-type="float" office:value="-33.4528571428571" calcext:value-type="float">
            <text:p>-33.4528571428571</text:p>
          </table:table-cell>
        </table:table-row>
        <table:table-row table:style-name="ro1">
          <table:table-cell table:formula="of:=[$Laskenta.A94]" office:value-type="float" office:value="1840" calcext:value-type="float">
            <text:p>1840</text:p>
          </table:table-cell>
          <table:table-cell table:formula="of:=[$Laskenta.G94]" office:value-type="float" office:value="-33.4842857142857" calcext:value-type="float">
            <text:p>-33.4842857142857</text:p>
          </table:table-cell>
        </table:table-row>
        <table:table-row table:style-name="ro1">
          <table:table-cell table:formula="of:=[$Laskenta.A95]" office:value-type="float" office:value="1860" calcext:value-type="float">
            <text:p>1860</text:p>
          </table:table-cell>
          <table:table-cell table:formula="of:=[$Laskenta.G95]" office:value-type="float" office:value="-33.6157142857143" calcext:value-type="float">
            <text:p>-33.6157142857143</text:p>
          </table:table-cell>
        </table:table-row>
        <table:table-row table:style-name="ro1">
          <table:table-cell table:formula="of:=[$Laskenta.A96]" office:value-type="float" office:value="1880" calcext:value-type="float">
            <text:p>1880</text:p>
          </table:table-cell>
          <table:table-cell table:formula="of:=[$Laskenta.G96]" office:value-type="float" office:value="-33.5471428571429" calcext:value-type="float">
            <text:p>-33.5471428571429</text:p>
          </table:table-cell>
        </table:table-row>
        <table:table-row table:style-name="ro1">
          <table:table-cell table:formula="of:=[$Laskenta.A97]" office:value-type="float" office:value="1900" calcext:value-type="float">
            <text:p>1900</text:p>
          </table:table-cell>
          <table:table-cell table:formula="of:=[$Laskenta.G97]" office:value-type="float" office:value="-33.4785714285714" calcext:value-type="float">
            <text:p>-33.4785714285714</text:p>
          </table:table-cell>
        </table:table-row>
        <table:table-row table:style-name="ro1">
          <table:table-cell table:formula="of:=[$Laskenta.A98]" office:value-type="float" office:value="1920" calcext:value-type="float">
            <text:p>1920</text:p>
          </table:table-cell>
          <table:table-cell table:formula="of:=[$Laskenta.G98]" office:value-type="float" office:value="-33.61" calcext:value-type="float">
            <text:p>-33.61</text:p>
          </table:table-cell>
        </table:table-row>
        <table:table-row table:style-name="ro1">
          <table:table-cell table:formula="of:=[$Laskenta.A99]" office:value-type="float" office:value="1940" calcext:value-type="float">
            <text:p>1940</text:p>
          </table:table-cell>
          <table:table-cell table:formula="of:=[$Laskenta.G99]" office:value-type="float" office:value="-33.6414285714286" calcext:value-type="float">
            <text:p>-33.6414285714286</text:p>
          </table:table-cell>
        </table:table-row>
        <table:table-row table:style-name="ro1">
          <table:table-cell table:formula="of:=[$Laskenta.A100]" office:value-type="float" office:value="1960" calcext:value-type="float">
            <text:p>1960</text:p>
          </table:table-cell>
          <table:table-cell table:formula="of:=[$Laskenta.G100]" office:value-type="float" office:value="-33.6728571428571" calcext:value-type="float">
            <text:p>-33.6728571428571</text:p>
          </table:table-cell>
        </table:table-row>
        <table:table-row table:style-name="ro1">
          <table:table-cell table:formula="of:=[$Laskenta.A101]" office:value-type="float" office:value="1980" calcext:value-type="float">
            <text:p>1980</text:p>
          </table:table-cell>
          <table:table-cell table:formula="of:=[$Laskenta.G101]" office:value-type="float" office:value="-33.7042857142857" calcext:value-type="float">
            <text:p>-33.7042857142857</text:p>
          </table:table-cell>
        </table:table-row>
        <table:table-row table:style-name="ro1">
          <table:table-cell table:formula="of:=[$Laskenta.A102]" office:value-type="float" office:value="2000" calcext:value-type="float">
            <text:p>2000</text:p>
          </table:table-cell>
          <table:table-cell table:formula="of:=[$Laskenta.G102]" office:value-type="float" office:value="-34.9357142857143" calcext:value-type="float">
            <text:p>-34.9357142857143</text:p>
          </table:table-cell>
        </table:table-row>
        <table:table-row table:style-name="ro1">
          <table:table-cell table:formula="of:=[$Laskenta.A103]" office:value-type="float" office:value="2020" calcext:value-type="float">
            <text:p>2020</text:p>
          </table:table-cell>
          <table:table-cell table:formula="of:=[$Laskenta.G103]" office:value-type="float" office:value="-34.9671428571429" calcext:value-type="float">
            <text:p>-34.9671428571429</text:p>
          </table:table-cell>
        </table:table-row>
        <table:table-row table:style-name="ro1">
          <table:table-cell table:formula="of:=[$Laskenta.A104]" office:value-type="float" office:value="2040" calcext:value-type="float">
            <text:p>2040</text:p>
          </table:table-cell>
          <table:table-cell table:formula="of:=[$Laskenta.G104]" office:value-type="float" office:value="-35.0985714285714" calcext:value-type="float">
            <text:p>-35.0985714285714</text:p>
          </table:table-cell>
        </table:table-row>
        <table:table-row table:style-name="ro1">
          <table:table-cell table:formula="of:=[$Laskenta.A105]" office:value-type="float" office:value="2060" calcext:value-type="float">
            <text:p>2060</text:p>
          </table:table-cell>
          <table:table-cell table:formula="of:=[$Laskenta.G105]" office:value-type="float" office:value="-35.33" calcext:value-type="float">
            <text:p>-35.33</text:p>
          </table:table-cell>
        </table:table-row>
        <table:table-row table:style-name="ro1">
          <table:table-cell table:formula="of:=[$Laskenta.A106]" office:value-type="float" office:value="2080" calcext:value-type="float">
            <text:p>2080</text:p>
          </table:table-cell>
          <table:table-cell table:formula="of:=[$Laskenta.G106]" office:value-type="float" office:value="-35.3614285714286" calcext:value-type="float">
            <text:p>-35.3614285714286</text:p>
          </table:table-cell>
        </table:table-row>
        <table:table-row table:style-name="ro1">
          <table:table-cell table:formula="of:=[$Laskenta.A107]" office:value-type="float" office:value="2100" calcext:value-type="float">
            <text:p>2100</text:p>
          </table:table-cell>
          <table:table-cell table:formula="of:=[$Laskenta.G107]" office:value-type="float" office:value="-35.3928571428571" calcext:value-type="float">
            <text:p>-35.3928571428571</text:p>
          </table:table-cell>
        </table:table-row>
        <table:table-row table:style-name="ro1">
          <table:table-cell table:formula="of:=[$Laskenta.A108]" office:value-type="float" office:value="2120" calcext:value-type="float">
            <text:p>2120</text:p>
          </table:table-cell>
          <table:table-cell table:formula="of:=[$Laskenta.G108]" office:value-type="float" office:value="-35.3242857142857" calcext:value-type="float">
            <text:p>-35.3242857142857</text:p>
          </table:table-cell>
        </table:table-row>
        <table:table-row table:style-name="ro1">
          <table:table-cell table:formula="of:=[$Laskenta.A109]" office:value-type="float" office:value="2140" calcext:value-type="float">
            <text:p>2140</text:p>
          </table:table-cell>
          <table:table-cell table:formula="of:=[$Laskenta.G109]" office:value-type="float" office:value="-35.2557142857143" calcext:value-type="float">
            <text:p>-35.2557142857143</text:p>
          </table:table-cell>
        </table:table-row>
        <table:table-row table:style-name="ro1">
          <table:table-cell table:formula="of:=[$Laskenta.A110]" office:value-type="float" office:value="2160" calcext:value-type="float">
            <text:p>2160</text:p>
          </table:table-cell>
          <table:table-cell table:formula="of:=[$Laskenta.G110]" office:value-type="float" office:value="-35.2871428571429" calcext:value-type="float">
            <text:p>-35.2871428571429</text:p>
          </table:table-cell>
        </table:table-row>
        <table:table-row table:style-name="ro1">
          <table:table-cell table:formula="of:=[$Laskenta.A111]" office:value-type="float" office:value="2180" calcext:value-type="float">
            <text:p>2180</text:p>
          </table:table-cell>
          <table:table-cell table:formula="of:=[$Laskenta.G111]" office:value-type="float" office:value="-35.6185714285714" calcext:value-type="float">
            <text:p>-35.6185714285714</text:p>
          </table:table-cell>
        </table:table-row>
        <table:table-row table:style-name="ro1">
          <table:table-cell table:formula="of:=[$Laskenta.A112]" office:value-type="float" office:value="2200" calcext:value-type="float">
            <text:p>2200</text:p>
          </table:table-cell>
          <table:table-cell table:formula="of:=[$Laskenta.G112]" office:value-type="float" office:value="-35.9" calcext:value-type="float">
            <text:p>-35.9</text:p>
          </table:table-cell>
        </table:table-row>
        <table:table-row table:style-name="ro1">
          <table:table-cell table:formula="of:=[$Laskenta.A113]" office:value-type="float" office:value="2220" calcext:value-type="float">
            <text:p>2220</text:p>
          </table:table-cell>
          <table:table-cell table:formula="of:=[$Laskenta.G113]" office:value-type="float" office:value="-36.2" calcext:value-type="float">
            <text:p>-36.2</text:p>
          </table:table-cell>
        </table:table-row>
        <table:table-row table:style-name="ro1">
          <table:table-cell table:formula="of:=[$Laskenta.A114]" office:value-type="float" office:value="2240" calcext:value-type="float">
            <text:p>2240</text:p>
          </table:table-cell>
          <table:table-cell table:formula="of:=[$Laskenta.G114]" office:value-type="float" office:value="-36.6" calcext:value-type="float">
            <text:p>-36.6</text:p>
          </table:table-cell>
        </table:table-row>
        <table:table-row table:style-name="ro1">
          <table:table-cell table:formula="of:=[$Laskenta.A115]" office:value-type="float" office:value="2260" calcext:value-type="float">
            <text:p>2260</text:p>
          </table:table-cell>
          <table:table-cell table:formula="of:=[$Laskenta.G115]" office:value-type="float" office:value="-36.8" calcext:value-type="float">
            <text:p>-36.8</text:p>
          </table:table-cell>
        </table:table-row>
        <table:table-row table:style-name="ro1">
          <table:table-cell table:formula="of:=[$Laskenta.A116]" office:value-type="float" office:value="2280" calcext:value-type="float">
            <text:p>2280</text:p>
          </table:table-cell>
          <table:table-cell table:formula="of:=[$Laskenta.G116]" office:value-type="float" office:value="-36.6" calcext:value-type="float">
            <text:p>-36.6</text:p>
          </table:table-cell>
        </table:table-row>
        <table:table-row table:style-name="ro1">
          <table:table-cell table:formula="of:=[$Laskenta.A117]" office:value-type="float" office:value="2300" calcext:value-type="float">
            <text:p>2300</text:p>
          </table:table-cell>
          <table:table-cell table:formula="of:=[$Laskenta.G117]" office:value-type="float" office:value="-36.5" calcext:value-type="float">
            <text:p>-36.5</text:p>
          </table:table-cell>
        </table:table-row>
        <table:table-row table:style-name="ro1">
          <table:table-cell table:formula="of:=[$Laskenta.A118]" office:value-type="float" office:value="2320" calcext:value-type="float">
            <text:p>2320</text:p>
          </table:table-cell>
          <table:table-cell table:formula="of:=[$Laskenta.G118]" office:value-type="float" office:value="-36.7" calcext:value-type="float">
            <text:p>-36.7</text:p>
          </table:table-cell>
        </table:table-row>
        <table:table-row table:style-name="ro1">
          <table:table-cell table:formula="of:=[$Laskenta.A119]" office:value-type="float" office:value="2340" calcext:value-type="float">
            <text:p>2340</text:p>
          </table:table-cell>
          <table:table-cell table:formula="of:=[$Laskenta.G119]" office:value-type="float" office:value="-36.8" calcext:value-type="float">
            <text:p>-36.8</text:p>
          </table:table-cell>
        </table:table-row>
        <table:table-row table:style-name="ro1">
          <table:table-cell table:formula="of:=[$Laskenta.A120]" office:value-type="float" office:value="2360" calcext:value-type="float">
            <text:p>2360</text:p>
          </table:table-cell>
          <table:table-cell table:formula="of:=[$Laskenta.G120]" office:value-type="float" office:value="-37" calcext:value-type="float">
            <text:p>-37</text:p>
          </table:table-cell>
        </table:table-row>
        <table:table-row table:style-name="ro1">
          <table:table-cell table:formula="of:=[$Laskenta.A121]" office:value-type="float" office:value="2380" calcext:value-type="float">
            <text:p>2380</text:p>
          </table:table-cell>
          <table:table-cell table:formula="of:=[$Laskenta.G121]" office:value-type="float" office:value="-36.7" calcext:value-type="float">
            <text:p>-36.7</text:p>
          </table:table-cell>
        </table:table-row>
        <table:table-row table:style-name="ro1">
          <table:table-cell table:formula="of:=[$Laskenta.A122]" office:value-type="float" office:value="2400" calcext:value-type="float">
            <text:p>2400</text:p>
          </table:table-cell>
          <table:table-cell table:formula="of:=[$Laskenta.G122]" office:value-type="float" office:value="-36.4" calcext:value-type="float">
            <text:p>-36.4</text:p>
          </table:table-cell>
        </table:table-row>
        <table:table-row table:style-name="ro1">
          <table:table-cell table:formula="of:=[$Laskenta.A123]" office:value-type="float" office:value="2420" calcext:value-type="float">
            <text:p>2420</text:p>
          </table:table-cell>
          <table:table-cell table:formula="of:=[$Laskenta.G123]" office:value-type="float" office:value="-36.9" calcext:value-type="float">
            <text:p>-36.9</text:p>
          </table:table-cell>
        </table:table-row>
        <table:table-row table:style-name="ro1">
          <table:table-cell table:formula="of:=[$Laskenta.A124]" office:value-type="float" office:value="2440" calcext:value-type="float">
            <text:p>2440</text:p>
          </table:table-cell>
          <table:table-cell table:formula="of:=[$Laskenta.G124]" office:value-type="float" office:value="-37.4" calcext:value-type="float">
            <text:p>-37.4</text:p>
          </table:table-cell>
        </table:table-row>
        <table:table-row table:style-name="ro1">
          <table:table-cell table:formula="of:=[$Laskenta.A125]" office:value-type="float" office:value="2460" calcext:value-type="float">
            <text:p>2460</text:p>
          </table:table-cell>
          <table:table-cell table:formula="of:=[$Laskenta.G125]" office:value-type="float" office:value="-38" calcext:value-type="float">
            <text:p>-38</text:p>
          </table:table-cell>
        </table:table-row>
        <table:table-row table:style-name="ro1">
          <table:table-cell table:formula="of:=[$Laskenta.A126]" office:value-type="float" office:value="2480" calcext:value-type="float">
            <text:p>2480</text:p>
          </table:table-cell>
          <table:table-cell table:formula="of:=[$Laskenta.G126]" office:value-type="float" office:value="-38.3" calcext:value-type="float">
            <text:p>-38.3</text:p>
          </table:table-cell>
        </table:table-row>
        <table:table-row table:style-name="ro1">
          <table:table-cell table:formula="of:=[$Laskenta.A127]" office:value-type="float" office:value="2500" calcext:value-type="float">
            <text:p>2500</text:p>
          </table:table-cell>
          <table:table-cell table:formula="of:=[$Laskenta.G127]" office:value-type="float" office:value="-38.9" calcext:value-type="float">
            <text:p>-38.9</text:p>
          </table:table-cell>
        </table:table-row>
        <table:table-row table:style-name="ro1">
          <table:table-cell table:formula="of:=[$Laskenta.A128]" office:value-type="float" office:value="2520" calcext:value-type="float">
            <text:p>2520</text:p>
          </table:table-cell>
          <table:table-cell table:formula="of:=[$Laskenta.G128]" office:value-type="float" office:value="-39.4" calcext:value-type="float">
            <text:p>-39.4</text:p>
          </table:table-cell>
        </table:table-row>
        <table:table-row table:style-name="ro1">
          <table:table-cell table:formula="of:=[$Laskenta.A129]" office:value-type="float" office:value="2540" calcext:value-type="float">
            <text:p>2540</text:p>
          </table:table-cell>
          <table:table-cell table:formula="of:=[$Laskenta.G129]" office:value-type="float" office:value="-39.7" calcext:value-type="float">
            <text:p>-39.7</text:p>
          </table:table-cell>
        </table:table-row>
        <table:table-row table:style-name="ro1">
          <table:table-cell table:formula="of:=[$Laskenta.A130]" office:value-type="float" office:value="2560" calcext:value-type="float">
            <text:p>2560</text:p>
          </table:table-cell>
          <table:table-cell table:formula="of:=[$Laskenta.G130]" office:value-type="float" office:value="-40.1" calcext:value-type="float">
            <text:p>-40.1</text:p>
          </table:table-cell>
        </table:table-row>
        <table:table-row table:style-name="ro1">
          <table:table-cell table:formula="of:=[$Laskenta.A131]" office:value-type="float" office:value="2580" calcext:value-type="float">
            <text:p>2580</text:p>
          </table:table-cell>
          <table:table-cell table:formula="of:=[$Laskenta.G131]" office:value-type="float" office:value="-39.8" calcext:value-type="float">
            <text:p>-39.8</text:p>
          </table:table-cell>
        </table:table-row>
        <table:table-row table:style-name="ro1">
          <table:table-cell table:formula="of:=[$Laskenta.A132]" office:value-type="float" office:value="2600" calcext:value-type="float">
            <text:p>2600</text:p>
          </table:table-cell>
          <table:table-cell table:formula="of:=[$Laskenta.G132]" office:value-type="float" office:value="-39.6" calcext:value-type="float">
            <text:p>-39.6</text:p>
          </table:table-cell>
        </table:table-row>
        <table:table-row table:style-name="ro1">
          <table:table-cell table:formula="of:=[$Laskenta.A133]" office:value-type="float" office:value="2620" calcext:value-type="float">
            <text:p>2620</text:p>
          </table:table-cell>
          <table:table-cell table:formula="of:=[$Laskenta.G133]" office:value-type="float" office:value="-39.4" calcext:value-type="float">
            <text:p>-39.4</text:p>
          </table:table-cell>
        </table:table-row>
        <table:table-row table:style-name="ro1">
          <table:table-cell table:formula="of:=[$Laskenta.A134]" office:value-type="float" office:value="2640" calcext:value-type="float">
            <text:p>2640</text:p>
          </table:table-cell>
          <table:table-cell table:formula="of:=[$Laskenta.G134]" office:value-type="float" office:value="-39.2" calcext:value-type="float">
            <text:p>-39.2</text:p>
          </table:table-cell>
        </table:table-row>
        <table:table-row table:style-name="ro1">
          <table:table-cell table:formula="of:=[$Laskenta.A135]" office:value-type="float" office:value="2660" calcext:value-type="float">
            <text:p>2660</text:p>
          </table:table-cell>
          <table:table-cell table:formula="of:=[$Laskenta.G135]" office:value-type="float" office:value="-39.7" calcext:value-type="float">
            <text:p>-39.7</text:p>
          </table:table-cell>
        </table:table-row>
        <table:table-row table:style-name="ro1">
          <table:table-cell table:formula="of:=[$Laskenta.A136]" office:value-type="float" office:value="2680" calcext:value-type="float">
            <text:p>2680</text:p>
          </table:table-cell>
          <table:table-cell table:formula="of:=[$Laskenta.G136]" office:value-type="float" office:value="-40.2" calcext:value-type="float">
            <text:p>-40.2</text:p>
          </table:table-cell>
        </table:table-row>
        <table:table-row table:style-name="ro1">
          <table:table-cell table:formula="of:=[$Laskenta.A137]" office:value-type="float" office:value="2700" calcext:value-type="float">
            <text:p>2700</text:p>
          </table:table-cell>
          <table:table-cell table:formula="of:=[$Laskenta.G137]" office:value-type="float" office:value="-40.7" calcext:value-type="float">
            <text:p>-40.7</text:p>
          </table:table-cell>
        </table:table-row>
        <table:table-row table:style-name="ro1">
          <table:table-cell table:formula="of:=[$Laskenta.A138]" office:value-type="float" office:value="2720" calcext:value-type="float">
            <text:p>2720</text:p>
          </table:table-cell>
          <table:table-cell table:formula="of:=[$Laskenta.G138]" office:value-type="float" office:value="-40.7" calcext:value-type="float">
            <text:p>-40.7</text:p>
          </table:table-cell>
        </table:table-row>
        <table:table-row table:style-name="ro1">
          <table:table-cell table:formula="of:=[$Laskenta.A139]" office:value-type="float" office:value="2740" calcext:value-type="float">
            <text:p>2740</text:p>
          </table:table-cell>
          <table:table-cell table:formula="of:=[$Laskenta.G139]" office:value-type="float" office:value="-41" calcext:value-type="float">
            <text:p>-41</text:p>
          </table:table-cell>
        </table:table-row>
        <table:table-row table:style-name="ro1">
          <table:table-cell table:formula="of:=[$Laskenta.A140]" office:value-type="float" office:value="2760" calcext:value-type="float">
            <text:p>2760</text:p>
          </table:table-cell>
          <table:table-cell table:formula="of:=[$Laskenta.G140]" office:value-type="float" office:value="-41.4" calcext:value-type="float">
            <text:p>-41.4</text:p>
          </table:table-cell>
        </table:table-row>
        <table:table-row table:style-name="ro1">
          <table:table-cell table:formula="of:=[$Laskenta.A141]" office:value-type="float" office:value="2780" calcext:value-type="float">
            <text:p>2780</text:p>
          </table:table-cell>
          <table:table-cell table:formula="of:=[$Laskenta.G141]" office:value-type="float" office:value="-41.7" calcext:value-type="float">
            <text:p>-41.7</text:p>
          </table:table-cell>
        </table:table-row>
        <table:table-row table:style-name="ro1">
          <table:table-cell table:formula="of:=[$Laskenta.A142]" office:value-type="float" office:value="2800" calcext:value-type="float">
            <text:p>2800</text:p>
          </table:table-cell>
          <table:table-cell table:formula="of:=[$Laskenta.G142]" office:value-type="float" office:value="-41.9" calcext:value-type="float">
            <text:p>-41.9</text:p>
          </table:table-cell>
        </table:table-row>
        <table:table-row table:style-name="ro1">
          <table:table-cell table:formula="of:=[$Laskenta.A143]" office:value-type="float" office:value="2820" calcext:value-type="float">
            <text:p>2820</text:p>
          </table:table-cell>
          <table:table-cell table:formula="of:=[$Laskenta.G143]" office:value-type="float" office:value="-42.3" calcext:value-type="float">
            <text:p>-42.3</text:p>
          </table:table-cell>
        </table:table-row>
        <table:table-row table:style-name="ro1">
          <table:table-cell table:formula="of:=[$Laskenta.A144]" office:value-type="float" office:value="2840" calcext:value-type="float">
            <text:p>2840</text:p>
          </table:table-cell>
          <table:table-cell table:formula="of:=[$Laskenta.G144]" office:value-type="float" office:value="-42.7" calcext:value-type="float">
            <text:p>-42.7</text:p>
          </table:table-cell>
        </table:table-row>
        <table:table-row table:style-name="ro1">
          <table:table-cell table:formula="of:=[$Laskenta.A145]" office:value-type="float" office:value="2860" calcext:value-type="float">
            <text:p>2860</text:p>
          </table:table-cell>
          <table:table-cell table:formula="of:=[$Laskenta.G145]" office:value-type="float" office:value="-42.9" calcext:value-type="float">
            <text:p>-42.9</text:p>
          </table:table-cell>
        </table:table-row>
        <table:table-row table:style-name="ro1">
          <table:table-cell table:formula="of:=[$Laskenta.A146]" office:value-type="float" office:value="2880" calcext:value-type="float">
            <text:p>2880</text:p>
          </table:table-cell>
          <table:table-cell table:formula="of:=[$Laskenta.G146]" office:value-type="float" office:value="-44.2" calcext:value-type="float">
            <text:p>-44.2</text:p>
          </table:table-cell>
        </table:table-row>
        <table:table-row table:style-name="ro1">
          <table:table-cell table:formula="of:=[$Laskenta.A147]" office:value-type="float" office:value="2900" calcext:value-type="float">
            <text:p>2900</text:p>
          </table:table-cell>
          <table:table-cell table:formula="of:=[$Laskenta.G147]" office:value-type="float" office:value="-44.8" calcext:value-type="float">
            <text:p>-44.8</text:p>
          </table:table-cell>
        </table:table-row>
        <table:table-row table:style-name="ro1">
          <table:table-cell table:formula="of:=[$Laskenta.A148]" office:value-type="float" office:value="2920" calcext:value-type="float">
            <text:p>2920</text:p>
          </table:table-cell>
          <table:table-cell table:formula="of:=[$Laskenta.G148]" office:value-type="float" office:value="-44.7" calcext:value-type="float">
            <text:p>-44.7</text:p>
          </table:table-cell>
        </table:table-row>
        <table:table-row table:style-name="ro1">
          <table:table-cell table:formula="of:=[$Laskenta.A149]" office:value-type="float" office:value="2940" calcext:value-type="float">
            <text:p>2940</text:p>
          </table:table-cell>
          <table:table-cell table:formula="of:=[$Laskenta.G149]" office:value-type="float" office:value="-44.6" calcext:value-type="float">
            <text:p>-44.6</text:p>
          </table:table-cell>
        </table:table-row>
        <table:table-row table:style-name="ro1">
          <table:table-cell table:formula="of:=[$Laskenta.A150]" office:value-type="float" office:value="2960" calcext:value-type="float">
            <text:p>2960</text:p>
          </table:table-cell>
          <table:table-cell table:formula="of:=[$Laskenta.G150]" office:value-type="float" office:value="-44.5" calcext:value-type="float">
            <text:p>-44.5</text:p>
          </table:table-cell>
        </table:table-row>
        <table:table-row table:style-name="ro1">
          <table:table-cell table:formula="of:=[$Laskenta.A151]" office:value-type="float" office:value="2980" calcext:value-type="float">
            <text:p>2980</text:p>
          </table:table-cell>
          <table:table-cell table:formula="of:=[$Laskenta.G151]" office:value-type="float" office:value="-44" calcext:value-type="float">
            <text:p>-44</text:p>
          </table:table-cell>
        </table:table-row>
        <table:table-row table:style-name="ro1">
          <table:table-cell table:formula="of:=[$Laskenta.A152]" office:value-type="float" office:value="3000" calcext:value-type="float">
            <text:p>3000</text:p>
          </table:table-cell>
          <table:table-cell table:formula="of:=[$Laskenta.G152]" office:value-type="float" office:value="-43.8" calcext:value-type="float">
            <text:p>-43.8</text:p>
          </table:table-cell>
        </table:table-row>
        <table:table-row table:style-name="ro1">
          <table:table-cell table:formula="of:=[$Laskenta.A153]" office:value-type="float" office:value="3020" calcext:value-type="float">
            <text:p>3020</text:p>
          </table:table-cell>
          <table:table-cell table:formula="of:=[$Laskenta.G153]" office:value-type="float" office:value="-43.98" calcext:value-type="float">
            <text:p>-43.98</text:p>
          </table:table-cell>
        </table:table-row>
        <table:table-row table:style-name="ro1">
          <table:table-cell table:formula="of:=[$Laskenta.A154]" office:value-type="float" office:value="3040" calcext:value-type="float">
            <text:p>3040</text:p>
          </table:table-cell>
          <table:table-cell table:formula="of:=[$Laskenta.G154]" office:value-type="float" office:value="-44.16" calcext:value-type="float">
            <text:p>-44.16</text:p>
          </table:table-cell>
        </table:table-row>
        <table:table-row table:style-name="ro1">
          <table:table-cell table:formula="of:=[$Laskenta.A155]" office:value-type="float" office:value="3060" calcext:value-type="float">
            <text:p>3060</text:p>
          </table:table-cell>
          <table:table-cell table:formula="of:=[$Laskenta.G155]" office:value-type="float" office:value="-44.34" calcext:value-type="float">
            <text:p>-44.34</text:p>
          </table:table-cell>
        </table:table-row>
        <table:table-row table:style-name="ro1">
          <table:table-cell table:formula="of:=[$Laskenta.A156]" office:value-type="float" office:value="3080" calcext:value-type="float">
            <text:p>3080</text:p>
          </table:table-cell>
          <table:table-cell table:formula="of:=[$Laskenta.G156]" office:value-type="float" office:value="-44.52" calcext:value-type="float">
            <text:p>-44.52</text:p>
          </table:table-cell>
        </table:table-row>
        <table:table-row table:style-name="ro1">
          <table:table-cell table:formula="of:=[$Laskenta.A157]" office:value-type="float" office:value="3100" calcext:value-type="float">
            <text:p>3100</text:p>
          </table:table-cell>
          <table:table-cell table:formula="of:=[$Laskenta.G157]" office:value-type="float" office:value="-44.7" calcext:value-type="float">
            <text:p>-44.7</text:p>
          </table:table-cell>
        </table:table-row>
        <table:table-row table:style-name="ro1">
          <table:table-cell table:formula="of:=[$Laskenta.A158]" office:value-type="float" office:value="3120" calcext:value-type="float">
            <text:p>3120</text:p>
          </table:table-cell>
          <table:table-cell table:formula="of:=[$Laskenta.G158]" office:value-type="float" office:value="-44.88" calcext:value-type="float">
            <text:p>-44.88</text:p>
          </table:table-cell>
        </table:table-row>
        <table:table-row table:style-name="ro1">
          <table:table-cell table:formula="of:=[$Laskenta.A159]" office:value-type="float" office:value="3140" calcext:value-type="float">
            <text:p>3140</text:p>
          </table:table-cell>
          <table:table-cell table:formula="of:=[$Laskenta.G159]" office:value-type="float" office:value="-45.06" calcext:value-type="float">
            <text:p>-45.06</text:p>
          </table:table-cell>
        </table:table-row>
        <table:table-row table:style-name="ro1">
          <table:table-cell table:formula="of:=[$Laskenta.A160]" office:value-type="float" office:value="3160" calcext:value-type="float">
            <text:p>3160</text:p>
          </table:table-cell>
          <table:table-cell table:formula="of:=[$Laskenta.G160]" office:value-type="float" office:value="-45.24" calcext:value-type="float">
            <text:p>-45.24</text:p>
          </table:table-cell>
        </table:table-row>
        <table:table-row table:style-name="ro1">
          <table:table-cell table:formula="of:=[$Laskenta.A161]" office:value-type="float" office:value="3180" calcext:value-type="float">
            <text:p>3180</text:p>
          </table:table-cell>
          <table:table-cell table:formula="of:=[$Laskenta.G161]" office:value-type="float" office:value="-45.42" calcext:value-type="float">
            <text:p>-45.42</text:p>
          </table:table-cell>
        </table:table-row>
        <table:table-row table:style-name="ro1">
          <table:table-cell table:formula="of:=[$Laskenta.A162]" office:value-type="float" office:value="3200" calcext:value-type="float">
            <text:p>3200</text:p>
          </table:table-cell>
          <table:table-cell table:formula="of:=[$Laskenta.G162]" office:value-type="float" office:value="-45.6" calcext:value-type="float">
            <text:p>-45.6</text:p>
          </table:table-cell>
        </table:table-row>
        <table:table-row table:style-name="ro1">
          <table:table-cell table:formula="of:=[$Laskenta.A163]" office:value-type="float" office:value="3220" calcext:value-type="float">
            <text:p>3220</text:p>
          </table:table-cell>
          <table:table-cell table:formula="of:=[$Laskenta.G163]" office:value-type="float" office:value="-45.78" calcext:value-type="float">
            <text:p>-45.78</text:p>
          </table:table-cell>
        </table:table-row>
        <table:table-row table:style-name="ro1">
          <table:table-cell table:formula="of:=[$Laskenta.A164]" office:value-type="float" office:value="3240" calcext:value-type="float">
            <text:p>3240</text:p>
          </table:table-cell>
          <table:table-cell table:formula="of:=[$Laskenta.G164]" office:value-type="float" office:value="-45.96" calcext:value-type="float">
            <text:p>-45.96</text:p>
          </table:table-cell>
        </table:table-row>
        <table:table-row table:style-name="ro1">
          <table:table-cell table:formula="of:=[$Laskenta.A165]" office:value-type="float" office:value="3260" calcext:value-type="float">
            <text:p>3260</text:p>
          </table:table-cell>
          <table:table-cell table:formula="of:=[$Laskenta.G165]" office:value-type="float" office:value="-46.14" calcext:value-type="float">
            <text:p>-46.14</text:p>
          </table:table-cell>
        </table:table-row>
        <table:table-row table:style-name="ro1">
          <table:table-cell table:formula="of:=[$Laskenta.A166]" office:value-type="float" office:value="3280" calcext:value-type="float">
            <text:p>3280</text:p>
          </table:table-cell>
          <table:table-cell table:formula="of:=[$Laskenta.G166]" office:value-type="float" office:value="-46.32" calcext:value-type="float">
            <text:p>-46.32</text:p>
          </table:table-cell>
        </table:table-row>
        <table:table-row table:style-name="ro1">
          <table:table-cell table:formula="of:=[$Laskenta.A167]" office:value-type="float" office:value="3300" calcext:value-type="float">
            <text:p>3300</text:p>
          </table:table-cell>
          <table:table-cell table:formula="of:=[$Laskenta.G167]" office:value-type="float" office:value="-46.4999999999999" calcext:value-type="float">
            <text:p>-46.4999999999999</text:p>
          </table:table-cell>
        </table:table-row>
        <table:table-row table:style-name="ro1">
          <table:table-cell table:formula="of:=[$Laskenta.A168]" office:value-type="float" office:value="3320" calcext:value-type="float">
            <text:p>3320</text:p>
          </table:table-cell>
          <table:table-cell table:formula="of:=[$Laskenta.G168]" office:value-type="float" office:value="-46.6799999999999" calcext:value-type="float">
            <text:p>-46.6799999999999</text:p>
          </table:table-cell>
        </table:table-row>
        <table:table-row table:style-name="ro1">
          <table:table-cell table:formula="of:=[$Laskenta.A169]" office:value-type="float" office:value="3340" calcext:value-type="float">
            <text:p>3340</text:p>
          </table:table-cell>
          <table:table-cell table:formula="of:=[$Laskenta.G169]" office:value-type="float" office:value="-46.8599999999999" calcext:value-type="float">
            <text:p>-46.8599999999999</text:p>
          </table:table-cell>
        </table:table-row>
        <table:table-row table:style-name="ro1">
          <table:table-cell table:formula="of:=[$Laskenta.A170]" office:value-type="float" office:value="3360" calcext:value-type="float">
            <text:p>3360</text:p>
          </table:table-cell>
          <table:table-cell table:formula="of:=[$Laskenta.G170]" office:value-type="float" office:value="-47.0399999999999" calcext:value-type="float">
            <text:p>-47.0399999999999</text:p>
          </table:table-cell>
        </table:table-row>
        <table:table-row table:style-name="ro1">
          <table:table-cell table:formula="of:=[$Laskenta.A171]" office:value-type="float" office:value="3380" calcext:value-type="float">
            <text:p>3380</text:p>
          </table:table-cell>
          <table:table-cell table:formula="of:=[$Laskenta.G171]" office:value-type="float" office:value="-47.2199999999999" calcext:value-type="float">
            <text:p>-47.2199999999999</text:p>
          </table:table-cell>
        </table:table-row>
        <table:table-row table:style-name="ro1">
          <table:table-cell table:formula="of:=[$Laskenta.A172]" office:value-type="float" office:value="3400" calcext:value-type="float">
            <text:p>3400</text:p>
          </table:table-cell>
          <table:table-cell table:formula="of:=[$Laskenta.G172]" office:value-type="float" office:value="-47.3999999999999" calcext:value-type="float">
            <text:p>-47.3999999999999</text:p>
          </table:table-cell>
        </table:table-row>
        <table:table-row table:style-name="ro1">
          <table:table-cell table:formula="of:=[$Laskenta.A173]" office:value-type="float" office:value="3420" calcext:value-type="float">
            <text:p>3420</text:p>
          </table:table-cell>
          <table:table-cell table:formula="of:=[$Laskenta.G173]" office:value-type="float" office:value="-47.5799999999999" calcext:value-type="float">
            <text:p>-47.5799999999999</text:p>
          </table:table-cell>
        </table:table-row>
        <table:table-row table:style-name="ro1">
          <table:table-cell table:formula="of:=[$Laskenta.A174]" office:value-type="float" office:value="3440" calcext:value-type="float">
            <text:p>3440</text:p>
          </table:table-cell>
          <table:table-cell table:formula="of:=[$Laskenta.G174]" office:value-type="float" office:value="-47.7599999999999" calcext:value-type="float">
            <text:p>-47.7599999999999</text:p>
          </table:table-cell>
        </table:table-row>
        <table:table-row table:style-name="ro1">
          <table:table-cell table:formula="of:=[$Laskenta.A175]" office:value-type="float" office:value="3460" calcext:value-type="float">
            <text:p>3460</text:p>
          </table:table-cell>
          <table:table-cell table:formula="of:=[$Laskenta.G175]" office:value-type="float" office:value="-47.9399999999999" calcext:value-type="float">
            <text:p>-47.9399999999999</text:p>
          </table:table-cell>
        </table:table-row>
        <table:table-row table:style-name="ro1">
          <table:table-cell table:formula="of:=[$Laskenta.A176]" office:value-type="float" office:value="3480" calcext:value-type="float">
            <text:p>3480</text:p>
          </table:table-cell>
          <table:table-cell table:formula="of:=[$Laskenta.G176]" office:value-type="float" office:value="-48.1199999999999" calcext:value-type="float">
            <text:p>-48.1199999999999</text:p>
          </table:table-cell>
        </table:table-row>
        <table:table-row table:style-name="ro1">
          <table:table-cell table:formula="of:=[$Laskenta.A177]" office:value-type="float" office:value="3500" calcext:value-type="float">
            <text:p>3500</text:p>
          </table:table-cell>
          <table:table-cell table:formula="of:=[$Laskenta.G177]" office:value-type="float" office:value="-48.2999999999999" calcext:value-type="float">
            <text:p>-48.2999999999999</text:p>
          </table:table-cell>
        </table:table-row>
        <table:table-row table:style-name="ro1">
          <table:table-cell table:formula="of:=[$Laskenta.A178]" office:value-type="float" office:value="3520" calcext:value-type="float">
            <text:p>3520</text:p>
          </table:table-cell>
          <table:table-cell table:formula="of:=[$Laskenta.G178]" office:value-type="float" office:value="-48.4799999999999" calcext:value-type="float">
            <text:p>-48.4799999999999</text:p>
          </table:table-cell>
        </table:table-row>
        <table:table-row table:style-name="ro1">
          <table:table-cell table:formula="of:=[$Laskenta.A179]" office:value-type="float" office:value="3540" calcext:value-type="float">
            <text:p>3540</text:p>
          </table:table-cell>
          <table:table-cell table:formula="of:=[$Laskenta.G179]" office:value-type="float" office:value="-48.6599999999999" calcext:value-type="float">
            <text:p>-48.6599999999999</text:p>
          </table:table-cell>
        </table:table-row>
        <table:table-row table:style-name="ro1">
          <table:table-cell table:formula="of:=[$Laskenta.A180]" office:value-type="float" office:value="3560" calcext:value-type="float">
            <text:p>3560</text:p>
          </table:table-cell>
          <table:table-cell table:formula="of:=[$Laskenta.G180]" office:value-type="float" office:value="-48.8399999999999" calcext:value-type="float">
            <text:p>-48.8399999999999</text:p>
          </table:table-cell>
        </table:table-row>
        <table:table-row table:style-name="ro1">
          <table:table-cell table:formula="of:=[$Laskenta.A181]" office:value-type="float" office:value="3580" calcext:value-type="float">
            <text:p>3580</text:p>
          </table:table-cell>
          <table:table-cell table:formula="of:=[$Laskenta.G181]" office:value-type="float" office:value="-49.0199999999999" calcext:value-type="float">
            <text:p>-49.0199999999999</text:p>
          </table:table-cell>
        </table:table-row>
        <table:table-row table:style-name="ro1">
          <table:table-cell table:formula="of:=[$Laskenta.A182]" office:value-type="float" office:value="3600" calcext:value-type="float">
            <text:p>3600</text:p>
          </table:table-cell>
          <table:table-cell table:formula="of:=[$Laskenta.G182]" office:value-type="float" office:value="-49.1999999999999" calcext:value-type="float">
            <text:p>-49.1999999999999</text:p>
          </table:table-cell>
        </table:table-row>
        <table:table-row table:style-name="ro1">
          <table:table-cell table:formula="of:=[$Laskenta.A183]" office:value-type="float" office:value="3620" calcext:value-type="float">
            <text:p>3620</text:p>
          </table:table-cell>
          <table:table-cell table:formula="of:=[$Laskenta.G183]" office:value-type="float" office:value="-49.3799999999999" calcext:value-type="float">
            <text:p>-49.3799999999999</text:p>
          </table:table-cell>
        </table:table-row>
        <table:table-row table:style-name="ro1">
          <table:table-cell table:formula="of:=[$Laskenta.A184]" office:value-type="float" office:value="3640" calcext:value-type="float">
            <text:p>3640</text:p>
          </table:table-cell>
          <table:table-cell table:formula="of:=[$Laskenta.G184]" office:value-type="float" office:value="-49.5599999999999" calcext:value-type="float">
            <text:p>-49.5599999999999</text:p>
          </table:table-cell>
        </table:table-row>
        <table:table-row table:style-name="ro1">
          <table:table-cell table:formula="of:=[$Laskenta.A185]" office:value-type="float" office:value="3660" calcext:value-type="float">
            <text:p>3660</text:p>
          </table:table-cell>
          <table:table-cell table:formula="of:=[$Laskenta.G185]" office:value-type="float" office:value="-49.7399999999999" calcext:value-type="float">
            <text:p>-49.7399999999999</text:p>
          </table:table-cell>
        </table:table-row>
        <table:table-row table:style-name="ro1">
          <table:table-cell table:formula="of:=[$Laskenta.A186]" office:value-type="float" office:value="3680" calcext:value-type="float">
            <text:p>3680</text:p>
          </table:table-cell>
          <table:table-cell table:formula="of:=[$Laskenta.G186]" office:value-type="float" office:value="-49.9199999999999" calcext:value-type="float">
            <text:p>-49.9199999999999</text:p>
          </table:table-cell>
        </table:table-row>
        <table:table-row table:style-name="ro1">
          <table:table-cell table:formula="of:=[$Laskenta.A187]" office:value-type="float" office:value="3700" calcext:value-type="float">
            <text:p>3700</text:p>
          </table:table-cell>
          <table:table-cell table:formula="of:=[$Laskenta.G187]" office:value-type="float" office:value="-50.0999999999999" calcext:value-type="float">
            <text:p>-50.0999999999999</text:p>
          </table:table-cell>
        </table:table-row>
        <table:table-row table:style-name="ro1">
          <table:table-cell table:formula="of:=[$Laskenta.A188]" office:value-type="float" office:value="3720" calcext:value-type="float">
            <text:p>3720</text:p>
          </table:table-cell>
          <table:table-cell table:formula="of:=[$Laskenta.G188]" office:value-type="float" office:value="-50.2799999999999" calcext:value-type="float">
            <text:p>-50.2799999999999</text:p>
          </table:table-cell>
        </table:table-row>
        <table:table-row table:style-name="ro1">
          <table:table-cell table:formula="of:=[$Laskenta.A189]" office:value-type="float" office:value="3740" calcext:value-type="float">
            <text:p>3740</text:p>
          </table:table-cell>
          <table:table-cell table:formula="of:=[$Laskenta.G189]" office:value-type="float" office:value="-50.4599999999999" calcext:value-type="float">
            <text:p>-50.4599999999999</text:p>
          </table:table-cell>
        </table:table-row>
        <table:table-row table:style-name="ro1">
          <table:table-cell table:formula="of:=[$Laskenta.A190]" office:value-type="float" office:value="3760" calcext:value-type="float">
            <text:p>3760</text:p>
          </table:table-cell>
          <table:table-cell table:formula="of:=[$Laskenta.G190]" office:value-type="float" office:value="-50.6399999999999" calcext:value-type="float">
            <text:p>-50.6399999999999</text:p>
          </table:table-cell>
        </table:table-row>
        <table:table-row table:style-name="ro1">
          <table:table-cell table:formula="of:=[$Laskenta.A191]" office:value-type="float" office:value="3780" calcext:value-type="float">
            <text:p>3780</text:p>
          </table:table-cell>
          <table:table-cell table:formula="of:=[$Laskenta.G191]" office:value-type="float" office:value="-50.8199999999999" calcext:value-type="float">
            <text:p>-50.8199999999999</text:p>
          </table:table-cell>
        </table:table-row>
        <table:table-row table:style-name="ro1">
          <table:table-cell table:formula="of:=[$Laskenta.A192]" office:value-type="float" office:value="3800" calcext:value-type="float">
            <text:p>3800</text:p>
          </table:table-cell>
          <table:table-cell table:formula="of:=[$Laskenta.G192]" office:value-type="float" office:value="-50.9999999999998" calcext:value-type="float">
            <text:p>-50.9999999999998</text:p>
          </table:table-cell>
        </table:table-row>
        <table:table-row table:style-name="ro1">
          <table:table-cell table:formula="of:=[$Laskenta.A193]" office:value-type="float" office:value="3820" calcext:value-type="float">
            <text:p>3820</text:p>
          </table:table-cell>
          <table:table-cell table:formula="of:=[$Laskenta.G193]" office:value-type="float" office:value="-51.1799999999998" calcext:value-type="float">
            <text:p>-51.1799999999998</text:p>
          </table:table-cell>
        </table:table-row>
        <table:table-row table:style-name="ro1">
          <table:table-cell table:formula="of:=[$Laskenta.A194]" office:value-type="float" office:value="3840" calcext:value-type="float">
            <text:p>3840</text:p>
          </table:table-cell>
          <table:table-cell table:formula="of:=[$Laskenta.G194]" office:value-type="float" office:value="-51.3599999999998" calcext:value-type="float">
            <text:p>-51.3599999999998</text:p>
          </table:table-cell>
        </table:table-row>
        <table:table-row table:style-name="ro1">
          <table:table-cell table:formula="of:=[$Laskenta.A195]" office:value-type="float" office:value="3860" calcext:value-type="float">
            <text:p>3860</text:p>
          </table:table-cell>
          <table:table-cell table:formula="of:=[$Laskenta.G195]" office:value-type="float" office:value="-51.5399999999998" calcext:value-type="float">
            <text:p>-51.5399999999998</text:p>
          </table:table-cell>
        </table:table-row>
        <table:table-row table:style-name="ro1">
          <table:table-cell table:formula="of:=[$Laskenta.A196]" office:value-type="float" office:value="3880" calcext:value-type="float">
            <text:p>3880</text:p>
          </table:table-cell>
          <table:table-cell table:formula="of:=[$Laskenta.G196]" office:value-type="float" office:value="-51.7199999999998" calcext:value-type="float">
            <text:p>-51.7199999999998</text:p>
          </table:table-cell>
        </table:table-row>
        <table:table-row table:style-name="ro1">
          <table:table-cell table:formula="of:=[$Laskenta.A197]" office:value-type="float" office:value="3900" calcext:value-type="float">
            <text:p>3900</text:p>
          </table:table-cell>
          <table:table-cell table:formula="of:=[$Laskenta.G197]" office:value-type="float" office:value="-51.8999999999998" calcext:value-type="float">
            <text:p>-51.8999999999998</text:p>
          </table:table-cell>
        </table:table-row>
        <table:table-row table:style-name="ro1">
          <table:table-cell table:formula="of:=[$Laskenta.A198]" office:value-type="float" office:value="3920" calcext:value-type="float">
            <text:p>3920</text:p>
          </table:table-cell>
          <table:table-cell table:formula="of:=[$Laskenta.G198]" office:value-type="float" office:value="-52.0799999999998" calcext:value-type="float">
            <text:p>-52.0799999999998</text:p>
          </table:table-cell>
        </table:table-row>
        <table:table-row table:style-name="ro1">
          <table:table-cell table:formula="of:=[$Laskenta.A199]" office:value-type="float" office:value="3940" calcext:value-type="float">
            <text:p>3940</text:p>
          </table:table-cell>
          <table:table-cell table:formula="of:=[$Laskenta.G199]" office:value-type="float" office:value="-52.2599999999998" calcext:value-type="float">
            <text:p>-52.2599999999998</text:p>
          </table:table-cell>
        </table:table-row>
        <table:table-row table:style-name="ro1">
          <table:table-cell table:formula="of:=[$Laskenta.A200]" office:value-type="float" office:value="3960" calcext:value-type="float">
            <text:p>3960</text:p>
          </table:table-cell>
          <table:table-cell table:formula="of:=[$Laskenta.G200]" office:value-type="float" office:value="-52.4399999999998" calcext:value-type="float">
            <text:p>-52.4399999999998</text:p>
          </table:table-cell>
        </table:table-row>
        <table:table-row table:style-name="ro1">
          <table:table-cell table:formula="of:=[$Laskenta.A201]" office:value-type="float" office:value="3980" calcext:value-type="float">
            <text:p>3980</text:p>
          </table:table-cell>
          <table:table-cell table:formula="of:=[$Laskenta.G201]" office:value-type="float" office:value="-52.6199999999998" calcext:value-type="float">
            <text:p>-52.6199999999998</text:p>
          </table:table-cell>
        </table:table-row>
        <table:table-row table:style-name="ro1">
          <table:table-cell table:formula="of:=[$Laskenta.A202]" office:value-type="float" office:value="4000" calcext:value-type="float">
            <text:p>4000</text:p>
          </table:table-cell>
          <table:table-cell table:formula="of:=[$Laskenta.G202]" office:value-type="float" office:value="-52.7999999999998" calcext:value-type="float">
            <text:p>-52.7999999999998</text:p>
          </table:table-cell>
        </table:table-row>
        <table:table-row table:style-name="ro1">
          <table:table-cell table:formula="of:=[$Laskenta.A203]" office:value-type="float" office:value="4020" calcext:value-type="float">
            <text:p>4020</text:p>
          </table:table-cell>
          <table:table-cell table:formula="of:=[$Laskenta.G203]" office:value-type="float" office:value="-52.9799999999998" calcext:value-type="float">
            <text:p>-52.9799999999998</text:p>
          </table:table-cell>
        </table:table-row>
        <table:table-row table:style-name="ro1">
          <table:table-cell table:formula="of:=[$Laskenta.A204]" office:value-type="float" office:value="4040" calcext:value-type="float">
            <text:p>4040</text:p>
          </table:table-cell>
          <table:table-cell table:formula="of:=[$Laskenta.G204]" office:value-type="float" office:value="-53.1599999999998" calcext:value-type="float">
            <text:p>-53.1599999999998</text:p>
          </table:table-cell>
        </table:table-row>
        <table:table-row table:style-name="ro1">
          <table:table-cell table:formula="of:=[$Laskenta.A205]" office:value-type="float" office:value="4060" calcext:value-type="float">
            <text:p>4060</text:p>
          </table:table-cell>
          <table:table-cell table:formula="of:=[$Laskenta.G205]" office:value-type="float" office:value="-53.3399999999998" calcext:value-type="float">
            <text:p>-53.3399999999998</text:p>
          </table:table-cell>
        </table:table-row>
        <table:table-row table:style-name="ro1">
          <table:table-cell table:formula="of:=[$Laskenta.A206]" office:value-type="float" office:value="4080" calcext:value-type="float">
            <text:p>4080</text:p>
          </table:table-cell>
          <table:table-cell table:formula="of:=[$Laskenta.G206]" office:value-type="float" office:value="-53.5199999999998" calcext:value-type="float">
            <text:p>-53.5199999999998</text:p>
          </table:table-cell>
        </table:table-row>
        <table:table-row table:style-name="ro1">
          <table:table-cell table:formula="of:=[$Laskenta.A207]" office:value-type="float" office:value="4100" calcext:value-type="float">
            <text:p>4100</text:p>
          </table:table-cell>
          <table:table-cell table:formula="of:=[$Laskenta.G207]" office:value-type="float" office:value="-53.6999999999998" calcext:value-type="float">
            <text:p>-53.6999999999998</text:p>
          </table:table-cell>
        </table:table-row>
        <table:table-row table:style-name="ro1">
          <table:table-cell table:formula="of:=[$Laskenta.A208]" office:value-type="float" office:value="4120" calcext:value-type="float">
            <text:p>4120</text:p>
          </table:table-cell>
          <table:table-cell table:formula="of:=[$Laskenta.G208]" office:value-type="float" office:value="-53.8799999999998" calcext:value-type="float">
            <text:p>-53.8799999999998</text:p>
          </table:table-cell>
        </table:table-row>
        <table:table-row table:style-name="ro1">
          <table:table-cell table:formula="of:=[$Laskenta.A209]" office:value-type="float" office:value="4140" calcext:value-type="float">
            <text:p>4140</text:p>
          </table:table-cell>
          <table:table-cell table:formula="of:=[$Laskenta.G209]" office:value-type="float" office:value="-54.0599999999998" calcext:value-type="float">
            <text:p>-54.0599999999998</text:p>
          </table:table-cell>
        </table:table-row>
        <table:table-row table:style-name="ro1">
          <table:table-cell table:formula="of:=[$Laskenta.A210]" office:value-type="float" office:value="4160" calcext:value-type="float">
            <text:p>4160</text:p>
          </table:table-cell>
          <table:table-cell table:formula="of:=[$Laskenta.G210]" office:value-type="float" office:value="-54.2399999999998" calcext:value-type="float">
            <text:p>-54.2399999999998</text:p>
          </table:table-cell>
        </table:table-row>
        <table:table-row table:style-name="ro1">
          <table:table-cell table:formula="of:=[$Laskenta.A211]" office:value-type="float" office:value="4180" calcext:value-type="float">
            <text:p>4180</text:p>
          </table:table-cell>
          <table:table-cell table:formula="of:=[$Laskenta.G211]" office:value-type="float" office:value="-54.4199999999998" calcext:value-type="float">
            <text:p>-54.4199999999998</text:p>
          </table:table-cell>
        </table:table-row>
        <table:table-row table:style-name="ro1">
          <table:table-cell table:formula="of:=[$Laskenta.A212]" office:value-type="float" office:value="4200" calcext:value-type="float">
            <text:p>4200</text:p>
          </table:table-cell>
          <table:table-cell table:formula="of:=[$Laskenta.G212]" office:value-type="float" office:value="-54.5999999999998" calcext:value-type="float">
            <text:p>-54.5999999999998</text:p>
          </table:table-cell>
        </table:table-row>
        <table:table-row table:style-name="ro1">
          <table:table-cell table:formula="of:=[$Laskenta.A213]" office:value-type="float" office:value="4220" calcext:value-type="float">
            <text:p>4220</text:p>
          </table:table-cell>
          <table:table-cell table:formula="of:=[$Laskenta.G213]" office:value-type="float" office:value="-54.7799999999998" calcext:value-type="float">
            <text:p>-54.7799999999998</text:p>
          </table:table-cell>
        </table:table-row>
        <table:table-row table:style-name="ro1">
          <table:table-cell table:formula="of:=[$Laskenta.A214]" office:value-type="float" office:value="4240" calcext:value-type="float">
            <text:p>4240</text:p>
          </table:table-cell>
          <table:table-cell table:formula="of:=[$Laskenta.G214]" office:value-type="float" office:value="-54.9599999999998" calcext:value-type="float">
            <text:p>-54.9599999999998</text:p>
          </table:table-cell>
        </table:table-row>
        <table:table-row table:style-name="ro1">
          <table:table-cell table:formula="of:=[$Laskenta.A215]" office:value-type="float" office:value="4260" calcext:value-type="float">
            <text:p>4260</text:p>
          </table:table-cell>
          <table:table-cell table:formula="of:=[$Laskenta.G215]" office:value-type="float" office:value="-55.1399999999998" calcext:value-type="float">
            <text:p>-55.1399999999998</text:p>
          </table:table-cell>
        </table:table-row>
        <table:table-row table:style-name="ro1">
          <table:table-cell table:formula="of:=[$Laskenta.A216]" office:value-type="float" office:value="4280" calcext:value-type="float">
            <text:p>4280</text:p>
          </table:table-cell>
          <table:table-cell table:formula="of:=[$Laskenta.G216]" office:value-type="float" office:value="-55.3199999999998" calcext:value-type="float">
            <text:p>-55.3199999999998</text:p>
          </table:table-cell>
        </table:table-row>
        <table:table-row table:style-name="ro1">
          <table:table-cell table:formula="of:=[$Laskenta.A217]" office:value-type="float" office:value="4300" calcext:value-type="float">
            <text:p>4300</text:p>
          </table:table-cell>
          <table:table-cell table:formula="of:=[$Laskenta.G217]" office:value-type="float" office:value="-55.4999999999998" calcext:value-type="float">
            <text:p>-55.4999999999998</text:p>
          </table:table-cell>
        </table:table-row>
        <table:table-row table:style-name="ro1">
          <table:table-cell table:formula="of:=[$Laskenta.A218]" office:value-type="float" office:value="4320" calcext:value-type="float">
            <text:p>4320</text:p>
          </table:table-cell>
          <table:table-cell table:formula="of:=[$Laskenta.G218]" office:value-type="float" office:value="-55.6799999999998" calcext:value-type="float">
            <text:p>-55.6799999999998</text:p>
          </table:table-cell>
        </table:table-row>
        <table:table-row table:style-name="ro1">
          <table:table-cell table:formula="of:=[$Laskenta.A219]" office:value-type="float" office:value="4340" calcext:value-type="float">
            <text:p>4340</text:p>
          </table:table-cell>
          <table:table-cell table:formula="of:=[$Laskenta.G219]" office:value-type="float" office:value="-55.8599999999997" calcext:value-type="float">
            <text:p>-55.8599999999997</text:p>
          </table:table-cell>
        </table:table-row>
        <table:table-row table:style-name="ro1">
          <table:table-cell table:formula="of:=[$Laskenta.A220]" office:value-type="float" office:value="4360" calcext:value-type="float">
            <text:p>4360</text:p>
          </table:table-cell>
          <table:table-cell table:formula="of:=[$Laskenta.G220]" office:value-type="float" office:value="-56.0399999999997" calcext:value-type="float">
            <text:p>-56.0399999999997</text:p>
          </table:table-cell>
        </table:table-row>
        <table:table-row table:style-name="ro1">
          <table:table-cell table:formula="of:=[$Laskenta.A221]" office:value-type="float" office:value="4380" calcext:value-type="float">
            <text:p>4380</text:p>
          </table:table-cell>
          <table:table-cell table:formula="of:=[$Laskenta.G221]" office:value-type="float" office:value="-56.2199999999997" calcext:value-type="float">
            <text:p>-56.2199999999997</text:p>
          </table:table-cell>
        </table:table-row>
        <table:table-row table:style-name="ro1">
          <table:table-cell table:formula="of:=[$Laskenta.A222]" office:value-type="float" office:value="4400" calcext:value-type="float">
            <text:p>4400</text:p>
          </table:table-cell>
          <table:table-cell table:formula="of:=[$Laskenta.G222]" office:value-type="float" office:value="-56.3999999999997" calcext:value-type="float">
            <text:p>-56.3999999999997</text:p>
          </table:table-cell>
        </table:table-row>
        <table:table-row table:style-name="ro1">
          <table:table-cell table:formula="of:=[$Laskenta.A223]" office:value-type="float" office:value="4420" calcext:value-type="float">
            <text:p>4420</text:p>
          </table:table-cell>
          <table:table-cell table:formula="of:=[$Laskenta.G223]" office:value-type="float" office:value="-56.5799999999997" calcext:value-type="float">
            <text:p>-56.5799999999997</text:p>
          </table:table-cell>
        </table:table-row>
        <table:table-row table:style-name="ro1">
          <table:table-cell table:formula="of:=[$Laskenta.A224]" office:value-type="float" office:value="4440" calcext:value-type="float">
            <text:p>4440</text:p>
          </table:table-cell>
          <table:table-cell table:formula="of:=[$Laskenta.G224]" office:value-type="float" office:value="-56.7599999999997" calcext:value-type="float">
            <text:p>-56.7599999999997</text:p>
          </table:table-cell>
        </table:table-row>
        <table:table-row table:style-name="ro1">
          <table:table-cell table:formula="of:=[$Laskenta.A225]" office:value-type="float" office:value="4460" calcext:value-type="float">
            <text:p>4460</text:p>
          </table:table-cell>
          <table:table-cell table:formula="of:=[$Laskenta.G225]" office:value-type="float" office:value="-56.9399999999997" calcext:value-type="float">
            <text:p>-56.9399999999997</text:p>
          </table:table-cell>
        </table:table-row>
        <table:table-row table:style-name="ro1">
          <table:table-cell table:formula="of:=[$Laskenta.A226]" office:value-type="float" office:value="4480" calcext:value-type="float">
            <text:p>4480</text:p>
          </table:table-cell>
          <table:table-cell table:formula="of:=[$Laskenta.G226]" office:value-type="float" office:value="-57.1199999999997" calcext:value-type="float">
            <text:p>-57.1199999999997</text:p>
          </table:table-cell>
        </table:table-row>
        <table:table-row table:style-name="ro1">
          <table:table-cell table:formula="of:=[$Laskenta.A227]" office:value-type="float" office:value="4500" calcext:value-type="float">
            <text:p>4500</text:p>
          </table:table-cell>
          <table:table-cell table:formula="of:=[$Laskenta.G227]" office:value-type="float" office:value="-57.2999999999997" calcext:value-type="float">
            <text:p>-57.2999999999997</text:p>
          </table:table-cell>
        </table:table-row>
        <table:table-row table:style-name="ro1">
          <table:table-cell table:formula="of:=[$Laskenta.A228]" office:value-type="float" office:value="4520" calcext:value-type="float">
            <text:p>4520</text:p>
          </table:table-cell>
          <table:table-cell table:formula="of:=[$Laskenta.G228]" office:value-type="float" office:value="-57.4799999999997" calcext:value-type="float">
            <text:p>-57.4799999999997</text:p>
          </table:table-cell>
        </table:table-row>
        <table:table-row table:style-name="ro1">
          <table:table-cell table:formula="of:=[$Laskenta.A229]" office:value-type="float" office:value="4540" calcext:value-type="float">
            <text:p>4540</text:p>
          </table:table-cell>
          <table:table-cell table:formula="of:=[$Laskenta.G229]" office:value-type="float" office:value="-57.6599999999997" calcext:value-type="float">
            <text:p>-57.6599999999997</text:p>
          </table:table-cell>
        </table:table-row>
        <table:table-row table:style-name="ro1">
          <table:table-cell table:formula="of:=[$Laskenta.A230]" office:value-type="float" office:value="4560" calcext:value-type="float">
            <text:p>4560</text:p>
          </table:table-cell>
          <table:table-cell table:formula="of:=[$Laskenta.G230]" office:value-type="float" office:value="-57.8399999999997" calcext:value-type="float">
            <text:p>-57.8399999999997</text:p>
          </table:table-cell>
        </table:table-row>
        <table:table-row table:style-name="ro1">
          <table:table-cell table:formula="of:=[$Laskenta.A231]" office:value-type="float" office:value="4580" calcext:value-type="float">
            <text:p>4580</text:p>
          </table:table-cell>
          <table:table-cell table:formula="of:=[$Laskenta.G231]" office:value-type="float" office:value="-58.0199999999997" calcext:value-type="float">
            <text:p>-58.0199999999997</text:p>
          </table:table-cell>
        </table:table-row>
        <table:table-row table:style-name="ro1">
          <table:table-cell table:formula="of:=[$Laskenta.A232]" office:value-type="float" office:value="4600" calcext:value-type="float">
            <text:p>4600</text:p>
          </table:table-cell>
          <table:table-cell table:formula="of:=[$Laskenta.G232]" office:value-type="float" office:value="-58.1999999999997" calcext:value-type="float">
            <text:p>-58.1999999999997</text:p>
          </table:table-cell>
        </table:table-row>
        <table:table-row table:style-name="ro1">
          <table:table-cell table:formula="of:=[$Laskenta.A233]" office:value-type="float" office:value="4620" calcext:value-type="float">
            <text:p>4620</text:p>
          </table:table-cell>
          <table:table-cell table:formula="of:=[$Laskenta.G233]" office:value-type="float" office:value="-58.3799999999997" calcext:value-type="float">
            <text:p>-58.3799999999997</text:p>
          </table:table-cell>
        </table:table-row>
        <table:table-row table:style-name="ro1">
          <table:table-cell table:formula="of:=[$Laskenta.A234]" office:value-type="float" office:value="4640" calcext:value-type="float">
            <text:p>4640</text:p>
          </table:table-cell>
          <table:table-cell table:formula="of:=[$Laskenta.G234]" office:value-type="float" office:value="-58.5599999999997" calcext:value-type="float">
            <text:p>-58.5599999999997</text:p>
          </table:table-cell>
        </table:table-row>
        <table:table-row table:style-name="ro1">
          <table:table-cell table:formula="of:=[$Laskenta.A235]" office:value-type="float" office:value="4660" calcext:value-type="float">
            <text:p>4660</text:p>
          </table:table-cell>
          <table:table-cell table:formula="of:=[$Laskenta.G235]" office:value-type="float" office:value="-58.7399999999997" calcext:value-type="float">
            <text:p>-58.7399999999997</text:p>
          </table:table-cell>
        </table:table-row>
        <table:table-row table:style-name="ro1">
          <table:table-cell table:formula="of:=[$Laskenta.A236]" office:value-type="float" office:value="4680" calcext:value-type="float">
            <text:p>4680</text:p>
          </table:table-cell>
          <table:table-cell table:formula="of:=[$Laskenta.G236]" office:value-type="float" office:value="-58.9199999999997" calcext:value-type="float">
            <text:p>-58.9199999999997</text:p>
          </table:table-cell>
        </table:table-row>
        <table:table-row table:style-name="ro1">
          <table:table-cell table:formula="of:=[$Laskenta.A237]" office:value-type="float" office:value="4700" calcext:value-type="float">
            <text:p>4700</text:p>
          </table:table-cell>
          <table:table-cell table:formula="of:=[$Laskenta.G237]" office:value-type="float" office:value="-59.0999999999997" calcext:value-type="float">
            <text:p>-59.0999999999997</text:p>
          </table:table-cell>
        </table:table-row>
        <table:table-row table:style-name="ro1">
          <table:table-cell table:formula="of:=[$Laskenta.A238]" office:value-type="float" office:value="4720" calcext:value-type="float">
            <text:p>4720</text:p>
          </table:table-cell>
          <table:table-cell table:formula="of:=[$Laskenta.G238]" office:value-type="float" office:value="-59.2799999999997" calcext:value-type="float">
            <text:p>-59.2799999999997</text:p>
          </table:table-cell>
        </table:table-row>
        <table:table-row table:style-name="ro1">
          <table:table-cell table:formula="of:=[$Laskenta.A239]" office:value-type="float" office:value="4740" calcext:value-type="float">
            <text:p>4740</text:p>
          </table:table-cell>
          <table:table-cell table:formula="of:=[$Laskenta.G239]" office:value-type="float" office:value="-59.4599999999997" calcext:value-type="float">
            <text:p>-59.4599999999997</text:p>
          </table:table-cell>
        </table:table-row>
        <table:table-row table:style-name="ro1">
          <table:table-cell table:formula="of:=[$Laskenta.A240]" office:value-type="float" office:value="4760" calcext:value-type="float">
            <text:p>4760</text:p>
          </table:table-cell>
          <table:table-cell table:formula="of:=[$Laskenta.G240]" office:value-type="float" office:value="-59.6399999999997" calcext:value-type="float">
            <text:p>-59.6399999999997</text:p>
          </table:table-cell>
        </table:table-row>
        <table:table-row table:style-name="ro1">
          <table:table-cell table:formula="of:=[$Laskenta.A241]" office:value-type="float" office:value="4780" calcext:value-type="float">
            <text:p>4780</text:p>
          </table:table-cell>
          <table:table-cell table:formula="of:=[$Laskenta.G241]" office:value-type="float" office:value="-59.8199999999997" calcext:value-type="float">
            <text:p>-59.8199999999997</text:p>
          </table:table-cell>
        </table:table-row>
        <table:table-row table:style-name="ro1">
          <table:table-cell table:formula="of:=[$Laskenta.A242]" office:value-type="float" office:value="4800" calcext:value-type="float">
            <text:p>4800</text:p>
          </table:table-cell>
          <table:table-cell table:formula="of:=[$Laskenta.G242]" office:value-type="float" office:value="-59.9999999999997" calcext:value-type="float">
            <text:p>-59.9999999999997</text:p>
          </table:table-cell>
        </table:table-row>
        <table:table-row table:style-name="ro1">
          <table:table-cell table:formula="of:=[$Laskenta.A243]" office:value-type="float" office:value="4820" calcext:value-type="float">
            <text:p>4820</text:p>
          </table:table-cell>
          <table:table-cell table:formula="of:=[$Laskenta.G243]" office:value-type="float" office:value="-60.1799999999997" calcext:value-type="float">
            <text:p>-60.1799999999997</text:p>
          </table:table-cell>
        </table:table-row>
        <table:table-row table:style-name="ro1">
          <table:table-cell table:formula="of:=[$Laskenta.A244]" office:value-type="float" office:value="4840" calcext:value-type="float">
            <text:p>4840</text:p>
          </table:table-cell>
          <table:table-cell table:formula="of:=[$Laskenta.G244]" office:value-type="float" office:value="-60.3599999999996" calcext:value-type="float">
            <text:p>-60.3599999999996</text:p>
          </table:table-cell>
        </table:table-row>
        <table:table-row table:style-name="ro1">
          <table:table-cell table:formula="of:=[$Laskenta.A245]" office:value-type="float" office:value="4860" calcext:value-type="float">
            <text:p>4860</text:p>
          </table:table-cell>
          <table:table-cell table:formula="of:=[$Laskenta.G245]" office:value-type="float" office:value="-60.5399999999997" calcext:value-type="float">
            <text:p>-60.5399999999997</text:p>
          </table:table-cell>
        </table:table-row>
        <table:table-row table:style-name="ro1">
          <table:table-cell table:formula="of:=[$Laskenta.A246]" office:value-type="float" office:value="4880" calcext:value-type="float">
            <text:p>4880</text:p>
          </table:table-cell>
          <table:table-cell table:formula="of:=[$Laskenta.G246]" office:value-type="float" office:value="-60.7199999999996" calcext:value-type="float">
            <text:p>-60.7199999999996</text:p>
          </table:table-cell>
        </table:table-row>
        <table:table-row table:style-name="ro1">
          <table:table-cell table:formula="of:=[$Laskenta.A247]" office:value-type="float" office:value="4900" calcext:value-type="float">
            <text:p>4900</text:p>
          </table:table-cell>
          <table:table-cell table:formula="of:=[$Laskenta.G247]" office:value-type="float" office:value="-60.8999999999996" calcext:value-type="float">
            <text:p>-60.8999999999996</text:p>
          </table:table-cell>
        </table:table-row>
        <table:table-row table:style-name="ro1">
          <table:table-cell table:formula="of:=[$Laskenta.A248]" office:value-type="float" office:value="4920" calcext:value-type="float">
            <text:p>4920</text:p>
          </table:table-cell>
          <table:table-cell table:formula="of:=[$Laskenta.G248]" office:value-type="float" office:value="-61.0799999999996" calcext:value-type="float">
            <text:p>-61.0799999999996</text:p>
          </table:table-cell>
        </table:table-row>
        <table:table-row table:style-name="ro1">
          <table:table-cell table:formula="of:=[$Laskenta.A249]" office:value-type="float" office:value="4940" calcext:value-type="float">
            <text:p>4940</text:p>
          </table:table-cell>
          <table:table-cell table:formula="of:=[$Laskenta.G249]" office:value-type="float" office:value="-61.2599999999996" calcext:value-type="float">
            <text:p>-61.2599999999996</text:p>
          </table:table-cell>
        </table:table-row>
        <table:table-row table:style-name="ro1">
          <table:table-cell table:formula="of:=[$Laskenta.A250]" office:value-type="float" office:value="4960" calcext:value-type="float">
            <text:p>4960</text:p>
          </table:table-cell>
          <table:table-cell table:formula="of:=[$Laskenta.G250]" office:value-type="float" office:value="-61.4399999999996" calcext:value-type="float">
            <text:p>-61.4399999999996</text:p>
          </table:table-cell>
        </table:table-row>
        <table:table-row table:style-name="ro1">
          <table:table-cell table:formula="of:=[$Laskenta.A251]" office:value-type="float" office:value="4980" calcext:value-type="float">
            <text:p>4980</text:p>
          </table:table-cell>
          <table:table-cell table:formula="of:=[$Laskenta.G251]" office:value-type="float" office:value="-61.6199999999996" calcext:value-type="float">
            <text:p>-61.6199999999996</text:p>
          </table:table-cell>
        </table:table-row>
        <table:table-row table:style-name="ro1">
          <table:table-cell table:formula="of:=[$Laskenta.A252]" office:value-type="float" office:value="5000" calcext:value-type="float">
            <text:p>5000</text:p>
          </table:table-cell>
          <table:table-cell table:formula="of:=[$Laskenta.G252]" office:value-type="float" office:value="-61.7999999999996" calcext:value-type="float">
            <text:p>-61.7999999999996</text:p>
          </table:table-cell>
        </table:table-row>
        <table:table-row table:style-name="ro1">
          <table:table-cell table:formula="of:=[$Laskenta.A253]" office:value-type="float" office:value="5020" calcext:value-type="float">
            <text:p>5020</text:p>
          </table:table-cell>
          <table:table-cell table:formula="of:=[$Laskenta.G253]" office:value-type="float" office:value="-62.7799999999996" calcext:value-type="float">
            <text:p>-62.7799999999996</text:p>
          </table:table-cell>
        </table:table-row>
        <table:table-row table:style-name="ro1">
          <table:table-cell table:formula="of:=[$Laskenta.A254]" office:value-type="float" office:value="5040" calcext:value-type="float">
            <text:p>5040</text:p>
          </table:table-cell>
          <table:table-cell table:formula="of:=[$Laskenta.G254]" office:value-type="float" office:value="-62.9599999999996" calcext:value-type="float">
            <text:p>-62.9599999999996</text:p>
          </table:table-cell>
        </table:table-row>
        <table:table-row table:style-name="ro1">
          <table:table-cell table:formula="of:=[$Laskenta.A255]" office:value-type="float" office:value="5060" calcext:value-type="float">
            <text:p>5060</text:p>
          </table:table-cell>
          <table:table-cell table:formula="of:=[$Laskenta.G255]" office:value-type="float" office:value="-63.1399999999996" calcext:value-type="float">
            <text:p>-63.1399999999996</text:p>
          </table:table-cell>
        </table:table-row>
        <table:table-row table:style-name="ro1">
          <table:table-cell table:formula="of:=[$Laskenta.A256]" office:value-type="float" office:value="5080" calcext:value-type="float">
            <text:p>5080</text:p>
          </table:table-cell>
          <table:table-cell table:formula="of:=[$Laskenta.G256]" office:value-type="float" office:value="-63.3199999999996" calcext:value-type="float">
            <text:p>-63.3199999999996</text:p>
          </table:table-cell>
        </table:table-row>
        <table:table-row table:style-name="ro1">
          <table:table-cell table:formula="of:=[$Laskenta.A257]" office:value-type="float" office:value="5100" calcext:value-type="float">
            <text:p>5100</text:p>
          </table:table-cell>
          <table:table-cell table:formula="of:=[$Laskenta.G257]" office:value-type="float" office:value="-63.4999999999996" calcext:value-type="float">
            <text:p>-63.4999999999996</text:p>
          </table:table-cell>
        </table:table-row>
        <table:table-row table:style-name="ro1">
          <table:table-cell table:formula="of:=[$Laskenta.A258]" office:value-type="float" office:value="5120" calcext:value-type="float">
            <text:p>5120</text:p>
          </table:table-cell>
          <table:table-cell table:formula="of:=[$Laskenta.G258]" office:value-type="float" office:value="-63.6799999999996" calcext:value-type="float">
            <text:p>-63.6799999999996</text:p>
          </table:table-cell>
        </table:table-row>
        <table:table-row table:style-name="ro1">
          <table:table-cell table:formula="of:=[$Laskenta.A259]" office:value-type="float" office:value="5140" calcext:value-type="float">
            <text:p>5140</text:p>
          </table:table-cell>
          <table:table-cell table:formula="of:=[$Laskenta.G259]" office:value-type="float" office:value="-63.8599999999996" calcext:value-type="float">
            <text:p>-63.8599999999996</text:p>
          </table:table-cell>
        </table:table-row>
        <table:table-row table:style-name="ro1">
          <table:table-cell table:formula="of:=[$Laskenta.A260]" office:value-type="float" office:value="5160" calcext:value-type="float">
            <text:p>5160</text:p>
          </table:table-cell>
          <table:table-cell table:formula="of:=[$Laskenta.G260]" office:value-type="float" office:value="-64.0399999999996" calcext:value-type="float">
            <text:p>-64.0399999999996</text:p>
          </table:table-cell>
        </table:table-row>
        <table:table-row table:style-name="ro1">
          <table:table-cell table:formula="of:=[$Laskenta.A261]" office:value-type="float" office:value="5180" calcext:value-type="float">
            <text:p>5180</text:p>
          </table:table-cell>
          <table:table-cell table:formula="of:=[$Laskenta.G261]" office:value-type="float" office:value="-64.2199999999996" calcext:value-type="float">
            <text:p>-64.2199999999996</text:p>
          </table:table-cell>
        </table:table-row>
        <table:table-row table:style-name="ro1">
          <table:table-cell table:formula="of:=[$Laskenta.A262]" office:value-type="float" office:value="5200" calcext:value-type="float">
            <text:p>5200</text:p>
          </table:table-cell>
          <table:table-cell table:formula="of:=[$Laskenta.G262]" office:value-type="float" office:value="-64.3999999999996" calcext:value-type="float">
            <text:p>-64.3999999999996</text:p>
          </table:table-cell>
        </table:table-row>
        <table:table-row table:style-name="ro1">
          <table:table-cell table:formula="of:=[$Laskenta.A263]" office:value-type="float" office:value="5220" calcext:value-type="float">
            <text:p>5220</text:p>
          </table:table-cell>
          <table:table-cell table:formula="of:=[$Laskenta.G263]" office:value-type="float" office:value="-64.5799999999996" calcext:value-type="float">
            <text:p>-64.5799999999996</text:p>
          </table:table-cell>
        </table:table-row>
        <table:table-row table:style-name="ro1">
          <table:table-cell table:formula="of:=[$Laskenta.A264]" office:value-type="float" office:value="5240" calcext:value-type="float">
            <text:p>5240</text:p>
          </table:table-cell>
          <table:table-cell table:formula="of:=[$Laskenta.G264]" office:value-type="float" office:value="-64.7599999999996" calcext:value-type="float">
            <text:p>-64.7599999999996</text:p>
          </table:table-cell>
        </table:table-row>
        <table:table-row table:style-name="ro1">
          <table:table-cell table:formula="of:=[$Laskenta.A265]" office:value-type="float" office:value="5260" calcext:value-type="float">
            <text:p>5260</text:p>
          </table:table-cell>
          <table:table-cell table:formula="of:=[$Laskenta.G265]" office:value-type="float" office:value="-64.9399999999996" calcext:value-type="float">
            <text:p>-64.9399999999996</text:p>
          </table:table-cell>
        </table:table-row>
        <table:table-row table:style-name="ro1">
          <table:table-cell table:formula="of:=[$Laskenta.A266]" office:value-type="float" office:value="5280" calcext:value-type="float">
            <text:p>5280</text:p>
          </table:table-cell>
          <table:table-cell table:formula="of:=[$Laskenta.G266]" office:value-type="float" office:value="-65.1199999999996" calcext:value-type="float">
            <text:p>-65.1199999999996</text:p>
          </table:table-cell>
        </table:table-row>
        <table:table-row table:style-name="ro1">
          <table:table-cell table:formula="of:=[$Laskenta.A267]" office:value-type="float" office:value="5300" calcext:value-type="float">
            <text:p>5300</text:p>
          </table:table-cell>
          <table:table-cell table:formula="of:=[$Laskenta.G267]" office:value-type="float" office:value="-65.2999999999996" calcext:value-type="float">
            <text:p>-65.2999999999996</text:p>
          </table:table-cell>
        </table:table-row>
        <table:table-row table:style-name="ro1">
          <table:table-cell table:formula="of:=[$Laskenta.A268]" office:value-type="float" office:value="5320" calcext:value-type="float">
            <text:p>5320</text:p>
          </table:table-cell>
          <table:table-cell table:formula="of:=[$Laskenta.G268]" office:value-type="float" office:value="-65.4799999999996" calcext:value-type="float">
            <text:p>-65.4799999999996</text:p>
          </table:table-cell>
        </table:table-row>
        <table:table-row table:style-name="ro1">
          <table:table-cell table:formula="of:=[$Laskenta.A269]" office:value-type="float" office:value="5340" calcext:value-type="float">
            <text:p>5340</text:p>
          </table:table-cell>
          <table:table-cell table:formula="of:=[$Laskenta.G269]" office:value-type="float" office:value="-65.6599999999996" calcext:value-type="float">
            <text:p>-65.6599999999996</text:p>
          </table:table-cell>
        </table:table-row>
        <table:table-row table:style-name="ro1">
          <table:table-cell table:formula="of:=[$Laskenta.A270]" office:value-type="float" office:value="5360" calcext:value-type="float">
            <text:p>5360</text:p>
          </table:table-cell>
          <table:table-cell table:formula="of:=[$Laskenta.G270]" office:value-type="float" office:value="-65.8399999999996" calcext:value-type="float">
            <text:p>-65.8399999999996</text:p>
          </table:table-cell>
        </table:table-row>
        <table:table-row table:style-name="ro1">
          <table:table-cell table:formula="of:=[$Laskenta.A271]" office:value-type="float" office:value="5380" calcext:value-type="float">
            <text:p>5380</text:p>
          </table:table-cell>
          <table:table-cell table:formula="of:=[$Laskenta.G271]" office:value-type="float" office:value="-66.0199999999995" calcext:value-type="float">
            <text:p>-66.0199999999995</text:p>
          </table:table-cell>
        </table:table-row>
        <table:table-row table:style-name="ro1">
          <table:table-cell table:formula="of:=[$Laskenta.A272]" office:value-type="float" office:value="5400" calcext:value-type="float">
            <text:p>5400</text:p>
          </table:table-cell>
          <table:table-cell table:formula="of:=[$Laskenta.G272]" office:value-type="float" office:value="-66.1999999999995" calcext:value-type="float">
            <text:p>-66.1999999999995</text:p>
          </table:table-cell>
        </table:table-row>
        <table:table-row table:style-name="ro1">
          <table:table-cell table:formula="of:=[$Laskenta.A273]" office:value-type="float" office:value="5420" calcext:value-type="float">
            <text:p>5420</text:p>
          </table:table-cell>
          <table:table-cell table:formula="of:=[$Laskenta.G273]" office:value-type="float" office:value="-66.3799999999995" calcext:value-type="float">
            <text:p>-66.3799999999995</text:p>
          </table:table-cell>
        </table:table-row>
        <table:table-row table:style-name="ro1">
          <table:table-cell table:formula="of:=[$Laskenta.A274]" office:value-type="float" office:value="5440" calcext:value-type="float">
            <text:p>5440</text:p>
          </table:table-cell>
          <table:table-cell table:formula="of:=[$Laskenta.G274]" office:value-type="float" office:value="-66.5599999999995" calcext:value-type="float">
            <text:p>-66.5599999999995</text:p>
          </table:table-cell>
        </table:table-row>
        <table:table-row table:style-name="ro1">
          <table:table-cell table:formula="of:=[$Laskenta.A275]" office:value-type="float" office:value="5460" calcext:value-type="float">
            <text:p>5460</text:p>
          </table:table-cell>
          <table:table-cell table:formula="of:=[$Laskenta.G275]" office:value-type="float" office:value="-66.7399999999995" calcext:value-type="float">
            <text:p>-66.7399999999995</text:p>
          </table:table-cell>
        </table:table-row>
        <table:table-row table:style-name="ro1">
          <table:table-cell table:formula="of:=[$Laskenta.A276]" office:value-type="float" office:value="5480" calcext:value-type="float">
            <text:p>5480</text:p>
          </table:table-cell>
          <table:table-cell table:formula="of:=[$Laskenta.G276]" office:value-type="float" office:value="-66.9199999999995" calcext:value-type="float">
            <text:p>-66.9199999999995</text:p>
          </table:table-cell>
        </table:table-row>
        <table:table-row table:style-name="ro1">
          <table:table-cell table:formula="of:=[$Laskenta.A277]" office:value-type="float" office:value="5500" calcext:value-type="float">
            <text:p>5500</text:p>
          </table:table-cell>
          <table:table-cell table:formula="of:=[$Laskenta.G277]" office:value-type="float" office:value="-67.0999999999995" calcext:value-type="float">
            <text:p>-67.0999999999995</text:p>
          </table:table-cell>
        </table:table-row>
        <table:table-row table:style-name="ro1">
          <table:table-cell table:formula="of:=[$Laskenta.A278]" office:value-type="float" office:value="5520" calcext:value-type="float">
            <text:p>5520</text:p>
          </table:table-cell>
          <table:table-cell table:formula="of:=[$Laskenta.G278]" office:value-type="float" office:value="-67.2799999999995" calcext:value-type="float">
            <text:p>-67.2799999999995</text:p>
          </table:table-cell>
        </table:table-row>
        <table:table-row table:style-name="ro1">
          <table:table-cell table:formula="of:=[$Laskenta.A279]" office:value-type="float" office:value="5540" calcext:value-type="float">
            <text:p>5540</text:p>
          </table:table-cell>
          <table:table-cell table:formula="of:=[$Laskenta.G279]" office:value-type="float" office:value="-67.4599999999995" calcext:value-type="float">
            <text:p>-67.4599999999995</text:p>
          </table:table-cell>
        </table:table-row>
        <table:table-row table:style-name="ro1">
          <table:table-cell table:formula="of:=[$Laskenta.A280]" office:value-type="float" office:value="5560" calcext:value-type="float">
            <text:p>5560</text:p>
          </table:table-cell>
          <table:table-cell table:formula="of:=[$Laskenta.G280]" office:value-type="float" office:value="-67.6399999999995" calcext:value-type="float">
            <text:p>-67.6399999999995</text:p>
          </table:table-cell>
        </table:table-row>
        <table:table-row table:style-name="ro1">
          <table:table-cell table:formula="of:=[$Laskenta.A281]" office:value-type="float" office:value="5580" calcext:value-type="float">
            <text:p>5580</text:p>
          </table:table-cell>
          <table:table-cell table:formula="of:=[$Laskenta.G281]" office:value-type="float" office:value="-67.8199999999995" calcext:value-type="float">
            <text:p>-67.8199999999995</text:p>
          </table:table-cell>
        </table:table-row>
        <table:table-row table:style-name="ro1">
          <table:table-cell table:formula="of:=[$Laskenta.A282]" office:value-type="float" office:value="5600" calcext:value-type="float">
            <text:p>5600</text:p>
          </table:table-cell>
          <table:table-cell table:formula="of:=[$Laskenta.G282]" office:value-type="float" office:value="-67.9999999999995" calcext:value-type="float">
            <text:p>-67.9999999999995</text:p>
          </table:table-cell>
        </table:table-row>
        <table:table-row table:style-name="ro1">
          <table:table-cell table:formula="of:=[$Laskenta.A283]" office:value-type="float" office:value="5620" calcext:value-type="float">
            <text:p>5620</text:p>
          </table:table-cell>
          <table:table-cell table:formula="of:=[$Laskenta.G283]" office:value-type="float" office:value="-68.1799999999995" calcext:value-type="float">
            <text:p>-68.1799999999995</text:p>
          </table:table-cell>
        </table:table-row>
        <table:table-row table:style-name="ro1">
          <table:table-cell table:formula="of:=[$Laskenta.A284]" office:value-type="float" office:value="5640" calcext:value-type="float">
            <text:p>5640</text:p>
          </table:table-cell>
          <table:table-cell table:formula="of:=[$Laskenta.G284]" office:value-type="float" office:value="-68.3599999999995" calcext:value-type="float">
            <text:p>-68.3599999999995</text:p>
          </table:table-cell>
        </table:table-row>
        <table:table-row table:style-name="ro1">
          <table:table-cell table:formula="of:=[$Laskenta.A285]" office:value-type="float" office:value="5660" calcext:value-type="float">
            <text:p>5660</text:p>
          </table:table-cell>
          <table:table-cell table:formula="of:=[$Laskenta.G285]" office:value-type="float" office:value="-68.5399999999995" calcext:value-type="float">
            <text:p>-68.5399999999995</text:p>
          </table:table-cell>
        </table:table-row>
        <table:table-row table:style-name="ro1">
          <table:table-cell table:formula="of:=[$Laskenta.A286]" office:value-type="float" office:value="5680" calcext:value-type="float">
            <text:p>5680</text:p>
          </table:table-cell>
          <table:table-cell table:formula="of:=[$Laskenta.G286]" office:value-type="float" office:value="-68.7199999999995" calcext:value-type="float">
            <text:p>-68.7199999999995</text:p>
          </table:table-cell>
        </table:table-row>
        <table:table-row table:style-name="ro1">
          <table:table-cell table:formula="of:=[$Laskenta.A287]" office:value-type="float" office:value="5700" calcext:value-type="float">
            <text:p>5700</text:p>
          </table:table-cell>
          <table:table-cell table:formula="of:=[$Laskenta.G287]" office:value-type="float" office:value="-68.8999999999995" calcext:value-type="float">
            <text:p>-68.8999999999995</text:p>
          </table:table-cell>
        </table:table-row>
        <table:table-row table:style-name="ro1">
          <table:table-cell table:formula="of:=[$Laskenta.A288]" office:value-type="float" office:value="5720" calcext:value-type="float">
            <text:p>5720</text:p>
          </table:table-cell>
          <table:table-cell table:formula="of:=[$Laskenta.G288]" office:value-type="float" office:value="-69.0799999999995" calcext:value-type="float">
            <text:p>-69.0799999999995</text:p>
          </table:table-cell>
        </table:table-row>
        <table:table-row table:style-name="ro1">
          <table:table-cell table:formula="of:=[$Laskenta.A289]" office:value-type="float" office:value="5740" calcext:value-type="float">
            <text:p>5740</text:p>
          </table:table-cell>
          <table:table-cell table:formula="of:=[$Laskenta.G289]" office:value-type="float" office:value="-69.2599999999995" calcext:value-type="float">
            <text:p>-69.2599999999995</text:p>
          </table:table-cell>
        </table:table-row>
        <table:table-row table:style-name="ro1">
          <table:table-cell table:formula="of:=[$Laskenta.A290]" office:value-type="float" office:value="5760" calcext:value-type="float">
            <text:p>5760</text:p>
          </table:table-cell>
          <table:table-cell table:formula="of:=[$Laskenta.G290]" office:value-type="float" office:value="-69.4399999999995" calcext:value-type="float">
            <text:p>-69.4399999999995</text:p>
          </table:table-cell>
        </table:table-row>
        <table:table-row table:style-name="ro1">
          <table:table-cell table:formula="of:=[$Laskenta.A291]" office:value-type="float" office:value="5780" calcext:value-type="float">
            <text:p>5780</text:p>
          </table:table-cell>
          <table:table-cell table:formula="of:=[$Laskenta.G291]" office:value-type="float" office:value="-69.6199999999995" calcext:value-type="float">
            <text:p>-69.6199999999995</text:p>
          </table:table-cell>
        </table:table-row>
        <table:table-row table:style-name="ro1">
          <table:table-cell table:formula="of:=[$Laskenta.A292]" office:value-type="float" office:value="5800" calcext:value-type="float">
            <text:p>5800</text:p>
          </table:table-cell>
          <table:table-cell table:formula="of:=[$Laskenta.G292]" office:value-type="float" office:value="-69.7999999999995" calcext:value-type="float">
            <text:p>-69.7999999999995</text:p>
          </table:table-cell>
        </table:table-row>
        <table:table-row table:style-name="ro1">
          <table:table-cell table:formula="of:=[$Laskenta.A293]" office:value-type="float" office:value="5820" calcext:value-type="float">
            <text:p>5820</text:p>
          </table:table-cell>
          <table:table-cell table:formula="of:=[$Laskenta.G293]" office:value-type="float" office:value="-69.9799999999995" calcext:value-type="float">
            <text:p>-69.9799999999995</text:p>
          </table:table-cell>
        </table:table-row>
        <table:table-row table:style-name="ro1">
          <table:table-cell table:formula="of:=[$Laskenta.A294]" office:value-type="float" office:value="5840" calcext:value-type="float">
            <text:p>5840</text:p>
          </table:table-cell>
          <table:table-cell table:formula="of:=[$Laskenta.G294]" office:value-type="float" office:value="-70.1599999999995" calcext:value-type="float">
            <text:p>-70.1599999999995</text:p>
          </table:table-cell>
        </table:table-row>
        <table:table-row table:style-name="ro1">
          <table:table-cell table:formula="of:=[$Laskenta.A295]" office:value-type="float" office:value="5860" calcext:value-type="float">
            <text:p>5860</text:p>
          </table:table-cell>
          <table:table-cell table:formula="of:=[$Laskenta.G295]" office:value-type="float" office:value="-70.3399999999995" calcext:value-type="float">
            <text:p>-70.3399999999995</text:p>
          </table:table-cell>
        </table:table-row>
        <table:table-row table:style-name="ro1">
          <table:table-cell table:formula="of:=[$Laskenta.A296]" office:value-type="float" office:value="5880" calcext:value-type="float">
            <text:p>5880</text:p>
          </table:table-cell>
          <table:table-cell table:formula="of:=[$Laskenta.G296]" office:value-type="float" office:value="-70.5199999999994" calcext:value-type="float">
            <text:p>-70.5199999999994</text:p>
          </table:table-cell>
        </table:table-row>
        <table:table-row table:style-name="ro1">
          <table:table-cell table:formula="of:=[$Laskenta.A297]" office:value-type="float" office:value="5900" calcext:value-type="float">
            <text:p>5900</text:p>
          </table:table-cell>
          <table:table-cell table:formula="of:=[$Laskenta.G297]" office:value-type="float" office:value="-70.6999999999995" calcext:value-type="float">
            <text:p>-70.6999999999995</text:p>
          </table:table-cell>
        </table:table-row>
        <table:table-row table:style-name="ro1">
          <table:table-cell table:formula="of:=[$Laskenta.A298]" office:value-type="float" office:value="5920" calcext:value-type="float">
            <text:p>5920</text:p>
          </table:table-cell>
          <table:table-cell table:formula="of:=[$Laskenta.G298]" office:value-type="float" office:value="-70.8799999999994" calcext:value-type="float">
            <text:p>-70.8799999999994</text:p>
          </table:table-cell>
        </table:table-row>
        <table:table-row table:style-name="ro1">
          <table:table-cell table:formula="of:=[$Laskenta.A299]" office:value-type="float" office:value="5940" calcext:value-type="float">
            <text:p>5940</text:p>
          </table:table-cell>
          <table:table-cell table:formula="of:=[$Laskenta.G299]" office:value-type="float" office:value="-71.0599999999994" calcext:value-type="float">
            <text:p>-71.0599999999994</text:p>
          </table:table-cell>
        </table:table-row>
        <table:table-row table:style-name="ro1">
          <table:table-cell table:formula="of:=[$Laskenta.A300]" office:value-type="float" office:value="5960" calcext:value-type="float">
            <text:p>5960</text:p>
          </table:table-cell>
          <table:table-cell table:formula="of:=[$Laskenta.G300]" office:value-type="float" office:value="-71.2399999999994" calcext:value-type="float">
            <text:p>-71.2399999999994</text:p>
          </table:table-cell>
        </table:table-row>
        <table:table-row table:style-name="ro1">
          <table:table-cell table:formula="of:=[$Laskenta.A301]" office:value-type="float" office:value="5980" calcext:value-type="float">
            <text:p>5980</text:p>
          </table:table-cell>
          <table:table-cell table:formula="of:=[$Laskenta.G301]" office:value-type="float" office:value="-71.4199999999994" calcext:value-type="float">
            <text:p>-71.4199999999994</text:p>
          </table:table-cell>
        </table:table-row>
        <table:table-row table:style-name="ro1">
          <table:table-cell table:formula="of:=[$Laskenta.A302]" office:value-type="float" office:value="6000" calcext:value-type="float">
            <text:p>6000</text:p>
          </table:table-cell>
          <table:table-cell table:formula="of:=[$Laskenta.G302]" office:value-type="float" office:value="-71.5999999999994" calcext:value-type="float">
            <text:p>-71.5999999999994</text:p>
          </table:table-cell>
        </table:table-row>
        <table:table-row table:style-name="ro1">
          <table:table-cell table:formula="of:=[$Laskenta.A303]" office:value-type="float" office:value="6020" calcext:value-type="float">
            <text:p>6020</text:p>
          </table:table-cell>
          <table:table-cell table:formula="of:=[$Laskenta.G303]" office:value-type="float" office:value="-71.7799999999994" calcext:value-type="float">
            <text:p>-71.7799999999994</text:p>
          </table:table-cell>
        </table:table-row>
        <table:table-row table:style-name="ro1">
          <table:table-cell table:formula="of:=[$Laskenta.A304]" office:value-type="float" office:value="6040" calcext:value-type="float">
            <text:p>6040</text:p>
          </table:table-cell>
          <table:table-cell table:formula="of:=[$Laskenta.G304]" office:value-type="float" office:value="-71.9599999999994" calcext:value-type="float">
            <text:p>-71.9599999999994</text:p>
          </table:table-cell>
        </table:table-row>
        <table:table-row table:style-name="ro1">
          <table:table-cell table:formula="of:=[$Laskenta.A305]" office:value-type="float" office:value="6060" calcext:value-type="float">
            <text:p>6060</text:p>
          </table:table-cell>
          <table:table-cell table:formula="of:=[$Laskenta.G305]" office:value-type="float" office:value="-72.1399999999994" calcext:value-type="float">
            <text:p>-72.1399999999994</text:p>
          </table:table-cell>
        </table:table-row>
        <table:table-row table:style-name="ro1">
          <table:table-cell table:formula="of:=[$Laskenta.A306]" office:value-type="float" office:value="6080" calcext:value-type="float">
            <text:p>6080</text:p>
          </table:table-cell>
          <table:table-cell table:formula="of:=[$Laskenta.G306]" office:value-type="float" office:value="-72.3199999999994" calcext:value-type="float">
            <text:p>-72.3199999999994</text:p>
          </table:table-cell>
        </table:table-row>
        <table:table-row table:style-name="ro1">
          <table:table-cell table:formula="of:=[$Laskenta.A307]" office:value-type="float" office:value="6100" calcext:value-type="float">
            <text:p>6100</text:p>
          </table:table-cell>
          <table:table-cell table:formula="of:=[$Laskenta.G307]" office:value-type="float" office:value="-72.4999999999994" calcext:value-type="float">
            <text:p>-72.4999999999994</text:p>
          </table:table-cell>
        </table:table-row>
        <table:table-row table:style-name="ro1">
          <table:table-cell table:formula="of:=[$Laskenta.A308]" office:value-type="float" office:value="6120" calcext:value-type="float">
            <text:p>6120</text:p>
          </table:table-cell>
          <table:table-cell table:formula="of:=[$Laskenta.G308]" office:value-type="float" office:value="-72.6799999999994" calcext:value-type="float">
            <text:p>-72.6799999999994</text:p>
          </table:table-cell>
        </table:table-row>
        <table:table-row table:style-name="ro1">
          <table:table-cell table:formula="of:=[$Laskenta.A309]" office:value-type="float" office:value="6140" calcext:value-type="float">
            <text:p>6140</text:p>
          </table:table-cell>
          <table:table-cell table:formula="of:=[$Laskenta.G309]" office:value-type="float" office:value="-72.8599999999994" calcext:value-type="float">
            <text:p>-72.8599999999994</text:p>
          </table:table-cell>
        </table:table-row>
        <table:table-row table:style-name="ro1">
          <table:table-cell table:formula="of:=[$Laskenta.A310]" office:value-type="float" office:value="6160" calcext:value-type="float">
            <text:p>6160</text:p>
          </table:table-cell>
          <table:table-cell table:formula="of:=[$Laskenta.G310]" office:value-type="float" office:value="-73.0399999999994" calcext:value-type="float">
            <text:p>-73.0399999999994</text:p>
          </table:table-cell>
        </table:table-row>
        <table:table-row table:style-name="ro1">
          <table:table-cell table:formula="of:=[$Laskenta.A311]" office:value-type="float" office:value="6180" calcext:value-type="float">
            <text:p>6180</text:p>
          </table:table-cell>
          <table:table-cell table:formula="of:=[$Laskenta.G311]" office:value-type="float" office:value="-73.2199999999994" calcext:value-type="float">
            <text:p>-73.2199999999994</text:p>
          </table:table-cell>
        </table:table-row>
        <table:table-row table:style-name="ro1">
          <table:table-cell table:formula="of:=[$Laskenta.A312]" office:value-type="float" office:value="6200" calcext:value-type="float">
            <text:p>6200</text:p>
          </table:table-cell>
          <table:table-cell table:formula="of:=[$Laskenta.G312]" office:value-type="float" office:value="-73.3999999999994" calcext:value-type="float">
            <text:p>-73.3999999999994</text:p>
          </table:table-cell>
        </table:table-row>
        <table:table-row table:style-name="ro1">
          <table:table-cell table:formula="of:=[$Laskenta.A313]" office:value-type="float" office:value="6220" calcext:value-type="float">
            <text:p>6220</text:p>
          </table:table-cell>
          <table:table-cell table:formula="of:=[$Laskenta.G313]" office:value-type="float" office:value="-73.5799999999994" calcext:value-type="float">
            <text:p>-73.5799999999994</text:p>
          </table:table-cell>
        </table:table-row>
        <table:table-row table:style-name="ro1">
          <table:table-cell table:formula="of:=[$Laskenta.A314]" office:value-type="float" office:value="6240" calcext:value-type="float">
            <text:p>6240</text:p>
          </table:table-cell>
          <table:table-cell table:formula="of:=[$Laskenta.G314]" office:value-type="float" office:value="-73.7599999999994" calcext:value-type="float">
            <text:p>-73.7599999999994</text:p>
          </table:table-cell>
        </table:table-row>
        <table:table-row table:style-name="ro1">
          <table:table-cell table:formula="of:=[$Laskenta.A315]" office:value-type="float" office:value="6260" calcext:value-type="float">
            <text:p>6260</text:p>
          </table:table-cell>
          <table:table-cell table:formula="of:=[$Laskenta.G315]" office:value-type="float" office:value="-73.9399999999994" calcext:value-type="float">
            <text:p>-73.9399999999994</text:p>
          </table:table-cell>
        </table:table-row>
        <table:table-row table:style-name="ro1">
          <table:table-cell table:formula="of:=[$Laskenta.A316]" office:value-type="float" office:value="6280" calcext:value-type="float">
            <text:p>6280</text:p>
          </table:table-cell>
          <table:table-cell table:formula="of:=[$Laskenta.G316]" office:value-type="float" office:value="-74.1199999999994" calcext:value-type="float">
            <text:p>-74.1199999999994</text:p>
          </table:table-cell>
        </table:table-row>
        <table:table-row table:style-name="ro1">
          <table:table-cell table:formula="of:=[$Laskenta.A317]" office:value-type="float" office:value="6300" calcext:value-type="float">
            <text:p>6300</text:p>
          </table:table-cell>
          <table:table-cell table:formula="of:=[$Laskenta.G317]" office:value-type="float" office:value="-74.2999999999994" calcext:value-type="float">
            <text:p>-74.2999999999994</text:p>
          </table:table-cell>
        </table:table-row>
        <table:table-row table:style-name="ro1">
          <table:table-cell table:formula="of:=[$Laskenta.A318]" office:value-type="float" office:value="6320" calcext:value-type="float">
            <text:p>6320</text:p>
          </table:table-cell>
          <table:table-cell table:formula="of:=[$Laskenta.G318]" office:value-type="float" office:value="-74.4799999999994" calcext:value-type="float">
            <text:p>-74.4799999999994</text:p>
          </table:table-cell>
        </table:table-row>
        <table:table-row table:style-name="ro1">
          <table:table-cell table:formula="of:=[$Laskenta.A319]" office:value-type="float" office:value="6340" calcext:value-type="float">
            <text:p>6340</text:p>
          </table:table-cell>
          <table:table-cell table:formula="of:=[$Laskenta.G319]" office:value-type="float" office:value="-74.6599999999994" calcext:value-type="float">
            <text:p>-74.6599999999994</text:p>
          </table:table-cell>
        </table:table-row>
        <table:table-row table:style-name="ro1">
          <table:table-cell table:formula="of:=[$Laskenta.A320]" office:value-type="float" office:value="6360" calcext:value-type="float">
            <text:p>6360</text:p>
          </table:table-cell>
          <table:table-cell table:formula="of:=[$Laskenta.G320]" office:value-type="float" office:value="-74.8399999999994" calcext:value-type="float">
            <text:p>-74.8399999999994</text:p>
          </table:table-cell>
        </table:table-row>
        <table:table-row table:style-name="ro1">
          <table:table-cell table:formula="of:=[$Laskenta.A321]" office:value-type="float" office:value="6380" calcext:value-type="float">
            <text:p>6380</text:p>
          </table:table-cell>
          <table:table-cell table:formula="of:=[$Laskenta.G321]" office:value-type="float" office:value="-75.0199999999994" calcext:value-type="float">
            <text:p>-75.0199999999994</text:p>
          </table:table-cell>
        </table:table-row>
        <table:table-row table:style-name="ro1">
          <table:table-cell table:formula="of:=[$Laskenta.A322]" office:value-type="float" office:value="6400" calcext:value-type="float">
            <text:p>6400</text:p>
          </table:table-cell>
          <table:table-cell table:formula="of:=[$Laskenta.G322]" office:value-type="float" office:value="-75.1999999999994" calcext:value-type="float">
            <text:p>-75.1999999999994</text:p>
          </table:table-cell>
        </table:table-row>
        <table:table-row table:style-name="ro1">
          <table:table-cell table:formula="of:=[$Laskenta.A323]" office:value-type="float" office:value="6420" calcext:value-type="float">
            <text:p>6420</text:p>
          </table:table-cell>
          <table:table-cell table:formula="of:=[$Laskenta.G323]" office:value-type="float" office:value="-75.3799999999993" calcext:value-type="float">
            <text:p>-75.3799999999993</text:p>
          </table:table-cell>
        </table:table-row>
        <table:table-row table:style-name="ro1">
          <table:table-cell table:formula="of:=[$Laskenta.A324]" office:value-type="float" office:value="6440" calcext:value-type="float">
            <text:p>6440</text:p>
          </table:table-cell>
          <table:table-cell table:formula="of:=[$Laskenta.G324]" office:value-type="float" office:value="-75.5599999999994" calcext:value-type="float">
            <text:p>-75.5599999999994</text:p>
          </table:table-cell>
        </table:table-row>
        <table:table-row table:style-name="ro1">
          <table:table-cell table:formula="of:=[$Laskenta.A325]" office:value-type="float" office:value="6460" calcext:value-type="float">
            <text:p>6460</text:p>
          </table:table-cell>
          <table:table-cell table:formula="of:=[$Laskenta.G325]" office:value-type="float" office:value="-75.7399999999993" calcext:value-type="float">
            <text:p>-75.7399999999993</text:p>
          </table:table-cell>
        </table:table-row>
        <table:table-row table:style-name="ro1">
          <table:table-cell table:formula="of:=[$Laskenta.A326]" office:value-type="float" office:value="6480" calcext:value-type="float">
            <text:p>6480</text:p>
          </table:table-cell>
          <table:table-cell table:formula="of:=[$Laskenta.G326]" office:value-type="float" office:value="-75.9199999999993" calcext:value-type="float">
            <text:p>-75.9199999999993</text:p>
          </table:table-cell>
        </table:table-row>
        <table:table-row table:style-name="ro1">
          <table:table-cell table:formula="of:=[$Laskenta.A327]" office:value-type="float" office:value="6500" calcext:value-type="float">
            <text:p>6500</text:p>
          </table:table-cell>
          <table:table-cell table:formula="of:=[$Laskenta.G327]" office:value-type="float" office:value="-76.0999999999993" calcext:value-type="float">
            <text:p>-76.0999999999993</text:p>
          </table:table-cell>
        </table:table-row>
        <table:table-row table:style-name="ro1">
          <table:table-cell table:formula="of:=[$Laskenta.A328]" office:value-type="float" office:value="6520" calcext:value-type="float">
            <text:p>6520</text:p>
          </table:table-cell>
          <table:table-cell table:formula="of:=[$Laskenta.G328]" office:value-type="float" office:value="-76.2799999999993" calcext:value-type="float">
            <text:p>-76.2799999999993</text:p>
          </table:table-cell>
        </table:table-row>
        <table:table-row table:style-name="ro1">
          <table:table-cell table:formula="of:=[$Laskenta.A329]" office:value-type="float" office:value="6540" calcext:value-type="float">
            <text:p>6540</text:p>
          </table:table-cell>
          <table:table-cell table:formula="of:=[$Laskenta.G329]" office:value-type="float" office:value="-76.4599999999993" calcext:value-type="float">
            <text:p>-76.4599999999993</text:p>
          </table:table-cell>
        </table:table-row>
        <table:table-row table:style-name="ro1">
          <table:table-cell table:formula="of:=[$Laskenta.A330]" office:value-type="float" office:value="6560" calcext:value-type="float">
            <text:p>6560</text:p>
          </table:table-cell>
          <table:table-cell table:formula="of:=[$Laskenta.G330]" office:value-type="float" office:value="-76.6399999999993" calcext:value-type="float">
            <text:p>-76.6399999999993</text:p>
          </table:table-cell>
        </table:table-row>
        <table:table-row table:style-name="ro1">
          <table:table-cell table:formula="of:=[$Laskenta.A331]" office:value-type="float" office:value="6580" calcext:value-type="float">
            <text:p>6580</text:p>
          </table:table-cell>
          <table:table-cell table:formula="of:=[$Laskenta.G331]" office:value-type="float" office:value="-76.8199999999993" calcext:value-type="float">
            <text:p>-76.8199999999993</text:p>
          </table:table-cell>
        </table:table-row>
        <table:table-row table:style-name="ro1">
          <table:table-cell table:formula="of:=[$Laskenta.A332]" office:value-type="float" office:value="6600" calcext:value-type="float">
            <text:p>6600</text:p>
          </table:table-cell>
          <table:table-cell table:formula="of:=[$Laskenta.G332]" office:value-type="float" office:value="-76.9999999999993" calcext:value-type="float">
            <text:p>-76.9999999999993</text:p>
          </table:table-cell>
        </table:table-row>
        <table:table-row table:style-name="ro1">
          <table:table-cell table:formula="of:=[$Laskenta.A333]" office:value-type="float" office:value="6620" calcext:value-type="float">
            <text:p>6620</text:p>
          </table:table-cell>
          <table:table-cell table:formula="of:=[$Laskenta.G333]" office:value-type="float" office:value="-77.1799999999993" calcext:value-type="float">
            <text:p>-77.1799999999993</text:p>
          </table:table-cell>
        </table:table-row>
        <table:table-row table:style-name="ro1">
          <table:table-cell table:formula="of:=[$Laskenta.A334]" office:value-type="float" office:value="6640" calcext:value-type="float">
            <text:p>6640</text:p>
          </table:table-cell>
          <table:table-cell table:formula="of:=[$Laskenta.G334]" office:value-type="float" office:value="-77.3599999999993" calcext:value-type="float">
            <text:p>-77.3599999999993</text:p>
          </table:table-cell>
        </table:table-row>
        <table:table-row table:style-name="ro1">
          <table:table-cell table:formula="of:=[$Laskenta.A335]" office:value-type="float" office:value="6660" calcext:value-type="float">
            <text:p>6660</text:p>
          </table:table-cell>
          <table:table-cell table:formula="of:=[$Laskenta.G335]" office:value-type="float" office:value="-77.5399999999993" calcext:value-type="float">
            <text:p>-77.5399999999993</text:p>
          </table:table-cell>
        </table:table-row>
        <table:table-row table:style-name="ro1">
          <table:table-cell table:formula="of:=[$Laskenta.A336]" office:value-type="float" office:value="6680" calcext:value-type="float">
            <text:p>6680</text:p>
          </table:table-cell>
          <table:table-cell table:formula="of:=[$Laskenta.G336]" office:value-type="float" office:value="-77.7199999999993" calcext:value-type="float">
            <text:p>-77.7199999999993</text:p>
          </table:table-cell>
        </table:table-row>
        <table:table-row table:style-name="ro1">
          <table:table-cell table:formula="of:=[$Laskenta.A337]" office:value-type="float" office:value="6700" calcext:value-type="float">
            <text:p>6700</text:p>
          </table:table-cell>
          <table:table-cell table:formula="of:=[$Laskenta.G337]" office:value-type="float" office:value="-77.8999999999993" calcext:value-type="float">
            <text:p>-77.8999999999993</text:p>
          </table:table-cell>
        </table:table-row>
        <table:table-row table:style-name="ro1">
          <table:table-cell table:formula="of:=[$Laskenta.A338]" office:value-type="float" office:value="6720" calcext:value-type="float">
            <text:p>6720</text:p>
          </table:table-cell>
          <table:table-cell table:formula="of:=[$Laskenta.G338]" office:value-type="float" office:value="-78.0799999999993" calcext:value-type="float">
            <text:p>-78.0799999999993</text:p>
          </table:table-cell>
        </table:table-row>
        <table:table-row table:style-name="ro1">
          <table:table-cell table:formula="of:=[$Laskenta.A339]" office:value-type="float" office:value="6740" calcext:value-type="float">
            <text:p>6740</text:p>
          </table:table-cell>
          <table:table-cell table:formula="of:=[$Laskenta.G339]" office:value-type="float" office:value="-78.2599999999993" calcext:value-type="float">
            <text:p>-78.2599999999993</text:p>
          </table:table-cell>
        </table:table-row>
        <table:table-row table:style-name="ro1">
          <table:table-cell table:formula="of:=[$Laskenta.A340]" office:value-type="float" office:value="6760" calcext:value-type="float">
            <text:p>6760</text:p>
          </table:table-cell>
          <table:table-cell table:formula="of:=[$Laskenta.G340]" office:value-type="float" office:value="-78.4399999999993" calcext:value-type="float">
            <text:p>-78.4399999999993</text:p>
          </table:table-cell>
        </table:table-row>
        <table:table-row table:style-name="ro1">
          <table:table-cell table:formula="of:=[$Laskenta.A341]" office:value-type="float" office:value="6780" calcext:value-type="float">
            <text:p>6780</text:p>
          </table:table-cell>
          <table:table-cell table:formula="of:=[$Laskenta.G341]" office:value-type="float" office:value="-78.6199999999993" calcext:value-type="float">
            <text:p>-78.6199999999993</text:p>
          </table:table-cell>
        </table:table-row>
        <table:table-row table:style-name="ro1">
          <table:table-cell table:formula="of:=[$Laskenta.A342]" office:value-type="float" office:value="6800" calcext:value-type="float">
            <text:p>6800</text:p>
          </table:table-cell>
          <table:table-cell table:formula="of:=[$Laskenta.G342]" office:value-type="float" office:value="-78.7999999999993" calcext:value-type="float">
            <text:p>-78.7999999999993</text:p>
          </table:table-cell>
        </table:table-row>
        <table:table-row table:style-name="ro1">
          <table:table-cell table:formula="of:=[$Laskenta.A343]" office:value-type="float" office:value="6820" calcext:value-type="float">
            <text:p>6820</text:p>
          </table:table-cell>
          <table:table-cell table:formula="of:=[$Laskenta.G343]" office:value-type="float" office:value="-78.9799999999993" calcext:value-type="float">
            <text:p>-78.9799999999993</text:p>
          </table:table-cell>
        </table:table-row>
        <table:table-row table:style-name="ro1">
          <table:table-cell table:formula="of:=[$Laskenta.A344]" office:value-type="float" office:value="6840" calcext:value-type="float">
            <text:p>6840</text:p>
          </table:table-cell>
          <table:table-cell table:formula="of:=[$Laskenta.G344]" office:value-type="float" office:value="-79.1599999999993" calcext:value-type="float">
            <text:p>-79.1599999999993</text:p>
          </table:table-cell>
        </table:table-row>
        <table:table-row table:style-name="ro1">
          <table:table-cell table:formula="of:=[$Laskenta.A345]" office:value-type="float" office:value="6860" calcext:value-type="float">
            <text:p>6860</text:p>
          </table:table-cell>
          <table:table-cell table:formula="of:=[$Laskenta.G345]" office:value-type="float" office:value="-79.3399999999993" calcext:value-type="float">
            <text:p>-79.3399999999993</text:p>
          </table:table-cell>
        </table:table-row>
        <table:table-row table:style-name="ro1">
          <table:table-cell table:formula="of:=[$Laskenta.A346]" office:value-type="float" office:value="6880" calcext:value-type="float">
            <text:p>6880</text:p>
          </table:table-cell>
          <table:table-cell table:formula="of:=[$Laskenta.G346]" office:value-type="float" office:value="-79.5199999999993" calcext:value-type="float">
            <text:p>-79.5199999999993</text:p>
          </table:table-cell>
        </table:table-row>
        <table:table-row table:style-name="ro1">
          <table:table-cell table:formula="of:=[$Laskenta.A347]" office:value-type="float" office:value="6900" calcext:value-type="float">
            <text:p>6900</text:p>
          </table:table-cell>
          <table:table-cell table:formula="of:=[$Laskenta.G347]" office:value-type="float" office:value="-79.6999999999993" calcext:value-type="float">
            <text:p>-79.6999999999993</text:p>
          </table:table-cell>
        </table:table-row>
        <table:table-row table:style-name="ro1">
          <table:table-cell table:formula="of:=[$Laskenta.A348]" office:value-type="float" office:value="6920" calcext:value-type="float">
            <text:p>6920</text:p>
          </table:table-cell>
          <table:table-cell table:formula="of:=[$Laskenta.G348]" office:value-type="float" office:value="-79.8799999999993" calcext:value-type="float">
            <text:p>-79.8799999999993</text:p>
          </table:table-cell>
        </table:table-row>
        <table:table-row table:style-name="ro1">
          <table:table-cell table:formula="of:=[$Laskenta.A349]" office:value-type="float" office:value="6940" calcext:value-type="float">
            <text:p>6940</text:p>
          </table:table-cell>
          <table:table-cell table:formula="of:=[$Laskenta.G349]" office:value-type="float" office:value="-80.0599999999993" calcext:value-type="float">
            <text:p>-80.0599999999993</text:p>
          </table:table-cell>
        </table:table-row>
        <table:table-row table:style-name="ro1">
          <table:table-cell table:formula="of:=[$Laskenta.A350]" office:value-type="float" office:value="6960" calcext:value-type="float">
            <text:p>6960</text:p>
          </table:table-cell>
          <table:table-cell table:formula="of:=[$Laskenta.G350]" office:value-type="float" office:value="-80.2399999999992" calcext:value-type="float">
            <text:p>-80.2399999999992</text:p>
          </table:table-cell>
        </table:table-row>
        <table:table-row table:style-name="ro1">
          <table:table-cell table:formula="of:=[$Laskenta.A351]" office:value-type="float" office:value="6980" calcext:value-type="float">
            <text:p>6980</text:p>
          </table:table-cell>
          <table:table-cell table:formula="of:=[$Laskenta.G351]" office:value-type="float" office:value="-80.4199999999992" calcext:value-type="float">
            <text:p>-80.4199999999992</text:p>
          </table:table-cell>
        </table:table-row>
        <table:table-row table:style-name="ro1">
          <table:table-cell table:formula="of:=[$Laskenta.A352]" office:value-type="float" office:value="7000" calcext:value-type="float">
            <text:p>7000</text:p>
          </table:table-cell>
          <table:table-cell table:formula="of:=[$Laskenta.G352]" office:value-type="float" office:value="-80.5999999999992" calcext:value-type="float">
            <text:p>-80.59999999999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5:28:05.7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22:15:42.757000000</meta:creation-date>
    <meta:generator>LibreOffice/6.2.1.2$Windows_X86_64 LibreOffice_project/7bcb35dc3024a62dea0caee87020152d1ee96e71</meta:generator>
    <dc:date>2019-05-31T16:06:40.502000000</dc:date>
    <meta:editing-duration>PT30M35S</meta:editing-duration>
    <meta:editing-cycles>11</meta:editing-cycles>
    <meta:document-statistic meta:table-count="2" meta:cell-count="28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25cm" svg:height="21.596cm" xlink:href=".." xlink:type="simple" chart:class="chart:line" chart:style-name="ch1">
        <chart:legend chart:legend-position="end" svg:x="12.355cm" svg:y="9.254cm" style:legend-expansion="high" chart:style-name="ch2"/>
        <chart:plot-area chart:style-name="ch3" table:cell-range-address="Laskenta.A1:Laskenta.G352" chart:data-source-has-labels="both" svg:x="0.31cm" svg:y="0.431cm" svg:width="11.735cm" svg:height="20.734cm">
          <chartooo:coordinate-region svg:x="1.222cm" svg:y="0.63cm" svg:width="10.823cm" svg:height="20.336cm"/>
          <chart:axis chart:dimension="x" chart:name="primary-x" chart:style-name="ch4" chartooo:axis-type="auto">
            <chartooo:date-scale/>
            <chart:categories table:cell-range-address="Laskenta.A2:Laskenta.A3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askenta.B2:Laskenta.B352" chart:label-cell-address="Laskenta.B1:Laskenta.B1" chart:class="chart:line">
            <chart:data-point chart:repeated="351"/>
          </chart:series>
          <chart:series chart:style-name="ch7" chart:values-cell-range-address="Laskenta.C2:Laskenta.C352" chart:label-cell-address="Laskenta.C1:Laskenta.C1" chart:class="chart:line">
            <chart:data-point chart:repeated="351"/>
          </chart:series>
          <chart:series chart:style-name="ch8" chart:values-cell-range-address="Laskenta.D2:Laskenta.D352" chart:label-cell-address="Laskenta.D1:Laskenta.D1" chart:class="chart:line">
            <chart:data-point chart:repeated="351"/>
          </chart:series>
          <chart:series chart:style-name="ch9" chart:values-cell-range-address="Laskenta.E2:Laskenta.E352" chart:label-cell-address="Laskenta.E1:Laskenta.E1" chart:class="chart:line">
            <chart:data-point chart:repeated="351"/>
          </chart:series>
          <chart:series chart:style-name="ch10" chart:values-cell-range-address="Laskenta.F2:Laskenta.F352" chart:label-cell-address="Laskenta.F1:Laskenta.F1" chart:class="chart:line">
            <chart:data-point chart:repeated="351"/>
          </chart:series>
          <chart:series chart:style-name="ch11" chart:values-cell-range-address="Laskenta.G2:Laskenta.G352" chart:label-cell-address="Laskenta.G1:Laskenta.G1" chart:class="chart:line">
            <chart:data-point chart:repeated="35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Laskenta.B1:Laskenta.B1</svg:desc>
                </draw:g>
              </table:table-cell>
              <table:table-cell office:value-type="string">
                <text:p>dBi antenna</text:p>
                <draw:g>
                  <svg:desc>Laskenta.C1:Laskenta.C1</svg:desc>
                </draw:g>
              </table:table-cell>
              <table:table-cell office:value-type="string">
                <text:p>dBi other</text:p>
                <draw:g>
                  <svg:desc>Laskenta.D1:Laskenta.D1</svg:desc>
                </draw:g>
              </table:table-cell>
              <table:table-cell office:value-type="string">
                <text:p>dBi cable 1</text:p>
                <draw:g>
                  <svg:desc>Laskenta.E1:Laskenta.E1</svg:desc>
                </draw:g>
              </table:table-cell>
              <table:table-cell office:value-type="string">
                <text:p>dBi cable 2</text:p>
                <draw:g>
                  <svg:desc>Laskenta.F1:Laskenta.F1</svg:desc>
                </draw:g>
              </table:table-cell>
              <table:table-cell office:value-type="string">
                <text:p>dBi total</text:p>
                <draw:g>
                  <svg:desc>Laskenta.G1:Laskenta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askenta.A2:Laskenta.A352</svg:desc>
                </draw:g>
              </table:table-cell>
              <table:table-cell office:value-type="float" office:value="0">
                <text:p>0</text:p>
                <draw:g>
                  <svg:desc>Laskenta.B2:Laskenta.B352</svg:desc>
                </draw:g>
              </table:table-cell>
              <table:table-cell office:value-type="float" office:value="20">
                <text:p>20</text:p>
                <draw:g>
                  <svg:desc>Laskenta.C2:Laskenta.C352</svg:desc>
                </draw:g>
              </table:table-cell>
              <table:table-cell office:value-type="float" office:value="NaN">
                <text:p>NaN</text:p>
                <draw:g>
                  <svg:desc>Laskenta.D2:Laskenta.D352</svg:desc>
                </draw:g>
              </table:table-cell>
              <table:table-cell office:value-type="float" office:value="0">
                <text:p>0</text:p>
                <draw:g>
                  <svg:desc>Laskenta.E2:Laskenta.E352</svg:desc>
                </draw:g>
              </table:table-cell>
              <table:table-cell office:value-type="float" office:value="0">
                <text:p>0</text:p>
                <draw:g>
                  <svg:desc>Laskenta.F2:Laskenta.F352</svg:desc>
                </draw:g>
              </table:table-cell>
              <table:table-cell office:value-type="float" office:value="-20">
                <text:p>-20</text:p>
                <draw:g>
                  <svg:desc>Laskenta.G2:Laskenta.G35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-21.75">
                <text:p>-21.7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05">
                <text:p>0.05</text:p>
              </table:table-cell>
              <table:table-cell office:value-type="float" office:value="-12.75">
                <text:p>-12.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05">
                <text:p>0.05</text:p>
              </table:table-cell>
              <table:table-cell office:value-type="float" office:value="-7.35">
                <text:p>-7.3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0.05">
                <text:p>0.05</text:p>
              </table:table-cell>
              <table:table-cell office:value-type="float" office:value="-8.05">
                <text:p>-8.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1">
                <text:p>0.1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.944">
                <text:p>0.944</text:p>
              </table:table-cell>
              <table:table-cell office:value-type="float" office:value="0.1">
                <text:p>0.1</text:p>
              </table:table-cell>
              <table:table-cell office:value-type="float" office:value="-8.544">
                <text:p>-8.54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0.988">
                <text:p>0.988</text:p>
              </table:table-cell>
              <table:table-cell office:value-type="float" office:value="0.1">
                <text:p>0.1</text:p>
              </table:table-cell>
              <table:table-cell office:value-type="float" office:value="-8.788">
                <text:p>-8.7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.032">
                <text:p>1.032</text:p>
              </table:table-cell>
              <table:table-cell office:value-type="float" office:value="0.1">
                <text:p>0.1</text:p>
              </table:table-cell>
              <table:table-cell office:value-type="float" office:value="-10.132">
                <text:p>-10.1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.076">
                <text:p>1.076</text:p>
              </table:table-cell>
              <table:table-cell office:value-type="float" office:value="0.1">
                <text:p>0.1</text:p>
              </table:table-cell>
              <table:table-cell office:value-type="float" office:value="-10.676">
                <text:p>-10.67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.12">
                <text:p>1.12</text:p>
              </table:table-cell>
              <table:table-cell office:value-type="float" office:value="0.2">
                <text:p>0.2</text:p>
              </table:table-cell>
              <table:table-cell office:value-type="float" office:value="-11.02">
                <text:p>-11.0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.164">
                <text:p>1.164</text:p>
              </table:table-cell>
              <table:table-cell office:value-type="float" office:value="0.2">
                <text:p>0.2</text:p>
              </table:table-cell>
              <table:table-cell office:value-type="float" office:value="-12.364">
                <text:p>-12.3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.208">
                <text:p>1.208</text:p>
              </table:table-cell>
              <table:table-cell office:value-type="float" office:value="0.2">
                <text:p>0.2</text:p>
              </table:table-cell>
              <table:table-cell office:value-type="float" office:value="-13.108">
                <text:p>-13.108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1.252">
                <text:p>1.252</text:p>
              </table:table-cell>
              <table:table-cell office:value-type="float" office:value="0.2">
                <text:p>0.2</text:p>
              </table:table-cell>
              <table:table-cell office:value-type="float" office:value="-13.552">
                <text:p>-13.55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.296">
                <text:p>1.296</text:p>
              </table:table-cell>
              <table:table-cell office:value-type="float" office:value="0.2">
                <text:p>0.2</text:p>
              </table:table-cell>
              <table:table-cell office:value-type="float" office:value="-13.896">
                <text:p>-13.89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1.34">
                <text:p>1.34</text:p>
              </table:table-cell>
              <table:table-cell office:value-type="float" office:value="0.2">
                <text:p>0.2</text:p>
              </table:table-cell>
              <table:table-cell office:value-type="float" office:value="-15.04">
                <text:p>-15.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1.384">
                <text:p>1.384</text:p>
              </table:table-cell>
              <table:table-cell office:value-type="float" office:value="0.2">
                <text:p>0.2</text:p>
              </table:table-cell>
              <table:table-cell office:value-type="float" office:value="-15.784">
                <text:p>-15.7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1.428">
                <text:p>1.428</text:p>
              </table:table-cell>
              <table:table-cell office:value-type="float" office:value="0.2">
                <text:p>0.2</text:p>
              </table:table-cell>
              <table:table-cell office:value-type="float" office:value="-16.228">
                <text:p>-16.22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.472">
                <text:p>1.472</text:p>
              </table:table-cell>
              <table:table-cell office:value-type="float" office:value="0.2">
                <text:p>0.2</text:p>
              </table:table-cell>
              <table:table-cell office:value-type="float" office:value="-15.672">
                <text:p>-15.67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516">
                <text:p>1.516</text:p>
              </table:table-cell>
              <table:table-cell office:value-type="float" office:value="0.2">
                <text:p>0.2</text:p>
              </table:table-cell>
              <table:table-cell office:value-type="float" office:value="-17.216">
                <text:p>-17.2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1.56">
                <text:p>1.56</text:p>
              </table:table-cell>
              <table:table-cell office:value-type="float" office:value="0.2">
                <text:p>0.2</text:p>
              </table:table-cell>
              <table:table-cell office:value-type="float" office:value="-17.56">
                <text:p>-17.5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NaN">
                <text:p>NaN</text:p>
              </table:table-cell>
              <table:table-cell office:value-type="float" office:value="1.604">
                <text:p>1.604</text:p>
              </table:table-cell>
              <table:table-cell office:value-type="float" office:value="0.2">
                <text:p>0.2</text:p>
              </table:table-cell>
              <table:table-cell office:value-type="float" office:value="-17.404">
                <text:p>-17.404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.648">
                <text:p>1.648</text:p>
              </table:table-cell>
              <table:table-cell office:value-type="float" office:value="0.2">
                <text:p>0.2</text:p>
              </table:table-cell>
              <table:table-cell office:value-type="float" office:value="-17.848">
                <text:p>-17.84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1.692">
                <text:p>1.692</text:p>
              </table:table-cell>
              <table:table-cell office:value-type="float" office:value="0.2">
                <text:p>0.2</text:p>
              </table:table-cell>
              <table:table-cell office:value-type="float" office:value="-19.692">
                <text:p>-19.69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1.736">
                <text:p>1.736</text:p>
              </table:table-cell>
              <table:table-cell office:value-type="float" office:value="0.2">
                <text:p>0.2</text:p>
              </table:table-cell>
              <table:table-cell office:value-type="float" office:value="-19.136">
                <text:p>-19.13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7.1">
                <text:p>17.1</text:p>
              </table:table-cell>
              <table:table-cell office:value-type="float" office:value="NaN">
                <text:p>NaN</text:p>
              </table:table-cell>
              <table:table-cell office:value-type="float" office:value="1.78">
                <text:p>1.78</text:p>
              </table:table-cell>
              <table:table-cell office:value-type="float" office:value="0.2">
                <text:p>0.2</text:p>
              </table:table-cell>
              <table:table-cell office:value-type="float" office:value="-19.08">
                <text:p>-19.0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.824">
                <text:p>1.824</text:p>
              </table:table-cell>
              <table:table-cell office:value-type="float" office:value="0.2">
                <text:p>0.2</text:p>
              </table:table-cell>
              <table:table-cell office:value-type="float" office:value="-20.024">
                <text:p>-20.02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1.868">
                <text:p>1.868</text:p>
              </table:table-cell>
              <table:table-cell office:value-type="float" office:value="0.2">
                <text:p>0.2</text:p>
              </table:table-cell>
              <table:table-cell office:value-type="float" office:value="-20.368">
                <text:p>-20.36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.912">
                <text:p>1.912</text:p>
              </table:table-cell>
              <table:table-cell office:value-type="float" office:value="0.2">
                <text:p>0.2</text:p>
              </table:table-cell>
              <table:table-cell office:value-type="float" office:value="-20.612">
                <text:p>-20.61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.956">
                <text:p>1.956</text:p>
              </table:table-cell>
              <table:table-cell office:value-type="float" office:value="0.2">
                <text:p>0.2</text:p>
              </table:table-cell>
              <table:table-cell office:value-type="float" office:value="-20.856">
                <text:p>-20.85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-21.6">
                <text:p>-21.6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.02888888888889">
                <text:p>2.02888888888889</text:p>
              </table:table-cell>
              <table:table-cell office:value-type="float" office:value="0.4">
                <text:p>0.4</text:p>
              </table:table-cell>
              <table:table-cell office:value-type="float" office:value="-22.5288888888889">
                <text:p>-22.528888888888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.05777777777778">
                <text:p>2.05777777777778</text:p>
              </table:table-cell>
              <table:table-cell office:value-type="float" office:value="0.4">
                <text:p>0.4</text:p>
              </table:table-cell>
              <table:table-cell office:value-type="float" office:value="-22.5577777777778">
                <text:p>-22.557777777777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2.08666666666667">
                <text:p>2.08666666666667</text:p>
              </table:table-cell>
              <table:table-cell office:value-type="float" office:value="0.4">
                <text:p>0.4</text:p>
              </table:table-cell>
              <table:table-cell office:value-type="float" office:value="-22.9866666666667">
                <text:p>-22.986666666666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2.11555555555556">
                <text:p>2.11555555555556</text:p>
              </table:table-cell>
              <table:table-cell office:value-type="float" office:value="0.4">
                <text:p>0.4</text:p>
              </table:table-cell>
              <table:table-cell office:value-type="float" office:value="-23.3155555555556">
                <text:p>-23.315555555555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.14444444444444">
                <text:p>2.14444444444444</text:p>
              </table:table-cell>
              <table:table-cell office:value-type="float" office:value="0.4">
                <text:p>0.4</text:p>
              </table:table-cell>
              <table:table-cell office:value-type="float" office:value="-23.5444444444444">
                <text:p>-23.544444444444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20.7">
                <text:p>20.7</text:p>
              </table:table-cell>
              <table:table-cell office:value-type="float" office:value="NaN">
                <text:p>NaN</text:p>
              </table:table-cell>
              <table:table-cell office:value-type="float" office:value="2.17333333333333">
                <text:p>2.17333333333333</text:p>
              </table:table-cell>
              <table:table-cell office:value-type="float" office:value="0.4">
                <text:p>0.4</text:p>
              </table:table-cell>
              <table:table-cell office:value-type="float" office:value="-23.2733333333333">
                <text:p>-23.273333333333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2.20222222222222">
                <text:p>2.20222222222222</text:p>
              </table:table-cell>
              <table:table-cell office:value-type="float" office:value="0.4">
                <text:p>0.4</text:p>
              </table:table-cell>
              <table:table-cell office:value-type="float" office:value="-23.5022222222222">
                <text:p>-23.502222222222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.23111111111111">
                <text:p>2.23111111111111</text:p>
              </table:table-cell>
              <table:table-cell office:value-type="float" office:value="0.4">
                <text:p>0.4</text:p>
              </table:table-cell>
              <table:table-cell office:value-type="float" office:value="-23.6311111111111">
                <text:p>-23.6311111111111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2.26">
                <text:p>2.26</text:p>
              </table:table-cell>
              <table:table-cell office:value-type="float" office:value="0.4">
                <text:p>0.4</text:p>
              </table:table-cell>
              <table:table-cell office:value-type="float" office:value="-23.86">
                <text:p>-23.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21.3">
                <text:p>21.3</text:p>
              </table:table-cell>
              <table:table-cell office:value-type="float" office:value="NaN">
                <text:p>NaN</text:p>
              </table:table-cell>
              <table:table-cell office:value-type="float" office:value="2.28888888888889">
                <text:p>2.28888888888889</text:p>
              </table:table-cell>
              <table:table-cell office:value-type="float" office:value="0.4">
                <text:p>0.4</text:p>
              </table:table-cell>
              <table:table-cell office:value-type="float" office:value="-23.9888888888889">
                <text:p>-23.9888888888889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2.31777777777778">
                <text:p>2.31777777777778</text:p>
              </table:table-cell>
              <table:table-cell office:value-type="float" office:value="0.4">
                <text:p>0.4</text:p>
              </table:table-cell>
              <table:table-cell office:value-type="float" office:value="-24.1177777777778">
                <text:p>-24.117777777777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2.34666666666667">
                <text:p>2.34666666666667</text:p>
              </table:table-cell>
              <table:table-cell office:value-type="float" office:value="0.4">
                <text:p>0.4</text:p>
              </table:table-cell>
              <table:table-cell office:value-type="float" office:value="-24.4466666666667">
                <text:p>-24.446666666666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2.37555555555556">
                <text:p>2.37555555555556</text:p>
              </table:table-cell>
              <table:table-cell office:value-type="float" office:value="0.4">
                <text:p>0.4</text:p>
              </table:table-cell>
              <table:table-cell office:value-type="float" office:value="-24.6755555555556">
                <text:p>-24.675555555555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.40444444444445">
                <text:p>2.40444444444445</text:p>
              </table:table-cell>
              <table:table-cell office:value-type="float" office:value="0.4">
                <text:p>0.4</text:p>
              </table:table-cell>
              <table:table-cell office:value-type="float" office:value="-24.8044444444444">
                <text:p>-24.804444444444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2.43333333333333">
                <text:p>2.43333333333333</text:p>
              </table:table-cell>
              <table:table-cell office:value-type="float" office:value="0.4">
                <text:p>0.4</text:p>
              </table:table-cell>
              <table:table-cell office:value-type="float" office:value="-25.5333333333333">
                <text:p>-25.533333333333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2.46222222222222">
                <text:p>2.46222222222222</text:p>
              </table:table-cell>
              <table:table-cell office:value-type="float" office:value="0.4">
                <text:p>0.4</text:p>
              </table:table-cell>
              <table:table-cell office:value-type="float" office:value="-25.3622222222222">
                <text:p>-25.362222222222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2.49111111111111">
                <text:p>2.49111111111111</text:p>
              </table:table-cell>
              <table:table-cell office:value-type="float" office:value="0.4">
                <text:p>0.4</text:p>
              </table:table-cell>
              <table:table-cell office:value-type="float" office:value="-25.5911111111111">
                <text:p>-25.591111111111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22.9">
                <text:p>22.9</text:p>
              </table:table-cell>
              <table:table-cell office:value-type="float" office:value="NaN">
                <text:p>NaN</text:p>
              </table:table-cell>
              <table:table-cell office:value-type="float" office:value="2.52">
                <text:p>2.52</text:p>
              </table:table-cell>
              <table:table-cell office:value-type="float" office:value="0.4">
                <text:p>0.4</text:p>
              </table:table-cell>
              <table:table-cell office:value-type="float" office:value="-25.82">
                <text:p>-25.8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22.9">
                <text:p>22.9</text:p>
              </table:table-cell>
              <table:table-cell office:value-type="float" office:value="NaN">
                <text:p>NaN</text:p>
              </table:table-cell>
              <table:table-cell office:value-type="float" office:value="2.54888888888889">
                <text:p>2.54888888888889</text:p>
              </table:table-cell>
              <table:table-cell office:value-type="float" office:value="0.4">
                <text:p>0.4</text:p>
              </table:table-cell>
              <table:table-cell office:value-type="float" office:value="-25.8488888888889">
                <text:p>-25.848888888888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2.57777777777778">
                <text:p>2.57777777777778</text:p>
              </table:table-cell>
              <table:table-cell office:value-type="float" office:value="0.4">
                <text:p>0.4</text:p>
              </table:table-cell>
              <table:table-cell office:value-type="float" office:value="-26.1777777777778">
                <text:p>-26.1777777777778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23.4">
                <text:p>23.4</text:p>
              </table:table-cell>
              <table:table-cell office:value-type="float" office:value="NaN">
                <text:p>NaN</text:p>
              </table:table-cell>
              <table:table-cell office:value-type="float" office:value="2.60666666666667">
                <text:p>2.60666666666667</text:p>
              </table:table-cell>
              <table:table-cell office:value-type="float" office:value="0.4">
                <text:p>0.4</text:p>
              </table:table-cell>
              <table:table-cell office:value-type="float" office:value="-26.4066666666667">
                <text:p>-26.406666666666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2.63555555555556">
                <text:p>2.63555555555556</text:p>
              </table:table-cell>
              <table:table-cell office:value-type="float" office:value="0.4">
                <text:p>0.4</text:p>
              </table:table-cell>
              <table:table-cell office:value-type="float" office:value="-26.7355555555556">
                <text:p>-26.7355555555556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23.9">
                <text:p>23.9</text:p>
              </table:table-cell>
              <table:table-cell office:value-type="float" office:value="NaN">
                <text:p>NaN</text:p>
              </table:table-cell>
              <table:table-cell office:value-type="float" office:value="2.66444444444445">
                <text:p>2.66444444444445</text:p>
              </table:table-cell>
              <table:table-cell office:value-type="float" office:value="0.4">
                <text:p>0.4</text:p>
              </table:table-cell>
              <table:table-cell office:value-type="float" office:value="-26.9644444444444">
                <text:p>-26.9644444444444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23.8">
                <text:p>23.8</text:p>
              </table:table-cell>
              <table:table-cell office:value-type="float" office:value="NaN">
                <text:p>NaN</text:p>
              </table:table-cell>
              <table:table-cell office:value-type="float" office:value="2.69333333333334">
                <text:p>2.69333333333334</text:p>
              </table:table-cell>
              <table:table-cell office:value-type="float" office:value="0.6">
                <text:p>0.6</text:p>
              </table:table-cell>
              <table:table-cell office:value-type="float" office:value="-27.0933333333333">
                <text:p>-27.093333333333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23.8">
                <text:p>23.8</text:p>
              </table:table-cell>
              <table:table-cell office:value-type="float" office:value="NaN">
                <text:p>NaN</text:p>
              </table:table-cell>
              <table:table-cell office:value-type="float" office:value="2.72222222222222">
                <text:p>2.72222222222222</text:p>
              </table:table-cell>
              <table:table-cell office:value-type="float" office:value="0.6">
                <text:p>0.6</text:p>
              </table:table-cell>
              <table:table-cell office:value-type="float" office:value="-27.1222222222222">
                <text:p>-27.1222222222222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2.75111111111111">
                <text:p>2.75111111111111</text:p>
              </table:table-cell>
              <table:table-cell office:value-type="float" office:value="0.6">
                <text:p>0.6</text:p>
              </table:table-cell>
              <table:table-cell office:value-type="float" office:value="-28.5511111111111">
                <text:p>-28.551111111111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2.78">
                <text:p>2.78</text:p>
              </table:table-cell>
              <table:table-cell office:value-type="float" office:value="0.6">
                <text:p>0.6</text:p>
              </table:table-cell>
              <table:table-cell office:value-type="float" office:value="-28.58">
                <text:p>-28.58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2.80888888888889">
                <text:p>2.80888888888889</text:p>
              </table:table-cell>
              <table:table-cell office:value-type="float" office:value="0.6">
                <text:p>0.6</text:p>
              </table:table-cell>
              <table:table-cell office:value-type="float" office:value="-28.6088888888889">
                <text:p>-28.6088888888889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2.83777777777778">
                <text:p>2.83777777777778</text:p>
              </table:table-cell>
              <table:table-cell office:value-type="float" office:value="0.6">
                <text:p>0.6</text:p>
              </table:table-cell>
              <table:table-cell office:value-type="float" office:value="-28.6377777777778">
                <text:p>-28.6377777777778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2.86666666666667">
                <text:p>2.86666666666667</text:p>
              </table:table-cell>
              <table:table-cell office:value-type="float" office:value="0.6">
                <text:p>0.6</text:p>
              </table:table-cell>
              <table:table-cell office:value-type="float" office:value="-28.6666666666667">
                <text:p>-28.6666666666667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.89555555555556">
                <text:p>2.89555555555556</text:p>
              </table:table-cell>
              <table:table-cell office:value-type="float" office:value="0.6">
                <text:p>0.6</text:p>
              </table:table-cell>
              <table:table-cell office:value-type="float" office:value="-28.4955555555556">
                <text:p>-28.4955555555556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2.92444444444445">
                <text:p>2.92444444444445</text:p>
              </table:table-cell>
              <table:table-cell office:value-type="float" office:value="0.6">
                <text:p>0.6</text:p>
              </table:table-cell>
              <table:table-cell office:value-type="float" office:value="-28.4244444444444">
                <text:p>-28.424444444444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2.95333333333334">
                <text:p>2.95333333333334</text:p>
              </table:table-cell>
              <table:table-cell office:value-type="float" office:value="0.6">
                <text:p>0.6</text:p>
              </table:table-cell>
              <table:table-cell office:value-type="float" office:value="-28.3533333333333">
                <text:p>-28.353333333333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2.98222222222222">
                <text:p>2.98222222222222</text:p>
              </table:table-cell>
              <table:table-cell office:value-type="float" office:value="0.6">
                <text:p>0.6</text:p>
              </table:table-cell>
              <table:table-cell office:value-type="float" office:value="-28.3822222222222">
                <text:p>-28.382222222222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3.01111111111111">
                <text:p>3.01111111111111</text:p>
              </table:table-cell>
              <table:table-cell office:value-type="float" office:value="0.6">
                <text:p>0.6</text:p>
              </table:table-cell>
              <table:table-cell office:value-type="float" office:value="-28.5111111111111">
                <text:p>-28.511111111111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3.04">
                <text:p>3.04</text:p>
              </table:table-cell>
              <table:table-cell office:value-type="float" office:value="0.6">
                <text:p>0.6</text:p>
              </table:table-cell>
              <table:table-cell office:value-type="float" office:value="-28.84">
                <text:p>-28.84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0">
                <text:p>0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3.06888888888889">
                <text:p>3.06888888888889</text:p>
              </table:table-cell>
              <table:table-cell office:value-type="float" office:value="0.6">
                <text:p>0.6</text:p>
              </table:table-cell>
              <table:table-cell office:value-type="float" office:value="-29.4688888888889">
                <text:p>-29.4688888888889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0">
                <text:p>0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3.09777777777778">
                <text:p>3.09777777777778</text:p>
              </table:table-cell>
              <table:table-cell office:value-type="float" office:value="0.6">
                <text:p>0.6</text:p>
              </table:table-cell>
              <table:table-cell office:value-type="float" office:value="-29.9977777777778">
                <text:p>-29.9977777777778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0">
                <text:p>0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3.12666666666667">
                <text:p>3.12666666666667</text:p>
              </table:table-cell>
              <table:table-cell office:value-type="float" office:value="0.6">
                <text:p>0.6</text:p>
              </table:table-cell>
              <table:table-cell office:value-type="float" office:value="-29.9266666666667">
                <text:p>-29.926666666666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3.15555555555556">
                <text:p>3.15555555555556</text:p>
              </table:table-cell>
              <table:table-cell office:value-type="float" office:value="0.7">
                <text:p>0.7</text:p>
              </table:table-cell>
              <table:table-cell office:value-type="float" office:value="-30.0555555555556">
                <text:p>-30.0555555555556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.18444444444445">
                <text:p>3.18444444444445</text:p>
              </table:table-cell>
              <table:table-cell office:value-type="float" office:value="0.7">
                <text:p>0.7</text:p>
              </table:table-cell>
              <table:table-cell office:value-type="float" office:value="-29.8844444444444">
                <text:p>-29.8844444444444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.21333333333334">
                <text:p>3.21333333333334</text:p>
              </table:table-cell>
              <table:table-cell office:value-type="float" office:value="0.7">
                <text:p>0.7</text:p>
              </table:table-cell>
              <table:table-cell office:value-type="float" office:value="-29.9133333333333">
                <text:p>-29.9133333333333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0">
                <text:p>0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3.24222222222223">
                <text:p>3.24222222222223</text:p>
              </table:table-cell>
              <table:table-cell office:value-type="float" office:value="0.7">
                <text:p>0.7</text:p>
              </table:table-cell>
              <table:table-cell office:value-type="float" office:value="-29.8422222222222">
                <text:p>-29.842222222222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0">
                <text:p>0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  <table:table-cell office:value-type="float" office:value="3.27111111111111">
                <text:p>3.27111111111111</text:p>
              </table:table-cell>
              <table:table-cell office:value-type="float" office:value="0.7">
                <text:p>0.7</text:p>
              </table:table-cell>
              <table:table-cell office:value-type="float" office:value="-30.0711111111111">
                <text:p>-30.071111111111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85">
                <text:p>0.85</text:p>
              </table:table-cell>
              <table:table-cell office:value-type="float" office:value="-30.45">
                <text:p>-30.45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33142857142857">
                <text:p>3.33142857142857</text:p>
              </table:table-cell>
              <table:table-cell office:value-type="float" office:value="0.85">
                <text:p>0.85</text:p>
              </table:table-cell>
              <table:table-cell office:value-type="float" office:value="-31.1814285714286">
                <text:p>-31.1814285714286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3.36285714285714">
                <text:p>3.36285714285714</text:p>
              </table:table-cell>
              <table:table-cell office:value-type="float" office:value="0.85">
                <text:p>0.85</text:p>
              </table:table-cell>
              <table:table-cell office:value-type="float" office:value="-31.5128571428571">
                <text:p>-31.5128571428571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3.39428571428571">
                <text:p>3.39428571428571</text:p>
              </table:table-cell>
              <table:table-cell office:value-type="float" office:value="0.85">
                <text:p>0.85</text:p>
              </table:table-cell>
              <table:table-cell office:value-type="float" office:value="-31.8442857142857">
                <text:p>-31.8442857142857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3.42571428571429">
                <text:p>3.42571428571429</text:p>
              </table:table-cell>
              <table:table-cell office:value-type="float" office:value="0.85">
                <text:p>0.85</text:p>
              </table:table-cell>
              <table:table-cell office:value-type="float" office:value="-31.8757142857143">
                <text:p>-31.87571428571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3.45714285714286">
                <text:p>3.45714285714286</text:p>
              </table:table-cell>
              <table:table-cell office:value-type="float" office:value="0.85">
                <text:p>0.85</text:p>
              </table:table-cell>
              <table:table-cell office:value-type="float" office:value="-31.9071428571429">
                <text:p>-31.9071428571429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3.48857142857143">
                <text:p>3.48857142857143</text:p>
              </table:table-cell>
              <table:table-cell office:value-type="float" office:value="0.85">
                <text:p>0.85</text:p>
              </table:table-cell>
              <table:table-cell office:value-type="float" office:value="-31.8385714285714">
                <text:p>-31.8385714285714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  <table:table-cell office:value-type="float" office:value="27.4">
                <text:p>27.4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0.85">
                <text:p>0.85</text:p>
              </table:table-cell>
              <table:table-cell office:value-type="float" office:value="-31.77">
                <text:p>-31.7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3.55142857142857">
                <text:p>3.55142857142857</text:p>
              </table:table-cell>
              <table:table-cell office:value-type="float" office:value="0.85">
                <text:p>0.85</text:p>
              </table:table-cell>
              <table:table-cell office:value-type="float" office:value="-31.7014285714286">
                <text:p>-31.7014285714286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3.58285714285714">
                <text:p>3.58285714285714</text:p>
              </table:table-cell>
              <table:table-cell office:value-type="float" office:value="0.85">
                <text:p>0.85</text:p>
              </table:table-cell>
              <table:table-cell office:value-type="float" office:value="-31.9328571428571">
                <text:p>-31.932857142857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3.61428571428572">
                <text:p>3.61428571428572</text:p>
              </table:table-cell>
              <table:table-cell office:value-type="float" office:value="0.85">
                <text:p>0.85</text:p>
              </table:table-cell>
              <table:table-cell office:value-type="float" office:value="-32.1642857142857">
                <text:p>-32.1642857142857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.64571428571429">
                <text:p>3.64571428571429</text:p>
              </table:table-cell>
              <table:table-cell office:value-type="float" office:value="0.85">
                <text:p>0.85</text:p>
              </table:table-cell>
              <table:table-cell office:value-type="float" office:value="-32.4957142857143">
                <text:p>-32.4957142857143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0">
                <text:p>0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3.67714285714286">
                <text:p>3.67714285714286</text:p>
              </table:table-cell>
              <table:table-cell office:value-type="float" office:value="0.85">
                <text:p>0.85</text:p>
              </table:table-cell>
              <table:table-cell office:value-type="float" office:value="-32.7271428571429">
                <text:p>-32.7271428571429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0">
                <text:p>0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3.70857142857143">
                <text:p>3.70857142857143</text:p>
              </table:table-cell>
              <table:table-cell office:value-type="float" office:value="0.85">
                <text:p>0.85</text:p>
              </table:table-cell>
              <table:table-cell office:value-type="float" office:value="-33.0585714285714">
                <text:p>-33.0585714285714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0">
                <text:p>0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3.74">
                <text:p>3.74</text:p>
              </table:table-cell>
              <table:table-cell office:value-type="float" office:value="0.85">
                <text:p>0.85</text:p>
              </table:table-cell>
              <table:table-cell office:value-type="float" office:value="-33.19">
                <text:p>-33.1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3.77142857142857">
                <text:p>3.77142857142857</text:p>
              </table:table-cell>
              <table:table-cell office:value-type="float" office:value="0.85">
                <text:p>0.85</text:p>
              </table:table-cell>
              <table:table-cell office:value-type="float" office:value="-33.4214285714286">
                <text:p>-33.4214285714286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3.80285714285714">
                <text:p>3.80285714285714</text:p>
              </table:table-cell>
              <table:table-cell office:value-type="float" office:value="0.85">
                <text:p>0.85</text:p>
              </table:table-cell>
              <table:table-cell office:value-type="float" office:value="-33.4528571428571">
                <text:p>-33.452857142857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3.83428571428572">
                <text:p>3.83428571428572</text:p>
              </table:table-cell>
              <table:table-cell office:value-type="float" office:value="0.85">
                <text:p>0.85</text:p>
              </table:table-cell>
              <table:table-cell office:value-type="float" office:value="-33.4842857142857">
                <text:p>-33.4842857142857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28.9">
                <text:p>28.9</text:p>
              </table:table-cell>
              <table:table-cell office:value-type="float" office:value="NaN">
                <text:p>NaN</text:p>
              </table:table-cell>
              <table:table-cell office:value-type="float" office:value="3.86571428571429">
                <text:p>3.86571428571429</text:p>
              </table:table-cell>
              <table:table-cell office:value-type="float" office:value="0.85">
                <text:p>0.85</text:p>
              </table:table-cell>
              <table:table-cell office:value-type="float" office:value="-33.6157142857143">
                <text:p>-33.6157142857143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3.89714285714286">
                <text:p>3.89714285714286</text:p>
              </table:table-cell>
              <table:table-cell office:value-type="float" office:value="0.85">
                <text:p>0.85</text:p>
              </table:table-cell>
              <table:table-cell office:value-type="float" office:value="-33.5471428571429">
                <text:p>-33.547142857142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3.92857142857143">
                <text:p>3.92857142857143</text:p>
              </table:table-cell>
              <table:table-cell office:value-type="float" office:value="0.85">
                <text:p>0.85</text:p>
              </table:table-cell>
              <table:table-cell office:value-type="float" office:value="-33.4785714285714">
                <text:p>-33.478571428571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3.96">
                <text:p>3.96</text:p>
              </table:table-cell>
              <table:table-cell office:value-type="float" office:value="0.85">
                <text:p>0.85</text:p>
              </table:table-cell>
              <table:table-cell office:value-type="float" office:value="-33.61">
                <text:p>-33.61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3.99142857142857">
                <text:p>3.99142857142857</text:p>
              </table:table-cell>
              <table:table-cell office:value-type="float" office:value="0.85">
                <text:p>0.85</text:p>
              </table:table-cell>
              <table:table-cell office:value-type="float" office:value="-33.6414285714286">
                <text:p>-33.6414285714286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4.02285714285715">
                <text:p>4.02285714285715</text:p>
              </table:table-cell>
              <table:table-cell office:value-type="float" office:value="0.85">
                <text:p>0.85</text:p>
              </table:table-cell>
              <table:table-cell office:value-type="float" office:value="-33.6728571428571">
                <text:p>-33.672857142857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">
                <text:p>0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4.05428571428572">
                <text:p>4.05428571428572</text:p>
              </table:table-cell>
              <table:table-cell office:value-type="float" office:value="0.85">
                <text:p>0.85</text:p>
              </table:table-cell>
              <table:table-cell office:value-type="float" office:value="-33.7042857142857">
                <text:p>-33.704285714285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.08571428571429">
                <text:p>4.08571428571429</text:p>
              </table:table-cell>
              <table:table-cell office:value-type="float" office:value="0.85">
                <text:p>0.85</text:p>
              </table:table-cell>
              <table:table-cell office:value-type="float" office:value="-34.9357142857143">
                <text:p>-34.9357142857143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4.11714285714286">
                <text:p>4.11714285714286</text:p>
              </table:table-cell>
              <table:table-cell office:value-type="float" office:value="0.85">
                <text:p>0.85</text:p>
              </table:table-cell>
              <table:table-cell office:value-type="float" office:value="-34.9671428571429">
                <text:p>-34.9671428571429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">
                <text:p>0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4.14857142857143">
                <text:p>4.14857142857143</text:p>
              </table:table-cell>
              <table:table-cell office:value-type="float" office:value="0.85">
                <text:p>0.85</text:p>
              </table:table-cell>
              <table:table-cell office:value-type="float" office:value="-35.0985714285714">
                <text:p>-35.0985714285714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0">
                <text:p>0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4.18">
                <text:p>4.18</text:p>
              </table:table-cell>
              <table:table-cell office:value-type="float" office:value="0.85">
                <text:p>0.85</text:p>
              </table:table-cell>
              <table:table-cell office:value-type="float" office:value="-35.33">
                <text:p>-35.33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0">
                <text:p>0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4.21142857142857">
                <text:p>4.21142857142857</text:p>
              </table:table-cell>
              <table:table-cell office:value-type="float" office:value="0.85">
                <text:p>0.85</text:p>
              </table:table-cell>
              <table:table-cell office:value-type="float" office:value="-35.3614285714286">
                <text:p>-35.361428571428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">
                <text:p>0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4.24285714285714">
                <text:p>4.24285714285714</text:p>
              </table:table-cell>
              <table:table-cell office:value-type="float" office:value="0.85">
                <text:p>0.85</text:p>
              </table:table-cell>
              <table:table-cell office:value-type="float" office:value="-35.3928571428571">
                <text:p>-35.3928571428571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0">
                <text:p>0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4.27428571428572">
                <text:p>4.27428571428572</text:p>
              </table:table-cell>
              <table:table-cell office:value-type="float" office:value="0.85">
                <text:p>0.85</text:p>
              </table:table-cell>
              <table:table-cell office:value-type="float" office:value="-35.3242857142857">
                <text:p>-35.3242857142857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0">
                <text:p>0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4.30571428571429">
                <text:p>4.30571428571429</text:p>
              </table:table-cell>
              <table:table-cell office:value-type="float" office:value="0.85">
                <text:p>0.85</text:p>
              </table:table-cell>
              <table:table-cell office:value-type="float" office:value="-35.2557142857143">
                <text:p>-35.2557142857143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0">
                <text:p>0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4.33714285714286">
                <text:p>4.33714285714286</text:p>
              </table:table-cell>
              <table:table-cell office:value-type="float" office:value="0.85">
                <text:p>0.85</text:p>
              </table:table-cell>
              <table:table-cell office:value-type="float" office:value="-35.2871428571429">
                <text:p>-35.2871428571429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0">
                <text:p>0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4.36857142857143">
                <text:p>4.36857142857143</text:p>
              </table:table-cell>
              <table:table-cell office:value-type="float" office:value="0.85">
                <text:p>0.85</text:p>
              </table:table-cell>
              <table:table-cell office:value-type="float" office:value="-35.6185714285714">
                <text:p>-35.618571428571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30.6">
                <text:p>30.6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  <table:table-cell office:value-type="float" office:value="-35.9">
                <text:p>-35.9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0">
                <text:p>0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  <table:table-cell office:value-type="float" office:value="-36.2">
                <text:p>-36.2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0">
                <text:p>0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0">
                <text:p>0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  <table:table-cell office:value-type="float" office:value="-36.6">
                <text:p>-36.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">
                <text:p>0</text:p>
              </table:table-cell>
              <table:table-cell office:value-type="float" office:value="31.2">
                <text:p>31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  <table:table-cell office:value-type="float" office:value="-36.5">
                <text:p>-36.5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0">
                <text:p>0</text:p>
              </table:table-cell>
              <table:table-cell office:value-type="float" office:value="31.4">
                <text:p>31.4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0.9">
                <text:p>0.9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0">
                <text:p>0</text:p>
              </table:table-cell>
              <table:table-cell office:value-type="float" office:value="31.6">
                <text:p>31.6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9">
                <text:p>0.9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0">
                <text:p>0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9">
                <text:p>0.9</text:p>
              </table:table-cell>
              <table:table-cell office:value-type="float" office:value="-36.7">
                <text:p>-36.7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9">
                <text:p>0.9</text:p>
              </table:table-cell>
              <table:table-cell office:value-type="float" office:value="-36.4">
                <text:p>-36.4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0">
                <text:p>0</text:p>
              </table:table-cell>
              <table:table-cell office:value-type="float" office:value="31.5">
                <text:p>31.5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9">
                <text:p>0.9</text:p>
              </table:table-cell>
              <table:table-cell office:value-type="float" office:value="-36.9">
                <text:p>-36.9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9">
                <text:p>0.9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0">
                <text:p>0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9">
                <text:p>0.9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0">
                <text:p>0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0.9">
                <text:p>0.9</text:p>
              </table:table-cell>
              <table:table-cell office:value-type="float" office:value="-38.3">
                <text:p>-38.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">
                <text:p>0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38.9">
                <text:p>-38.9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">
                <text:p>0</text:p>
              </table:table-cell>
              <table:table-cell office:value-type="float" office:value="34.4">
                <text:p>3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40.1">
                <text:p>-40.1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0">
                <text:p>0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39.8">
                <text:p>-39.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39.6">
                <text:p>-39.6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0">
                <text:p>0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39.4">
                <text:p>-39.4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0">
                <text:p>0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39.2">
                <text:p>-39.2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39.7">
                <text:p>-39.7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0">
                <text:p>0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40.2">
                <text:p>-40.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">
                <text:p>1</text:p>
              </table:table-cell>
              <table:table-cell office:value-type="float" office:value="-40.7">
                <text:p>-40.7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0">
                <text:p>0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1.4">
                <text:p>-41.4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0">
                <text:p>0</text:p>
              </table:table-cell>
              <table:table-cell office:value-type="float" office:value="35.7">
                <text:p>35.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1.7">
                <text:p>-41.7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  <table:table-cell office:value-type="float" office:value="35.9">
                <text:p>35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1.9">
                <text:p>-41.9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0">
                <text:p>0</text:p>
              </table:table-cell>
              <table:table-cell office:value-type="float" office:value="36.3">
                <text:p>36.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2.3">
                <text:p>-42.3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0">
                <text:p>0</text:p>
              </table:table-cell>
              <table:table-cell office:value-type="float" office:value="36.7">
                <text:p>36.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2.7">
                <text:p>-42.7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0">
                <text:p>0</text:p>
              </table:table-cell>
              <table:table-cell office:value-type="float" office:value="36.9">
                <text:p>36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2.9">
                <text:p>-42.9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0">
                <text:p>0</text:p>
              </table:table-cell>
              <table:table-cell office:value-type="float" office:value="38.2">
                <text:p>38.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4.2">
                <text:p>-44.2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  <table:table-cell office:value-type="float" office:value="38.8">
                <text:p>38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4.8">
                <text:p>-44.8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0">
                <text:p>0</text:p>
              </table:table-cell>
              <table:table-cell office:value-type="float" office:value="38.7">
                <text:p>38.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4.7">
                <text:p>-44.7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0">
                <text:p>0</text:p>
              </table:table-cell>
              <table:table-cell office:value-type="float" office:value="38.6">
                <text:p>38.6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4.6">
                <text:p>-44.6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0">
                <text:p>0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4.5">
                <text:p>-44.5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.1">
                <text:p>1.1</text:p>
              </table:table-cell>
              <table:table-cell office:value-type="float" office:value="-43.8">
                <text:p>-43.8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0">
                <text:p>0</text:p>
              </table:table-cell>
              <table:table-cell office:value-type="float" office:value="37.66">
                <text:p>37.66</text:p>
              </table:table-cell>
              <table:table-cell office:value-type="float" office:value="NaN">
                <text:p>NaN</text:p>
              </table:table-cell>
              <table:table-cell office:value-type="float" office:value="5.22">
                <text:p>5.22</text:p>
              </table:table-cell>
              <table:table-cell office:value-type="float" office:value="1.1">
                <text:p>1.1</text:p>
              </table:table-cell>
              <table:table-cell office:value-type="float" office:value="-43.98">
                <text:p>-43.98</text:p>
              </table:table-cell>
            </table:table-row>
            <table:table-row>
              <table:table-cell office:value-type="float" office:value="3040">
                <text:p>3040</text:p>
              </table:table-cell>
              <table:table-cell office:value-type="float" office:value="0">
                <text:p>0</text:p>
              </table:table-cell>
              <table:table-cell office:value-type="float" office:value="37.82">
                <text:p>37.82</text:p>
              </table:table-cell>
              <table:table-cell office:value-type="float" office:value="NaN">
                <text:p>NaN</text:p>
              </table:table-cell>
              <table:table-cell office:value-type="float" office:value="5.24">
                <text:p>5.24</text:p>
              </table:table-cell>
              <table:table-cell office:value-type="float" office:value="1.1">
                <text:p>1.1</text:p>
              </table:table-cell>
              <table:table-cell office:value-type="float" office:value="-44.16">
                <text:p>-44.16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0">
                <text:p>0</text:p>
              </table:table-cell>
              <table:table-cell office:value-type="float" office:value="37.98">
                <text:p>37.98</text:p>
              </table:table-cell>
              <table:table-cell office:value-type="float" office:value="NaN">
                <text:p>NaN</text:p>
              </table:table-cell>
              <table:table-cell office:value-type="float" office:value="5.26">
                <text:p>5.26</text:p>
              </table:table-cell>
              <table:table-cell office:value-type="float" office:value="1.1">
                <text:p>1.1</text:p>
              </table:table-cell>
              <table:table-cell office:value-type="float" office:value="-44.34">
                <text:p>-44.34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0">
                <text:p>0</text:p>
              </table:table-cell>
              <table:table-cell office:value-type="float" office:value="38.14">
                <text:p>38.14</text:p>
              </table:table-cell>
              <table:table-cell office:value-type="float" office:value="NaN">
                <text:p>NaN</text:p>
              </table:table-cell>
              <table:table-cell office:value-type="float" office:value="5.28">
                <text:p>5.28</text:p>
              </table:table-cell>
              <table:table-cell office:value-type="float" office:value="1.1">
                <text:p>1.1</text:p>
              </table:table-cell>
              <table:table-cell office:value-type="float" office:value="-44.52">
                <text:p>-44.5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">
                <text:p>0</text:p>
              </table:table-cell>
              <table:table-cell office:value-type="float" office:value="38.3">
                <text:p>38.3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1">
                <text:p>1.1</text:p>
              </table:table-cell>
              <table:table-cell office:value-type="float" office:value="-44.7">
                <text:p>-44.7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0">
                <text:p>0</text:p>
              </table:table-cell>
              <table:table-cell office:value-type="float" office:value="38.46">
                <text:p>38.46</text:p>
              </table:table-cell>
              <table:table-cell office:value-type="float" office:value="NaN">
                <text:p>NaN</text:p>
              </table:table-cell>
              <table:table-cell office:value-type="float" office:value="5.32">
                <text:p>5.32</text:p>
              </table:table-cell>
              <table:table-cell office:value-type="float" office:value="1.1">
                <text:p>1.1</text:p>
              </table:table-cell>
              <table:table-cell office:value-type="float" office:value="-44.88">
                <text:p>-44.88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0">
                <text:p>0</text:p>
              </table:table-cell>
              <table:table-cell office:value-type="float" office:value="38.62">
                <text:p>38.62</text:p>
              </table:table-cell>
              <table:table-cell office:value-type="float" office:value="NaN">
                <text:p>NaN</text:p>
              </table:table-cell>
              <table:table-cell office:value-type="float" office:value="5.34">
                <text:p>5.34</text:p>
              </table:table-cell>
              <table:table-cell office:value-type="float" office:value="1.1">
                <text:p>1.1</text:p>
              </table:table-cell>
              <table:table-cell office:value-type="float" office:value="-45.06">
                <text:p>-45.06</text:p>
              </table:table-cell>
            </table:table-row>
            <table:table-row>
              <table:table-cell office:value-type="float" office:value="3160">
                <text:p>3160</text:p>
              </table:table-cell>
              <table:table-cell office:value-type="float" office:value="0">
                <text:p>0</text:p>
              </table:table-cell>
              <table:table-cell office:value-type="float" office:value="38.78">
                <text:p>38.78</text:p>
              </table:table-cell>
              <table:table-cell office:value-type="float" office:value="NaN">
                <text:p>NaN</text:p>
              </table:table-cell>
              <table:table-cell office:value-type="float" office:value="5.36">
                <text:p>5.36</text:p>
              </table:table-cell>
              <table:table-cell office:value-type="float" office:value="1.1">
                <text:p>1.1</text:p>
              </table:table-cell>
              <table:table-cell office:value-type="float" office:value="-45.24">
                <text:p>-45.24</text:p>
              </table:table-cell>
            </table:table-row>
            <table:table-row>
              <table:table-cell office:value-type="float" office:value="3180">
                <text:p>3180</text:p>
              </table:table-cell>
              <table:table-cell office:value-type="float" office:value="0">
                <text:p>0</text:p>
              </table:table-cell>
              <table:table-cell office:value-type="float" office:value="38.94">
                <text:p>38.94</text:p>
              </table:table-cell>
              <table:table-cell office:value-type="float" office:value="NaN">
                <text:p>NaN</text:p>
              </table:table-cell>
              <table:table-cell office:value-type="float" office:value="5.38">
                <text:p>5.38</text:p>
              </table:table-cell>
              <table:table-cell office:value-type="float" office:value="1.1">
                <text:p>1.1</text:p>
              </table:table-cell>
              <table:table-cell office:value-type="float" office:value="-45.42">
                <text:p>-45.4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">
                <text:p>0</text:p>
              </table:table-cell>
              <table:table-cell office:value-type="float" office:value="39.1">
                <text:p>39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1.1">
                <text:p>1.1</text:p>
              </table:table-cell>
              <table:table-cell office:value-type="float" office:value="-45.6">
                <text:p>-45.6</text:p>
              </table:table-cell>
            </table:table-row>
            <table:table-row>
              <table:table-cell office:value-type="float" office:value="3220">
                <text:p>3220</text:p>
              </table:table-cell>
              <table:table-cell office:value-type="float" office:value="0">
                <text:p>0</text:p>
              </table:table-cell>
              <table:table-cell office:value-type="float" office:value="39.26">
                <text:p>39.26</text:p>
              </table:table-cell>
              <table:table-cell office:value-type="float" office:value="NaN">
                <text:p>NaN</text:p>
              </table:table-cell>
              <table:table-cell office:value-type="float" office:value="5.42">
                <text:p>5.42</text:p>
              </table:table-cell>
              <table:table-cell office:value-type="float" office:value="1.1">
                <text:p>1.1</text:p>
              </table:table-cell>
              <table:table-cell office:value-type="float" office:value="-45.78">
                <text:p>-45.78</text:p>
              </table:table-cell>
            </table:table-row>
            <table:table-row>
              <table:table-cell office:value-type="float" office:value="3240">
                <text:p>3240</text:p>
              </table:table-cell>
              <table:table-cell office:value-type="float" office:value="0">
                <text:p>0</text:p>
              </table:table-cell>
              <table:table-cell office:value-type="float" office:value="39.42">
                <text:p>39.42</text:p>
              </table:table-cell>
              <table:table-cell office:value-type="float" office:value="NaN">
                <text:p>NaN</text:p>
              </table:table-cell>
              <table:table-cell office:value-type="float" office:value="5.44">
                <text:p>5.44</text:p>
              </table:table-cell>
              <table:table-cell office:value-type="float" office:value="1.1">
                <text:p>1.1</text:p>
              </table:table-cell>
              <table:table-cell office:value-type="float" office:value="-45.96">
                <text:p>-45.96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0">
                <text:p>0</text:p>
              </table:table-cell>
              <table:table-cell office:value-type="float" office:value="39.58">
                <text:p>39.58</text:p>
              </table:table-cell>
              <table:table-cell office:value-type="float" office:value="NaN">
                <text:p>NaN</text:p>
              </table:table-cell>
              <table:table-cell office:value-type="float" office:value="5.45999999999999">
                <text:p>5.45999999999999</text:p>
              </table:table-cell>
              <table:table-cell office:value-type="float" office:value="1.1">
                <text:p>1.1</text:p>
              </table:table-cell>
              <table:table-cell office:value-type="float" office:value="-46.14">
                <text:p>-46.14</text:p>
              </table:table-cell>
            </table:table-row>
            <table:table-row>
              <table:table-cell office:value-type="float" office:value="3280">
                <text:p>3280</text:p>
              </table:table-cell>
              <table:table-cell office:value-type="float" office:value="0">
                <text:p>0</text:p>
              </table:table-cell>
              <table:table-cell office:value-type="float" office:value="39.74">
                <text:p>39.74</text:p>
              </table:table-cell>
              <table:table-cell office:value-type="float" office:value="NaN">
                <text:p>NaN</text:p>
              </table:table-cell>
              <table:table-cell office:value-type="float" office:value="5.47999999999999">
                <text:p>5.47999999999999</text:p>
              </table:table-cell>
              <table:table-cell office:value-type="float" office:value="1.1">
                <text:p>1.1</text:p>
              </table:table-cell>
              <table:table-cell office:value-type="float" office:value="-46.32">
                <text:p>-46.3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">
                <text:p>0</text:p>
              </table:table-cell>
              <table:table-cell office:value-type="float" office:value="39.8999999999999">
                <text:p>39.8999999999999</text:p>
              </table:table-cell>
              <table:table-cell office:value-type="float" office:value="NaN">
                <text:p>NaN</text:p>
              </table:table-cell>
              <table:table-cell office:value-type="float" office:value="5.49999999999999">
                <text:p>5.49999999999999</text:p>
              </table:table-cell>
              <table:table-cell office:value-type="float" office:value="1.1">
                <text:p>1.1</text:p>
              </table:table-cell>
              <table:table-cell office:value-type="float" office:value="-46.4999999999999">
                <text:p>-46.4999999999999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0">
                <text:p>0</text:p>
              </table:table-cell>
              <table:table-cell office:value-type="float" office:value="40.06">
                <text:p>40.06</text:p>
              </table:table-cell>
              <table:table-cell office:value-type="float" office:value="NaN">
                <text:p>NaN</text:p>
              </table:table-cell>
              <table:table-cell office:value-type="float" office:value="5.51999999999999">
                <text:p>5.51999999999999</text:p>
              </table:table-cell>
              <table:table-cell office:value-type="float" office:value="1.1">
                <text:p>1.1</text:p>
              </table:table-cell>
              <table:table-cell office:value-type="float" office:value="-46.6799999999999">
                <text:p>-46.6799999999999</text:p>
              </table:table-cell>
            </table:table-row>
            <table:table-row>
              <table:table-cell office:value-type="float" office:value="3340">
                <text:p>3340</text:p>
              </table:table-cell>
              <table:table-cell office:value-type="float" office:value="0">
                <text:p>0</text:p>
              </table:table-cell>
              <table:table-cell office:value-type="float" office:value="40.2199999999999">
                <text:p>40.2199999999999</text:p>
              </table:table-cell>
              <table:table-cell office:value-type="float" office:value="NaN">
                <text:p>NaN</text:p>
              </table:table-cell>
              <table:table-cell office:value-type="float" office:value="5.53999999999999">
                <text:p>5.53999999999999</text:p>
              </table:table-cell>
              <table:table-cell office:value-type="float" office:value="1.1">
                <text:p>1.1</text:p>
              </table:table-cell>
              <table:table-cell office:value-type="float" office:value="-46.8599999999999">
                <text:p>-46.8599999999999</text:p>
              </table:table-cell>
            </table:table-row>
            <table:table-row>
              <table:table-cell office:value-type="float" office:value="3360">
                <text:p>3360</text:p>
              </table:table-cell>
              <table:table-cell office:value-type="float" office:value="0">
                <text:p>0</text:p>
              </table:table-cell>
              <table:table-cell office:value-type="float" office:value="40.3799999999999">
                <text:p>40.3799999999999</text:p>
              </table:table-cell>
              <table:table-cell office:value-type="float" office:value="NaN">
                <text:p>NaN</text:p>
              </table:table-cell>
              <table:table-cell office:value-type="float" office:value="5.55999999999999">
                <text:p>5.55999999999999</text:p>
              </table:table-cell>
              <table:table-cell office:value-type="float" office:value="1.1">
                <text:p>1.1</text:p>
              </table:table-cell>
              <table:table-cell office:value-type="float" office:value="-47.0399999999999">
                <text:p>-47.0399999999999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0">
                <text:p>0</text:p>
              </table:table-cell>
              <table:table-cell office:value-type="float" office:value="40.5399999999999">
                <text:p>40.5399999999999</text:p>
              </table:table-cell>
              <table:table-cell office:value-type="float" office:value="NaN">
                <text:p>NaN</text:p>
              </table:table-cell>
              <table:table-cell office:value-type="float" office:value="5.57999999999999">
                <text:p>5.57999999999999</text:p>
              </table:table-cell>
              <table:table-cell office:value-type="float" office:value="1.1">
                <text:p>1.1</text:p>
              </table:table-cell>
              <table:table-cell office:value-type="float" office:value="-47.2199999999999">
                <text:p>-47.219999999999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">
                <text:p>0</text:p>
              </table:table-cell>
              <table:table-cell office:value-type="float" office:value="40.6999999999999">
                <text:p>40.6999999999999</text:p>
              </table:table-cell>
              <table:table-cell office:value-type="float" office:value="NaN">
                <text:p>NaN</text:p>
              </table:table-cell>
              <table:table-cell office:value-type="float" office:value="5.59999999999999">
                <text:p>5.59999999999999</text:p>
              </table:table-cell>
              <table:table-cell office:value-type="float" office:value="1.1">
                <text:p>1.1</text:p>
              </table:table-cell>
              <table:table-cell office:value-type="float" office:value="-47.3999999999999">
                <text:p>-47.3999999999999</text:p>
              </table:table-cell>
            </table:table-row>
            <table:table-row>
              <table:table-cell office:value-type="float" office:value="3420">
                <text:p>3420</text:p>
              </table:table-cell>
              <table:table-cell office:value-type="float" office:value="0">
                <text:p>0</text:p>
              </table:table-cell>
              <table:table-cell office:value-type="float" office:value="40.8599999999999">
                <text:p>40.8599999999999</text:p>
              </table:table-cell>
              <table:table-cell office:value-type="float" office:value="NaN">
                <text:p>NaN</text:p>
              </table:table-cell>
              <table:table-cell office:value-type="float" office:value="5.61999999999999">
                <text:p>5.61999999999999</text:p>
              </table:table-cell>
              <table:table-cell office:value-type="float" office:value="1.1">
                <text:p>1.1</text:p>
              </table:table-cell>
              <table:table-cell office:value-type="float" office:value="-47.5799999999999">
                <text:p>-47.5799999999999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0">
                <text:p>0</text:p>
              </table:table-cell>
              <table:table-cell office:value-type="float" office:value="41.0199999999999">
                <text:p>41.0199999999999</text:p>
              </table:table-cell>
              <table:table-cell office:value-type="float" office:value="NaN">
                <text:p>NaN</text:p>
              </table:table-cell>
              <table:table-cell office:value-type="float" office:value="5.63999999999999">
                <text:p>5.63999999999999</text:p>
              </table:table-cell>
              <table:table-cell office:value-type="float" office:value="1.1">
                <text:p>1.1</text:p>
              </table:table-cell>
              <table:table-cell office:value-type="float" office:value="-47.7599999999999">
                <text:p>-47.7599999999999</text:p>
              </table:table-cell>
            </table:table-row>
            <table:table-row>
              <table:table-cell office:value-type="float" office:value="3460">
                <text:p>3460</text:p>
              </table:table-cell>
              <table:table-cell office:value-type="float" office:value="0">
                <text:p>0</text:p>
              </table:table-cell>
              <table:table-cell office:value-type="float" office:value="41.1799999999999">
                <text:p>41.1799999999999</text:p>
              </table:table-cell>
              <table:table-cell office:value-type="float" office:value="NaN">
                <text:p>NaN</text:p>
              </table:table-cell>
              <table:table-cell office:value-type="float" office:value="5.65999999999999">
                <text:p>5.65999999999999</text:p>
              </table:table-cell>
              <table:table-cell office:value-type="float" office:value="1.1">
                <text:p>1.1</text:p>
              </table:table-cell>
              <table:table-cell office:value-type="float" office:value="-47.9399999999999">
                <text:p>-47.9399999999999</text:p>
              </table:table-cell>
            </table:table-row>
            <table:table-row>
              <table:table-cell office:value-type="float" office:value="3480">
                <text:p>3480</text:p>
              </table:table-cell>
              <table:table-cell office:value-type="float" office:value="0">
                <text:p>0</text:p>
              </table:table-cell>
              <table:table-cell office:value-type="float" office:value="41.3399999999999">
                <text:p>41.3399999999999</text:p>
              </table:table-cell>
              <table:table-cell office:value-type="float" office:value="NaN">
                <text:p>NaN</text:p>
              </table:table-cell>
              <table:table-cell office:value-type="float" office:value="5.67999999999999">
                <text:p>5.67999999999999</text:p>
              </table:table-cell>
              <table:table-cell office:value-type="float" office:value="1.1">
                <text:p>1.1</text:p>
              </table:table-cell>
              <table:table-cell office:value-type="float" office:value="-48.1199999999999">
                <text:p>-48.1199999999999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">
                <text:p>0</text:p>
              </table:table-cell>
              <table:table-cell office:value-type="float" office:value="41.4999999999999">
                <text:p>41.4999999999999</text:p>
              </table:table-cell>
              <table:table-cell office:value-type="float" office:value="NaN">
                <text:p>NaN</text:p>
              </table:table-cell>
              <table:table-cell office:value-type="float" office:value="5.69999999999999">
                <text:p>5.69999999999999</text:p>
              </table:table-cell>
              <table:table-cell office:value-type="float" office:value="1.1">
                <text:p>1.1</text:p>
              </table:table-cell>
              <table:table-cell office:value-type="float" office:value="-48.2999999999999">
                <text:p>-48.2999999999999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0">
                <text:p>0</text:p>
              </table:table-cell>
              <table:table-cell office:value-type="float" office:value="41.6599999999999">
                <text:p>41.6599999999999</text:p>
              </table:table-cell>
              <table:table-cell office:value-type="float" office:value="NaN">
                <text:p>NaN</text:p>
              </table:table-cell>
              <table:table-cell office:value-type="float" office:value="5.71999999999999">
                <text:p>5.71999999999999</text:p>
              </table:table-cell>
              <table:table-cell office:value-type="float" office:value="1.1">
                <text:p>1.1</text:p>
              </table:table-cell>
              <table:table-cell office:value-type="float" office:value="-48.4799999999999">
                <text:p>-48.4799999999999</text:p>
              </table:table-cell>
            </table:table-row>
            <table:table-row>
              <table:table-cell office:value-type="float" office:value="3540">
                <text:p>3540</text:p>
              </table:table-cell>
              <table:table-cell office:value-type="float" office:value="0">
                <text:p>0</text:p>
              </table:table-cell>
              <table:table-cell office:value-type="float" office:value="41.8199999999999">
                <text:p>41.8199999999999</text:p>
              </table:table-cell>
              <table:table-cell office:value-type="float" office:value="NaN">
                <text:p>NaN</text:p>
              </table:table-cell>
              <table:table-cell office:value-type="float" office:value="5.73999999999999">
                <text:p>5.73999999999999</text:p>
              </table:table-cell>
              <table:table-cell office:value-type="float" office:value="1.1">
                <text:p>1.1</text:p>
              </table:table-cell>
              <table:table-cell office:value-type="float" office:value="-48.6599999999999">
                <text:p>-48.6599999999999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0">
                <text:p>0</text:p>
              </table:table-cell>
              <table:table-cell office:value-type="float" office:value="41.9799999999999">
                <text:p>41.9799999999999</text:p>
              </table:table-cell>
              <table:table-cell office:value-type="float" office:value="NaN">
                <text:p>NaN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1.1">
                <text:p>1.1</text:p>
              </table:table-cell>
              <table:table-cell office:value-type="float" office:value="-48.8399999999999">
                <text:p>-48.8399999999999</text:p>
              </table:table-cell>
            </table:table-row>
            <table:table-row>
              <table:table-cell office:value-type="float" office:value="3580">
                <text:p>3580</text:p>
              </table:table-cell>
              <table:table-cell office:value-type="float" office:value="0">
                <text:p>0</text:p>
              </table:table-cell>
              <table:table-cell office:value-type="float" office:value="42.1399999999999">
                <text:p>42.1399999999999</text:p>
              </table:table-cell>
              <table:table-cell office:value-type="float" office:value="NaN">
                <text:p>NaN</text:p>
              </table:table-cell>
              <table:table-cell office:value-type="float" office:value="5.77999999999999">
                <text:p>5.77999999999999</text:p>
              </table:table-cell>
              <table:table-cell office:value-type="float" office:value="1.1">
                <text:p>1.1</text:p>
              </table:table-cell>
              <table:table-cell office:value-type="float" office:value="-49.0199999999999">
                <text:p>-49.019999999999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">
                <text:p>0</text:p>
              </table:table-cell>
              <table:table-cell office:value-type="float" office:value="42.2999999999999">
                <text:p>42.2999999999999</text:p>
              </table:table-cell>
              <table:table-cell office:value-type="float" office:value="NaN">
                <text:p>NaN</text:p>
              </table:table-cell>
              <table:table-cell office:value-type="float" office:value="5.79999999999999">
                <text:p>5.79999999999999</text:p>
              </table:table-cell>
              <table:table-cell office:value-type="float" office:value="1.1">
                <text:p>1.1</text:p>
              </table:table-cell>
              <table:table-cell office:value-type="float" office:value="-49.1999999999999">
                <text:p>-49.1999999999999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0">
                <text:p>0</text:p>
              </table:table-cell>
              <table:table-cell office:value-type="float" office:value="42.4599999999999">
                <text:p>42.4599999999999</text:p>
              </table:table-cell>
              <table:table-cell office:value-type="float" office:value="NaN">
                <text:p>NaN</text:p>
              </table:table-cell>
              <table:table-cell office:value-type="float" office:value="5.81999999999999">
                <text:p>5.81999999999999</text:p>
              </table:table-cell>
              <table:table-cell office:value-type="float" office:value="1.1">
                <text:p>1.1</text:p>
              </table:table-cell>
              <table:table-cell office:value-type="float" office:value="-49.3799999999999">
                <text:p>-49.3799999999999</text:p>
              </table:table-cell>
            </table:table-row>
            <table:table-row>
              <table:table-cell office:value-type="float" office:value="3640">
                <text:p>3640</text:p>
              </table:table-cell>
              <table:table-cell office:value-type="float" office:value="0">
                <text:p>0</text:p>
              </table:table-cell>
              <table:table-cell office:value-type="float" office:value="42.6199999999999">
                <text:p>42.6199999999999</text:p>
              </table:table-cell>
              <table:table-cell office:value-type="float" office:value="NaN">
                <text:p>NaN</text:p>
              </table:table-cell>
              <table:table-cell office:value-type="float" office:value="5.83999999999999">
                <text:p>5.83999999999999</text:p>
              </table:table-cell>
              <table:table-cell office:value-type="float" office:value="1.1">
                <text:p>1.1</text:p>
              </table:table-cell>
              <table:table-cell office:value-type="float" office:value="-49.5599999999999">
                <text:p>-49.5599999999999</text:p>
              </table:table-cell>
            </table:table-row>
            <table:table-row>
              <table:table-cell office:value-type="float" office:value="3660">
                <text:p>3660</text:p>
              </table:table-cell>
              <table:table-cell office:value-type="float" office:value="0">
                <text:p>0</text:p>
              </table:table-cell>
              <table:table-cell office:value-type="float" office:value="42.7799999999999">
                <text:p>42.7799999999999</text:p>
              </table:table-cell>
              <table:table-cell office:value-type="float" office:value="NaN">
                <text:p>NaN</text:p>
              </table:table-cell>
              <table:table-cell office:value-type="float" office:value="5.85999999999999">
                <text:p>5.85999999999999</text:p>
              </table:table-cell>
              <table:table-cell office:value-type="float" office:value="1.1">
                <text:p>1.1</text:p>
              </table:table-cell>
              <table:table-cell office:value-type="float" office:value="-49.7399999999999">
                <text:p>-49.7399999999999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0">
                <text:p>0</text:p>
              </table:table-cell>
              <table:table-cell office:value-type="float" office:value="42.9399999999999">
                <text:p>42.9399999999999</text:p>
              </table:table-cell>
              <table:table-cell office:value-type="float" office:value="NaN">
                <text:p>NaN</text:p>
              </table:table-cell>
              <table:table-cell office:value-type="float" office:value="5.87999999999999">
                <text:p>5.87999999999999</text:p>
              </table:table-cell>
              <table:table-cell office:value-type="float" office:value="1.1">
                <text:p>1.1</text:p>
              </table:table-cell>
              <table:table-cell office:value-type="float" office:value="-49.9199999999999">
                <text:p>-49.9199999999999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">
                <text:p>0</text:p>
              </table:table-cell>
              <table:table-cell office:value-type="float" office:value="43.0999999999999">
                <text:p>43.0999999999999</text:p>
              </table:table-cell>
              <table:table-cell office:value-type="float" office:value="NaN">
                <text:p>NaN</text:p>
              </table:table-cell>
              <table:table-cell office:value-type="float" office:value="5.89999999999999">
                <text:p>5.89999999999999</text:p>
              </table:table-cell>
              <table:table-cell office:value-type="float" office:value="1.1">
                <text:p>1.1</text:p>
              </table:table-cell>
              <table:table-cell office:value-type="float" office:value="-50.0999999999999">
                <text:p>-50.0999999999999</text:p>
              </table:table-cell>
            </table:table-row>
            <table:table-row>
              <table:table-cell office:value-type="float" office:value="3720">
                <text:p>3720</text:p>
              </table:table-cell>
              <table:table-cell office:value-type="float" office:value="0">
                <text:p>0</text:p>
              </table:table-cell>
              <table:table-cell office:value-type="float" office:value="43.2599999999999">
                <text:p>43.2599999999999</text:p>
              </table:table-cell>
              <table:table-cell office:value-type="float" office:value="NaN">
                <text:p>NaN</text:p>
              </table:table-cell>
              <table:table-cell office:value-type="float" office:value="5.91999999999999">
                <text:p>5.91999999999999</text:p>
              </table:table-cell>
              <table:table-cell office:value-type="float" office:value="1.1">
                <text:p>1.1</text:p>
              </table:table-cell>
              <table:table-cell office:value-type="float" office:value="-50.2799999999999">
                <text:p>-50.2799999999999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0">
                <text:p>0</text:p>
              </table:table-cell>
              <table:table-cell office:value-type="float" office:value="43.4199999999999">
                <text:p>43.4199999999999</text:p>
              </table:table-cell>
              <table:table-cell office:value-type="float" office:value="NaN">
                <text:p>NaN</text:p>
              </table:table-cell>
              <table:table-cell office:value-type="float" office:value="5.93999999999998">
                <text:p>5.93999999999998</text:p>
              </table:table-cell>
              <table:table-cell office:value-type="float" office:value="1.1">
                <text:p>1.1</text:p>
              </table:table-cell>
              <table:table-cell office:value-type="float" office:value="-50.4599999999999">
                <text:p>-50.4599999999999</text:p>
              </table:table-cell>
            </table:table-row>
            <table:table-row>
              <table:table-cell office:value-type="float" office:value="3760">
                <text:p>3760</text:p>
              </table:table-cell>
              <table:table-cell office:value-type="float" office:value="0">
                <text:p>0</text:p>
              </table:table-cell>
              <table:table-cell office:value-type="float" office:value="43.5799999999999">
                <text:p>43.5799999999999</text:p>
              </table:table-cell>
              <table:table-cell office:value-type="float" office:value="NaN">
                <text:p>NaN</text:p>
              </table:table-cell>
              <table:table-cell office:value-type="float" office:value="5.95999999999998">
                <text:p>5.95999999999998</text:p>
              </table:table-cell>
              <table:table-cell office:value-type="float" office:value="1.1">
                <text:p>1.1</text:p>
              </table:table-cell>
              <table:table-cell office:value-type="float" office:value="-50.6399999999999">
                <text:p>-50.6399999999999</text:p>
              </table:table-cell>
            </table:table-row>
            <table:table-row>
              <table:table-cell office:value-type="float" office:value="3780">
                <text:p>3780</text:p>
              </table:table-cell>
              <table:table-cell office:value-type="float" office:value="0">
                <text:p>0</text:p>
              </table:table-cell>
              <table:table-cell office:value-type="float" office:value="43.7399999999999">
                <text:p>43.7399999999999</text:p>
              </table:table-cell>
              <table:table-cell office:value-type="float" office:value="NaN">
                <text:p>NaN</text:p>
              </table:table-cell>
              <table:table-cell office:value-type="float" office:value="5.97999999999998">
                <text:p>5.97999999999998</text:p>
              </table:table-cell>
              <table:table-cell office:value-type="float" office:value="1.1">
                <text:p>1.1</text:p>
              </table:table-cell>
              <table:table-cell office:value-type="float" office:value="-50.8199999999999">
                <text:p>-50.8199999999999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">
                <text:p>0</text:p>
              </table:table-cell>
              <table:table-cell office:value-type="float" office:value="43.8999999999999">
                <text:p>43.8999999999999</text:p>
              </table:table-cell>
              <table:table-cell office:value-type="float" office:value="NaN">
                <text:p>NaN</text:p>
              </table:table-cell>
              <table:table-cell office:value-type="float" office:value="5.99999999999998">
                <text:p>5.99999999999998</text:p>
              </table:table-cell>
              <table:table-cell office:value-type="float" office:value="1.1">
                <text:p>1.1</text:p>
              </table:table-cell>
              <table:table-cell office:value-type="float" office:value="-50.9999999999998">
                <text:p>-50.9999999999998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0">
                <text:p>0</text:p>
              </table:table-cell>
              <table:table-cell office:value-type="float" office:value="44.0599999999999">
                <text:p>44.0599999999999</text:p>
              </table:table-cell>
              <table:table-cell office:value-type="float" office:value="NaN">
                <text:p>NaN</text:p>
              </table:table-cell>
              <table:table-cell office:value-type="float" office:value="6.01999999999998">
                <text:p>6.01999999999998</text:p>
              </table:table-cell>
              <table:table-cell office:value-type="float" office:value="1.1">
                <text:p>1.1</text:p>
              </table:table-cell>
              <table:table-cell office:value-type="float" office:value="-51.1799999999998">
                <text:p>-51.1799999999998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0">
                <text:p>0</text:p>
              </table:table-cell>
              <table:table-cell office:value-type="float" office:value="44.2199999999999">
                <text:p>44.2199999999999</text:p>
              </table:table-cell>
              <table:table-cell office:value-type="float" office:value="NaN">
                <text:p>NaN</text:p>
              </table:table-cell>
              <table:table-cell office:value-type="float" office:value="6.03999999999998">
                <text:p>6.03999999999998</text:p>
              </table:table-cell>
              <table:table-cell office:value-type="float" office:value="1.1">
                <text:p>1.1</text:p>
              </table:table-cell>
              <table:table-cell office:value-type="float" office:value="-51.3599999999998">
                <text:p>-51.3599999999998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0">
                <text:p>0</text:p>
              </table:table-cell>
              <table:table-cell office:value-type="float" office:value="44.3799999999999">
                <text:p>44.3799999999999</text:p>
              </table:table-cell>
              <table:table-cell office:value-type="float" office:value="NaN">
                <text:p>NaN</text:p>
              </table:table-cell>
              <table:table-cell office:value-type="float" office:value="6.05999999999998">
                <text:p>6.05999999999998</text:p>
              </table:table-cell>
              <table:table-cell office:value-type="float" office:value="1.1">
                <text:p>1.1</text:p>
              </table:table-cell>
              <table:table-cell office:value-type="float" office:value="-51.5399999999998">
                <text:p>-51.5399999999998</text:p>
              </table:table-cell>
            </table:table-row>
            <table:table-row>
              <table:table-cell office:value-type="float" office:value="3880">
                <text:p>3880</text:p>
              </table:table-cell>
              <table:table-cell office:value-type="float" office:value="0">
                <text:p>0</text:p>
              </table:table-cell>
              <table:table-cell office:value-type="float" office:value="44.5399999999998">
                <text:p>44.5399999999998</text:p>
              </table:table-cell>
              <table:table-cell office:value-type="float" office:value="NaN">
                <text:p>NaN</text:p>
              </table:table-cell>
              <table:table-cell office:value-type="float" office:value="6.07999999999998">
                <text:p>6.07999999999998</text:p>
              </table:table-cell>
              <table:table-cell office:value-type="float" office:value="1.1">
                <text:p>1.1</text:p>
              </table:table-cell>
              <table:table-cell office:value-type="float" office:value="-51.7199999999998">
                <text:p>-51.719999999999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">
                <text:p>0</text:p>
              </table:table-cell>
              <table:table-cell office:value-type="float" office:value="44.6999999999998">
                <text:p>44.6999999999998</text:p>
              </table:table-cell>
              <table:table-cell office:value-type="float" office:value="NaN">
                <text:p>NaN</text:p>
              </table:table-cell>
              <table:table-cell office:value-type="float" office:value="6.09999999999998">
                <text:p>6.09999999999998</text:p>
              </table:table-cell>
              <table:table-cell office:value-type="float" office:value="1.1">
                <text:p>1.1</text:p>
              </table:table-cell>
              <table:table-cell office:value-type="float" office:value="-51.8999999999998">
                <text:p>-51.8999999999998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0">
                <text:p>0</text:p>
              </table:table-cell>
              <table:table-cell office:value-type="float" office:value="44.8599999999998">
                <text:p>44.8599999999998</text:p>
              </table:table-cell>
              <table:table-cell office:value-type="float" office:value="NaN">
                <text:p>NaN</text:p>
              </table:table-cell>
              <table:table-cell office:value-type="float" office:value="6.11999999999998">
                <text:p>6.11999999999998</text:p>
              </table:table-cell>
              <table:table-cell office:value-type="float" office:value="1.1">
                <text:p>1.1</text:p>
              </table:table-cell>
              <table:table-cell office:value-type="float" office:value="-52.0799999999998">
                <text:p>-52.0799999999998</text:p>
              </table:table-cell>
            </table:table-row>
            <table:table-row>
              <table:table-cell office:value-type="float" office:value="3940">
                <text:p>3940</text:p>
              </table:table-cell>
              <table:table-cell office:value-type="float" office:value="0">
                <text:p>0</text:p>
              </table:table-cell>
              <table:table-cell office:value-type="float" office:value="45.0199999999998">
                <text:p>45.0199999999998</text:p>
              </table:table-cell>
              <table:table-cell office:value-type="float" office:value="NaN">
                <text:p>NaN</text:p>
              </table:table-cell>
              <table:table-cell office:value-type="float" office:value="6.13999999999998">
                <text:p>6.13999999999998</text:p>
              </table:table-cell>
              <table:table-cell office:value-type="float" office:value="1.1">
                <text:p>1.1</text:p>
              </table:table-cell>
              <table:table-cell office:value-type="float" office:value="-52.2599999999998">
                <text:p>-52.2599999999998</text:p>
              </table:table-cell>
            </table:table-row>
            <table:table-row>
              <table:table-cell office:value-type="float" office:value="3960">
                <text:p>3960</text:p>
              </table:table-cell>
              <table:table-cell office:value-type="float" office:value="0">
                <text:p>0</text:p>
              </table:table-cell>
              <table:table-cell office:value-type="float" office:value="45.1799999999998">
                <text:p>45.1799999999998</text:p>
              </table:table-cell>
              <table:table-cell office:value-type="float" office:value="NaN">
                <text:p>NaN</text:p>
              </table:table-cell>
              <table:table-cell office:value-type="float" office:value="6.15999999999998">
                <text:p>6.15999999999998</text:p>
              </table:table-cell>
              <table:table-cell office:value-type="float" office:value="1.1">
                <text:p>1.1</text:p>
              </table:table-cell>
              <table:table-cell office:value-type="float" office:value="-52.4399999999998">
                <text:p>-52.4399999999998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0">
                <text:p>0</text:p>
              </table:table-cell>
              <table:table-cell office:value-type="float" office:value="45.3399999999998">
                <text:p>45.3399999999998</text:p>
              </table:table-cell>
              <table:table-cell office:value-type="float" office:value="NaN">
                <text:p>NaN</text:p>
              </table:table-cell>
              <table:table-cell office:value-type="float" office:value="6.17999999999998">
                <text:p>6.17999999999998</text:p>
              </table:table-cell>
              <table:table-cell office:value-type="float" office:value="1.1">
                <text:p>1.1</text:p>
              </table:table-cell>
              <table:table-cell office:value-type="float" office:value="-52.6199999999998">
                <text:p>-52.619999999999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45.4999999999998">
                <text:p>45.4999999999998</text:p>
              </table:table-cell>
              <table:table-cell office:value-type="float" office:value="NaN">
                <text:p>NaN</text:p>
              </table:table-cell>
              <table:table-cell office:value-type="float" office:value="6.19999999999998">
                <text:p>6.19999999999998</text:p>
              </table:table-cell>
              <table:table-cell office:value-type="float" office:value="1.1">
                <text:p>1.1</text:p>
              </table:table-cell>
              <table:table-cell office:value-type="float" office:value="-52.7999999999998">
                <text:p>-52.7999999999998</text:p>
              </table:table-cell>
            </table:table-row>
            <table:table-row>
              <table:table-cell office:value-type="float" office:value="4020">
                <text:p>4020</text:p>
              </table:table-cell>
              <table:table-cell office:value-type="float" office:value="0">
                <text:p>0</text:p>
              </table:table-cell>
              <table:table-cell office:value-type="float" office:value="45.6599999999998">
                <text:p>45.6599999999998</text:p>
              </table:table-cell>
              <table:table-cell office:value-type="float" office:value="NaN">
                <text:p>NaN</text:p>
              </table:table-cell>
              <table:table-cell office:value-type="float" office:value="6.21999999999998">
                <text:p>6.21999999999998</text:p>
              </table:table-cell>
              <table:table-cell office:value-type="float" office:value="1.1">
                <text:p>1.1</text:p>
              </table:table-cell>
              <table:table-cell office:value-type="float" office:value="-52.9799999999998">
                <text:p>-52.9799999999998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0">
                <text:p>0</text:p>
              </table:table-cell>
              <table:table-cell office:value-type="float" office:value="45.8199999999998">
                <text:p>45.8199999999998</text:p>
              </table:table-cell>
              <table:table-cell office:value-type="float" office:value="NaN">
                <text:p>NaN</text:p>
              </table:table-cell>
              <table:table-cell office:value-type="float" office:value="6.23999999999998">
                <text:p>6.23999999999998</text:p>
              </table:table-cell>
              <table:table-cell office:value-type="float" office:value="1.1">
                <text:p>1.1</text:p>
              </table:table-cell>
              <table:table-cell office:value-type="float" office:value="-53.1599999999998">
                <text:p>-53.1599999999998</text:p>
              </table:table-cell>
            </table:table-row>
            <table:table-row>
              <table:table-cell office:value-type="float" office:value="4060">
                <text:p>4060</text:p>
              </table:table-cell>
              <table:table-cell office:value-type="float" office:value="0">
                <text:p>0</text:p>
              </table:table-cell>
              <table:table-cell office:value-type="float" office:value="45.9799999999998">
                <text:p>45.9799999999998</text:p>
              </table:table-cell>
              <table:table-cell office:value-type="float" office:value="NaN">
                <text:p>NaN</text:p>
              </table:table-cell>
              <table:table-cell office:value-type="float" office:value="6.25999999999998">
                <text:p>6.25999999999998</text:p>
              </table:table-cell>
              <table:table-cell office:value-type="float" office:value="1.1">
                <text:p>1.1</text:p>
              </table:table-cell>
              <table:table-cell office:value-type="float" office:value="-53.3399999999998">
                <text:p>-53.3399999999998</text:p>
              </table:table-cell>
            </table:table-row>
            <table:table-row>
              <table:table-cell office:value-type="float" office:value="4080">
                <text:p>4080</text:p>
              </table:table-cell>
              <table:table-cell office:value-type="float" office:value="0">
                <text:p>0</text:p>
              </table:table-cell>
              <table:table-cell office:value-type="float" office:value="46.1399999999998">
                <text:p>46.1399999999998</text:p>
              </table:table-cell>
              <table:table-cell office:value-type="float" office:value="NaN">
                <text:p>NaN</text:p>
              </table:table-cell>
              <table:table-cell office:value-type="float" office:value="6.27999999999998">
                <text:p>6.27999999999998</text:p>
              </table:table-cell>
              <table:table-cell office:value-type="float" office:value="1.1">
                <text:p>1.1</text:p>
              </table:table-cell>
              <table:table-cell office:value-type="float" office:value="-53.5199999999998">
                <text:p>-53.519999999999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">
                <text:p>0</text:p>
              </table:table-cell>
              <table:table-cell office:value-type="float" office:value="46.2999999999998">
                <text:p>46.2999999999998</text:p>
              </table:table-cell>
              <table:table-cell office:value-type="float" office:value="NaN">
                <text:p>NaN</text:p>
              </table:table-cell>
              <table:table-cell office:value-type="float" office:value="6.29999999999998">
                <text:p>6.29999999999998</text:p>
              </table:table-cell>
              <table:table-cell office:value-type="float" office:value="1.1">
                <text:p>1.1</text:p>
              </table:table-cell>
              <table:table-cell office:value-type="float" office:value="-53.6999999999998">
                <text:p>-53.6999999999998</text:p>
              </table:table-cell>
            </table:table-row>
            <table:table-row>
              <table:table-cell office:value-type="float" office:value="4120">
                <text:p>4120</text:p>
              </table:table-cell>
              <table:table-cell office:value-type="float" office:value="0">
                <text:p>0</text:p>
              </table:table-cell>
              <table:table-cell office:value-type="float" office:value="46.4599999999998">
                <text:p>46.4599999999998</text:p>
              </table:table-cell>
              <table:table-cell office:value-type="float" office:value="NaN">
                <text:p>NaN</text:p>
              </table:table-cell>
              <table:table-cell office:value-type="float" office:value="6.31999999999998">
                <text:p>6.31999999999998</text:p>
              </table:table-cell>
              <table:table-cell office:value-type="float" office:value="1.1">
                <text:p>1.1</text:p>
              </table:table-cell>
              <table:table-cell office:value-type="float" office:value="-53.8799999999998">
                <text:p>-53.8799999999998</text:p>
              </table:table-cell>
            </table:table-row>
            <table:table-row>
              <table:table-cell office:value-type="float" office:value="4140">
                <text:p>4140</text:p>
              </table:table-cell>
              <table:table-cell office:value-type="float" office:value="0">
                <text:p>0</text:p>
              </table:table-cell>
              <table:table-cell office:value-type="float" office:value="46.6199999999998">
                <text:p>46.6199999999998</text:p>
              </table:table-cell>
              <table:table-cell office:value-type="float" office:value="NaN">
                <text:p>NaN</text:p>
              </table:table-cell>
              <table:table-cell office:value-type="float" office:value="6.33999999999998">
                <text:p>6.33999999999998</text:p>
              </table:table-cell>
              <table:table-cell office:value-type="float" office:value="1.1">
                <text:p>1.1</text:p>
              </table:table-cell>
              <table:table-cell office:value-type="float" office:value="-54.0599999999998">
                <text:p>-54.0599999999998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">
                <text:p>0</text:p>
              </table:table-cell>
              <table:table-cell office:value-type="float" office:value="46.7799999999998">
                <text:p>46.7799999999998</text:p>
              </table:table-cell>
              <table:table-cell office:value-type="float" office:value="NaN">
                <text:p>NaN</text:p>
              </table:table-cell>
              <table:table-cell office:value-type="float" office:value="6.35999999999998">
                <text:p>6.35999999999998</text:p>
              </table:table-cell>
              <table:table-cell office:value-type="float" office:value="1.1">
                <text:p>1.1</text:p>
              </table:table-cell>
              <table:table-cell office:value-type="float" office:value="-54.2399999999998">
                <text:p>-54.2399999999998</text:p>
              </table:table-cell>
            </table:table-row>
            <table:table-row>
              <table:table-cell office:value-type="float" office:value="4180">
                <text:p>4180</text:p>
              </table:table-cell>
              <table:table-cell office:value-type="float" office:value="0">
                <text:p>0</text:p>
              </table:table-cell>
              <table:table-cell office:value-type="float" office:value="46.9399999999998">
                <text:p>46.9399999999998</text:p>
              </table:table-cell>
              <table:table-cell office:value-type="float" office:value="NaN">
                <text:p>NaN</text:p>
              </table:table-cell>
              <table:table-cell office:value-type="float" office:value="6.37999999999998">
                <text:p>6.37999999999998</text:p>
              </table:table-cell>
              <table:table-cell office:value-type="float" office:value="1.1">
                <text:p>1.1</text:p>
              </table:table-cell>
              <table:table-cell office:value-type="float" office:value="-54.4199999999998">
                <text:p>-54.4199999999998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">
                <text:p>0</text:p>
              </table:table-cell>
              <table:table-cell office:value-type="float" office:value="47.0999999999998">
                <text:p>47.0999999999998</text:p>
              </table:table-cell>
              <table:table-cell office:value-type="float" office:value="NaN">
                <text:p>NaN</text:p>
              </table:table-cell>
              <table:table-cell office:value-type="float" office:value="6.39999999999997">
                <text:p>6.39999999999997</text:p>
              </table:table-cell>
              <table:table-cell office:value-type="float" office:value="1.1">
                <text:p>1.1</text:p>
              </table:table-cell>
              <table:table-cell office:value-type="float" office:value="-54.5999999999998">
                <text:p>-54.5999999999998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0">
                <text:p>0</text:p>
              </table:table-cell>
              <table:table-cell office:value-type="float" office:value="47.2599999999998">
                <text:p>47.2599999999998</text:p>
              </table:table-cell>
              <table:table-cell office:value-type="float" office:value="NaN">
                <text:p>NaN</text:p>
              </table:table-cell>
              <table:table-cell office:value-type="float" office:value="6.41999999999997">
                <text:p>6.41999999999997</text:p>
              </table:table-cell>
              <table:table-cell office:value-type="float" office:value="1.1">
                <text:p>1.1</text:p>
              </table:table-cell>
              <table:table-cell office:value-type="float" office:value="-54.7799999999998">
                <text:p>-54.7799999999998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0">
                <text:p>0</text:p>
              </table:table-cell>
              <table:table-cell office:value-type="float" office:value="47.4199999999998">
                <text:p>47.4199999999998</text:p>
              </table:table-cell>
              <table:table-cell office:value-type="float" office:value="NaN">
                <text:p>NaN</text:p>
              </table:table-cell>
              <table:table-cell office:value-type="float" office:value="6.43999999999997">
                <text:p>6.43999999999997</text:p>
              </table:table-cell>
              <table:table-cell office:value-type="float" office:value="1.1">
                <text:p>1.1</text:p>
              </table:table-cell>
              <table:table-cell office:value-type="float" office:value="-54.9599999999998">
                <text:p>-54.9599999999998</text:p>
              </table:table-cell>
            </table:table-row>
            <table:table-row>
              <table:table-cell office:value-type="float" office:value="4260">
                <text:p>4260</text:p>
              </table:table-cell>
              <table:table-cell office:value-type="float" office:value="0">
                <text:p>0</text:p>
              </table:table-cell>
              <table:table-cell office:value-type="float" office:value="47.5799999999998">
                <text:p>47.5799999999998</text:p>
              </table:table-cell>
              <table:table-cell office:value-type="float" office:value="NaN">
                <text:p>NaN</text:p>
              </table:table-cell>
              <table:table-cell office:value-type="float" office:value="6.45999999999997">
                <text:p>6.45999999999997</text:p>
              </table:table-cell>
              <table:table-cell office:value-type="float" office:value="1.1">
                <text:p>1.1</text:p>
              </table:table-cell>
              <table:table-cell office:value-type="float" office:value="-55.1399999999998">
                <text:p>-55.1399999999998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0">
                <text:p>0</text:p>
              </table:table-cell>
              <table:table-cell office:value-type="float" office:value="47.7399999999998">
                <text:p>47.7399999999998</text:p>
              </table:table-cell>
              <table:table-cell office:value-type="float" office:value="NaN">
                <text:p>NaN</text:p>
              </table:table-cell>
              <table:table-cell office:value-type="float" office:value="6.47999999999997">
                <text:p>6.47999999999997</text:p>
              </table:table-cell>
              <table:table-cell office:value-type="float" office:value="1.1">
                <text:p>1.1</text:p>
              </table:table-cell>
              <table:table-cell office:value-type="float" office:value="-55.3199999999998">
                <text:p>-55.3199999999998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">
                <text:p>0</text:p>
              </table:table-cell>
              <table:table-cell office:value-type="float" office:value="47.8999999999998">
                <text:p>47.8999999999998</text:p>
              </table:table-cell>
              <table:table-cell office:value-type="float" office:value="NaN">
                <text:p>NaN</text:p>
              </table:table-cell>
              <table:table-cell office:value-type="float" office:value="6.49999999999997">
                <text:p>6.49999999999997</text:p>
              </table:table-cell>
              <table:table-cell office:value-type="float" office:value="1.1">
                <text:p>1.1</text:p>
              </table:table-cell>
              <table:table-cell office:value-type="float" office:value="-55.4999999999998">
                <text:p>-55.4999999999998</text:p>
              </table:table-cell>
            </table:table-row>
            <table:table-row>
              <table:table-cell office:value-type="float" office:value="4320">
                <text:p>4320</text:p>
              </table:table-cell>
              <table:table-cell office:value-type="float" office:value="0">
                <text:p>0</text:p>
              </table:table-cell>
              <table:table-cell office:value-type="float" office:value="48.0599999999998">
                <text:p>48.0599999999998</text:p>
              </table:table-cell>
              <table:table-cell office:value-type="float" office:value="NaN">
                <text:p>NaN</text:p>
              </table:table-cell>
              <table:table-cell office:value-type="float" office:value="6.51999999999997">
                <text:p>6.51999999999997</text:p>
              </table:table-cell>
              <table:table-cell office:value-type="float" office:value="1.1">
                <text:p>1.1</text:p>
              </table:table-cell>
              <table:table-cell office:value-type="float" office:value="-55.6799999999998">
                <text:p>-55.6799999999998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0">
                <text:p>0</text:p>
              </table:table-cell>
              <table:table-cell office:value-type="float" office:value="48.2199999999998">
                <text:p>48.2199999999998</text:p>
              </table:table-cell>
              <table:table-cell office:value-type="float" office:value="NaN">
                <text:p>NaN</text:p>
              </table:table-cell>
              <table:table-cell office:value-type="float" office:value="6.53999999999997">
                <text:p>6.53999999999997</text:p>
              </table:table-cell>
              <table:table-cell office:value-type="float" office:value="1.1">
                <text:p>1.1</text:p>
              </table:table-cell>
              <table:table-cell office:value-type="float" office:value="-55.8599999999997">
                <text:p>-55.8599999999997</text:p>
              </table:table-cell>
            </table:table-row>
            <table:table-row>
              <table:table-cell office:value-type="float" office:value="4360">
                <text:p>4360</text:p>
              </table:table-cell>
              <table:table-cell office:value-type="float" office:value="0">
                <text:p>0</text:p>
              </table:table-cell>
              <table:table-cell office:value-type="float" office:value="48.3799999999998">
                <text:p>48.3799999999998</text:p>
              </table:table-cell>
              <table:table-cell office:value-type="float" office:value="NaN">
                <text:p>NaN</text:p>
              </table:table-cell>
              <table:table-cell office:value-type="float" office:value="6.55999999999997">
                <text:p>6.55999999999997</text:p>
              </table:table-cell>
              <table:table-cell office:value-type="float" office:value="1.1">
                <text:p>1.1</text:p>
              </table:table-cell>
              <table:table-cell office:value-type="float" office:value="-56.0399999999997">
                <text:p>-56.0399999999997</text:p>
              </table:table-cell>
            </table:table-row>
            <table:table-row>
              <table:table-cell office:value-type="float" office:value="4380">
                <text:p>4380</text:p>
              </table:table-cell>
              <table:table-cell office:value-type="float" office:value="0">
                <text:p>0</text:p>
              </table:table-cell>
              <table:table-cell office:value-type="float" office:value="48.5399999999998">
                <text:p>48.5399999999998</text:p>
              </table:table-cell>
              <table:table-cell office:value-type="float" office:value="NaN">
                <text:p>NaN</text:p>
              </table:table-cell>
              <table:table-cell office:value-type="float" office:value="6.57999999999997">
                <text:p>6.57999999999997</text:p>
              </table:table-cell>
              <table:table-cell office:value-type="float" office:value="1.1">
                <text:p>1.1</text:p>
              </table:table-cell>
              <table:table-cell office:value-type="float" office:value="-56.2199999999997">
                <text:p>-56.219999999999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  <table:table-cell office:value-type="float" office:value="48.6999999999998">
                <text:p>48.6999999999998</text:p>
              </table:table-cell>
              <table:table-cell office:value-type="float" office:value="NaN">
                <text:p>NaN</text:p>
              </table:table-cell>
              <table:table-cell office:value-type="float" office:value="6.59999999999997">
                <text:p>6.59999999999997</text:p>
              </table:table-cell>
              <table:table-cell office:value-type="float" office:value="1.1">
                <text:p>1.1</text:p>
              </table:table-cell>
              <table:table-cell office:value-type="float" office:value="-56.3999999999997">
                <text:p>-56.3999999999997</text:p>
              </table:table-cell>
            </table:table-row>
            <table:table-row>
              <table:table-cell office:value-type="float" office:value="4420">
                <text:p>4420</text:p>
              </table:table-cell>
              <table:table-cell office:value-type="float" office:value="0">
                <text:p>0</text:p>
              </table:table-cell>
              <table:table-cell office:value-type="float" office:value="48.8599999999998">
                <text:p>48.8599999999998</text:p>
              </table:table-cell>
              <table:table-cell office:value-type="float" office:value="NaN">
                <text:p>NaN</text:p>
              </table:table-cell>
              <table:table-cell office:value-type="float" office:value="6.61999999999997">
                <text:p>6.61999999999997</text:p>
              </table:table-cell>
              <table:table-cell office:value-type="float" office:value="1.1">
                <text:p>1.1</text:p>
              </table:table-cell>
              <table:table-cell office:value-type="float" office:value="-56.5799999999997">
                <text:p>-56.5799999999997</text:p>
              </table:table-cell>
            </table:table-row>
            <table:table-row>
              <table:table-cell office:value-type="float" office:value="4440">
                <text:p>4440</text:p>
              </table:table-cell>
              <table:table-cell office:value-type="float" office:value="0">
                <text:p>0</text:p>
              </table:table-cell>
              <table:table-cell office:value-type="float" office:value="49.0199999999998">
                <text:p>49.0199999999998</text:p>
              </table:table-cell>
              <table:table-cell office:value-type="float" office:value="NaN">
                <text:p>NaN</text:p>
              </table:table-cell>
              <table:table-cell office:value-type="float" office:value="6.63999999999997">
                <text:p>6.63999999999997</text:p>
              </table:table-cell>
              <table:table-cell office:value-type="float" office:value="1.1">
                <text:p>1.1</text:p>
              </table:table-cell>
              <table:table-cell office:value-type="float" office:value="-56.7599999999997">
                <text:p>-56.7599999999997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0">
                <text:p>0</text:p>
              </table:table-cell>
              <table:table-cell office:value-type="float" office:value="49.1799999999998">
                <text:p>49.1799999999998</text:p>
              </table:table-cell>
              <table:table-cell office:value-type="float" office:value="NaN">
                <text:p>NaN</text:p>
              </table:table-cell>
              <table:table-cell office:value-type="float" office:value="6.65999999999997">
                <text:p>6.65999999999997</text:p>
              </table:table-cell>
              <table:table-cell office:value-type="float" office:value="1.1">
                <text:p>1.1</text:p>
              </table:table-cell>
              <table:table-cell office:value-type="float" office:value="-56.9399999999997">
                <text:p>-56.9399999999997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0">
                <text:p>0</text:p>
              </table:table-cell>
              <table:table-cell office:value-type="float" office:value="49.3399999999997">
                <text:p>49.3399999999997</text:p>
              </table:table-cell>
              <table:table-cell office:value-type="float" office:value="NaN">
                <text:p>NaN</text:p>
              </table:table-cell>
              <table:table-cell office:value-type="float" office:value="6.67999999999997">
                <text:p>6.67999999999997</text:p>
              </table:table-cell>
              <table:table-cell office:value-type="float" office:value="1.1">
                <text:p>1.1</text:p>
              </table:table-cell>
              <table:table-cell office:value-type="float" office:value="-57.1199999999997">
                <text:p>-57.1199999999997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">
                <text:p>0</text:p>
              </table:table-cell>
              <table:table-cell office:value-type="float" office:value="49.4999999999997">
                <text:p>49.4999999999997</text:p>
              </table:table-cell>
              <table:table-cell office:value-type="float" office:value="NaN">
                <text:p>NaN</text:p>
              </table:table-cell>
              <table:table-cell office:value-type="float" office:value="6.69999999999997">
                <text:p>6.69999999999997</text:p>
              </table:table-cell>
              <table:table-cell office:value-type="float" office:value="1.1">
                <text:p>1.1</text:p>
              </table:table-cell>
              <table:table-cell office:value-type="float" office:value="-57.2999999999997">
                <text:p>-57.2999999999997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0">
                <text:p>0</text:p>
              </table:table-cell>
              <table:table-cell office:value-type="float" office:value="49.6599999999997">
                <text:p>49.6599999999997</text:p>
              </table:table-cell>
              <table:table-cell office:value-type="float" office:value="NaN">
                <text:p>NaN</text:p>
              </table:table-cell>
              <table:table-cell office:value-type="float" office:value="6.71999999999997">
                <text:p>6.71999999999997</text:p>
              </table:table-cell>
              <table:table-cell office:value-type="float" office:value="1.1">
                <text:p>1.1</text:p>
              </table:table-cell>
              <table:table-cell office:value-type="float" office:value="-57.4799999999997">
                <text:p>-57.4799999999997</text:p>
              </table:table-cell>
            </table:table-row>
            <table:table-row>
              <table:table-cell office:value-type="float" office:value="4540">
                <text:p>4540</text:p>
              </table:table-cell>
              <table:table-cell office:value-type="float" office:value="0">
                <text:p>0</text:p>
              </table:table-cell>
              <table:table-cell office:value-type="float" office:value="49.8199999999997">
                <text:p>49.8199999999997</text:p>
              </table:table-cell>
              <table:table-cell office:value-type="float" office:value="NaN">
                <text:p>NaN</text:p>
              </table:table-cell>
              <table:table-cell office:value-type="float" office:value="6.73999999999997">
                <text:p>6.73999999999997</text:p>
              </table:table-cell>
              <table:table-cell office:value-type="float" office:value="1.1">
                <text:p>1.1</text:p>
              </table:table-cell>
              <table:table-cell office:value-type="float" office:value="-57.6599999999997">
                <text:p>-57.6599999999997</text:p>
              </table:table-cell>
            </table:table-row>
            <table:table-row>
              <table:table-cell office:value-type="float" office:value="4560">
                <text:p>4560</text:p>
              </table:table-cell>
              <table:table-cell office:value-type="float" office:value="0">
                <text:p>0</text:p>
              </table:table-cell>
              <table:table-cell office:value-type="float" office:value="49.9799999999997">
                <text:p>49.9799999999997</text:p>
              </table:table-cell>
              <table:table-cell office:value-type="float" office:value="NaN">
                <text:p>NaN</text:p>
              </table:table-cell>
              <table:table-cell office:value-type="float" office:value="6.75999999999997">
                <text:p>6.75999999999997</text:p>
              </table:table-cell>
              <table:table-cell office:value-type="float" office:value="1.1">
                <text:p>1.1</text:p>
              </table:table-cell>
              <table:table-cell office:value-type="float" office:value="-57.8399999999997">
                <text:p>-57.8399999999997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0">
                <text:p>0</text:p>
              </table:table-cell>
              <table:table-cell office:value-type="float" office:value="50.1399999999997">
                <text:p>50.1399999999997</text:p>
              </table:table-cell>
              <table:table-cell office:value-type="float" office:value="NaN">
                <text:p>NaN</text:p>
              </table:table-cell>
              <table:table-cell office:value-type="float" office:value="6.77999999999997">
                <text:p>6.77999999999997</text:p>
              </table:table-cell>
              <table:table-cell office:value-type="float" office:value="1.1">
                <text:p>1.1</text:p>
              </table:table-cell>
              <table:table-cell office:value-type="float" office:value="-58.0199999999997">
                <text:p>-58.0199999999997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">
                <text:p>0</text:p>
              </table:table-cell>
              <table:table-cell office:value-type="float" office:value="50.2999999999997">
                <text:p>50.2999999999997</text:p>
              </table:table-cell>
              <table:table-cell office:value-type="float" office:value="NaN">
                <text:p>NaN</text:p>
              </table:table-cell>
              <table:table-cell office:value-type="float" office:value="6.79999999999997">
                <text:p>6.79999999999997</text:p>
              </table:table-cell>
              <table:table-cell office:value-type="float" office:value="1.1">
                <text:p>1.1</text:p>
              </table:table-cell>
              <table:table-cell office:value-type="float" office:value="-58.1999999999997">
                <text:p>-58.1999999999997</text:p>
              </table:table-cell>
            </table:table-row>
            <table:table-row>
              <table:table-cell office:value-type="float" office:value="4620">
                <text:p>4620</text:p>
              </table:table-cell>
              <table:table-cell office:value-type="float" office:value="0">
                <text:p>0</text:p>
              </table:table-cell>
              <table:table-cell office:value-type="float" office:value="50.4599999999997">
                <text:p>50.4599999999997</text:p>
              </table:table-cell>
              <table:table-cell office:value-type="float" office:value="NaN">
                <text:p>NaN</text:p>
              </table:table-cell>
              <table:table-cell office:value-type="float" office:value="6.81999999999997">
                <text:p>6.81999999999997</text:p>
              </table:table-cell>
              <table:table-cell office:value-type="float" office:value="1.1">
                <text:p>1.1</text:p>
              </table:table-cell>
              <table:table-cell office:value-type="float" office:value="-58.3799999999997">
                <text:p>-58.3799999999997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0">
                <text:p>0</text:p>
              </table:table-cell>
              <table:table-cell office:value-type="float" office:value="50.6199999999997">
                <text:p>50.6199999999997</text:p>
              </table:table-cell>
              <table:table-cell office:value-type="float" office:value="NaN">
                <text:p>NaN</text:p>
              </table:table-cell>
              <table:table-cell office:value-type="float" office:value="6.83999999999997">
                <text:p>6.83999999999997</text:p>
              </table:table-cell>
              <table:table-cell office:value-type="float" office:value="1.1">
                <text:p>1.1</text:p>
              </table:table-cell>
              <table:table-cell office:value-type="float" office:value="-58.5599999999997">
                <text:p>-58.5599999999997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0">
                <text:p>0</text:p>
              </table:table-cell>
              <table:table-cell office:value-type="float" office:value="50.7799999999997">
                <text:p>50.7799999999997</text:p>
              </table:table-cell>
              <table:table-cell office:value-type="float" office:value="NaN">
                <text:p>NaN</text:p>
              </table:table-cell>
              <table:table-cell office:value-type="float" office:value="6.85999999999997">
                <text:p>6.85999999999997</text:p>
              </table:table-cell>
              <table:table-cell office:value-type="float" office:value="1.1">
                <text:p>1.1</text:p>
              </table:table-cell>
              <table:table-cell office:value-type="float" office:value="-58.7399999999997">
                <text:p>-58.7399999999997</text:p>
              </table:table-cell>
            </table:table-row>
            <table:table-row>
              <table:table-cell office:value-type="float" office:value="4680">
                <text:p>4680</text:p>
              </table:table-cell>
              <table:table-cell office:value-type="float" office:value="0">
                <text:p>0</text:p>
              </table:table-cell>
              <table:table-cell office:value-type="float" office:value="50.9399999999997">
                <text:p>50.9399999999997</text:p>
              </table:table-cell>
              <table:table-cell office:value-type="float" office:value="NaN">
                <text:p>NaN</text:p>
              </table:table-cell>
              <table:table-cell office:value-type="float" office:value="6.87999999999996">
                <text:p>6.87999999999996</text:p>
              </table:table-cell>
              <table:table-cell office:value-type="float" office:value="1.1">
                <text:p>1.1</text:p>
              </table:table-cell>
              <table:table-cell office:value-type="float" office:value="-58.9199999999997">
                <text:p>-58.9199999999997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">
                <text:p>0</text:p>
              </table:table-cell>
              <table:table-cell office:value-type="float" office:value="51.0999999999997">
                <text:p>51.0999999999997</text:p>
              </table:table-cell>
              <table:table-cell office:value-type="float" office:value="NaN">
                <text:p>NaN</text:p>
              </table:table-cell>
              <table:table-cell office:value-type="float" office:value="6.89999999999996">
                <text:p>6.89999999999996</text:p>
              </table:table-cell>
              <table:table-cell office:value-type="float" office:value="1.1">
                <text:p>1.1</text:p>
              </table:table-cell>
              <table:table-cell office:value-type="float" office:value="-59.0999999999997">
                <text:p>-59.0999999999997</text:p>
              </table:table-cell>
            </table:table-row>
            <table:table-row>
              <table:table-cell office:value-type="float" office:value="4720">
                <text:p>4720</text:p>
              </table:table-cell>
              <table:table-cell office:value-type="float" office:value="0">
                <text:p>0</text:p>
              </table:table-cell>
              <table:table-cell office:value-type="float" office:value="51.2599999999997">
                <text:p>51.2599999999997</text:p>
              </table:table-cell>
              <table:table-cell office:value-type="float" office:value="NaN">
                <text:p>NaN</text:p>
              </table:table-cell>
              <table:table-cell office:value-type="float" office:value="6.91999999999996">
                <text:p>6.91999999999996</text:p>
              </table:table-cell>
              <table:table-cell office:value-type="float" office:value="1.1">
                <text:p>1.1</text:p>
              </table:table-cell>
              <table:table-cell office:value-type="float" office:value="-59.2799999999997">
                <text:p>-59.2799999999997</text:p>
              </table:table-cell>
            </table:table-row>
            <table:table-row>
              <table:table-cell office:value-type="float" office:value="4740">
                <text:p>4740</text:p>
              </table:table-cell>
              <table:table-cell office:value-type="float" office:value="0">
                <text:p>0</text:p>
              </table:table-cell>
              <table:table-cell office:value-type="float" office:value="51.4199999999997">
                <text:p>51.4199999999997</text:p>
              </table:table-cell>
              <table:table-cell office:value-type="float" office:value="NaN">
                <text:p>NaN</text:p>
              </table:table-cell>
              <table:table-cell office:value-type="float" office:value="6.93999999999996">
                <text:p>6.93999999999996</text:p>
              </table:table-cell>
              <table:table-cell office:value-type="float" office:value="1.1">
                <text:p>1.1</text:p>
              </table:table-cell>
              <table:table-cell office:value-type="float" office:value="-59.4599999999997">
                <text:p>-59.4599999999997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0">
                <text:p>0</text:p>
              </table:table-cell>
              <table:table-cell office:value-type="float" office:value="51.5799999999997">
                <text:p>51.5799999999997</text:p>
              </table:table-cell>
              <table:table-cell office:value-type="float" office:value="NaN">
                <text:p>NaN</text:p>
              </table:table-cell>
              <table:table-cell office:value-type="float" office:value="6.95999999999996">
                <text:p>6.95999999999996</text:p>
              </table:table-cell>
              <table:table-cell office:value-type="float" office:value="1.1">
                <text:p>1.1</text:p>
              </table:table-cell>
              <table:table-cell office:value-type="float" office:value="-59.6399999999997">
                <text:p>-59.6399999999997</text:p>
              </table:table-cell>
            </table:table-row>
            <table:table-row>
              <table:table-cell office:value-type="float" office:value="4780">
                <text:p>4780</text:p>
              </table:table-cell>
              <table:table-cell office:value-type="float" office:value="0">
                <text:p>0</text:p>
              </table:table-cell>
              <table:table-cell office:value-type="float" office:value="51.7399999999997">
                <text:p>51.7399999999997</text:p>
              </table:table-cell>
              <table:table-cell office:value-type="float" office:value="NaN">
                <text:p>NaN</text:p>
              </table:table-cell>
              <table:table-cell office:value-type="float" office:value="6.97999999999996">
                <text:p>6.97999999999996</text:p>
              </table:table-cell>
              <table:table-cell office:value-type="float" office:value="1.1">
                <text:p>1.1</text:p>
              </table:table-cell>
              <table:table-cell office:value-type="float" office:value="-59.8199999999997">
                <text:p>-59.8199999999997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">
                <text:p>0</text:p>
              </table:table-cell>
              <table:table-cell office:value-type="float" office:value="51.8999999999997">
                <text:p>51.8999999999997</text:p>
              </table:table-cell>
              <table:table-cell office:value-type="float" office:value="NaN">
                <text:p>NaN</text:p>
              </table:table-cell>
              <table:table-cell office:value-type="float" office:value="6.99999999999996">
                <text:p>6.99999999999996</text:p>
              </table:table-cell>
              <table:table-cell office:value-type="float" office:value="1.1">
                <text:p>1.1</text:p>
              </table:table-cell>
              <table:table-cell office:value-type="float" office:value="-59.9999999999997">
                <text:p>-59.9999999999997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0">
                <text:p>0</text:p>
              </table:table-cell>
              <table:table-cell office:value-type="float" office:value="52.0599999999997">
                <text:p>52.0599999999997</text:p>
              </table:table-cell>
              <table:table-cell office:value-type="float" office:value="NaN">
                <text:p>NaN</text:p>
              </table:table-cell>
              <table:table-cell office:value-type="float" office:value="7.01999999999996">
                <text:p>7.01999999999996</text:p>
              </table:table-cell>
              <table:table-cell office:value-type="float" office:value="1.1">
                <text:p>1.1</text:p>
              </table:table-cell>
              <table:table-cell office:value-type="float" office:value="-60.1799999999997">
                <text:p>-60.1799999999997</text:p>
              </table:table-cell>
            </table:table-row>
            <table:table-row>
              <table:table-cell office:value-type="float" office:value="4840">
                <text:p>4840</text:p>
              </table:table-cell>
              <table:table-cell office:value-type="float" office:value="0">
                <text:p>0</text:p>
              </table:table-cell>
              <table:table-cell office:value-type="float" office:value="52.2199999999997">
                <text:p>52.2199999999997</text:p>
              </table:table-cell>
              <table:table-cell office:value-type="float" office:value="NaN">
                <text:p>NaN</text:p>
              </table:table-cell>
              <table:table-cell office:value-type="float" office:value="7.03999999999996">
                <text:p>7.03999999999996</text:p>
              </table:table-cell>
              <table:table-cell office:value-type="float" office:value="1.1">
                <text:p>1.1</text:p>
              </table:table-cell>
              <table:table-cell office:value-type="float" office:value="-60.3599999999996">
                <text:p>-60.3599999999996</text:p>
              </table:table-cell>
            </table:table-row>
            <table:table-row>
              <table:table-cell office:value-type="float" office:value="4860">
                <text:p>4860</text:p>
              </table:table-cell>
              <table:table-cell office:value-type="float" office:value="0">
                <text:p>0</text:p>
              </table:table-cell>
              <table:table-cell office:value-type="float" office:value="52.3799999999997">
                <text:p>52.3799999999997</text:p>
              </table:table-cell>
              <table:table-cell office:value-type="float" office:value="NaN">
                <text:p>NaN</text:p>
              </table:table-cell>
              <table:table-cell office:value-type="float" office:value="7.05999999999996">
                <text:p>7.05999999999996</text:p>
              </table:table-cell>
              <table:table-cell office:value-type="float" office:value="1.1">
                <text:p>1.1</text:p>
              </table:table-cell>
              <table:table-cell office:value-type="float" office:value="-60.5399999999997">
                <text:p>-60.5399999999997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0">
                <text:p>0</text:p>
              </table:table-cell>
              <table:table-cell office:value-type="float" office:value="52.5399999999997">
                <text:p>52.5399999999997</text:p>
              </table:table-cell>
              <table:table-cell office:value-type="float" office:value="NaN">
                <text:p>NaN</text:p>
              </table:table-cell>
              <table:table-cell office:value-type="float" office:value="7.07999999999996">
                <text:p>7.07999999999996</text:p>
              </table:table-cell>
              <table:table-cell office:value-type="float" office:value="1.1">
                <text:p>1.1</text:p>
              </table:table-cell>
              <table:table-cell office:value-type="float" office:value="-60.7199999999996">
                <text:p>-60.719999999999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">
                <text:p>0</text:p>
              </table:table-cell>
              <table:table-cell office:value-type="float" office:value="52.6999999999997">
                <text:p>52.6999999999997</text:p>
              </table:table-cell>
              <table:table-cell office:value-type="float" office:value="NaN">
                <text:p>NaN</text:p>
              </table:table-cell>
              <table:table-cell office:value-type="float" office:value="7.09999999999996">
                <text:p>7.09999999999996</text:p>
              </table:table-cell>
              <table:table-cell office:value-type="float" office:value="1.1">
                <text:p>1.1</text:p>
              </table:table-cell>
              <table:table-cell office:value-type="float" office:value="-60.8999999999996">
                <text:p>-60.8999999999996</text:p>
              </table:table-cell>
            </table:table-row>
            <table:table-row>
              <table:table-cell office:value-type="float" office:value="4920">
                <text:p>4920</text:p>
              </table:table-cell>
              <table:table-cell office:value-type="float" office:value="0">
                <text:p>0</text:p>
              </table:table-cell>
              <table:table-cell office:value-type="float" office:value="52.8599999999997">
                <text:p>52.8599999999997</text:p>
              </table:table-cell>
              <table:table-cell office:value-type="float" office:value="NaN">
                <text:p>NaN</text:p>
              </table:table-cell>
              <table:table-cell office:value-type="float" office:value="7.11999999999996">
                <text:p>7.11999999999996</text:p>
              </table:table-cell>
              <table:table-cell office:value-type="float" office:value="1.1">
                <text:p>1.1</text:p>
              </table:table-cell>
              <table:table-cell office:value-type="float" office:value="-61.0799999999996">
                <text:p>-61.0799999999996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0">
                <text:p>0</text:p>
              </table:table-cell>
              <table:table-cell office:value-type="float" office:value="53.0199999999997">
                <text:p>53.0199999999997</text:p>
              </table:table-cell>
              <table:table-cell office:value-type="float" office:value="NaN">
                <text:p>NaN</text:p>
              </table:table-cell>
              <table:table-cell office:value-type="float" office:value="7.13999999999996">
                <text:p>7.13999999999996</text:p>
              </table:table-cell>
              <table:table-cell office:value-type="float" office:value="1.1">
                <text:p>1.1</text:p>
              </table:table-cell>
              <table:table-cell office:value-type="float" office:value="-61.2599999999996">
                <text:p>-61.2599999999996</text:p>
              </table:table-cell>
            </table:table-row>
            <table:table-row>
              <table:table-cell office:value-type="float" office:value="4960">
                <text:p>4960</text:p>
              </table:table-cell>
              <table:table-cell office:value-type="float" office:value="0">
                <text:p>0</text:p>
              </table:table-cell>
              <table:table-cell office:value-type="float" office:value="53.1799999999997">
                <text:p>53.1799999999997</text:p>
              </table:table-cell>
              <table:table-cell office:value-type="float" office:value="NaN">
                <text:p>NaN</text:p>
              </table:table-cell>
              <table:table-cell office:value-type="float" office:value="7.15999999999996">
                <text:p>7.15999999999996</text:p>
              </table:table-cell>
              <table:table-cell office:value-type="float" office:value="1.1">
                <text:p>1.1</text:p>
              </table:table-cell>
              <table:table-cell office:value-type="float" office:value="-61.4399999999996">
                <text:p>-61.4399999999996</text:p>
              </table:table-cell>
            </table:table-row>
            <table:table-row>
              <table:table-cell office:value-type="float" office:value="4980">
                <text:p>4980</text:p>
              </table:table-cell>
              <table:table-cell office:value-type="float" office:value="0">
                <text:p>0</text:p>
              </table:table-cell>
              <table:table-cell office:value-type="float" office:value="53.3399999999997">
                <text:p>53.3399999999997</text:p>
              </table:table-cell>
              <table:table-cell office:value-type="float" office:value="NaN">
                <text:p>NaN</text:p>
              </table:table-cell>
              <table:table-cell office:value-type="float" office:value="7.17999999999996">
                <text:p>7.17999999999996</text:p>
              </table:table-cell>
              <table:table-cell office:value-type="float" office:value="1.1">
                <text:p>1.1</text:p>
              </table:table-cell>
              <table:table-cell office:value-type="float" office:value="-61.6199999999996">
                <text:p>-61.619999999999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53.4999999999997">
                <text:p>53.4999999999997</text:p>
              </table:table-cell>
              <table:table-cell office:value-type="float" office:value="NaN">
                <text:p>NaN</text:p>
              </table:table-cell>
              <table:table-cell office:value-type="float" office:value="7.19999999999996">
                <text:p>7.19999999999996</text:p>
              </table:table-cell>
              <table:table-cell office:value-type="float" office:value="1.1">
                <text:p>1.1</text:p>
              </table:table-cell>
              <table:table-cell office:value-type="float" office:value="-61.7999999999996">
                <text:p>-61.7999999999996</text:p>
              </table:table-cell>
            </table:table-row>
            <table:table-row>
              <table:table-cell office:value-type="float" office:value="5020">
                <text:p>5020</text:p>
              </table:table-cell>
              <table:table-cell office:value-type="float" office:value="0">
                <text:p>0</text:p>
              </table:table-cell>
              <table:table-cell office:value-type="float" office:value="53.6599999999997">
                <text:p>53.6599999999997</text:p>
              </table:table-cell>
              <table:table-cell office:value-type="float" office:value="NaN">
                <text:p>NaN</text:p>
              </table:table-cell>
              <table:table-cell office:value-type="float" office:value="7.21999999999996">
                <text:p>7.21999999999996</text:p>
              </table:table-cell>
              <table:table-cell office:value-type="float" office:value="1.9">
                <text:p>1.9</text:p>
              </table:table-cell>
              <table:table-cell office:value-type="float" office:value="-62.7799999999996">
                <text:p>-62.7799999999996</text:p>
              </table:table-cell>
            </table:table-row>
            <table:table-row>
              <table:table-cell office:value-type="float" office:value="5040">
                <text:p>5040</text:p>
              </table:table-cell>
              <table:table-cell office:value-type="float" office:value="0">
                <text:p>0</text:p>
              </table:table-cell>
              <table:table-cell office:value-type="float" office:value="53.8199999999997">
                <text:p>53.8199999999997</text:p>
              </table:table-cell>
              <table:table-cell office:value-type="float" office:value="NaN">
                <text:p>NaN</text:p>
              </table:table-cell>
              <table:table-cell office:value-type="float" office:value="7.23999999999996">
                <text:p>7.23999999999996</text:p>
              </table:table-cell>
              <table:table-cell office:value-type="float" office:value="1.9">
                <text:p>1.9</text:p>
              </table:table-cell>
              <table:table-cell office:value-type="float" office:value="-62.9599999999996">
                <text:p>-62.9599999999996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0">
                <text:p>0</text:p>
              </table:table-cell>
              <table:table-cell office:value-type="float" office:value="53.9799999999997">
                <text:p>53.9799999999997</text:p>
              </table:table-cell>
              <table:table-cell office:value-type="float" office:value="NaN">
                <text:p>NaN</text:p>
              </table:table-cell>
              <table:table-cell office:value-type="float" office:value="7.25999999999996">
                <text:p>7.25999999999996</text:p>
              </table:table-cell>
              <table:table-cell office:value-type="float" office:value="1.9">
                <text:p>1.9</text:p>
              </table:table-cell>
              <table:table-cell office:value-type="float" office:value="-63.1399999999996">
                <text:p>-63.1399999999996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0">
                <text:p>0</text:p>
              </table:table-cell>
              <table:table-cell office:value-type="float" office:value="54.1399999999996">
                <text:p>54.1399999999996</text:p>
              </table:table-cell>
              <table:table-cell office:value-type="float" office:value="NaN">
                <text:p>NaN</text:p>
              </table:table-cell>
              <table:table-cell office:value-type="float" office:value="7.27999999999996">
                <text:p>7.27999999999996</text:p>
              </table:table-cell>
              <table:table-cell office:value-type="float" office:value="1.9">
                <text:p>1.9</text:p>
              </table:table-cell>
              <table:table-cell office:value-type="float" office:value="-63.3199999999996">
                <text:p>-63.3199999999996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">
                <text:p>0</text:p>
              </table:table-cell>
              <table:table-cell office:value-type="float" office:value="54.2999999999996">
                <text:p>54.2999999999996</text:p>
              </table:table-cell>
              <table:table-cell office:value-type="float" office:value="NaN">
                <text:p>NaN</text:p>
              </table:table-cell>
              <table:table-cell office:value-type="float" office:value="7.29999999999996">
                <text:p>7.29999999999996</text:p>
              </table:table-cell>
              <table:table-cell office:value-type="float" office:value="1.9">
                <text:p>1.9</text:p>
              </table:table-cell>
              <table:table-cell office:value-type="float" office:value="-63.4999999999996">
                <text:p>-63.499999999999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0">
                <text:p>0</text:p>
              </table:table-cell>
              <table:table-cell office:value-type="float" office:value="54.4599999999996">
                <text:p>54.4599999999996</text:p>
              </table:table-cell>
              <table:table-cell office:value-type="float" office:value="NaN">
                <text:p>NaN</text:p>
              </table:table-cell>
              <table:table-cell office:value-type="float" office:value="7.31999999999996">
                <text:p>7.31999999999996</text:p>
              </table:table-cell>
              <table:table-cell office:value-type="float" office:value="1.9">
                <text:p>1.9</text:p>
              </table:table-cell>
              <table:table-cell office:value-type="float" office:value="-63.6799999999996">
                <text:p>-63.6799999999996</text:p>
              </table:table-cell>
            </table:table-row>
            <table:table-row>
              <table:table-cell office:value-type="float" office:value="5140">
                <text:p>5140</text:p>
              </table:table-cell>
              <table:table-cell office:value-type="float" office:value="0">
                <text:p>0</text:p>
              </table:table-cell>
              <table:table-cell office:value-type="float" office:value="54.6199999999996">
                <text:p>54.6199999999996</text:p>
              </table:table-cell>
              <table:table-cell office:value-type="float" office:value="NaN">
                <text:p>NaN</text:p>
              </table:table-cell>
              <table:table-cell office:value-type="float" office:value="7.33999999999995">
                <text:p>7.33999999999995</text:p>
              </table:table-cell>
              <table:table-cell office:value-type="float" office:value="1.9">
                <text:p>1.9</text:p>
              </table:table-cell>
              <table:table-cell office:value-type="float" office:value="-63.8599999999996">
                <text:p>-63.8599999999996</text:p>
              </table:table-cell>
            </table:table-row>
            <table:table-row>
              <table:table-cell office:value-type="float" office:value="5160">
                <text:p>5160</text:p>
              </table:table-cell>
              <table:table-cell office:value-type="float" office:value="0">
                <text:p>0</text:p>
              </table:table-cell>
              <table:table-cell office:value-type="float" office:value="54.7799999999996">
                <text:p>54.7799999999996</text:p>
              </table:table-cell>
              <table:table-cell office:value-type="float" office:value="NaN">
                <text:p>NaN</text:p>
              </table:table-cell>
              <table:table-cell office:value-type="float" office:value="7.35999999999995">
                <text:p>7.35999999999995</text:p>
              </table:table-cell>
              <table:table-cell office:value-type="float" office:value="1.9">
                <text:p>1.9</text:p>
              </table:table-cell>
              <table:table-cell office:value-type="float" office:value="-64.0399999999996">
                <text:p>-64.0399999999996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0">
                <text:p>0</text:p>
              </table:table-cell>
              <table:table-cell office:value-type="float" office:value="54.9399999999996">
                <text:p>54.9399999999996</text:p>
              </table:table-cell>
              <table:table-cell office:value-type="float" office:value="NaN">
                <text:p>NaN</text:p>
              </table:table-cell>
              <table:table-cell office:value-type="float" office:value="7.37999999999995">
                <text:p>7.37999999999995</text:p>
              </table:table-cell>
              <table:table-cell office:value-type="float" office:value="1.9">
                <text:p>1.9</text:p>
              </table:table-cell>
              <table:table-cell office:value-type="float" office:value="-64.2199999999996">
                <text:p>-64.2199999999996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">
                <text:p>0</text:p>
              </table:table-cell>
              <table:table-cell office:value-type="float" office:value="55.0999999999996">
                <text:p>55.0999999999996</text:p>
              </table:table-cell>
              <table:table-cell office:value-type="float" office:value="NaN">
                <text:p>NaN</text:p>
              </table:table-cell>
              <table:table-cell office:value-type="float" office:value="7.39999999999995">
                <text:p>7.39999999999995</text:p>
              </table:table-cell>
              <table:table-cell office:value-type="float" office:value="1.9">
                <text:p>1.9</text:p>
              </table:table-cell>
              <table:table-cell office:value-type="float" office:value="-64.3999999999996">
                <text:p>-64.3999999999996</text:p>
              </table:table-cell>
            </table:table-row>
            <table:table-row>
              <table:table-cell office:value-type="float" office:value="5220">
                <text:p>5220</text:p>
              </table:table-cell>
              <table:table-cell office:value-type="float" office:value="0">
                <text:p>0</text:p>
              </table:table-cell>
              <table:table-cell office:value-type="float" office:value="55.2599999999996">
                <text:p>55.2599999999996</text:p>
              </table:table-cell>
              <table:table-cell office:value-type="float" office:value="NaN">
                <text:p>NaN</text:p>
              </table:table-cell>
              <table:table-cell office:value-type="float" office:value="7.41999999999995">
                <text:p>7.41999999999995</text:p>
              </table:table-cell>
              <table:table-cell office:value-type="float" office:value="1.9">
                <text:p>1.9</text:p>
              </table:table-cell>
              <table:table-cell office:value-type="float" office:value="-64.5799999999996">
                <text:p>-64.5799999999996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0">
                <text:p>0</text:p>
              </table:table-cell>
              <table:table-cell office:value-type="float" office:value="55.4199999999996">
                <text:p>55.4199999999996</text:p>
              </table:table-cell>
              <table:table-cell office:value-type="float" office:value="NaN">
                <text:p>NaN</text:p>
              </table:table-cell>
              <table:table-cell office:value-type="float" office:value="7.43999999999995">
                <text:p>7.43999999999995</text:p>
              </table:table-cell>
              <table:table-cell office:value-type="float" office:value="1.9">
                <text:p>1.9</text:p>
              </table:table-cell>
              <table:table-cell office:value-type="float" office:value="-64.7599999999996">
                <text:p>-64.7599999999996</text:p>
              </table:table-cell>
            </table:table-row>
            <table:table-row>
              <table:table-cell office:value-type="float" office:value="5260">
                <text:p>5260</text:p>
              </table:table-cell>
              <table:table-cell office:value-type="float" office:value="0">
                <text:p>0</text:p>
              </table:table-cell>
              <table:table-cell office:value-type="float" office:value="55.5799999999996">
                <text:p>55.5799999999996</text:p>
              </table:table-cell>
              <table:table-cell office:value-type="float" office:value="NaN">
                <text:p>NaN</text:p>
              </table:table-cell>
              <table:table-cell office:value-type="float" office:value="7.45999999999995">
                <text:p>7.45999999999995</text:p>
              </table:table-cell>
              <table:table-cell office:value-type="float" office:value="1.9">
                <text:p>1.9</text:p>
              </table:table-cell>
              <table:table-cell office:value-type="float" office:value="-64.9399999999996">
                <text:p>-64.9399999999996</text:p>
              </table:table-cell>
            </table:table-row>
            <table:table-row>
              <table:table-cell office:value-type="float" office:value="5280">
                <text:p>5280</text:p>
              </table:table-cell>
              <table:table-cell office:value-type="float" office:value="0">
                <text:p>0</text:p>
              </table:table-cell>
              <table:table-cell office:value-type="float" office:value="55.7399999999996">
                <text:p>55.7399999999996</text:p>
              </table:table-cell>
              <table:table-cell office:value-type="float" office:value="NaN">
                <text:p>NaN</text:p>
              </table:table-cell>
              <table:table-cell office:value-type="float" office:value="7.47999999999995">
                <text:p>7.47999999999995</text:p>
              </table:table-cell>
              <table:table-cell office:value-type="float" office:value="1.9">
                <text:p>1.9</text:p>
              </table:table-cell>
              <table:table-cell office:value-type="float" office:value="-65.1199999999996">
                <text:p>-65.119999999999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">
                <text:p>0</text:p>
              </table:table-cell>
              <table:table-cell office:value-type="float" office:value="55.8999999999996">
                <text:p>55.8999999999996</text:p>
              </table:table-cell>
              <table:table-cell office:value-type="float" office:value="NaN">
                <text:p>NaN</text:p>
              </table:table-cell>
              <table:table-cell office:value-type="float" office:value="7.49999999999995">
                <text:p>7.49999999999995</text:p>
              </table:table-cell>
              <table:table-cell office:value-type="float" office:value="1.9">
                <text:p>1.9</text:p>
              </table:table-cell>
              <table:table-cell office:value-type="float" office:value="-65.2999999999996">
                <text:p>-65.2999999999996</text:p>
              </table:table-cell>
            </table:table-row>
            <table:table-row>
              <table:table-cell office:value-type="float" office:value="5320">
                <text:p>5320</text:p>
              </table:table-cell>
              <table:table-cell office:value-type="float" office:value="0">
                <text:p>0</text:p>
              </table:table-cell>
              <table:table-cell office:value-type="float" office:value="56.0599999999996">
                <text:p>56.0599999999996</text:p>
              </table:table-cell>
              <table:table-cell office:value-type="float" office:value="NaN">
                <text:p>NaN</text:p>
              </table:table-cell>
              <table:table-cell office:value-type="float" office:value="7.51999999999995">
                <text:p>7.51999999999995</text:p>
              </table:table-cell>
              <table:table-cell office:value-type="float" office:value="1.9">
                <text:p>1.9</text:p>
              </table:table-cell>
              <table:table-cell office:value-type="float" office:value="-65.4799999999996">
                <text:p>-65.4799999999996</text:p>
              </table:table-cell>
            </table:table-row>
            <table:table-row>
              <table:table-cell office:value-type="float" office:value="5340">
                <text:p>5340</text:p>
              </table:table-cell>
              <table:table-cell office:value-type="float" office:value="0">
                <text:p>0</text:p>
              </table:table-cell>
              <table:table-cell office:value-type="float" office:value="56.2199999999996">
                <text:p>56.2199999999996</text:p>
              </table:table-cell>
              <table:table-cell office:value-type="float" office:value="NaN">
                <text:p>NaN</text:p>
              </table:table-cell>
              <table:table-cell office:value-type="float" office:value="7.53999999999995">
                <text:p>7.53999999999995</text:p>
              </table:table-cell>
              <table:table-cell office:value-type="float" office:value="1.9">
                <text:p>1.9</text:p>
              </table:table-cell>
              <table:table-cell office:value-type="float" office:value="-65.6599999999996">
                <text:p>-65.6599999999996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0">
                <text:p>0</text:p>
              </table:table-cell>
              <table:table-cell office:value-type="float" office:value="56.3799999999996">
                <text:p>56.3799999999996</text:p>
              </table:table-cell>
              <table:table-cell office:value-type="float" office:value="NaN">
                <text:p>NaN</text:p>
              </table:table-cell>
              <table:table-cell office:value-type="float" office:value="7.55999999999995">
                <text:p>7.55999999999995</text:p>
              </table:table-cell>
              <table:table-cell office:value-type="float" office:value="1.9">
                <text:p>1.9</text:p>
              </table:table-cell>
              <table:table-cell office:value-type="float" office:value="-65.8399999999996">
                <text:p>-65.8399999999996</text:p>
              </table:table-cell>
            </table:table-row>
            <table:table-row>
              <table:table-cell office:value-type="float" office:value="5380">
                <text:p>5380</text:p>
              </table:table-cell>
              <table:table-cell office:value-type="float" office:value="0">
                <text:p>0</text:p>
              </table:table-cell>
              <table:table-cell office:value-type="float" office:value="56.5399999999996">
                <text:p>56.5399999999996</text:p>
              </table:table-cell>
              <table:table-cell office:value-type="float" office:value="NaN">
                <text:p>NaN</text:p>
              </table:table-cell>
              <table:table-cell office:value-type="float" office:value="7.57999999999995">
                <text:p>7.57999999999995</text:p>
              </table:table-cell>
              <table:table-cell office:value-type="float" office:value="1.9">
                <text:p>1.9</text:p>
              </table:table-cell>
              <table:table-cell office:value-type="float" office:value="-66.0199999999995">
                <text:p>-66.019999999999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">
                <text:p>0</text:p>
              </table:table-cell>
              <table:table-cell office:value-type="float" office:value="56.6999999999996">
                <text:p>56.6999999999996</text:p>
              </table:table-cell>
              <table:table-cell office:value-type="float" office:value="NaN">
                <text:p>NaN</text:p>
              </table:table-cell>
              <table:table-cell office:value-type="float" office:value="7.59999999999995">
                <text:p>7.59999999999995</text:p>
              </table:table-cell>
              <table:table-cell office:value-type="float" office:value="1.9">
                <text:p>1.9</text:p>
              </table:table-cell>
              <table:table-cell office:value-type="float" office:value="-66.1999999999995">
                <text:p>-66.1999999999995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0">
                <text:p>0</text:p>
              </table:table-cell>
              <table:table-cell office:value-type="float" office:value="56.8599999999996">
                <text:p>56.8599999999996</text:p>
              </table:table-cell>
              <table:table-cell office:value-type="float" office:value="NaN">
                <text:p>NaN</text:p>
              </table:table-cell>
              <table:table-cell office:value-type="float" office:value="7.61999999999995">
                <text:p>7.61999999999995</text:p>
              </table:table-cell>
              <table:table-cell office:value-type="float" office:value="1.9">
                <text:p>1.9</text:p>
              </table:table-cell>
              <table:table-cell office:value-type="float" office:value="-66.3799999999995">
                <text:p>-66.3799999999995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0">
                <text:p>0</text:p>
              </table:table-cell>
              <table:table-cell office:value-type="float" office:value="57.0199999999996">
                <text:p>57.0199999999996</text:p>
              </table:table-cell>
              <table:table-cell office:value-type="float" office:value="NaN">
                <text:p>NaN</text:p>
              </table:table-cell>
              <table:table-cell office:value-type="float" office:value="7.63999999999995">
                <text:p>7.63999999999995</text:p>
              </table:table-cell>
              <table:table-cell office:value-type="float" office:value="1.9">
                <text:p>1.9</text:p>
              </table:table-cell>
              <table:table-cell office:value-type="float" office:value="-66.5599999999995">
                <text:p>-66.5599999999995</text:p>
              </table:table-cell>
            </table:table-row>
            <table:table-row>
              <table:table-cell office:value-type="float" office:value="5460">
                <text:p>5460</text:p>
              </table:table-cell>
              <table:table-cell office:value-type="float" office:value="0">
                <text:p>0</text:p>
              </table:table-cell>
              <table:table-cell office:value-type="float" office:value="57.1799999999996">
                <text:p>57.1799999999996</text:p>
              </table:table-cell>
              <table:table-cell office:value-type="float" office:value="NaN">
                <text:p>NaN</text:p>
              </table:table-cell>
              <table:table-cell office:value-type="float" office:value="7.65999999999995">
                <text:p>7.65999999999995</text:p>
              </table:table-cell>
              <table:table-cell office:value-type="float" office:value="1.9">
                <text:p>1.9</text:p>
              </table:table-cell>
              <table:table-cell office:value-type="float" office:value="-66.7399999999995">
                <text:p>-66.7399999999995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0">
                <text:p>0</text:p>
              </table:table-cell>
              <table:table-cell office:value-type="float" office:value="57.3399999999996">
                <text:p>57.3399999999996</text:p>
              </table:table-cell>
              <table:table-cell office:value-type="float" office:value="NaN">
                <text:p>NaN</text:p>
              </table:table-cell>
              <table:table-cell office:value-type="float" office:value="7.67999999999995">
                <text:p>7.67999999999995</text:p>
              </table:table-cell>
              <table:table-cell office:value-type="float" office:value="1.9">
                <text:p>1.9</text:p>
              </table:table-cell>
              <table:table-cell office:value-type="float" office:value="-66.9199999999995">
                <text:p>-66.919999999999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">
                <text:p>0</text:p>
              </table:table-cell>
              <table:table-cell office:value-type="float" office:value="57.4999999999996">
                <text:p>57.4999999999996</text:p>
              </table:table-cell>
              <table:table-cell office:value-type="float" office:value="NaN">
                <text:p>NaN</text:p>
              </table:table-cell>
              <table:table-cell office:value-type="float" office:value="7.69999999999995">
                <text:p>7.69999999999995</text:p>
              </table:table-cell>
              <table:table-cell office:value-type="float" office:value="1.9">
                <text:p>1.9</text:p>
              </table:table-cell>
              <table:table-cell office:value-type="float" office:value="-67.0999999999995">
                <text:p>-67.0999999999995</text:p>
              </table:table-cell>
            </table:table-row>
            <table:table-row>
              <table:table-cell office:value-type="float" office:value="5520">
                <text:p>5520</text:p>
              </table:table-cell>
              <table:table-cell office:value-type="float" office:value="0">
                <text:p>0</text:p>
              </table:table-cell>
              <table:table-cell office:value-type="float" office:value="57.6599999999996">
                <text:p>57.6599999999996</text:p>
              </table:table-cell>
              <table:table-cell office:value-type="float" office:value="NaN">
                <text:p>NaN</text:p>
              </table:table-cell>
              <table:table-cell office:value-type="float" office:value="7.71999999999995">
                <text:p>7.71999999999995</text:p>
              </table:table-cell>
              <table:table-cell office:value-type="float" office:value="1.9">
                <text:p>1.9</text:p>
              </table:table-cell>
              <table:table-cell office:value-type="float" office:value="-67.2799999999995">
                <text:p>-67.2799999999995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0">
                <text:p>0</text:p>
              </table:table-cell>
              <table:table-cell office:value-type="float" office:value="57.8199999999996">
                <text:p>57.8199999999996</text:p>
              </table:table-cell>
              <table:table-cell office:value-type="float" office:value="NaN">
                <text:p>NaN</text:p>
              </table:table-cell>
              <table:table-cell office:value-type="float" office:value="7.73999999999995">
                <text:p>7.73999999999995</text:p>
              </table:table-cell>
              <table:table-cell office:value-type="float" office:value="1.9">
                <text:p>1.9</text:p>
              </table:table-cell>
              <table:table-cell office:value-type="float" office:value="-67.4599999999995">
                <text:p>-67.4599999999995</text:p>
              </table:table-cell>
            </table:table-row>
            <table:table-row>
              <table:table-cell office:value-type="float" office:value="5560">
                <text:p>5560</text:p>
              </table:table-cell>
              <table:table-cell office:value-type="float" office:value="0">
                <text:p>0</text:p>
              </table:table-cell>
              <table:table-cell office:value-type="float" office:value="57.9799999999996">
                <text:p>57.9799999999996</text:p>
              </table:table-cell>
              <table:table-cell office:value-type="float" office:value="NaN">
                <text:p>NaN</text:p>
              </table:table-cell>
              <table:table-cell office:value-type="float" office:value="7.75999999999995">
                <text:p>7.75999999999995</text:p>
              </table:table-cell>
              <table:table-cell office:value-type="float" office:value="1.9">
                <text:p>1.9</text:p>
              </table:table-cell>
              <table:table-cell office:value-type="float" office:value="-67.6399999999995">
                <text:p>-67.6399999999995</text:p>
              </table:table-cell>
            </table:table-row>
            <table:table-row>
              <table:table-cell office:value-type="float" office:value="5580">
                <text:p>5580</text:p>
              </table:table-cell>
              <table:table-cell office:value-type="float" office:value="0">
                <text:p>0</text:p>
              </table:table-cell>
              <table:table-cell office:value-type="float" office:value="58.1399999999996">
                <text:p>58.1399999999996</text:p>
              </table:table-cell>
              <table:table-cell office:value-type="float" office:value="NaN">
                <text:p>NaN</text:p>
              </table:table-cell>
              <table:table-cell office:value-type="float" office:value="7.77999999999995">
                <text:p>7.77999999999995</text:p>
              </table:table-cell>
              <table:table-cell office:value-type="float" office:value="1.9">
                <text:p>1.9</text:p>
              </table:table-cell>
              <table:table-cell office:value-type="float" office:value="-67.8199999999995">
                <text:p>-67.8199999999995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">
                <text:p>0</text:p>
              </table:table-cell>
              <table:table-cell office:value-type="float" office:value="58.2999999999996">
                <text:p>58.2999999999996</text:p>
              </table:table-cell>
              <table:table-cell office:value-type="float" office:value="NaN">
                <text:p>NaN</text:p>
              </table:table-cell>
              <table:table-cell office:value-type="float" office:value="7.79999999999995">
                <text:p>7.79999999999995</text:p>
              </table:table-cell>
              <table:table-cell office:value-type="float" office:value="1.9">
                <text:p>1.9</text:p>
              </table:table-cell>
              <table:table-cell office:value-type="float" office:value="-67.9999999999995">
                <text:p>-67.9999999999995</text:p>
              </table:table-cell>
            </table:table-row>
            <table:table-row>
              <table:table-cell office:value-type="float" office:value="5620">
                <text:p>5620</text:p>
              </table:table-cell>
              <table:table-cell office:value-type="float" office:value="0">
                <text:p>0</text:p>
              </table:table-cell>
              <table:table-cell office:value-type="float" office:value="58.4599999999996">
                <text:p>58.4599999999996</text:p>
              </table:table-cell>
              <table:table-cell office:value-type="float" office:value="NaN">
                <text:p>NaN</text:p>
              </table:table-cell>
              <table:table-cell office:value-type="float" office:value="7.81999999999994">
                <text:p>7.81999999999994</text:p>
              </table:table-cell>
              <table:table-cell office:value-type="float" office:value="1.9">
                <text:p>1.9</text:p>
              </table:table-cell>
              <table:table-cell office:value-type="float" office:value="-68.1799999999995">
                <text:p>-68.1799999999995</text:p>
              </table:table-cell>
            </table:table-row>
            <table:table-row>
              <table:table-cell office:value-type="float" office:value="5640">
                <text:p>5640</text:p>
              </table:table-cell>
              <table:table-cell office:value-type="float" office:value="0">
                <text:p>0</text:p>
              </table:table-cell>
              <table:table-cell office:value-type="float" office:value="58.6199999999996">
                <text:p>58.6199999999996</text:p>
              </table:table-cell>
              <table:table-cell office:value-type="float" office:value="NaN">
                <text:p>NaN</text:p>
              </table:table-cell>
              <table:table-cell office:value-type="float" office:value="7.83999999999994">
                <text:p>7.83999999999994</text:p>
              </table:table-cell>
              <table:table-cell office:value-type="float" office:value="1.9">
                <text:p>1.9</text:p>
              </table:table-cell>
              <table:table-cell office:value-type="float" office:value="-68.3599999999995">
                <text:p>-68.3599999999995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0">
                <text:p>0</text:p>
              </table:table-cell>
              <table:table-cell office:value-type="float" office:value="58.7799999999996">
                <text:p>58.7799999999996</text:p>
              </table:table-cell>
              <table:table-cell office:value-type="float" office:value="NaN">
                <text:p>NaN</text:p>
              </table:table-cell>
              <table:table-cell office:value-type="float" office:value="7.85999999999994">
                <text:p>7.85999999999994</text:p>
              </table:table-cell>
              <table:table-cell office:value-type="float" office:value="1.9">
                <text:p>1.9</text:p>
              </table:table-cell>
              <table:table-cell office:value-type="float" office:value="-68.5399999999995">
                <text:p>-68.5399999999995</text:p>
              </table:table-cell>
            </table:table-row>
            <table:table-row>
              <table:table-cell office:value-type="float" office:value="5680">
                <text:p>5680</text:p>
              </table:table-cell>
              <table:table-cell office:value-type="float" office:value="0">
                <text:p>0</text:p>
              </table:table-cell>
              <table:table-cell office:value-type="float" office:value="58.9399999999995">
                <text:p>58.9399999999995</text:p>
              </table:table-cell>
              <table:table-cell office:value-type="float" office:value="NaN">
                <text:p>NaN</text:p>
              </table:table-cell>
              <table:table-cell office:value-type="float" office:value="7.87999999999994">
                <text:p>7.87999999999994</text:p>
              </table:table-cell>
              <table:table-cell office:value-type="float" office:value="1.9">
                <text:p>1.9</text:p>
              </table:table-cell>
              <table:table-cell office:value-type="float" office:value="-68.7199999999995">
                <text:p>-68.7199999999995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">
                <text:p>0</text:p>
              </table:table-cell>
              <table:table-cell office:value-type="float" office:value="59.0999999999995">
                <text:p>59.0999999999995</text:p>
              </table:table-cell>
              <table:table-cell office:value-type="float" office:value="NaN">
                <text:p>NaN</text:p>
              </table:table-cell>
              <table:table-cell office:value-type="float" office:value="7.89999999999994">
                <text:p>7.89999999999994</text:p>
              </table:table-cell>
              <table:table-cell office:value-type="float" office:value="1.9">
                <text:p>1.9</text:p>
              </table:table-cell>
              <table:table-cell office:value-type="float" office:value="-68.8999999999995">
                <text:p>-68.8999999999995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0">
                <text:p>0</text:p>
              </table:table-cell>
              <table:table-cell office:value-type="float" office:value="59.2599999999995">
                <text:p>59.2599999999995</text:p>
              </table:table-cell>
              <table:table-cell office:value-type="float" office:value="NaN">
                <text:p>NaN</text:p>
              </table:table-cell>
              <table:table-cell office:value-type="float" office:value="7.91999999999994">
                <text:p>7.91999999999994</text:p>
              </table:table-cell>
              <table:table-cell office:value-type="float" office:value="1.9">
                <text:p>1.9</text:p>
              </table:table-cell>
              <table:table-cell office:value-type="float" office:value="-69.0799999999995">
                <text:p>-69.0799999999995</text:p>
              </table:table-cell>
            </table:table-row>
            <table:table-row>
              <table:table-cell office:value-type="float" office:value="5740">
                <text:p>5740</text:p>
              </table:table-cell>
              <table:table-cell office:value-type="float" office:value="0">
                <text:p>0</text:p>
              </table:table-cell>
              <table:table-cell office:value-type="float" office:value="59.4199999999995">
                <text:p>59.4199999999995</text:p>
              </table:table-cell>
              <table:table-cell office:value-type="float" office:value="NaN">
                <text:p>NaN</text:p>
              </table:table-cell>
              <table:table-cell office:value-type="float" office:value="7.93999999999994">
                <text:p>7.93999999999994</text:p>
              </table:table-cell>
              <table:table-cell office:value-type="float" office:value="1.9">
                <text:p>1.9</text:p>
              </table:table-cell>
              <table:table-cell office:value-type="float" office:value="-69.2599999999995">
                <text:p>-69.2599999999995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0">
                <text:p>0</text:p>
              </table:table-cell>
              <table:table-cell office:value-type="float" office:value="59.5799999999995">
                <text:p>59.5799999999995</text:p>
              </table:table-cell>
              <table:table-cell office:value-type="float" office:value="NaN">
                <text:p>NaN</text:p>
              </table:table-cell>
              <table:table-cell office:value-type="float" office:value="7.95999999999994">
                <text:p>7.95999999999994</text:p>
              </table:table-cell>
              <table:table-cell office:value-type="float" office:value="1.9">
                <text:p>1.9</text:p>
              </table:table-cell>
              <table:table-cell office:value-type="float" office:value="-69.4399999999995">
                <text:p>-69.4399999999995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0">
                <text:p>0</text:p>
              </table:table-cell>
              <table:table-cell office:value-type="float" office:value="59.7399999999995">
                <text:p>59.7399999999995</text:p>
              </table:table-cell>
              <table:table-cell office:value-type="float" office:value="NaN">
                <text:p>NaN</text:p>
              </table:table-cell>
              <table:table-cell office:value-type="float" office:value="7.97999999999994">
                <text:p>7.97999999999994</text:p>
              </table:table-cell>
              <table:table-cell office:value-type="float" office:value="1.9">
                <text:p>1.9</text:p>
              </table:table-cell>
              <table:table-cell office:value-type="float" office:value="-69.6199999999995">
                <text:p>-69.6199999999995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">
                <text:p>0</text:p>
              </table:table-cell>
              <table:table-cell office:value-type="float" office:value="59.8999999999995">
                <text:p>59.8999999999995</text:p>
              </table:table-cell>
              <table:table-cell office:value-type="float" office:value="NaN">
                <text:p>NaN</text:p>
              </table:table-cell>
              <table:table-cell office:value-type="float" office:value="7.99999999999994">
                <text:p>7.99999999999994</text:p>
              </table:table-cell>
              <table:table-cell office:value-type="float" office:value="1.9">
                <text:p>1.9</text:p>
              </table:table-cell>
              <table:table-cell office:value-type="float" office:value="-69.7999999999995">
                <text:p>-69.7999999999995</text:p>
              </table:table-cell>
            </table:table-row>
            <table:table-row>
              <table:table-cell office:value-type="float" office:value="5820">
                <text:p>5820</text:p>
              </table:table-cell>
              <table:table-cell office:value-type="float" office:value="0">
                <text:p>0</text:p>
              </table:table-cell>
              <table:table-cell office:value-type="float" office:value="60.0599999999995">
                <text:p>60.0599999999995</text:p>
              </table:table-cell>
              <table:table-cell office:value-type="float" office:value="NaN">
                <text:p>NaN</text:p>
              </table:table-cell>
              <table:table-cell office:value-type="float" office:value="8.01999999999994">
                <text:p>8.01999999999994</text:p>
              </table:table-cell>
              <table:table-cell office:value-type="float" office:value="1.9">
                <text:p>1.9</text:p>
              </table:table-cell>
              <table:table-cell office:value-type="float" office:value="-69.9799999999995">
                <text:p>-69.9799999999995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0">
                <text:p>0</text:p>
              </table:table-cell>
              <table:table-cell office:value-type="float" office:value="60.2199999999995">
                <text:p>60.2199999999995</text:p>
              </table:table-cell>
              <table:table-cell office:value-type="float" office:value="NaN">
                <text:p>NaN</text:p>
              </table:table-cell>
              <table:table-cell office:value-type="float" office:value="8.03999999999994">
                <text:p>8.03999999999994</text:p>
              </table:table-cell>
              <table:table-cell office:value-type="float" office:value="1.9">
                <text:p>1.9</text:p>
              </table:table-cell>
              <table:table-cell office:value-type="float" office:value="-70.1599999999995">
                <text:p>-70.1599999999995</text:p>
              </table:table-cell>
            </table:table-row>
            <table:table-row>
              <table:table-cell office:value-type="float" office:value="5860">
                <text:p>5860</text:p>
              </table:table-cell>
              <table:table-cell office:value-type="float" office:value="0">
                <text:p>0</text:p>
              </table:table-cell>
              <table:table-cell office:value-type="float" office:value="60.3799999999995">
                <text:p>60.3799999999995</text:p>
              </table:table-cell>
              <table:table-cell office:value-type="float" office:value="NaN">
                <text:p>NaN</text:p>
              </table:table-cell>
              <table:table-cell office:value-type="float" office:value="8.05999999999994">
                <text:p>8.05999999999994</text:p>
              </table:table-cell>
              <table:table-cell office:value-type="float" office:value="1.9">
                <text:p>1.9</text:p>
              </table:table-cell>
              <table:table-cell office:value-type="float" office:value="-70.3399999999995">
                <text:p>-70.3399999999995</text:p>
              </table:table-cell>
            </table:table-row>
            <table:table-row>
              <table:table-cell office:value-type="float" office:value="5880">
                <text:p>5880</text:p>
              </table:table-cell>
              <table:table-cell office:value-type="float" office:value="0">
                <text:p>0</text:p>
              </table:table-cell>
              <table:table-cell office:value-type="float" office:value="60.5399999999995">
                <text:p>60.5399999999995</text:p>
              </table:table-cell>
              <table:table-cell office:value-type="float" office:value="NaN">
                <text:p>NaN</text:p>
              </table:table-cell>
              <table:table-cell office:value-type="float" office:value="8.07999999999994">
                <text:p>8.07999999999994</text:p>
              </table:table-cell>
              <table:table-cell office:value-type="float" office:value="1.9">
                <text:p>1.9</text:p>
              </table:table-cell>
              <table:table-cell office:value-type="float" office:value="-70.5199999999994">
                <text:p>-70.519999999999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">
                <text:p>0</text:p>
              </table:table-cell>
              <table:table-cell office:value-type="float" office:value="60.6999999999995">
                <text:p>60.6999999999995</text:p>
              </table:table-cell>
              <table:table-cell office:value-type="float" office:value="NaN">
                <text:p>NaN</text:p>
              </table:table-cell>
              <table:table-cell office:value-type="float" office:value="8.09999999999994">
                <text:p>8.09999999999994</text:p>
              </table:table-cell>
              <table:table-cell office:value-type="float" office:value="1.9">
                <text:p>1.9</text:p>
              </table:table-cell>
              <table:table-cell office:value-type="float" office:value="-70.6999999999995">
                <text:p>-70.6999999999995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0">
                <text:p>0</text:p>
              </table:table-cell>
              <table:table-cell office:value-type="float" office:value="60.8599999999995">
                <text:p>60.8599999999995</text:p>
              </table:table-cell>
              <table:table-cell office:value-type="float" office:value="NaN">
                <text:p>NaN</text:p>
              </table:table-cell>
              <table:table-cell office:value-type="float" office:value="8.11999999999994">
                <text:p>8.11999999999994</text:p>
              </table:table-cell>
              <table:table-cell office:value-type="float" office:value="1.9">
                <text:p>1.9</text:p>
              </table:table-cell>
              <table:table-cell office:value-type="float" office:value="-70.8799999999994">
                <text:p>-70.8799999999994</text:p>
              </table:table-cell>
            </table:table-row>
            <table:table-row>
              <table:table-cell office:value-type="float" office:value="5940">
                <text:p>5940</text:p>
              </table:table-cell>
              <table:table-cell office:value-type="float" office:value="0">
                <text:p>0</text:p>
              </table:table-cell>
              <table:table-cell office:value-type="float" office:value="61.0199999999995">
                <text:p>61.0199999999995</text:p>
              </table:table-cell>
              <table:table-cell office:value-type="float" office:value="NaN">
                <text:p>NaN</text:p>
              </table:table-cell>
              <table:table-cell office:value-type="float" office:value="8.13999999999994">
                <text:p>8.13999999999994</text:p>
              </table:table-cell>
              <table:table-cell office:value-type="float" office:value="1.9">
                <text:p>1.9</text:p>
              </table:table-cell>
              <table:table-cell office:value-type="float" office:value="-71.0599999999994">
                <text:p>-71.0599999999994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0">
                <text:p>0</text:p>
              </table:table-cell>
              <table:table-cell office:value-type="float" office:value="61.1799999999995">
                <text:p>61.1799999999995</text:p>
              </table:table-cell>
              <table:table-cell office:value-type="float" office:value="NaN">
                <text:p>NaN</text:p>
              </table:table-cell>
              <table:table-cell office:value-type="float" office:value="8.15999999999994">
                <text:p>8.15999999999994</text:p>
              </table:table-cell>
              <table:table-cell office:value-type="float" office:value="1.9">
                <text:p>1.9</text:p>
              </table:table-cell>
              <table:table-cell office:value-type="float" office:value="-71.2399999999994">
                <text:p>-71.2399999999994</text:p>
              </table:table-cell>
            </table:table-row>
            <table:table-row>
              <table:table-cell office:value-type="float" office:value="5980">
                <text:p>5980</text:p>
              </table:table-cell>
              <table:table-cell office:value-type="float" office:value="0">
                <text:p>0</text:p>
              </table:table-cell>
              <table:table-cell office:value-type="float" office:value="61.3399999999995">
                <text:p>61.3399999999995</text:p>
              </table:table-cell>
              <table:table-cell office:value-type="float" office:value="NaN">
                <text:p>NaN</text:p>
              </table:table-cell>
              <table:table-cell office:value-type="float" office:value="8.17999999999994">
                <text:p>8.17999999999994</text:p>
              </table:table-cell>
              <table:table-cell office:value-type="float" office:value="1.9">
                <text:p>1.9</text:p>
              </table:table-cell>
              <table:table-cell office:value-type="float" office:value="-71.4199999999994">
                <text:p>-71.419999999999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61.4999999999995">
                <text:p>61.4999999999995</text:p>
              </table:table-cell>
              <table:table-cell office:value-type="float" office:value="NaN">
                <text:p>NaN</text:p>
              </table:table-cell>
              <table:table-cell office:value-type="float" office:value="8.19999999999994">
                <text:p>8.19999999999994</text:p>
              </table:table-cell>
              <table:table-cell office:value-type="float" office:value="1.9">
                <text:p>1.9</text:p>
              </table:table-cell>
              <table:table-cell office:value-type="float" office:value="-71.5999999999994">
                <text:p>-71.5999999999994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0">
                <text:p>0</text:p>
              </table:table-cell>
              <table:table-cell office:value-type="float" office:value="61.6599999999995">
                <text:p>61.6599999999995</text:p>
              </table:table-cell>
              <table:table-cell office:value-type="float" office:value="NaN">
                <text:p>NaN</text:p>
              </table:table-cell>
              <table:table-cell office:value-type="float" office:value="8.21999999999994">
                <text:p>8.21999999999994</text:p>
              </table:table-cell>
              <table:table-cell office:value-type="float" office:value="1.9">
                <text:p>1.9</text:p>
              </table:table-cell>
              <table:table-cell office:value-type="float" office:value="-71.7799999999994">
                <text:p>-71.7799999999994</text:p>
              </table:table-cell>
            </table:table-row>
            <table:table-row>
              <table:table-cell office:value-type="float" office:value="6040">
                <text:p>6040</text:p>
              </table:table-cell>
              <table:table-cell office:value-type="float" office:value="0">
                <text:p>0</text:p>
              </table:table-cell>
              <table:table-cell office:value-type="float" office:value="61.8199999999995">
                <text:p>61.8199999999995</text:p>
              </table:table-cell>
              <table:table-cell office:value-type="float" office:value="NaN">
                <text:p>NaN</text:p>
              </table:table-cell>
              <table:table-cell office:value-type="float" office:value="8.23999999999994">
                <text:p>8.23999999999994</text:p>
              </table:table-cell>
              <table:table-cell office:value-type="float" office:value="1.9">
                <text:p>1.9</text:p>
              </table:table-cell>
              <table:table-cell office:value-type="float" office:value="-71.9599999999994">
                <text:p>-71.9599999999994</text:p>
              </table:table-cell>
            </table:table-row>
            <table:table-row>
              <table:table-cell office:value-type="float" office:value="6060">
                <text:p>6060</text:p>
              </table:table-cell>
              <table:table-cell office:value-type="float" office:value="0">
                <text:p>0</text:p>
              </table:table-cell>
              <table:table-cell office:value-type="float" office:value="61.9799999999995">
                <text:p>61.9799999999995</text:p>
              </table:table-cell>
              <table:table-cell office:value-type="float" office:value="NaN">
                <text:p>NaN</text:p>
              </table:table-cell>
              <table:table-cell office:value-type="float" office:value="8.25999999999994">
                <text:p>8.25999999999994</text:p>
              </table:table-cell>
              <table:table-cell office:value-type="float" office:value="1.9">
                <text:p>1.9</text:p>
              </table:table-cell>
              <table:table-cell office:value-type="float" office:value="-72.1399999999994">
                <text:p>-72.1399999999994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0">
                <text:p>0</text:p>
              </table:table-cell>
              <table:table-cell office:value-type="float" office:value="62.1399999999995">
                <text:p>62.1399999999995</text:p>
              </table:table-cell>
              <table:table-cell office:value-type="float" office:value="NaN">
                <text:p>NaN</text:p>
              </table:table-cell>
              <table:table-cell office:value-type="float" office:value="8.27999999999994">
                <text:p>8.27999999999994</text:p>
              </table:table-cell>
              <table:table-cell office:value-type="float" office:value="1.9">
                <text:p>1.9</text:p>
              </table:table-cell>
              <table:table-cell office:value-type="float" office:value="-72.3199999999994">
                <text:p>-72.319999999999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">
                <text:p>0</text:p>
              </table:table-cell>
              <table:table-cell office:value-type="float" office:value="62.2999999999995">
                <text:p>62.2999999999995</text:p>
              </table:table-cell>
              <table:table-cell office:value-type="float" office:value="NaN">
                <text:p>NaN</text:p>
              </table:table-cell>
              <table:table-cell office:value-type="float" office:value="8.29999999999994">
                <text:p>8.29999999999994</text:p>
              </table:table-cell>
              <table:table-cell office:value-type="float" office:value="1.9">
                <text:p>1.9</text:p>
              </table:table-cell>
              <table:table-cell office:value-type="float" office:value="-72.4999999999994">
                <text:p>-72.4999999999994</text:p>
              </table:table-cell>
            </table:table-row>
            <table:table-row>
              <table:table-cell office:value-type="float" office:value="6120">
                <text:p>6120</text:p>
              </table:table-cell>
              <table:table-cell office:value-type="float" office:value="0">
                <text:p>0</text:p>
              </table:table-cell>
              <table:table-cell office:value-type="float" office:value="62.4599999999995">
                <text:p>62.4599999999995</text:p>
              </table:table-cell>
              <table:table-cell office:value-type="float" office:value="NaN">
                <text:p>NaN</text:p>
              </table:table-cell>
              <table:table-cell office:value-type="float" office:value="8.31999999999993">
                <text:p>8.31999999999993</text:p>
              </table:table-cell>
              <table:table-cell office:value-type="float" office:value="1.9">
                <text:p>1.9</text:p>
              </table:table-cell>
              <table:table-cell office:value-type="float" office:value="-72.6799999999994">
                <text:p>-72.6799999999994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0">
                <text:p>0</text:p>
              </table:table-cell>
              <table:table-cell office:value-type="float" office:value="62.6199999999995">
                <text:p>62.6199999999995</text:p>
              </table:table-cell>
              <table:table-cell office:value-type="float" office:value="NaN">
                <text:p>NaN</text:p>
              </table:table-cell>
              <table:table-cell office:value-type="float" office:value="8.33999999999993">
                <text:p>8.33999999999993</text:p>
              </table:table-cell>
              <table:table-cell office:value-type="float" office:value="1.9">
                <text:p>1.9</text:p>
              </table:table-cell>
              <table:table-cell office:value-type="float" office:value="-72.8599999999994">
                <text:p>-72.8599999999994</text:p>
              </table:table-cell>
            </table:table-row>
            <table:table-row>
              <table:table-cell office:value-type="float" office:value="6160">
                <text:p>6160</text:p>
              </table:table-cell>
              <table:table-cell office:value-type="float" office:value="0">
                <text:p>0</text:p>
              </table:table-cell>
              <table:table-cell office:value-type="float" office:value="62.7799999999995">
                <text:p>62.7799999999995</text:p>
              </table:table-cell>
              <table:table-cell office:value-type="float" office:value="NaN">
                <text:p>NaN</text:p>
              </table:table-cell>
              <table:table-cell office:value-type="float" office:value="8.35999999999993">
                <text:p>8.35999999999993</text:p>
              </table:table-cell>
              <table:table-cell office:value-type="float" office:value="1.9">
                <text:p>1.9</text:p>
              </table:table-cell>
              <table:table-cell office:value-type="float" office:value="-73.0399999999994">
                <text:p>-73.0399999999994</text:p>
              </table:table-cell>
            </table:table-row>
            <table:table-row>
              <table:table-cell office:value-type="float" office:value="6180">
                <text:p>6180</text:p>
              </table:table-cell>
              <table:table-cell office:value-type="float" office:value="0">
                <text:p>0</text:p>
              </table:table-cell>
              <table:table-cell office:value-type="float" office:value="62.9399999999995">
                <text:p>62.9399999999995</text:p>
              </table:table-cell>
              <table:table-cell office:value-type="float" office:value="NaN">
                <text:p>NaN</text:p>
              </table:table-cell>
              <table:table-cell office:value-type="float" office:value="8.37999999999993">
                <text:p>8.37999999999993</text:p>
              </table:table-cell>
              <table:table-cell office:value-type="float" office:value="1.9">
                <text:p>1.9</text:p>
              </table:table-cell>
              <table:table-cell office:value-type="float" office:value="-73.2199999999994">
                <text:p>-73.2199999999994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">
                <text:p>0</text:p>
              </table:table-cell>
              <table:table-cell office:value-type="float" office:value="63.0999999999995">
                <text:p>63.0999999999995</text:p>
              </table:table-cell>
              <table:table-cell office:value-type="float" office:value="NaN">
                <text:p>NaN</text:p>
              </table:table-cell>
              <table:table-cell office:value-type="float" office:value="8.39999999999993">
                <text:p>8.39999999999993</text:p>
              </table:table-cell>
              <table:table-cell office:value-type="float" office:value="1.9">
                <text:p>1.9</text:p>
              </table:table-cell>
              <table:table-cell office:value-type="float" office:value="-73.3999999999994">
                <text:p>-73.3999999999994</text:p>
              </table:table-cell>
            </table:table-row>
            <table:table-row>
              <table:table-cell office:value-type="float" office:value="6220">
                <text:p>6220</text:p>
              </table:table-cell>
              <table:table-cell office:value-type="float" office:value="0">
                <text:p>0</text:p>
              </table:table-cell>
              <table:table-cell office:value-type="float" office:value="63.2599999999995">
                <text:p>63.2599999999995</text:p>
              </table:table-cell>
              <table:table-cell office:value-type="float" office:value="NaN">
                <text:p>NaN</text:p>
              </table:table-cell>
              <table:table-cell office:value-type="float" office:value="8.41999999999993">
                <text:p>8.41999999999993</text:p>
              </table:table-cell>
              <table:table-cell office:value-type="float" office:value="1.9">
                <text:p>1.9</text:p>
              </table:table-cell>
              <table:table-cell office:value-type="float" office:value="-73.5799999999994">
                <text:p>-73.5799999999994</text:p>
              </table:table-cell>
            </table:table-row>
            <table:table-row>
              <table:table-cell office:value-type="float" office:value="6240">
                <text:p>6240</text:p>
              </table:table-cell>
              <table:table-cell office:value-type="float" office:value="0">
                <text:p>0</text:p>
              </table:table-cell>
              <table:table-cell office:value-type="float" office:value="63.4199999999994">
                <text:p>63.4199999999994</text:p>
              </table:table-cell>
              <table:table-cell office:value-type="float" office:value="NaN">
                <text:p>NaN</text:p>
              </table:table-cell>
              <table:table-cell office:value-type="float" office:value="8.43999999999993">
                <text:p>8.43999999999993</text:p>
              </table:table-cell>
              <table:table-cell office:value-type="float" office:value="1.9">
                <text:p>1.9</text:p>
              </table:table-cell>
              <table:table-cell office:value-type="float" office:value="-73.7599999999994">
                <text:p>-73.7599999999994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0">
                <text:p>0</text:p>
              </table:table-cell>
              <table:table-cell office:value-type="float" office:value="63.5799999999994">
                <text:p>63.5799999999994</text:p>
              </table:table-cell>
              <table:table-cell office:value-type="float" office:value="NaN">
                <text:p>NaN</text:p>
              </table:table-cell>
              <table:table-cell office:value-type="float" office:value="8.45999999999993">
                <text:p>8.45999999999993</text:p>
              </table:table-cell>
              <table:table-cell office:value-type="float" office:value="1.9">
                <text:p>1.9</text:p>
              </table:table-cell>
              <table:table-cell office:value-type="float" office:value="-73.9399999999994">
                <text:p>-73.9399999999994</text:p>
              </table:table-cell>
            </table:table-row>
            <table:table-row>
              <table:table-cell office:value-type="float" office:value="6280">
                <text:p>6280</text:p>
              </table:table-cell>
              <table:table-cell office:value-type="float" office:value="0">
                <text:p>0</text:p>
              </table:table-cell>
              <table:table-cell office:value-type="float" office:value="63.7399999999994">
                <text:p>63.7399999999994</text:p>
              </table:table-cell>
              <table:table-cell office:value-type="float" office:value="NaN">
                <text:p>NaN</text:p>
              </table:table-cell>
              <table:table-cell office:value-type="float" office:value="8.47999999999993">
                <text:p>8.47999999999993</text:p>
              </table:table-cell>
              <table:table-cell office:value-type="float" office:value="1.9">
                <text:p>1.9</text:p>
              </table:table-cell>
              <table:table-cell office:value-type="float" office:value="-74.1199999999994">
                <text:p>-74.1199999999994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">
                <text:p>0</text:p>
              </table:table-cell>
              <table:table-cell office:value-type="float" office:value="63.8999999999994">
                <text:p>63.8999999999994</text:p>
              </table:table-cell>
              <table:table-cell office:value-type="float" office:value="NaN">
                <text:p>NaN</text:p>
              </table:table-cell>
              <table:table-cell office:value-type="float" office:value="8.49999999999993">
                <text:p>8.49999999999993</text:p>
              </table:table-cell>
              <table:table-cell office:value-type="float" office:value="1.9">
                <text:p>1.9</text:p>
              </table:table-cell>
              <table:table-cell office:value-type="float" office:value="-74.2999999999994">
                <text:p>-74.2999999999994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0">
                <text:p>0</text:p>
              </table:table-cell>
              <table:table-cell office:value-type="float" office:value="64.0599999999994">
                <text:p>64.0599999999994</text:p>
              </table:table-cell>
              <table:table-cell office:value-type="float" office:value="NaN">
                <text:p>NaN</text:p>
              </table:table-cell>
              <table:table-cell office:value-type="float" office:value="8.51999999999993">
                <text:p>8.51999999999993</text:p>
              </table:table-cell>
              <table:table-cell office:value-type="float" office:value="1.9">
                <text:p>1.9</text:p>
              </table:table-cell>
              <table:table-cell office:value-type="float" office:value="-74.4799999999994">
                <text:p>-74.4799999999994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0">
                <text:p>0</text:p>
              </table:table-cell>
              <table:table-cell office:value-type="float" office:value="64.2199999999994">
                <text:p>64.2199999999994</text:p>
              </table:table-cell>
              <table:table-cell office:value-type="float" office:value="NaN">
                <text:p>NaN</text:p>
              </table:table-cell>
              <table:table-cell office:value-type="float" office:value="8.53999999999993">
                <text:p>8.53999999999993</text:p>
              </table:table-cell>
              <table:table-cell office:value-type="float" office:value="1.9">
                <text:p>1.9</text:p>
              </table:table-cell>
              <table:table-cell office:value-type="float" office:value="-74.6599999999994">
                <text:p>-74.6599999999994</text:p>
              </table:table-cell>
            </table:table-row>
            <table:table-row>
              <table:table-cell office:value-type="float" office:value="6360">
                <text:p>6360</text:p>
              </table:table-cell>
              <table:table-cell office:value-type="float" office:value="0">
                <text:p>0</text:p>
              </table:table-cell>
              <table:table-cell office:value-type="float" office:value="64.3799999999994">
                <text:p>64.3799999999994</text:p>
              </table:table-cell>
              <table:table-cell office:value-type="float" office:value="NaN">
                <text:p>NaN</text:p>
              </table:table-cell>
              <table:table-cell office:value-type="float" office:value="8.55999999999993">
                <text:p>8.55999999999993</text:p>
              </table:table-cell>
              <table:table-cell office:value-type="float" office:value="1.9">
                <text:p>1.9</text:p>
              </table:table-cell>
              <table:table-cell office:value-type="float" office:value="-74.8399999999994">
                <text:p>-74.8399999999994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0">
                <text:p>0</text:p>
              </table:table-cell>
              <table:table-cell office:value-type="float" office:value="64.5399999999994">
                <text:p>64.5399999999994</text:p>
              </table:table-cell>
              <table:table-cell office:value-type="float" office:value="NaN">
                <text:p>NaN</text:p>
              </table:table-cell>
              <table:table-cell office:value-type="float" office:value="8.57999999999993">
                <text:p>8.57999999999993</text:p>
              </table:table-cell>
              <table:table-cell office:value-type="float" office:value="1.9">
                <text:p>1.9</text:p>
              </table:table-cell>
              <table:table-cell office:value-type="float" office:value="-75.0199999999994">
                <text:p>-75.0199999999994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">
                <text:p>0</text:p>
              </table:table-cell>
              <table:table-cell office:value-type="float" office:value="64.6999999999994">
                <text:p>64.6999999999994</text:p>
              </table:table-cell>
              <table:table-cell office:value-type="float" office:value="NaN">
                <text:p>NaN</text:p>
              </table:table-cell>
              <table:table-cell office:value-type="float" office:value="8.59999999999993">
                <text:p>8.59999999999993</text:p>
              </table:table-cell>
              <table:table-cell office:value-type="float" office:value="1.9">
                <text:p>1.9</text:p>
              </table:table-cell>
              <table:table-cell office:value-type="float" office:value="-75.1999999999994">
                <text:p>-75.1999999999994</text:p>
              </table:table-cell>
            </table:table-row>
            <table:table-row>
              <table:table-cell office:value-type="float" office:value="6420">
                <text:p>6420</text:p>
              </table:table-cell>
              <table:table-cell office:value-type="float" office:value="0">
                <text:p>0</text:p>
              </table:table-cell>
              <table:table-cell office:value-type="float" office:value="64.8599999999994">
                <text:p>64.8599999999994</text:p>
              </table:table-cell>
              <table:table-cell office:value-type="float" office:value="NaN">
                <text:p>NaN</text:p>
              </table:table-cell>
              <table:table-cell office:value-type="float" office:value="8.61999999999993">
                <text:p>8.61999999999993</text:p>
              </table:table-cell>
              <table:table-cell office:value-type="float" office:value="1.9">
                <text:p>1.9</text:p>
              </table:table-cell>
              <table:table-cell office:value-type="float" office:value="-75.3799999999993">
                <text:p>-75.3799999999993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0">
                <text:p>0</text:p>
              </table:table-cell>
              <table:table-cell office:value-type="float" office:value="65.0199999999994">
                <text:p>65.0199999999994</text:p>
              </table:table-cell>
              <table:table-cell office:value-type="float" office:value="NaN">
                <text:p>NaN</text:p>
              </table:table-cell>
              <table:table-cell office:value-type="float" office:value="8.63999999999993">
                <text:p>8.63999999999993</text:p>
              </table:table-cell>
              <table:table-cell office:value-type="float" office:value="1.9">
                <text:p>1.9</text:p>
              </table:table-cell>
              <table:table-cell office:value-type="float" office:value="-75.5599999999994">
                <text:p>-75.5599999999994</text:p>
              </table:table-cell>
            </table:table-row>
            <table:table-row>
              <table:table-cell office:value-type="float" office:value="6460">
                <text:p>6460</text:p>
              </table:table-cell>
              <table:table-cell office:value-type="float" office:value="0">
                <text:p>0</text:p>
              </table:table-cell>
              <table:table-cell office:value-type="float" office:value="65.1799999999994">
                <text:p>65.1799999999994</text:p>
              </table:table-cell>
              <table:table-cell office:value-type="float" office:value="NaN">
                <text:p>NaN</text:p>
              </table:table-cell>
              <table:table-cell office:value-type="float" office:value="8.65999999999993">
                <text:p>8.65999999999993</text:p>
              </table:table-cell>
              <table:table-cell office:value-type="float" office:value="1.9">
                <text:p>1.9</text:p>
              </table:table-cell>
              <table:table-cell office:value-type="float" office:value="-75.7399999999993">
                <text:p>-75.7399999999993</text:p>
              </table:table-cell>
            </table:table-row>
            <table:table-row>
              <table:table-cell office:value-type="float" office:value="6480">
                <text:p>6480</text:p>
              </table:table-cell>
              <table:table-cell office:value-type="float" office:value="0">
                <text:p>0</text:p>
              </table:table-cell>
              <table:table-cell office:value-type="float" office:value="65.3399999999994">
                <text:p>65.3399999999994</text:p>
              </table:table-cell>
              <table:table-cell office:value-type="float" office:value="NaN">
                <text:p>NaN</text:p>
              </table:table-cell>
              <table:table-cell office:value-type="float" office:value="8.67999999999993">
                <text:p>8.67999999999993</text:p>
              </table:table-cell>
              <table:table-cell office:value-type="float" office:value="1.9">
                <text:p>1.9</text:p>
              </table:table-cell>
              <table:table-cell office:value-type="float" office:value="-75.9199999999993">
                <text:p>-75.919999999999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">
                <text:p>0</text:p>
              </table:table-cell>
              <table:table-cell office:value-type="float" office:value="65.4999999999994">
                <text:p>65.4999999999994</text:p>
              </table:table-cell>
              <table:table-cell office:value-type="float" office:value="NaN">
                <text:p>NaN</text:p>
              </table:table-cell>
              <table:table-cell office:value-type="float" office:value="8.69999999999993">
                <text:p>8.69999999999993</text:p>
              </table:table-cell>
              <table:table-cell office:value-type="float" office:value="1.9">
                <text:p>1.9</text:p>
              </table:table-cell>
              <table:table-cell office:value-type="float" office:value="-76.0999999999993">
                <text:p>-76.0999999999993</text:p>
              </table:table-cell>
            </table:table-row>
            <table:table-row>
              <table:table-cell office:value-type="float" office:value="6520">
                <text:p>6520</text:p>
              </table:table-cell>
              <table:table-cell office:value-type="float" office:value="0">
                <text:p>0</text:p>
              </table:table-cell>
              <table:table-cell office:value-type="float" office:value="65.6599999999994">
                <text:p>65.6599999999994</text:p>
              </table:table-cell>
              <table:table-cell office:value-type="float" office:value="NaN">
                <text:p>NaN</text:p>
              </table:table-cell>
              <table:table-cell office:value-type="float" office:value="8.71999999999993">
                <text:p>8.71999999999993</text:p>
              </table:table-cell>
              <table:table-cell office:value-type="float" office:value="1.9">
                <text:p>1.9</text:p>
              </table:table-cell>
              <table:table-cell office:value-type="float" office:value="-76.2799999999993">
                <text:p>-76.2799999999993</text:p>
              </table:table-cell>
            </table:table-row>
            <table:table-row>
              <table:table-cell office:value-type="float" office:value="6540">
                <text:p>6540</text:p>
              </table:table-cell>
              <table:table-cell office:value-type="float" office:value="0">
                <text:p>0</text:p>
              </table:table-cell>
              <table:table-cell office:value-type="float" office:value="65.8199999999994">
                <text:p>65.8199999999994</text:p>
              </table:table-cell>
              <table:table-cell office:value-type="float" office:value="NaN">
                <text:p>NaN</text:p>
              </table:table-cell>
              <table:table-cell office:value-type="float" office:value="8.73999999999993">
                <text:p>8.73999999999993</text:p>
              </table:table-cell>
              <table:table-cell office:value-type="float" office:value="1.9">
                <text:p>1.9</text:p>
              </table:table-cell>
              <table:table-cell office:value-type="float" office:value="-76.4599999999993">
                <text:p>-76.4599999999993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0">
                <text:p>0</text:p>
              </table:table-cell>
              <table:table-cell office:value-type="float" office:value="65.9799999999994">
                <text:p>65.9799999999994</text:p>
              </table:table-cell>
              <table:table-cell office:value-type="float" office:value="NaN">
                <text:p>NaN</text:p>
              </table:table-cell>
              <table:table-cell office:value-type="float" office:value="8.75999999999993">
                <text:p>8.75999999999993</text:p>
              </table:table-cell>
              <table:table-cell office:value-type="float" office:value="1.9">
                <text:p>1.9</text:p>
              </table:table-cell>
              <table:table-cell office:value-type="float" office:value="-76.6399999999993">
                <text:p>-76.6399999999993</text:p>
              </table:table-cell>
            </table:table-row>
            <table:table-row>
              <table:table-cell office:value-type="float" office:value="6580">
                <text:p>6580</text:p>
              </table:table-cell>
              <table:table-cell office:value-type="float" office:value="0">
                <text:p>0</text:p>
              </table:table-cell>
              <table:table-cell office:value-type="float" office:value="66.1399999999994">
                <text:p>66.1399999999994</text:p>
              </table:table-cell>
              <table:table-cell office:value-type="float" office:value="NaN">
                <text:p>NaN</text:p>
              </table:table-cell>
              <table:table-cell office:value-type="float" office:value="8.77999999999993">
                <text:p>8.77999999999993</text:p>
              </table:table-cell>
              <table:table-cell office:value-type="float" office:value="1.9">
                <text:p>1.9</text:p>
              </table:table-cell>
              <table:table-cell office:value-type="float" office:value="-76.8199999999993">
                <text:p>-76.8199999999993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">
                <text:p>0</text:p>
              </table:table-cell>
              <table:table-cell office:value-type="float" office:value="66.2999999999994">
                <text:p>66.2999999999994</text:p>
              </table:table-cell>
              <table:table-cell office:value-type="float" office:value="NaN">
                <text:p>NaN</text:p>
              </table:table-cell>
              <table:table-cell office:value-type="float" office:value="8.79999999999992">
                <text:p>8.79999999999992</text:p>
              </table:table-cell>
              <table:table-cell office:value-type="float" office:value="1.9">
                <text:p>1.9</text:p>
              </table:table-cell>
              <table:table-cell office:value-type="float" office:value="-76.9999999999993">
                <text:p>-76.9999999999993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0">
                <text:p>0</text:p>
              </table:table-cell>
              <table:table-cell office:value-type="float" office:value="66.4599999999994">
                <text:p>66.4599999999994</text:p>
              </table:table-cell>
              <table:table-cell office:value-type="float" office:value="NaN">
                <text:p>NaN</text:p>
              </table:table-cell>
              <table:table-cell office:value-type="float" office:value="8.81999999999992">
                <text:p>8.81999999999992</text:p>
              </table:table-cell>
              <table:table-cell office:value-type="float" office:value="1.9">
                <text:p>1.9</text:p>
              </table:table-cell>
              <table:table-cell office:value-type="float" office:value="-77.1799999999993">
                <text:p>-77.1799999999993</text:p>
              </table:table-cell>
            </table:table-row>
            <table:table-row>
              <table:table-cell office:value-type="float" office:value="6640">
                <text:p>6640</text:p>
              </table:table-cell>
              <table:table-cell office:value-type="float" office:value="0">
                <text:p>0</text:p>
              </table:table-cell>
              <table:table-cell office:value-type="float" office:value="66.6199999999994">
                <text:p>66.6199999999994</text:p>
              </table:table-cell>
              <table:table-cell office:value-type="float" office:value="NaN">
                <text:p>NaN</text:p>
              </table:table-cell>
              <table:table-cell office:value-type="float" office:value="8.83999999999992">
                <text:p>8.83999999999992</text:p>
              </table:table-cell>
              <table:table-cell office:value-type="float" office:value="1.9">
                <text:p>1.9</text:p>
              </table:table-cell>
              <table:table-cell office:value-type="float" office:value="-77.3599999999993">
                <text:p>-77.3599999999993</text:p>
              </table:table-cell>
            </table:table-row>
            <table:table-row>
              <table:table-cell office:value-type="float" office:value="6660">
                <text:p>6660</text:p>
              </table:table-cell>
              <table:table-cell office:value-type="float" office:value="0">
                <text:p>0</text:p>
              </table:table-cell>
              <table:table-cell office:value-type="float" office:value="66.7799999999994">
                <text:p>66.7799999999994</text:p>
              </table:table-cell>
              <table:table-cell office:value-type="float" office:value="NaN">
                <text:p>NaN</text:p>
              </table:table-cell>
              <table:table-cell office:value-type="float" office:value="8.85999999999992">
                <text:p>8.85999999999992</text:p>
              </table:table-cell>
              <table:table-cell office:value-type="float" office:value="1.9">
                <text:p>1.9</text:p>
              </table:table-cell>
              <table:table-cell office:value-type="float" office:value="-77.5399999999993">
                <text:p>-77.5399999999993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0">
                <text:p>0</text:p>
              </table:table-cell>
              <table:table-cell office:value-type="float" office:value="66.9399999999994">
                <text:p>66.9399999999994</text:p>
              </table:table-cell>
              <table:table-cell office:value-type="float" office:value="NaN">
                <text:p>NaN</text:p>
              </table:table-cell>
              <table:table-cell office:value-type="float" office:value="8.87999999999992">
                <text:p>8.87999999999992</text:p>
              </table:table-cell>
              <table:table-cell office:value-type="float" office:value="1.9">
                <text:p>1.9</text:p>
              </table:table-cell>
              <table:table-cell office:value-type="float" office:value="-77.7199999999993">
                <text:p>-77.7199999999993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">
                <text:p>0</text:p>
              </table:table-cell>
              <table:table-cell office:value-type="float" office:value="67.0999999999994">
                <text:p>67.0999999999994</text:p>
              </table:table-cell>
              <table:table-cell office:value-type="float" office:value="NaN">
                <text:p>NaN</text:p>
              </table:table-cell>
              <table:table-cell office:value-type="float" office:value="8.89999999999992">
                <text:p>8.89999999999992</text:p>
              </table:table-cell>
              <table:table-cell office:value-type="float" office:value="1.9">
                <text:p>1.9</text:p>
              </table:table-cell>
              <table:table-cell office:value-type="float" office:value="-77.8999999999993">
                <text:p>-77.8999999999993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0">
                <text:p>0</text:p>
              </table:table-cell>
              <table:table-cell office:value-type="float" office:value="67.2599999999994">
                <text:p>67.2599999999994</text:p>
              </table:table-cell>
              <table:table-cell office:value-type="float" office:value="NaN">
                <text:p>NaN</text:p>
              </table:table-cell>
              <table:table-cell office:value-type="float" office:value="8.91999999999992">
                <text:p>8.91999999999992</text:p>
              </table:table-cell>
              <table:table-cell office:value-type="float" office:value="1.9">
                <text:p>1.9</text:p>
              </table:table-cell>
              <table:table-cell office:value-type="float" office:value="-78.0799999999993">
                <text:p>-78.0799999999993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0">
                <text:p>0</text:p>
              </table:table-cell>
              <table:table-cell office:value-type="float" office:value="67.4199999999994">
                <text:p>67.4199999999994</text:p>
              </table:table-cell>
              <table:table-cell office:value-type="float" office:value="NaN">
                <text:p>NaN</text:p>
              </table:table-cell>
              <table:table-cell office:value-type="float" office:value="8.93999999999992">
                <text:p>8.93999999999992</text:p>
              </table:table-cell>
              <table:table-cell office:value-type="float" office:value="1.9">
                <text:p>1.9</text:p>
              </table:table-cell>
              <table:table-cell office:value-type="float" office:value="-78.2599999999993">
                <text:p>-78.2599999999993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0">
                <text:p>0</text:p>
              </table:table-cell>
              <table:table-cell office:value-type="float" office:value="67.5799999999994">
                <text:p>67.5799999999994</text:p>
              </table:table-cell>
              <table:table-cell office:value-type="float" office:value="NaN">
                <text:p>NaN</text:p>
              </table:table-cell>
              <table:table-cell office:value-type="float" office:value="8.95999999999992">
                <text:p>8.95999999999992</text:p>
              </table:table-cell>
              <table:table-cell office:value-type="float" office:value="1.9">
                <text:p>1.9</text:p>
              </table:table-cell>
              <table:table-cell office:value-type="float" office:value="-78.4399999999993">
                <text:p>-78.4399999999993</text:p>
              </table:table-cell>
            </table:table-row>
            <table:table-row>
              <table:table-cell office:value-type="float" office:value="6780">
                <text:p>6780</text:p>
              </table:table-cell>
              <table:table-cell office:value-type="float" office:value="0">
                <text:p>0</text:p>
              </table:table-cell>
              <table:table-cell office:value-type="float" office:value="67.7399999999994">
                <text:p>67.7399999999994</text:p>
              </table:table-cell>
              <table:table-cell office:value-type="float" office:value="NaN">
                <text:p>NaN</text:p>
              </table:table-cell>
              <table:table-cell office:value-type="float" office:value="8.97999999999992">
                <text:p>8.97999999999992</text:p>
              </table:table-cell>
              <table:table-cell office:value-type="float" office:value="1.9">
                <text:p>1.9</text:p>
              </table:table-cell>
              <table:table-cell office:value-type="float" office:value="-78.6199999999993">
                <text:p>-78.619999999999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">
                <text:p>0</text:p>
              </table:table-cell>
              <table:table-cell office:value-type="float" office:value="67.8999999999994">
                <text:p>67.8999999999994</text:p>
              </table:table-cell>
              <table:table-cell office:value-type="float" office:value="NaN">
                <text:p>NaN</text:p>
              </table:table-cell>
              <table:table-cell office:value-type="float" office:value="8.99999999999992">
                <text:p>8.99999999999992</text:p>
              </table:table-cell>
              <table:table-cell office:value-type="float" office:value="1.9">
                <text:p>1.9</text:p>
              </table:table-cell>
              <table:table-cell office:value-type="float" office:value="-78.7999999999993">
                <text:p>-78.7999999999993</text:p>
              </table:table-cell>
            </table:table-row>
            <table:table-row>
              <table:table-cell office:value-type="float" office:value="6820">
                <text:p>6820</text:p>
              </table:table-cell>
              <table:table-cell office:value-type="float" office:value="0">
                <text:p>0</text:p>
              </table:table-cell>
              <table:table-cell office:value-type="float" office:value="68.0599999999994">
                <text:p>68.0599999999994</text:p>
              </table:table-cell>
              <table:table-cell office:value-type="float" office:value="NaN">
                <text:p>NaN</text:p>
              </table:table-cell>
              <table:table-cell office:value-type="float" office:value="9.01999999999992">
                <text:p>9.01999999999992</text:p>
              </table:table-cell>
              <table:table-cell office:value-type="float" office:value="1.9">
                <text:p>1.9</text:p>
              </table:table-cell>
              <table:table-cell office:value-type="float" office:value="-78.9799999999993">
                <text:p>-78.9799999999993</text:p>
              </table:table-cell>
            </table:table-row>
            <table:table-row>
              <table:table-cell office:value-type="float" office:value="6840">
                <text:p>6840</text:p>
              </table:table-cell>
              <table:table-cell office:value-type="float" office:value="0">
                <text:p>0</text:p>
              </table:table-cell>
              <table:table-cell office:value-type="float" office:value="68.2199999999993">
                <text:p>68.2199999999993</text:p>
              </table:table-cell>
              <table:table-cell office:value-type="float" office:value="NaN">
                <text:p>NaN</text:p>
              </table:table-cell>
              <table:table-cell office:value-type="float" office:value="9.03999999999992">
                <text:p>9.03999999999992</text:p>
              </table:table-cell>
              <table:table-cell office:value-type="float" office:value="1.9">
                <text:p>1.9</text:p>
              </table:table-cell>
              <table:table-cell office:value-type="float" office:value="-79.1599999999993">
                <text:p>-79.1599999999993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0">
                <text:p>0</text:p>
              </table:table-cell>
              <table:table-cell office:value-type="float" office:value="68.3799999999993">
                <text:p>68.3799999999993</text:p>
              </table:table-cell>
              <table:table-cell office:value-type="float" office:value="NaN">
                <text:p>NaN</text:p>
              </table:table-cell>
              <table:table-cell office:value-type="float" office:value="9.05999999999992">
                <text:p>9.05999999999992</text:p>
              </table:table-cell>
              <table:table-cell office:value-type="float" office:value="1.9">
                <text:p>1.9</text:p>
              </table:table-cell>
              <table:table-cell office:value-type="float" office:value="-79.3399999999993">
                <text:p>-79.3399999999993</text:p>
              </table:table-cell>
            </table:table-row>
            <table:table-row>
              <table:table-cell office:value-type="float" office:value="6880">
                <text:p>6880</text:p>
              </table:table-cell>
              <table:table-cell office:value-type="float" office:value="0">
                <text:p>0</text:p>
              </table:table-cell>
              <table:table-cell office:value-type="float" office:value="68.5399999999993">
                <text:p>68.5399999999993</text:p>
              </table:table-cell>
              <table:table-cell office:value-type="float" office:value="NaN">
                <text:p>NaN</text:p>
              </table:table-cell>
              <table:table-cell office:value-type="float" office:value="9.07999999999992">
                <text:p>9.07999999999992</text:p>
              </table:table-cell>
              <table:table-cell office:value-type="float" office:value="1.9">
                <text:p>1.9</text:p>
              </table:table-cell>
              <table:table-cell office:value-type="float" office:value="-79.5199999999993">
                <text:p>-79.519999999999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">
                <text:p>0</text:p>
              </table:table-cell>
              <table:table-cell office:value-type="float" office:value="68.6999999999993">
                <text:p>68.6999999999993</text:p>
              </table:table-cell>
              <table:table-cell office:value-type="float" office:value="NaN">
                <text:p>NaN</text:p>
              </table:table-cell>
              <table:table-cell office:value-type="float" office:value="9.09999999999992">
                <text:p>9.09999999999992</text:p>
              </table:table-cell>
              <table:table-cell office:value-type="float" office:value="1.9">
                <text:p>1.9</text:p>
              </table:table-cell>
              <table:table-cell office:value-type="float" office:value="-79.6999999999993">
                <text:p>-79.6999999999993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0">
                <text:p>0</text:p>
              </table:table-cell>
              <table:table-cell office:value-type="float" office:value="68.8599999999993">
                <text:p>68.8599999999993</text:p>
              </table:table-cell>
              <table:table-cell office:value-type="float" office:value="NaN">
                <text:p>NaN</text:p>
              </table:table-cell>
              <table:table-cell office:value-type="float" office:value="9.11999999999992">
                <text:p>9.11999999999992</text:p>
              </table:table-cell>
              <table:table-cell office:value-type="float" office:value="1.9">
                <text:p>1.9</text:p>
              </table:table-cell>
              <table:table-cell office:value-type="float" office:value="-79.8799999999993">
                <text:p>-79.8799999999993</text:p>
              </table:table-cell>
            </table:table-row>
            <table:table-row>
              <table:table-cell office:value-type="float" office:value="6940">
                <text:p>6940</text:p>
              </table:table-cell>
              <table:table-cell office:value-type="float" office:value="0">
                <text:p>0</text:p>
              </table:table-cell>
              <table:table-cell office:value-type="float" office:value="69.0199999999993">
                <text:p>69.0199999999993</text:p>
              </table:table-cell>
              <table:table-cell office:value-type="float" office:value="NaN">
                <text:p>NaN</text:p>
              </table:table-cell>
              <table:table-cell office:value-type="float" office:value="9.13999999999992">
                <text:p>9.13999999999992</text:p>
              </table:table-cell>
              <table:table-cell office:value-type="float" office:value="1.9">
                <text:p>1.9</text:p>
              </table:table-cell>
              <table:table-cell office:value-type="float" office:value="-80.0599999999993">
                <text:p>-80.0599999999993</text:p>
              </table:table-cell>
            </table:table-row>
            <table:table-row>
              <table:table-cell office:value-type="float" office:value="6960">
                <text:p>6960</text:p>
              </table:table-cell>
              <table:table-cell office:value-type="float" office:value="0">
                <text:p>0</text:p>
              </table:table-cell>
              <table:table-cell office:value-type="float" office:value="69.1799999999993">
                <text:p>69.1799999999993</text:p>
              </table:table-cell>
              <table:table-cell office:value-type="float" office:value="NaN">
                <text:p>NaN</text:p>
              </table:table-cell>
              <table:table-cell office:value-type="float" office:value="9.15999999999992">
                <text:p>9.15999999999992</text:p>
              </table:table-cell>
              <table:table-cell office:value-type="float" office:value="1.9">
                <text:p>1.9</text:p>
              </table:table-cell>
              <table:table-cell office:value-type="float" office:value="-80.2399999999992">
                <text:p>-80.2399999999992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0">
                <text:p>0</text:p>
              </table:table-cell>
              <table:table-cell office:value-type="float" office:value="69.3399999999993">
                <text:p>69.3399999999993</text:p>
              </table:table-cell>
              <table:table-cell office:value-type="float" office:value="NaN">
                <text:p>NaN</text:p>
              </table:table-cell>
              <table:table-cell office:value-type="float" office:value="9.17999999999992">
                <text:p>9.17999999999992</text:p>
              </table:table-cell>
              <table:table-cell office:value-type="float" office:value="1.9">
                <text:p>1.9</text:p>
              </table:table-cell>
              <table:table-cell office:value-type="float" office:value="-80.4199999999992">
                <text:p>-80.419999999999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69.4999999999993">
                <text:p>69.4999999999993</text:p>
              </table:table-cell>
              <table:table-cell office:value-type="float" office:value="NaN">
                <text:p>NaN</text:p>
              </table:table-cell>
              <table:table-cell office:value-type="float" office:value="9.19999999999992">
                <text:p>9.19999999999992</text:p>
              </table:table-cell>
              <table:table-cell office:value-type="float" office:value="1.9">
                <text:p>1.9</text:p>
              </table:table-cell>
              <table:table-cell office:value-type="float" office:value="-80.5999999999992">
                <text:p>-80.59999999999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